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5906383" calcext:value-type="float">
            <text:p>0.126590638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749158511" calcext:value-type="float">
            <text:p>0.274915851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259393191" calcext:value-type="float">
            <text:p>0.425939319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641102766" calcext:value-type="float">
            <text:p>0.564110276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6886731277" calcext:value-type="float">
            <text:p>0.688673127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8302025745" calcext:value-type="float">
            <text:p>0.830202574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0258399574" calcext:value-type="float">
            <text:p>1.025839957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274837234" calcext:value-type="float">
            <text:p>1.27483723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5336608723" calcext:value-type="float">
            <text:p>1.533660872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.724079" calcext:value-type="float">
            <text:p>1.72407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.9144971277" calcext:value-type="float">
            <text:p>1.914497127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.1049152553" calcext:value-type="float">
            <text:p>2.104915255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.295333383" calcext:value-type="float">
            <text:p>2.29533338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.4857515106" calcext:value-type="float">
            <text:p>2.485751510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.6456175319" calcext:value-type="float">
            <text:p>2.645617531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.8168653191" calcext:value-type="float">
            <text:p>2.816865319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.9609407021" calcext:value-type="float">
            <text:p>2.960940702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.087071617" calcext:value-type="float">
            <text:p>3.08707161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.231143" calcext:value-type="float">
            <text:p>3.23114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.3999711915" calcext:value-type="float">
            <text:p>3.399971191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.57352" calcext:value-type="float">
            <text:p>3.5735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.7331423191" calcext:value-type="float">
            <text:p>3.733142319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.8767739149" calcext:value-type="float">
            <text:p>3.8767739149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.0118973617" calcext:value-type="float">
            <text:p>4.011897361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.1449449574" calcext:value-type="float">
            <text:p>4.144944957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.2862990851" calcext:value-type="float">
            <text:p>4.286299085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.4460128511" calcext:value-type="float">
            <text:p>4.446012851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.6192420638" calcext:value-type="float">
            <text:p>4.619242063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.7874804255" calcext:value-type="float">
            <text:p>4.787480425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.9305621489" calcext:value-type="float">
            <text:p>4.9305621489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.0374508936" calcext:value-type="float">
            <text:p>5.037450893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.1163673191" calcext:value-type="float">
            <text:p>5.116367319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.2023242979" calcext:value-type="float">
            <text:p>5.2023242979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.3211594681" calcext:value-type="float">
            <text:p>5.321159468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.4697853404" calcext:value-type="float">
            <text:p>5.4697853404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.6311883191" calcext:value-type="float">
            <text:p>5.631188319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5.7889274468" calcext:value-type="float">
            <text:p>5.7889274468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.9378815106" calcext:value-type="float">
            <text:p>5.9378815106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.0825718723" calcext:value-type="float">
            <text:p>6.082571872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.2252345106" calcext:value-type="float">
            <text:p>6.2252345106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6.3636133617" calcext:value-type="float">
            <text:p>6.3636133617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6.4991074894" calcext:value-type="float">
            <text:p>6.4991074894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6.6380919362" calcext:value-type="float">
            <text:p>6.6380919362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6.7838297021" calcext:value-type="float">
            <text:p>6.783829702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.9329720638" calcext:value-type="float">
            <text:p>6.9329720638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7.0803694255" calcext:value-type="float">
            <text:p>7.0803694255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.94976" calcext:value-type="float">
            <text:p>5.94976</text:p>
          </table:table-cell>
          <table:table-cell office:value-type="float" office:value="7.2251412979" calcext:value-type="float">
            <text:p>7.2251412979</text:p>
          </table:table-cell>
          <table:table-cell table:formula="of:=POWER([.C48]-6.75;2)" office:value-type="float" office:value="0.225759252970096" calcext:value-type="float">
            <text:p>0.225759253</text:p>
          </table:table-cell>
          <table:table-cell table:formula="of:=SQRT(SUM([.D48:.D147])/100)" office:value-type="float" office:value="0.152351351917615" calcext:value-type="float">
            <text:p>0.152351351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.971285" calcext:value-type="float">
            <text:p>6.971285</text:p>
          </table:table-cell>
          <table:table-cell office:value-type="float" office:value="7.2435062553" calcext:value-type="float">
            <text:p>7.2435062553</text:p>
          </table:table-cell>
          <table:table-cell table:formula="of:=POWER([.C49]-6.75;2)" office:value-type="float" office:value="0.243548424020229" calcext:value-type="float">
            <text:p>0.243548424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.098103" calcext:value-type="float">
            <text:p>7.098103</text:p>
          </table:table-cell>
          <table:table-cell office:value-type="float" office:value="7.2388075745" calcext:value-type="float">
            <text:p>7.2388075745</text:p>
          </table:table-cell>
          <table:table-cell table:formula="of:=POWER([.C50]-6.75;2)" office:value-type="float" office:value="0.238932844888573" calcext:value-type="float">
            <text:p>0.238932844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494035" calcext:value-type="float">
            <text:p>6.494035</text:p>
          </table:table-cell>
          <table:table-cell office:value-type="float" office:value="7.2226704043" calcext:value-type="float">
            <text:p>7.2226704043</text:p>
          </table:table-cell>
          <table:table-cell table:formula="of:=POWER([.C51]-6.75;2)" office:value-type="float" office:value="0.223417311101125" calcext:value-type="float">
            <text:p>0.223417311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.854454" calcext:value-type="float">
            <text:p>5.854454</text:p>
          </table:table-cell>
          <table:table-cell office:value-type="float" office:value="7.2093897234" calcext:value-type="float">
            <text:p>7.2093897234</text:p>
          </table:table-cell>
          <table:table-cell table:formula="of:=POWER([.C52]-6.75;2)" office:value-type="float" office:value="0.211038917965529" calcext:value-type="float">
            <text:p>0.211038918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.651884" calcext:value-type="float">
            <text:p>6.651884</text:p>
          </table:table-cell>
          <table:table-cell office:value-type="float" office:value="7.2134805745" calcext:value-type="float">
            <text:p>7.2134805745</text:p>
          </table:table-cell>
          <table:table-cell table:formula="of:=POWER([.C53]-6.75;2)" office:value-type="float" office:value="0.21481424293885" calcext:value-type="float">
            <text:p>0.2148142429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.194957" calcext:value-type="float">
            <text:p>9.194957</text:p>
          </table:table-cell>
          <table:table-cell office:value-type="float" office:value="7.215739383" calcext:value-type="float">
            <text:p>7.215739383</text:p>
          </table:table-cell>
          <table:table-cell table:formula="of:=POWER([.C54]-6.75;2)" office:value-type="float" office:value="0.216913172877221" calcext:value-type="float">
            <text:p>0.2169131729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.702872" calcext:value-type="float">
            <text:p>11.702872</text:p>
          </table:table-cell>
          <table:table-cell office:value-type="float" office:value="7.1722811915" calcext:value-type="float">
            <text:p>7.1722811915</text:p>
          </table:table-cell>
          <table:table-cell table:formula="of:=POWER([.C55]-6.75;2)" office:value-type="float" office:value="0.178321404694659" calcext:value-type="float">
            <text:p>0.1783214047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.164711" calcext:value-type="float">
            <text:p>12.164711</text:p>
          </table:table-cell>
          <table:table-cell office:value-type="float" office:value="7.0686469149" calcext:value-type="float">
            <text:p>7.0686469149</text:p>
          </table:table-cell>
          <table:table-cell table:formula="of:=POWER([.C56]-6.75;2)" office:value-type="float" office:value="0.101535856375288" calcext:value-type="float">
            <text:p>0.1015358564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.949652" calcext:value-type="float">
            <text:p>8.949652</text:p>
          </table:table-cell>
          <table:table-cell office:value-type="float" office:value="6.9414020638" calcext:value-type="float">
            <text:p>6.9414020638</text:p>
          </table:table-cell>
          <table:table-cell table:formula="of:=POWER([.C57]-6.75;2)" office:value-type="float" office:value="0.0366347500268993" calcext:value-type="float">
            <text:p>0.0366347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.949652" calcext:value-type="float">
            <text:p>8.949652</text:p>
          </table:table-cell>
          <table:table-cell office:value-type="float" office:value="6.8801368511" calcext:value-type="float">
            <text:p>6.8801368511</text:p>
          </table:table-cell>
          <table:table-cell table:formula="of:=POWER([.C58]-6.75;2)" office:value-type="float" office:value="0.0169356000142235" calcext:value-type="float">
            <text:p>0.016935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.949652" calcext:value-type="float">
            <text:p>8.949652</text:p>
          </table:table-cell>
          <table:table-cell office:value-type="float" office:value="6.8352348723" calcext:value-type="float">
            <text:p>6.8352348723</text:p>
          </table:table-cell>
          <table:table-cell table:formula="of:=POWER([.C59]-6.75;2)" office:value-type="float" office:value="0.00726498345599731" calcext:value-type="float">
            <text:p>0.007264983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.949652" calcext:value-type="float">
            <text:p>8.949652</text:p>
          </table:table-cell>
          <table:table-cell office:value-type="float" office:value="6.8118856809" calcext:value-type="float">
            <text:p>6.8118856809</text:p>
          </table:table-cell>
          <table:table-cell table:formula="of:=POWER([.C60]-6.75;2)" office:value-type="float" office:value="0.00382983750045659" calcext:value-type="float">
            <text:p>0.003829837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.949652" calcext:value-type="float">
            <text:p>8.949652</text:p>
          </table:table-cell>
          <table:table-cell office:value-type="float" office:value="6.7996663404" calcext:value-type="float">
            <text:p>6.7996663404</text:p>
          </table:table-cell>
          <table:table-cell table:formula="of:=POWER([.C61]-6.75;2)" office:value-type="float" office:value="0.00246674536872867" calcext:value-type="float">
            <text:p>0.0024667454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.513703" calcext:value-type="float">
            <text:p>7.513703</text:p>
          </table:table-cell>
          <table:table-cell office:value-type="float" office:value="6.780982617" calcext:value-type="float">
            <text:p>6.780982617</text:p>
          </table:table-cell>
          <table:table-cell table:formula="of:=POWER([.C62]-6.75;2)" office:value-type="float" office:value="0.000959922556168706" calcext:value-type="float">
            <text:p>0.0009599226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.048646" calcext:value-type="float">
            <text:p>8.048646</text:p>
          </table:table-cell>
          <table:table-cell office:value-type="float" office:value="6.7694320638" calcext:value-type="float">
            <text:p>6.7694320638</text:p>
          </table:table-cell>
          <table:table-cell table:formula="of:=POWER([.C63]-6.75;2)" office:value-type="float" office:value="0.000377605103527273" calcext:value-type="float">
            <text:p>0.000377605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.771543" calcext:value-type="float">
            <text:p>6.771543</text:p>
          </table:table-cell>
          <table:table-cell office:value-type="float" office:value="6.7139250851" calcext:value-type="float">
            <text:p>6.7139250851</text:p>
          </table:table-cell>
          <table:table-cell table:formula="of:=POWER([.C64]-6.75;2)" office:value-type="float" office:value="0.00130139948504227" calcext:value-type="float">
            <text:p>0.001301399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.928153" calcext:value-type="float">
            <text:p>5.928153</text:p>
          </table:table-cell>
          <table:table-cell office:value-type="float" office:value="6.6635577021" calcext:value-type="float">
            <text:p>6.6635577021</text:p>
          </table:table-cell>
          <table:table-cell table:formula="of:=POWER([.C65]-6.75;2)" office:value-type="float" office:value="0.00747227086623229" calcext:value-type="float">
            <text:p>0.007472270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.771355" calcext:value-type="float">
            <text:p>6.771355</text:p>
          </table:table-cell>
          <table:table-cell office:value-type="float" office:value="6.6432489149" calcext:value-type="float">
            <text:p>6.6432489149</text:p>
          </table:table-cell>
          <table:table-cell table:formula="of:=POWER([.C66]-6.75;2)" office:value-type="float" office:value="0.0113957941700274" calcext:value-type="float">
            <text:p>0.011395794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.934925" calcext:value-type="float">
            <text:p>7.934925</text:p>
          </table:table-cell>
          <table:table-cell office:value-type="float" office:value="6.6363348298" calcext:value-type="float">
            <text:p>6.6363348298</text:p>
          </table:table-cell>
          <table:table-cell table:formula="of:=POWER([.C67]-6.75;2)" office:value-type="float" office:value="0.012919770916595" calcext:value-type="float">
            <text:p>0.0129197709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.156794" calcext:value-type="float">
            <text:p>8.156794</text:p>
          </table:table-cell>
          <table:table-cell office:value-type="float" office:value="6.6280414468" calcext:value-type="float">
            <text:p>6.6280414468</text:p>
          </table:table-cell>
          <table:table-cell table:formula="of:=POWER([.C68]-6.75;2)" office:value-type="float" office:value="0.0148738886986372" calcext:value-type="float">
            <text:p>0.0148738887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.502249" calcext:value-type="float">
            <text:p>7.502249</text:p>
          </table:table-cell>
          <table:table-cell office:value-type="float" office:value="6.6205975745" calcext:value-type="float">
            <text:p>6.6205975745</text:p>
          </table:table-cell>
          <table:table-cell table:formula="of:=POWER([.C69]-6.75;2)" office:value-type="float" office:value="0.0167449877252831" calcext:value-type="float">
            <text:p>0.0167449877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.750685" calcext:value-type="float">
            <text:p>6.750685</text:p>
          </table:table-cell>
          <table:table-cell office:value-type="float" office:value="6.6185943404" calcext:value-type="float">
            <text:p>6.6185943404</text:p>
          </table:table-cell>
          <table:table-cell table:formula="of:=POWER([.C70]-6.75;2)" office:value-type="float" office:value="0.0172674473749112" calcext:value-type="float">
            <text:p>0.0172674474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350802" calcext:value-type="float">
            <text:p>6.350802</text:p>
          </table:table-cell>
          <table:table-cell office:value-type="float" office:value="6.6197766809" calcext:value-type="float">
            <text:p>6.6197766809</text:p>
          </table:table-cell>
          <table:table-cell table:formula="of:=POWER([.C71]-6.75;2)" office:value-type="float" office:value="0.0169581128374204" calcext:value-type="float">
            <text:p>0.0169581128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.253237" calcext:value-type="float">
            <text:p>6.253237</text:p>
          </table:table-cell>
          <table:table-cell office:value-type="float" office:value="6.6211772766" calcext:value-type="float">
            <text:p>6.6211772766</text:p>
          </table:table-cell>
          <table:table-cell table:formula="of:=POWER([.C72]-6.75;2)" office:value-type="float" office:value="0.0165952940641929" calcext:value-type="float">
            <text:p>0.016595294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.643644" calcext:value-type="float">
            <text:p>6.643644</text:p>
          </table:table-cell>
          <table:table-cell office:value-type="float" office:value="6.6254104681" calcext:value-type="float">
            <text:p>6.6254104681</text:p>
          </table:table-cell>
          <table:table-cell table:formula="of:=POWER([.C73]-6.75;2)" office:value-type="float" office:value="0.0155225514590611" calcext:value-type="float">
            <text:p>0.0155225515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.506547" calcext:value-type="float">
            <text:p>7.506547</text:p>
          </table:table-cell>
          <table:table-cell office:value-type="float" office:value="6.6293997447" calcext:value-type="float">
            <text:p>6.6293997447</text:p>
          </table:table-cell>
          <table:table-cell table:formula="of:=POWER([.C74]-6.75;2)" office:value-type="float" office:value="0.0145444215784252" calcext:value-type="float">
            <text:p>0.0145444216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.141773" calcext:value-type="float">
            <text:p>8.141773</text:p>
          </table:table-cell>
          <table:table-cell office:value-type="float" office:value="6.622955617" calcext:value-type="float">
            <text:p>6.622955617</text:p>
          </table:table-cell>
          <table:table-cell table:formula="of:=POWER([.C75]-6.75;2)" office:value-type="float" office:value="0.0161402752518508" calcext:value-type="float">
            <text:p>0.0161402753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.907203" calcext:value-type="float">
            <text:p>7.907203</text:p>
          </table:table-cell>
          <table:table-cell office:value-type="float" office:value="6.6034992128" calcext:value-type="float">
            <text:p>6.6034992128</text:p>
          </table:table-cell>
          <table:table-cell table:formula="of:=POWER([.C76]-6.75;2)" office:value-type="float" office:value="0.0214624806502197" calcext:value-type="float">
            <text:p>0.0214624807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.724841" calcext:value-type="float">
            <text:p>6.724841</text:p>
          </table:table-cell>
          <table:table-cell office:value-type="float" office:value="6.5809456809" calcext:value-type="float">
            <text:p>6.5809456809</text:p>
          </table:table-cell>
          <table:table-cell table:formula="of:=POWER([.C77]-6.75;2)" office:value-type="float" office:value="0.0285793628063646" calcext:value-type="float">
            <text:p>0.0285793628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.023771" calcext:value-type="float">
            <text:p>5.023771</text:p>
          </table:table-cell>
          <table:table-cell office:value-type="float" office:value="6.573016234" calcext:value-type="float">
            <text:p>6.573016234</text:p>
          </table:table-cell>
          <table:table-cell table:formula="of:=POWER([.C78]-6.75;2)" office:value-type="float" office:value="0.0313232534275428" calcext:value-type="float">
            <text:p>0.0313232534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.709072" calcext:value-type="float">
            <text:p>3.709072</text:p>
          </table:table-cell>
          <table:table-cell office:value-type="float" office:value="6.5973040851" calcext:value-type="float">
            <text:p>6.5973040851</text:p>
          </table:table-cell>
          <table:table-cell table:formula="of:=POWER([.C79]-6.75;2)" office:value-type="float" office:value="0.023316042427148" calcext:value-type="float">
            <text:p>0.023316042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.039978" calcext:value-type="float">
            <text:p>4.039978</text:p>
          </table:table-cell>
          <table:table-cell office:value-type="float" office:value="6.6566656596" calcext:value-type="float">
            <text:p>6.6566656596</text:p>
          </table:table-cell>
          <table:table-cell table:formula="of:=POWER([.C80]-6.75;2)" office:value-type="float" office:value="0.00871129909790311" calcext:value-type="float">
            <text:p>0.008711299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.585253" calcext:value-type="float">
            <text:p>5.585253</text:p>
          </table:table-cell>
          <table:table-cell office:value-type="float" office:value="6.723319766" calcext:value-type="float">
            <text:p>6.723319766</text:p>
          </table:table-cell>
          <table:table-cell table:formula="of:=POWER([.C81]-6.75;2)" office:value-type="float" office:value="0.000711834886294737" calcext:value-type="float">
            <text:p>0.0007118349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.985416" calcext:value-type="float">
            <text:p>6.985416</text:p>
          </table:table-cell>
          <table:table-cell office:value-type="float" office:value="6.7692032979" calcext:value-type="float">
            <text:p>6.7692032979</text:p>
          </table:table-cell>
          <table:table-cell table:formula="of:=POWER([.C82]-6.75;2)" office:value-type="float" office:value="0.000368766650236139" calcext:value-type="float">
            <text:p>0.000368766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.58594" calcext:value-type="float">
            <text:p>7.58594</text:p>
          </table:table-cell>
          <table:table-cell office:value-type="float" office:value="6.7867729574" calcext:value-type="float">
            <text:p>6.7867729574</text:p>
          </table:table-cell>
          <table:table-cell table:formula="of:=POWER([.C83]-6.75;2)" office:value-type="float" office:value="0.00135225039594223" calcext:value-type="float">
            <text:p>0.0013522504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.413739" calcext:value-type="float">
            <text:p>7.413739</text:p>
          </table:table-cell>
          <table:table-cell office:value-type="float" office:value="6.7808466809" calcext:value-type="float">
            <text:p>6.7808466809</text:p>
          </table:table-cell>
          <table:table-cell table:formula="of:=POWER([.C84]-6.75;2)" office:value-type="float" office:value="0.000951517722546417" calcext:value-type="float">
            <text:p>0.0009515177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.000841" calcext:value-type="float">
            <text:p>7.000841</text:p>
          </table:table-cell>
          <table:table-cell office:value-type="float" office:value="6.761260766" calcext:value-type="float">
            <text:p>6.761260766</text:p>
          </table:table-cell>
          <table:table-cell table:formula="of:=POWER([.C85]-6.75;2)" office:value-type="float" office:value="0.000126804850906764" calcext:value-type="float">
            <text:p>0.0001268049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.800447" calcext:value-type="float">
            <text:p>6.800447</text:p>
          </table:table-cell>
          <table:table-cell office:value-type="float" office:value="6.7348130213" calcext:value-type="float">
            <text:p>6.7348130213</text:p>
          </table:table-cell>
          <table:table-cell table:formula="of:=POWER([.C86]-6.75;2)" office:value-type="float" office:value="0.000230644322034256" calcext:value-type="float">
            <text:p>0.0002306443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.705144" calcext:value-type="float">
            <text:p>6.705144</text:p>
          </table:table-cell>
          <table:table-cell office:value-type="float" office:value="6.7061230851" calcext:value-type="float">
            <text:p>6.7061230851</text:p>
          </table:table-cell>
          <table:table-cell table:formula="of:=POWER([.C87]-6.75;2)" office:value-type="float" office:value="0.00192518366114186" calcext:value-type="float">
            <text:p>0.0019251837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.503806" calcext:value-type="float">
            <text:p>6.503806</text:p>
          </table:table-cell>
          <table:table-cell office:value-type="float" office:value="6.6857699362" calcext:value-type="float">
            <text:p>6.6857699362</text:p>
          </table:table-cell>
          <table:table-cell table:formula="of:=POWER([.C88]-6.75;2)" office:value-type="float" office:value="0.00412550109575209" calcext:value-type="float">
            <text:p>0.004125501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.368224" calcext:value-type="float">
            <text:p>6.368224</text:p>
          </table:table-cell>
          <table:table-cell office:value-type="float" office:value="6.6843475106" calcext:value-type="float">
            <text:p>6.6843475106</text:p>
          </table:table-cell>
          <table:table-cell table:formula="of:=POWER([.C89]-6.75;2)" office:value-type="float" office:value="0.00431024936441707" calcext:value-type="float">
            <text:p>0.0043102494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.532269" calcext:value-type="float">
            <text:p>6.532269</text:p>
          </table:table-cell>
          <table:table-cell office:value-type="float" office:value="6.7004470638" calcext:value-type="float">
            <text:p>6.7004470638</text:p>
          </table:table-cell>
          <table:table-cell table:formula="of:=POWER([.C90]-6.75;2)" office:value-type="float" office:value="0.00245549348604123" calcext:value-type="float">
            <text:p>0.002455493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.849675" calcext:value-type="float">
            <text:p>6.849675</text:p>
          </table:table-cell>
          <table:table-cell office:value-type="float" office:value="6.7224974894" calcext:value-type="float">
            <text:p>6.7224974894</text:p>
          </table:table-cell>
          <table:table-cell table:formula="of:=POWER([.C91]-6.75;2)" office:value-type="float" office:value="0.000756388089303099" calcext:value-type="float">
            <text:p>0.000756388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.009691" calcext:value-type="float">
            <text:p>7.009691</text:p>
          </table:table-cell>
          <table:table-cell office:value-type="float" office:value="6.740038766" calcext:value-type="float">
            <text:p>6.740038766</text:p>
          </table:table-cell>
          <table:table-cell table:formula="of:=POWER([.C92]-6.75;2)" office:value-type="float" office:value="0.0000992261828027634" calcext:value-type="float">
            <text:p>9.92261828027634E-005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927676" calcext:value-type="float">
            <text:p>6.927676</text:p>
          </table:table-cell>
          <table:table-cell office:value-type="float" office:value="6.7493029787" calcext:value-type="float">
            <text:p>6.7493029787</text:p>
          </table:table-cell>
          <table:table-cell table:formula="of:=POWER([.C93]-6.75;2)" office:value-type="float" office:value="0.000000485838692653288" calcext:value-type="float">
            <text:p>4.85838692653288E-007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.804278" calcext:value-type="float">
            <text:p>6.804278</text:p>
          </table:table-cell>
          <table:table-cell office:value-type="float" office:value="6.7516584255" calcext:value-type="float">
            <text:p>6.7516584255</text:p>
          </table:table-cell>
          <table:table-cell table:formula="of:=POWER([.C94]-6.75;2)" office:value-type="float" office:value="0.00000275037513905192" calcext:value-type="float">
            <text:p>2.75037513905192E-006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.812913" calcext:value-type="float">
            <text:p>6.812913</text:p>
          </table:table-cell>
          <table:table-cell office:value-type="float" office:value="6.7487658511" calcext:value-type="float">
            <text:p>6.7487658511</text:p>
          </table:table-cell>
          <table:table-cell table:formula="of:=POWER([.C95]-6.75;2)" office:value-type="float" office:value="0.00000152312350737137" calcext:value-type="float">
            <text:p>1.52312350737137E-006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.750447" calcext:value-type="float">
            <text:p>6.750447</text:p>
          </table:table-cell>
          <table:table-cell office:value-type="float" office:value="6.739624234" calcext:value-type="float">
            <text:p>6.739624234</text:p>
          </table:table-cell>
          <table:table-cell table:formula="of:=POWER([.C96]-6.75;2)" office:value-type="float" office:value="0.000107656520086758" calcext:value-type="float">
            <text:p>0.000107656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.339656" calcext:value-type="float">
            <text:p>6.339656</text:p>
          </table:table-cell>
          <table:table-cell office:value-type="float" office:value="6.7262990213" calcext:value-type="float">
            <text:p>6.7262990213</text:p>
          </table:table-cell>
          <table:table-cell table:formula="of:=POWER([.C97]-6.75;2)" office:value-type="float" office:value="0.000561736391337853" calcext:value-type="float">
            <text:p>0.0005617364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.869843" calcext:value-type="float">
            <text:p>5.869843</text:p>
          </table:table-cell>
          <table:table-cell office:value-type="float" office:value="6.7178768298" calcext:value-type="float">
            <text:p>6.7178768298</text:p>
          </table:table-cell>
          <table:table-cell table:formula="of:=POWER([.C98]-6.75;2)" office:value-type="float" office:value="0.00103189806369818" calcext:value-type="float">
            <text:p>0.001031898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.046724" calcext:value-type="float">
            <text:p>6.046724</text:p>
          </table:table-cell>
          <table:table-cell office:value-type="float" office:value="6.7205021277" calcext:value-type="float">
            <text:p>6.7205021277</text:p>
          </table:table-cell>
          <table:table-cell table:formula="of:=POWER([.C99]-6.75;2)" office:value-type="float" office:value="0.000870124470227127" calcext:value-type="float">
            <text:p>0.0008701245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.758048" calcext:value-type="float">
            <text:p>6.758048</text:p>
          </table:table-cell>
          <table:table-cell office:value-type="float" office:value="6.7272153617" calcext:value-type="float">
            <text:p>6.7272153617</text:p>
          </table:table-cell>
          <table:table-cell table:formula="of:=POWER([.C100]-6.75;2)" office:value-type="float" office:value="0.000519139742461832" calcext:value-type="float">
            <text:p>0.000519139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.152422" calcext:value-type="float">
            <text:p>7.152422</text:p>
          </table:table-cell>
          <table:table-cell office:value-type="float" office:value="6.7317882128" calcext:value-type="float">
            <text:p>6.7317882128</text:p>
          </table:table-cell>
          <table:table-cell table:formula="of:=POWER([.C101]-6.75;2)" office:value-type="float" office:value="0.000331669193018094" calcext:value-type="float">
            <text:p>0.000331669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832061" calcext:value-type="float">
            <text:p>6.832061</text:p>
          </table:table-cell>
          <table:table-cell office:value-type="float" office:value="6.7417102979" calcext:value-type="float">
            <text:p>6.7417102979</text:p>
          </table:table-cell>
          <table:table-cell table:formula="of:=POWER([.C102]-6.75;2)" office:value-type="float" office:value="0.0000687191609067429" calcext:value-type="float">
            <text:p>6.87191609067429E-005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184203" calcext:value-type="float">
            <text:p>6.184203</text:p>
          </table:table-cell>
          <table:table-cell office:value-type="float" office:value="6.7686898936" calcext:value-type="float">
            <text:p>6.7686898936</text:p>
          </table:table-cell>
          <table:table-cell table:formula="of:=POWER([.C103]-6.75;2)" office:value-type="float" office:value="0.000349312122779336" calcext:value-type="float">
            <text:p>0.000349312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.070187" calcext:value-type="float">
            <text:p>6.070187</text:p>
          </table:table-cell>
          <table:table-cell office:value-type="float" office:value="6.8127338511" calcext:value-type="float">
            <text:p>6.8127338511</text:p>
          </table:table-cell>
          <table:table-cell table:formula="of:=POWER([.C104]-6.75;2)" office:value-type="float" office:value="0.00393553607383697" calcext:value-type="float">
            <text:p>0.003935536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.839259" calcext:value-type="float">
            <text:p>6.839259</text:p>
          </table:table-cell>
          <table:table-cell office:value-type="float" office:value="6.852137" calcext:value-type="float">
            <text:p>6.852137</text:p>
          </table:table-cell>
          <table:table-cell table:formula="of:=POWER([.C105]-6.75;2)" office:value-type="float" office:value="0.010431966769" calcext:value-type="float">
            <text:p>0.0104319668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.85224" calcext:value-type="float">
            <text:p>7.85224</text:p>
          </table:table-cell>
          <table:table-cell office:value-type="float" office:value="6.8574287447" calcext:value-type="float">
            <text:p>6.8574287447</text:p>
          </table:table-cell>
          <table:table-cell table:formula="of:=POWER([.C106]-6.75;2)" office:value-type="float" office:value="0.0115409351878178" calcext:value-type="float">
            <text:p>0.0115409352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.375343" calcext:value-type="float">
            <text:p>8.375343</text:p>
          </table:table-cell>
          <table:table-cell office:value-type="float" office:value="6.8208798511" calcext:value-type="float">
            <text:p>6.8208798511</text:p>
          </table:table-cell>
          <table:table-cell table:formula="of:=POWER([.C107]-6.75;2)" office:value-type="float" office:value="0.00502395329195816" calcext:value-type="float">
            <text:p>0.0050239533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.071517" calcext:value-type="float">
            <text:p>8.071517</text:p>
          </table:table-cell>
          <table:table-cell office:value-type="float" office:value="6.7649348936" calcext:value-type="float">
            <text:p>6.7649348936</text:p>
          </table:table-cell>
          <table:table-cell table:formula="of:=POWER([.C108]-6.75;2)" office:value-type="float" office:value="0.000223051046843308" calcext:value-type="float">
            <text:p>0.00022305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.970827" calcext:value-type="float">
            <text:p>6.970827</text:p>
          </table:table-cell>
          <table:table-cell office:value-type="float" office:value="6.7214802979" calcext:value-type="float">
            <text:p>6.7214802979</text:p>
          </table:table-cell>
          <table:table-cell table:formula="of:=POWER([.C109]-6.75;2)" office:value-type="float" office:value="0.000813373407872725" calcext:value-type="float">
            <text:p>0.0008133734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.439818" calcext:value-type="float">
            <text:p>5.439818</text:p>
          </table:table-cell>
          <table:table-cell office:value-type="float" office:value="6.707050617" calcext:value-type="float">
            <text:p>6.707050617</text:p>
          </table:table-cell>
          <table:table-cell table:formula="of:=POWER([.C110]-6.75;2)" office:value-type="float" office:value="0.00184464950008068" calcext:value-type="float">
            <text:p>0.0018446495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.404276" calcext:value-type="float">
            <text:p>4.404276</text:p>
          </table:table-cell>
          <table:table-cell office:value-type="float" office:value="6.7219820213" calcext:value-type="float">
            <text:p>6.7219820213</text:p>
          </table:table-cell>
          <table:table-cell table:formula="of:=POWER([.C111]-6.75;2)" office:value-type="float" office:value="0.000785007130433672" calcext:value-type="float">
            <text:p>0.000785007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.97364" calcext:value-type="float">
            <text:p>4.97364</text:p>
          </table:table-cell>
          <table:table-cell office:value-type="float" office:value="6.7543860638" calcext:value-type="float">
            <text:p>6.7543860638</text:p>
          </table:table-cell>
          <table:table-cell table:formula="of:=POWER([.C112]-6.75;2)" office:value-type="float" office:value="0.000019237555657672" calcext:value-type="float">
            <text:p>1.9237555657672E-005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.446393" calcext:value-type="float">
            <text:p>6.446393</text:p>
          </table:table-cell>
          <table:table-cell office:value-type="float" office:value="6.7798849787" calcext:value-type="float">
            <text:p>6.7798849787</text:p>
          </table:table-cell>
          <table:table-cell table:formula="of:=POWER([.C113]-6.75;2)" office:value-type="float" office:value="0.000893111951899464" calcext:value-type="float">
            <text:p>0.000893112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.545136" calcext:value-type="float">
            <text:p>7.545136</text:p>
          </table:table-cell>
          <table:table-cell office:value-type="float" office:value="6.7876797447" calcext:value-type="float">
            <text:p>6.7876797447</text:p>
          </table:table-cell>
          <table:table-cell table:formula="of:=POWER([.C114]-6.75;2)" office:value-type="float" office:value="0.00141976316065719" calcext:value-type="float">
            <text:p>0.001419763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.806932" calcext:value-type="float">
            <text:p>7.806932</text:p>
          </table:table-cell>
          <table:table-cell office:value-type="float" office:value="6.7867988298" calcext:value-type="float">
            <text:p>6.7867988298</text:p>
          </table:table-cell>
          <table:table-cell table:formula="of:=POWER([.C115]-6.75;2)" office:value-type="float" office:value="0.0013541538746494" calcext:value-type="float">
            <text:p>0.0013541539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.408097" calcext:value-type="float">
            <text:p>7.408097</text:p>
          </table:table-cell>
          <table:table-cell office:value-type="float" office:value="6.7912315957" calcext:value-type="float">
            <text:p>6.7912315957</text:p>
          </table:table-cell>
          <table:table-cell table:formula="of:=POWER([.C116]-6.75;2)" office:value-type="float" office:value="0.00170004448396828" calcext:value-type="float">
            <text:p>0.0017000445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.806255" calcext:value-type="float">
            <text:p>6.806255</text:p>
          </table:table-cell>
          <table:table-cell office:value-type="float" office:value="6.8058729362" calcext:value-type="float">
            <text:p>6.8058729362</text:p>
          </table:table-cell>
          <table:table-cell table:formula="of:=POWER([.C117]-6.75;2)" office:value-type="float" office:value="0.00312178499960928" calcext:value-type="float">
            <text:p>0.00312178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.41663" calcext:value-type="float">
            <text:p>6.41663</text:p>
          </table:table-cell>
          <table:table-cell office:value-type="float" office:value="6.8216752128" calcext:value-type="float">
            <text:p>6.8216752128</text:p>
          </table:table-cell>
          <table:table-cell table:formula="of:=POWER([.C118]-6.75;2)" office:value-type="float" office:value="0.00513733612992525" calcext:value-type="float">
            <text:p>0.005137336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.452197" calcext:value-type="float">
            <text:p>6.452197</text:p>
          </table:table-cell>
          <table:table-cell office:value-type="float" office:value="6.8234833191" calcext:value-type="float">
            <text:p>6.8234833191</text:p>
          </table:table-cell>
          <table:table-cell table:formula="of:=POWER([.C119]-6.75;2)" office:value-type="float" office:value="0.00539979818595245" calcext:value-type="float">
            <text:p>0.0053997982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83114" calcext:value-type="float">
            <text:p>6.83114</text:p>
          </table:table-cell>
          <table:table-cell office:value-type="float" office:value="6.8030836596" calcext:value-type="float">
            <text:p>6.8030836596</text:p>
          </table:table-cell>
          <table:table-cell table:formula="of:=POWER([.C120]-6.75;2)" office:value-type="float" office:value="0.00281787491652871" calcext:value-type="float">
            <text:p>0.002817874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.203673" calcext:value-type="float">
            <text:p>7.203673</text:p>
          </table:table-cell>
          <table:table-cell office:value-type="float" office:value="6.7693815957" calcext:value-type="float">
            <text:p>6.7693815957</text:p>
          </table:table-cell>
          <table:table-cell table:formula="of:=POWER([.C121]-6.75;2)" office:value-type="float" office:value="0.000375646251878245" calcext:value-type="float">
            <text:p>0.0003756463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.227322" calcext:value-type="float">
            <text:p>7.227322</text:p>
          </table:table-cell>
          <table:table-cell office:value-type="float" office:value="6.7418567021" calcext:value-type="float">
            <text:p>6.7418567021</text:p>
          </table:table-cell>
          <table:table-cell table:formula="of:=POWER([.C122]-6.75;2)" office:value-type="float" office:value="0.0000663133006881482" calcext:value-type="float">
            <text:p>6.63133006881482E-005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847187" calcext:value-type="float">
            <text:p>6.847187</text:p>
          </table:table-cell>
          <table:table-cell office:value-type="float" office:value="6.7330136383" calcext:value-type="float">
            <text:p>6.7330136383</text:p>
          </table:table-cell>
          <table:table-cell table:formula="of:=POWER([.C123]-6.75;2)" office:value-type="float" office:value="0.000288536483803223" calcext:value-type="float">
            <text:p>0.0002885365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.352157" calcext:value-type="float">
            <text:p>6.352157</text:p>
          </table:table-cell>
          <table:table-cell office:value-type="float" office:value="6.7426742766" calcext:value-type="float">
            <text:p>6.7426742766</text:p>
          </table:table-cell>
          <table:table-cell table:formula="of:=POWER([.C124]-6.75;2)" office:value-type="float" office:value="0.0000536662233333098" calcext:value-type="float">
            <text:p>5.36662233333098E-005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.1653" calcext:value-type="float">
            <text:p>6.1653</text:p>
          </table:table-cell>
          <table:table-cell office:value-type="float" office:value="6.761159383" calcext:value-type="float">
            <text:p>6.761159383</text:p>
          </table:table-cell>
          <table:table-cell table:formula="of:=POWER([.C125]-6.75;2)" office:value-type="float" office:value="0.000124531828940686" calcext:value-type="float">
            <text:p>0.0001245318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499066" calcext:value-type="float">
            <text:p>6.499066</text:p>
          </table:table-cell>
          <table:table-cell office:value-type="float" office:value="6.7781901277" calcext:value-type="float">
            <text:p>6.7781901277</text:p>
          </table:table-cell>
          <table:table-cell table:formula="of:=POWER([.C126]-6.75;2)" office:value-type="float" office:value="0.000794683299742324" calcext:value-type="float">
            <text:p>0.0007946833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.172721" calcext:value-type="float">
            <text:p>7.172721</text:p>
          </table:table-cell>
          <table:table-cell office:value-type="float" office:value="6.7898878298" calcext:value-type="float">
            <text:p>6.7898878298</text:p>
          </table:table-cell>
          <table:table-cell table:formula="of:=POWER([.C127]-6.75;2)" office:value-type="float" office:value="0.00159103896615374" calcext:value-type="float">
            <text:p>0.001591039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.741779" calcext:value-type="float">
            <text:p>7.741779</text:p>
          </table:table-cell>
          <table:table-cell office:value-type="float" office:value="6.7934282553" calcext:value-type="float">
            <text:p>6.7934282553</text:p>
          </table:table-cell>
          <table:table-cell table:formula="of:=POWER([.C128]-6.75;2)" office:value-type="float" office:value="0.001886013358402" calcext:value-type="float">
            <text:p>0.001886013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.81119" calcext:value-type="float">
            <text:p>7.81119</text:p>
          </table:table-cell>
          <table:table-cell office:value-type="float" office:value="6.783886234" calcext:value-type="float">
            <text:p>6.783886234</text:p>
          </table:table-cell>
          <table:table-cell table:formula="of:=POWER([.C129]-6.75;2)" office:value-type="float" office:value="0.00114827685470273" calcext:value-type="float">
            <text:p>0.0011482769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.307405" calcext:value-type="float">
            <text:p>7.307405</text:p>
          </table:table-cell>
          <table:table-cell office:value-type="float" office:value="6.7621663617" calcext:value-type="float">
            <text:p>6.7621663617</text:p>
          </table:table-cell>
          <table:table-cell table:formula="of:=POWER([.C130]-6.75;2)" office:value-type="float" office:value="0.000148020357015234" calcext:value-type="float">
            <text:p>0.0001480204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493201" calcext:value-type="float">
            <text:p>6.493201</text:p>
          </table:table-cell>
          <table:table-cell office:value-type="float" office:value="6.7396378723" calcext:value-type="float">
            <text:p>6.7396378723</text:p>
          </table:table-cell>
          <table:table-cell table:formula="of:=POWER([.C131]-6.75;2)" office:value-type="float" office:value="0.0001073736904711" calcext:value-type="float">
            <text:p>0.0001073737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.757797" calcext:value-type="float">
            <text:p>5.757797</text:p>
          </table:table-cell>
          <table:table-cell office:value-type="float" office:value="6.7317429574" calcext:value-type="float">
            <text:p>6.7317429574</text:p>
          </table:table-cell>
          <table:table-cell table:formula="of:=POWER([.C132]-6.75;2)" office:value-type="float" office:value="0.000333319604498221" calcext:value-type="float">
            <text:p>0.0003333196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.45202" calcext:value-type="float">
            <text:p>5.45202</text:p>
          </table:table-cell>
          <table:table-cell office:value-type="float" office:value="6.7470897872" calcext:value-type="float">
            <text:p>6.7470897872</text:p>
          </table:table-cell>
          <table:table-cell table:formula="of:=POWER([.C133]-6.75;2)" office:value-type="float" office:value="0.00000846933854128275" calcext:value-type="float">
            <text:p>8.46933854128275E-006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.748546" calcext:value-type="float">
            <text:p>5.748546</text:p>
          </table:table-cell>
          <table:table-cell office:value-type="float" office:value="6.7810394681" calcext:value-type="float">
            <text:p>6.7810394681</text:p>
          </table:table-cell>
          <table:table-cell table:formula="of:=POWER([.C134]-6.75;2)" office:value-type="float" office:value="0.00096344857993094" calcext:value-type="float">
            <text:p>0.0009634486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.436952" calcext:value-type="float">
            <text:p>6.436952</text:p>
          </table:table-cell>
          <table:table-cell office:value-type="float" office:value="6.8164899149" calcext:value-type="float">
            <text:p>6.8164899149</text:p>
          </table:table-cell>
          <table:table-cell table:formula="of:=POWER([.C135]-6.75;2)" office:value-type="float" office:value="0.00442090878340924" calcext:value-type="float">
            <text:p>0.0044209088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.124903" calcext:value-type="float">
            <text:p>7.124903</text:p>
          </table:table-cell>
          <table:table-cell office:value-type="float" office:value="6.8339283191" calcext:value-type="float">
            <text:p>6.8339283191</text:p>
          </table:table-cell>
          <table:table-cell table:formula="of:=POWER([.C136]-6.75;2)" office:value-type="float" office:value="0.00704396274695142" calcext:value-type="float">
            <text:p>0.0070439627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.568639" calcext:value-type="float">
            <text:p>7.568639</text:p>
          </table:table-cell>
          <table:table-cell office:value-type="float" office:value="6.8219819149" calcext:value-type="float">
            <text:p>6.8219819149</text:p>
          </table:table-cell>
          <table:table-cell table:formula="of:=POWER([.C137]-6.75;2)" office:value-type="float" office:value="0.00518139607267088" calcext:value-type="float">
            <text:p>0.005181396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.674115" calcext:value-type="float">
            <text:p>7.674115</text:p>
          </table:table-cell>
          <table:table-cell office:value-type="float" office:value="6.783268234" calcext:value-type="float">
            <text:p>6.783268234</text:p>
          </table:table-cell>
          <table:table-cell table:formula="of:=POWER([.C138]-6.75;2)" office:value-type="float" office:value="0.00110677539347878" calcext:value-type="float">
            <text:p>0.0011067754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.445109" calcext:value-type="float">
            <text:p>7.445109</text:p>
          </table:table-cell>
          <table:table-cell office:value-type="float" office:value="6.7362287872" calcext:value-type="float">
            <text:p>6.7362287872</text:p>
          </table:table-cell>
          <table:table-cell table:formula="of:=POWER([.C139]-6.75;2)" office:value-type="float" office:value="0.000189646301982885" calcext:value-type="float">
            <text:p>0.0001896463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.038382" calcext:value-type="float">
            <text:p>7.038382</text:p>
          </table:table-cell>
          <table:table-cell office:value-type="float" office:value="6.7013299787" calcext:value-type="float">
            <text:p>6.7013299787</text:p>
          </table:table-cell>
          <table:table-cell table:formula="of:=POWER([.C140]-6.75;2)" office:value-type="float" office:value="0.00236877097334241" calcext:value-type="float">
            <text:p>0.00236877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668327" calcext:value-type="float">
            <text:p>6.668327</text:p>
          </table:table-cell>
          <table:table-cell office:value-type="float" office:value="6.6837285532" calcext:value-type="float">
            <text:p>6.6837285532</text:p>
          </table:table-cell>
          <table:table-cell table:formula="of:=POWER([.C141]-6.75;2)" office:value-type="float" office:value="0.00439190466096524" calcext:value-type="float">
            <text:p>0.0043919047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.383257" calcext:value-type="float">
            <text:p>6.383257</text:p>
          </table:table-cell>
          <table:table-cell office:value-type="float" office:value="6.6797999574" calcext:value-type="float">
            <text:p>6.6797999574</text:p>
          </table:table-cell>
          <table:table-cell table:formula="of:=POWER([.C142]-6.75;2)" office:value-type="float" office:value="0.00492804598104179" calcext:value-type="float">
            <text:p>0.004928046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.124162" calcext:value-type="float">
            <text:p>6.124162</text:p>
          </table:table-cell>
          <table:table-cell office:value-type="float" office:value="6.6916958936" calcext:value-type="float">
            <text:p>6.6916958936</text:p>
          </table:table-cell>
          <table:table-cell table:formula="of:=POWER([.C143]-6.75;2)" office:value-type="float" office:value="0.00339936882310248" calcext:value-type="float">
            <text:p>0.0033993688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.943813" calcext:value-type="float">
            <text:p>5.943813</text:p>
          </table:table-cell>
          <table:table-cell office:value-type="float" office:value="6.7225542553" calcext:value-type="float">
            <text:p>6.7225542553</text:p>
          </table:table-cell>
          <table:table-cell table:formula="of:=POWER([.C144]-6.75;2)" office:value-type="float" office:value="0.000753268902137557" calcext:value-type="float">
            <text:p>0.0007532689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.993232" calcext:value-type="float">
            <text:p>5.993232</text:p>
          </table:table-cell>
          <table:table-cell office:value-type="float" office:value="6.7625558298" calcext:value-type="float">
            <text:p>6.7625558298</text:p>
          </table:table-cell>
          <table:table-cell table:formula="of:=POWER([.C145]-6.75;2)" office:value-type="float" office:value="0.000157648861966572" calcext:value-type="float">
            <text:p>0.0001576489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.362246" calcext:value-type="float">
            <text:p>6.362246</text:p>
          </table:table-cell>
          <table:table-cell office:value-type="float" office:value="6.7913644255" calcext:value-type="float">
            <text:p>6.7913644255</text:p>
          </table:table-cell>
          <table:table-cell table:formula="of:=POWER([.C146]-6.75;2)" office:value-type="float" office:value="0.00171101569694508" calcext:value-type="float">
            <text:p>0.0017110157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.972972" calcext:value-type="float">
            <text:p>6.972972</text:p>
          </table:table-cell>
          <table:table-cell office:value-type="float" office:value="6.7941748085" calcext:value-type="float">
            <text:p>6.7941748085</text:p>
          </table:table-cell>
          <table:table-cell table:formula="of:=POWER([.C147]-6.75;2)" office:value-type="float" office:value="0.00195141370601169" calcext:value-type="float">
            <text:p>0.0019514137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.61876" calcext:value-type="float">
            <text:p>7.61876</text:p>
          </table:table-cell>
          <table:table-cell office:value-type="float" office:value="6.7762012766" calcext:value-type="float">
            <text:p>6.7762012766</text:p>
          </table:table-cell>
          <table:table-cell table:formula="of:=POWER([.C148]-6.75;2)" office:value-type="float" office:value="0.000686506895469716" calcext:value-type="float">
            <text:p>0.0006865069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.100102" calcext:value-type="float">
            <text:p>8.100102</text:p>
          </table:table-cell>
          <table:table-cell office:value-type="float" office:value="6.7543113191" calcext:value-type="float">
            <text:p>6.7543113191</text:p>
          </table:table-cell>
          <table:table-cell table:formula="of:=POWER([.C149]-6.75;2)" office:value-type="float" office:value="0.0000185874723820261" calcext:value-type="float">
            <text:p>1.85874723820261E-005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.254269" calcext:value-type="float">
            <text:p>8.254269</text:p>
          </table:table-cell>
          <table:table-cell office:value-type="float" office:value="6.7336772128" calcext:value-type="float">
            <text:p>6.7336772128</text:p>
          </table:table-cell>
          <table:table-cell table:formula="of:=POWER([.C150]-6.75;2)" office:value-type="float" office:value="0.000266433381976485" calcext:value-type="float">
            <text:p>0.000266433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.922135" calcext:value-type="float">
            <text:p>7.922135</text:p>
          </table:table-cell>
          <table:table-cell office:value-type="float" office:value="6.7062683191" calcext:value-type="float">
            <text:p>6.7062683191</text:p>
          </table:table-cell>
          <table:table-cell table:formula="of:=POWER([.C151]-6.75;2)" office:value-type="float" office:value="0.0019124599143394" calcext:value-type="float">
            <text:p>0.0019124599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.087971" calcext:value-type="float">
            <text:p>7.087971</text:p>
          </table:table-cell>
          <table:table-cell office:value-type="float" office:value="6.6664044468" calcext:value-type="float">
            <text:p>6.6664044468</text:p>
          </table:table-cell>
          <table:table-cell table:formula="of:=POWER([.C152]-6.75;2)" office:value-type="float" office:value="0.00698821651481409" calcext:value-type="float">
            <text:p>0.0069882165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134442" calcext:value-type="float">
            <text:p>6.134442</text:p>
          </table:table-cell>
          <table:table-cell office:value-type="float" office:value="6.6290939362" calcext:value-type="float">
            <text:p>6.6290939362</text:p>
          </table:table-cell>
          <table:table-cell table:formula="of:=POWER([.C153]-6.75;2)" office:value-type="float" office:value="0.0146182762636096" calcext:value-type="float">
            <text:p>0.0146182763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.74593" calcext:value-type="float">
            <text:p>5.74593</text:p>
          </table:table-cell>
          <table:table-cell office:value-type="float" office:value="6.625710383" calcext:value-type="float">
            <text:p>6.625710383</text:p>
          </table:table-cell>
          <table:table-cell table:formula="of:=POWER([.C154]-6.75;2)" office:value-type="float" office:value="0.0154479088940066" calcext:value-type="float">
            <text:p>0.0154479089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029151" calcext:value-type="float">
            <text:p>6.029151</text:p>
          </table:table-cell>
          <table:table-cell office:value-type="float" office:value="6.6573678298" calcext:value-type="float">
            <text:p>6.6573678298</text:p>
          </table:table-cell>
          <table:table-cell table:formula="of:=POWER([.C155]-6.75;2)" office:value-type="float" office:value="0.00858071895596175" calcext:value-type="float">
            <text:p>0.008580719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292632" calcext:value-type="float">
            <text:p>6.292632</text:p>
          </table:table-cell>
          <table:table-cell office:value-type="float" office:value="6.694048766" calcext:value-type="float">
            <text:p>6.694048766</text:p>
          </table:table-cell>
          <table:table-cell table:formula="of:=POWER([.C156]-6.75;2)" office:value-type="float" office:value="0.00313054058612277" calcext:value-type="float">
            <text:p>0.0031305406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.141594" calcext:value-type="float">
            <text:p>6.141594</text:p>
          </table:table-cell>
          <table:table-cell office:value-type="float" office:value="6.7111537021" calcext:value-type="float">
            <text:p>6.7111537021</text:p>
          </table:table-cell>
          <table:table-cell table:formula="of:=POWER([.C157]-6.75;2)" office:value-type="float" office:value="0.00150903486053556" calcext:value-type="float">
            <text:p>0.0015090349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.927266" calcext:value-type="float">
            <text:p>5.927266</text:p>
          </table:table-cell>
          <table:table-cell office:value-type="float" office:value="6.7049715745" calcext:value-type="float">
            <text:p>6.7049715745</text:p>
          </table:table-cell>
          <table:table-cell table:formula="of:=POWER([.C158]-6.75;2)" office:value-type="float" office:value="0.00202755910300905" calcext:value-type="float">
            <text:p>0.002027559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172089" calcext:value-type="float">
            <text:p>6.172089</text:p>
          </table:table-cell>
          <table:table-cell office:value-type="float" office:value="6.6909284255" calcext:value-type="float">
            <text:p>6.6909284255</text:p>
          </table:table-cell>
          <table:table-cell table:formula="of:=POWER([.C159]-6.75;2)" office:value-type="float" office:value="0.00348945091390904" calcext:value-type="float">
            <text:p>0.0034894509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812747" calcext:value-type="float">
            <text:p>6.812747</text:p>
          </table:table-cell>
          <table:table-cell office:value-type="float" office:value="6.6798760851" calcext:value-type="float">
            <text:p>6.6798760851</text:p>
          </table:table-cell>
          <table:table-cell table:formula="of:=POWER([.C160]-6.75;2)" office:value-type="float" office:value="0.00491736344090243" calcext:value-type="float">
            <text:p>0.0049173634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.503733" calcext:value-type="float">
            <text:p>7.503733</text:p>
          </table:table-cell>
          <table:table-cell office:value-type="float" office:value="6.6621938085" calcext:value-type="float">
            <text:p>6.6621938085</text:p>
          </table:table-cell>
          <table:table-cell table:formula="of:=POWER([.C161]-6.75;2)" office:value-type="float" office:value="0.00770992726573473" calcext:value-type="float">
            <text:p>0.0077099273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.015272" calcext:value-type="float">
            <text:p>8.015272</text:p>
          </table:table-cell>
          <table:table-cell office:value-type="float" office:value="6.6274072553" calcext:value-type="float">
            <text:p>6.6274072553</text:p>
          </table:table-cell>
          <table:table-cell table:formula="of:=POWER([.C162]-6.75;2)" office:value-type="float" office:value="0.0150289810530795" calcext:value-type="float">
            <text:p>0.015028981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.09624" calcext:value-type="float">
            <text:p>8.09624</text:p>
          </table:table-cell>
          <table:table-cell office:value-type="float" office:value="6.5822702979" calcext:value-type="float">
            <text:p>6.5822702979</text:p>
          </table:table-cell>
          <table:table-cell table:formula="of:=POWER([.C163]-6.75;2)" office:value-type="float" office:value="0.0281332529665547" calcext:value-type="float">
            <text:p>0.028133253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.548962" calcext:value-type="float">
            <text:p>7.548962</text:p>
          </table:table-cell>
          <table:table-cell office:value-type="float" office:value="6.5499134468" calcext:value-type="float">
            <text:p>6.5499134468</text:p>
          </table:table-cell>
          <table:table-cell table:formula="of:=POWER([.C164]-6.75;2)" office:value-type="float" office:value="0.0400346287714565" calcext:value-type="float">
            <text:p>0.0400346288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.501611" calcext:value-type="float">
            <text:p>6.501611</text:p>
          </table:table-cell>
          <table:table-cell office:value-type="float" office:value="6.5506463191" calcext:value-type="float">
            <text:p>6.5506463191</text:p>
          </table:table-cell>
          <table:table-cell table:formula="of:=POWER([.C165]-6.75;2)" office:value-type="float" office:value="0.039741890088379" calcext:value-type="float">
            <text:p>0.0397418901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.493413" calcext:value-type="float">
            <text:p>5.493413</text:p>
          </table:table-cell>
          <table:table-cell office:value-type="float" office:value="6.5897155106" calcext:value-type="float">
            <text:p>6.5897155106</text:p>
          </table:table-cell>
          <table:table-cell table:formula="of:=POWER([.C166]-6.75;2)" office:value-type="float" office:value="0.0256911175422188" calcext:value-type="float">
            <text:p>0.0256911175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.247143" calcext:value-type="float">
            <text:p>5.247143</text:p>
          </table:table-cell>
          <table:table-cell office:value-type="float" office:value="6.6541693191" calcext:value-type="float">
            <text:p>6.6541693191</text:p>
          </table:table-cell>
          <table:table-cell table:formula="of:=POWER([.C167]-6.75;2)" office:value-type="float" office:value="0.00918351940175759" calcext:value-type="float">
            <text:p>0.0091835194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.910003" calcext:value-type="float">
            <text:p>5.910003</text:p>
          </table:table-cell>
          <table:table-cell office:value-type="float" office:value="6.7133270426" calcext:value-type="float">
            <text:p>6.7133270426</text:p>
          </table:table-cell>
          <table:table-cell table:formula="of:=POWER([.C168]-6.75;2)" office:value-type="float" office:value="0.00134490580446225" calcext:value-type="float">
            <text:p>0.0013449058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811698" calcext:value-type="float">
            <text:p>6.811698</text:p>
          </table:table-cell>
          <table:table-cell office:value-type="float" office:value="6.7354135957" calcext:value-type="float">
            <text:p>6.7354135957</text:p>
          </table:table-cell>
          <table:table-cell table:formula="of:=POWER([.C169]-6.75;2)" office:value-type="float" office:value="0.000212763190403062" calcext:value-type="float">
            <text:p>0.0002127632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.301237" calcext:value-type="float">
            <text:p>7.301237</text:p>
          </table:table-cell>
          <table:table-cell office:value-type="float" office:value="6.7149422766" calcext:value-type="float">
            <text:p>6.7149422766</text:p>
          </table:table-cell>
          <table:table-cell table:formula="of:=POWER([.C170]-6.75;2)" office:value-type="float" office:value="0.00122904396999088" calcext:value-type="float">
            <text:p>0.001229044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.220957" calcext:value-type="float">
            <text:p>7.220957</text:p>
          </table:table-cell>
          <table:table-cell office:value-type="float" office:value="6.676394617" calcext:value-type="float">
            <text:p>6.676394617</text:p>
          </table:table-cell>
          <table:table-cell table:formula="of:=POWER([.C171]-6.75;2)" office:value-type="float" office:value="0.00541775240657673" calcext:value-type="float">
            <text:p>0.0054177524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.965745" calcext:value-type="float">
            <text:p>6.965745</text:p>
          </table:table-cell>
          <table:table-cell office:value-type="float" office:value="6.6306265745" calcext:value-type="float">
            <text:p>6.6306265745</text:p>
          </table:table-cell>
          <table:table-cell table:formula="of:=POWER([.C172]-6.75;2)" office:value-type="float" office:value="0.0142500147156041" calcext:value-type="float">
            <text:p>0.0142500147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.048858" calcext:value-type="float">
            <text:p>7.048858</text:p>
          </table:table-cell>
          <table:table-cell office:value-type="float" office:value="6.5902885745" calcext:value-type="float">
            <text:p>6.5902885745</text:p>
          </table:table-cell>
          <table:table-cell table:formula="of:=POWER([.C173]-6.75;2)" office:value-type="float" office:value="0.0255077394352421" calcext:value-type="float">
            <text:p>0.0255077394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.339121" calcext:value-type="float">
            <text:p>7.339121</text:p>
          </table:table-cell>
          <table:table-cell office:value-type="float" office:value="6.5481822128" calcext:value-type="float">
            <text:p>6.5481822128</text:p>
          </table:table-cell>
          <table:table-cell table:formula="of:=POWER([.C174]-6.75;2)" office:value-type="float" office:value="0.0407304192303043" calcext:value-type="float">
            <text:p>0.0407304192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.293304" calcext:value-type="float">
            <text:p>7.293304</text:p>
          </table:table-cell>
          <table:table-cell office:value-type="float" office:value="6.4999000426" calcext:value-type="float">
            <text:p>6.4999000426</text:p>
          </table:table-cell>
          <table:table-cell table:formula="of:=POWER([.C175]-6.75;2)" office:value-type="float" office:value="0.0625499886914817" calcext:value-type="float">
            <text:p>0.0625499887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790356" calcext:value-type="float">
            <text:p>6.790356</text:p>
          </table:table-cell>
          <table:table-cell office:value-type="float" office:value="6.4525927021" calcext:value-type="float">
            <text:p>6.4525927021</text:p>
          </table:table-cell>
          <table:table-cell table:formula="of:=POWER([.C176]-6.75;2)" office:value-type="float" office:value="0.0884511008441791" calcext:value-type="float">
            <text:p>0.0884511008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248566" calcext:value-type="float">
            <text:p>6.248566</text:p>
          </table:table-cell>
          <table:table-cell office:value-type="float" office:value="6.5302547234" calcext:value-type="float">
            <text:p>6.5302547234</text:p>
          </table:table-cell>
          <table:table-cell table:formula="of:=POWER([.C177]-6.75;2)" office:value-type="float" office:value="0.0482879865880106" calcext:value-type="float">
            <text:p>0.0482879866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.12214" calcext:value-type="float">
            <text:p>6.12214</text:p>
          </table:table-cell>
          <table:table-cell office:value-type="float" office:value="6.7471268085" calcext:value-type="float">
            <text:p>6.7471268085</text:p>
          </table:table-cell>
          <table:table-cell table:formula="of:=POWER([.C178]-6.75;2)" office:value-type="float" office:value="0.00000825522939567215" calcext:value-type="float">
            <text:p>8.25522939567215E-006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479098" calcext:value-type="float">
            <text:p>6.479098</text:p>
          </table:table-cell>
          <table:table-cell office:value-type="float" office:value="6.9784042766" calcext:value-type="float">
            <text:p>6.9784042766</text:p>
          </table:table-cell>
          <table:table-cell table:formula="of:=POWER([.C179]-6.75;2)" office:value-type="float" office:value="0.0521685135691693" calcext:value-type="float">
            <text:p>0.0521685136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.047655" calcext:value-type="float">
            <text:p>7.047655</text:p>
          </table:table-cell>
          <table:table-cell office:value-type="float" office:value="7.1134815532" calcext:value-type="float">
            <text:p>7.1134815532</text:p>
          </table:table-cell>
          <table:table-cell table:formula="of:=POWER([.C180]-6.75;2)" office:value-type="float" office:value="0.132118839516684" calcext:value-type="float">
            <text:p>0.1321188395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.414717" calcext:value-type="float">
            <text:p>7.414717</text:p>
          </table:table-cell>
          <table:table-cell office:value-type="float" office:value="7.0537134043" calcext:value-type="float">
            <text:p>7.0537134043</text:p>
          </table:table-cell>
          <table:table-cell table:formula="of:=POWER([.C181]-6.75;2)" office:value-type="float" office:value="0.0922418319514952" calcext:value-type="float">
            <text:p>0.092241832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.256557" calcext:value-type="float">
            <text:p>7.256557</text:p>
          </table:table-cell>
          <table:table-cell office:value-type="float" office:value="6.9861354255" calcext:value-type="float">
            <text:p>6.9861354255</text:p>
          </table:table-cell>
          <table:table-cell table:formula="of:=POWER([.C182]-6.75;2)" office:value-type="float" office:value="0.0557599391760659" calcext:value-type="float">
            <text:p>0.0557599392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563422" calcext:value-type="float">
            <text:p>6.563422</text:p>
          </table:table-cell>
          <table:table-cell office:value-type="float" office:value="6.9219225532" calcext:value-type="float">
            <text:p>6.9219225532</text:p>
          </table:table-cell>
          <table:table-cell table:formula="of:=POWER([.C183]-6.75;2)" office:value-type="float" office:value="0.0295573642988068" calcext:value-type="float">
            <text:p>0.0295573643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.749096" calcext:value-type="float">
            <text:p>5.749096</text:p>
          </table:table-cell>
          <table:table-cell office:value-type="float" office:value="6.872457234" calcext:value-type="float">
            <text:p>6.872457234</text:p>
          </table:table-cell>
          <table:table-cell table:formula="of:=POWER([.C184]-6.75;2)" office:value-type="float" office:value="0.0149957741589309" calcext:value-type="float">
            <text:p>0.0149957742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.463261" calcext:value-type="float">
            <text:p>5.463261</text:p>
          </table:table-cell>
          <table:table-cell office:value-type="float" office:value="6.8641874681" calcext:value-type="float">
            <text:p>6.8641874681</text:p>
          </table:table-cell>
          <table:table-cell table:formula="of:=POWER([.C185]-6.75;2)" office:value-type="float" office:value="0.0130387778710885" calcext:value-type="float">
            <text:p>0.0130387779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.804865" calcext:value-type="float">
            <text:p>5.804865</text:p>
          </table:table-cell>
          <table:table-cell office:value-type="float" office:value="6.9018321915" calcext:value-type="float">
            <text:p>6.9018321915</text:p>
          </table:table-cell>
          <table:table-cell table:formula="of:=POWER([.C186]-6.75;2)" office:value-type="float" office:value="0.0230530143756928" calcext:value-type="float">
            <text:p>0.0230530144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211115" calcext:value-type="float">
            <text:p>6.211115</text:p>
          </table:table-cell>
          <table:table-cell office:value-type="float" office:value="6.9428541064" calcext:value-type="float">
            <text:p>6.9428541064</text:p>
          </table:table-cell>
          <table:table-cell table:formula="of:=POWER([.C187]-6.75;2)" office:value-type="float" office:value="0.0371927063553427" calcext:value-type="float">
            <text:p>0.0371927064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483683" calcext:value-type="float">
            <text:p>6.483683</text:p>
          </table:table-cell>
          <table:table-cell office:value-type="float" office:value="6.9658507872" calcext:value-type="float">
            <text:p>6.9658507872</text:p>
          </table:table-cell>
          <table:table-cell table:formula="of:=POWER([.C188]-6.75;2)" office:value-type="float" office:value="0.0465915623348597" calcext:value-type="float">
            <text:p>0.0465915623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942366" calcext:value-type="float">
            <text:p>6.942366</text:p>
          </table:table-cell>
          <table:table-cell office:value-type="float" office:value="6.9560034681" calcext:value-type="float">
            <text:p>6.9560034681</text:p>
          </table:table-cell>
          <table:table-cell table:formula="of:=POWER([.C189]-6.75;2)" office:value-type="float" office:value="0.0424374288692279" calcext:value-type="float">
            <text:p>0.0424374289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.574505" calcext:value-type="float">
            <text:p>7.574505</text:p>
          </table:table-cell>
          <table:table-cell office:value-type="float" office:value="6.9062552553" calcext:value-type="float">
            <text:p>6.9062552553</text:p>
          </table:table-cell>
          <table:table-cell table:formula="of:=POWER([.C190]-6.75;2)" office:value-type="float" office:value="0.0244157048088681" calcext:value-type="float">
            <text:p>0.0244157048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.823887" calcext:value-type="float">
            <text:p>7.823887</text:p>
          </table:table-cell>
          <table:table-cell office:value-type="float" office:value="6.8533615532" calcext:value-type="float">
            <text:p>6.8533615532</text:p>
          </table:table-cell>
          <table:table-cell table:formula="of:=POWER([.C191]-6.75;2)" office:value-type="float" office:value="0.0106836106799164" calcext:value-type="float">
            <text:p>0.0106836107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.347236" calcext:value-type="float">
            <text:p>7.347236</text:p>
          </table:table-cell>
          <table:table-cell office:value-type="float" office:value="6.8386027234" calcext:value-type="float">
            <text:p>6.8386027234</text:p>
          </table:table-cell>
          <table:table-cell table:formula="of:=POWER([.C192]-6.75;2)" office:value-type="float" office:value="0.00785044259389694" calcext:value-type="float">
            <text:p>0.0078504426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494334" calcext:value-type="float">
            <text:p>6.494334</text:p>
          </table:table-cell>
          <table:table-cell office:value-type="float" office:value="6.855408" calcext:value-type="float">
            <text:p>6.855408</text:p>
          </table:table-cell>
          <table:table-cell table:formula="of:=POWER([.C193]-6.75;2)" office:value-type="float" office:value="0.0111108464639999" calcext:value-type="float">
            <text:p>0.0111108465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128216" calcext:value-type="float">
            <text:p>6.128216</text:p>
          </table:table-cell>
          <table:table-cell office:value-type="float" office:value="6.8534684468" calcext:value-type="float">
            <text:p>6.8534684468</text:p>
          </table:table-cell>
          <table:table-cell table:formula="of:=POWER([.C194]-6.75;2)" office:value-type="float" office:value="0.0107057194832044" calcext:value-type="float">
            <text:p>0.0107057195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589932" calcext:value-type="float">
            <text:p>6.589932</text:p>
          </table:table-cell>
          <table:table-cell office:value-type="float" office:value="6.8593186383" calcext:value-type="float">
            <text:p>6.8593186383</text:p>
          </table:table-cell>
          <table:table-cell table:formula="of:=POWER([.C195]-6.75;2)" office:value-type="float" office:value="0.0119505646797661" calcext:value-type="float">
            <text:p>0.0119505647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7.130299" calcext:value-type="float">
            <text:p>7.130299</text:p>
          </table:table-cell>
          <table:table-cell office:value-type="float" office:value="6.8553450851" calcext:value-type="float">
            <text:p>6.8553450851</text:p>
          </table:table-cell>
          <table:table-cell table:formula="of:=POWER([.C196]-6.75;2)" office:value-type="float" office:value="0.0110975869547262" calcext:value-type="float">
            <text:p>0.011097587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966051" calcext:value-type="float">
            <text:p>6.966051</text:p>
          </table:table-cell>
          <table:table-cell office:value-type="float" office:value="6.7376222979" calcext:value-type="float">
            <text:p>6.7376222979</text:p>
          </table:table-cell>
          <table:table-cell table:formula="of:=POWER([.C197]-6.75;2)" office:value-type="float" office:value="0.00015320750927635" calcext:value-type="float">
            <text:p>0.0001532075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.048533" calcext:value-type="float">
            <text:p>6.048533</text:p>
          </table:table-cell>
          <table:table-cell office:value-type="float" office:value="6.7855344681" calcext:value-type="float">
            <text:p>6.7855344681</text:p>
          </table:table-cell>
          <table:table-cell table:formula="of:=POWER([.C198]-6.75;2)" office:value-type="float" office:value="0.00126269842314991" calcext:value-type="float">
            <text:p>0.0012626984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.334377" calcext:value-type="float">
            <text:p>5.334377</text:p>
          </table:table-cell>
          <table:table-cell office:value-type="float" office:value="6.9049984255" calcext:value-type="float">
            <text:p>6.9049984255</text:p>
          </table:table-cell>
          <table:table-cell table:formula="of:=POWER([.C199]-6.75;2)" office:value-type="float" office:value="0.0240245119074789" calcext:value-type="float">
            <text:p>0.0240245119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.975415" calcext:value-type="float">
            <text:p>5.975415</text:p>
          </table:table-cell>
          <table:table-cell office:value-type="float" office:value="7.0298502553" calcext:value-type="float">
            <text:p>7.0298502553</text:p>
          </table:table-cell>
          <table:table-cell table:formula="of:=POWER([.C200]-6.75;2)" office:value-type="float" office:value="0.0783161653914754" calcext:value-type="float">
            <text:p>0.078316165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.23383" calcext:value-type="float">
            <text:p>7.23383</text:p>
          </table:table-cell>
          <table:table-cell office:value-type="float" office:value="7.1021431064" calcext:value-type="float">
            <text:p>7.1021431064</text:p>
          </table:table-cell>
          <table:table-cell table:formula="of:=POWER([.C201]-6.75;2)" office:value-type="float" office:value="0.124004767385042" calcext:value-type="float">
            <text:p>0.1240047674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.753155" calcext:value-type="float">
            <text:p>7.753155</text:p>
          </table:table-cell>
          <table:table-cell office:value-type="float" office:value="7.1034138298" calcext:value-type="float">
            <text:p>7.1034138298</text:p>
          </table:table-cell>
          <table:table-cell table:formula="of:=POWER([.C202]-6.75;2)" office:value-type="float" office:value="0.124901335093903" calcext:value-type="float">
            <text:p>0.124901335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.096564" calcext:value-type="float">
            <text:p>7.096564</text:p>
          </table:table-cell>
          <table:table-cell office:value-type="float" office:value="6.995406617" calcext:value-type="float">
            <text:p>6.995406617</text:p>
          </table:table-cell>
          <table:table-cell table:formula="of:=POWER([.C203]-6.75;2)" office:value-type="float" office:value="0.0602244076673849" calcext:value-type="float">
            <text:p>0.0602244077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.851034" calcext:value-type="float">
            <text:p>5.851034</text:p>
          </table:table-cell>
          <table:table-cell office:value-type="float" office:value="6.9013694255" calcext:value-type="float">
            <text:p>6.9013694255</text:p>
          </table:table-cell>
          <table:table-cell table:formula="of:=POWER([.C204]-6.75;2)" office:value-type="float" office:value="0.0229127029762002" calcext:value-type="float">
            <text:p>0.022912703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.267238" calcext:value-type="float">
            <text:p>5.267238</text:p>
          </table:table-cell>
          <table:table-cell office:value-type="float" office:value="6.8338328723" calcext:value-type="float">
            <text:p>6.8338328723</text:p>
          </table:table-cell>
          <table:table-cell table:formula="of:=POWER([.C205]-6.75;2)" office:value-type="float" office:value="0.00702795047806817" calcext:value-type="float">
            <text:p>0.0070279505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.652629" calcext:value-type="float">
            <text:p>5.652629</text:p>
          </table:table-cell>
          <table:table-cell office:value-type="float" office:value="6.7787175106" calcext:value-type="float">
            <text:p>6.7787175106</text:p>
          </table:table-cell>
          <table:table-cell table:formula="of:=POWER([.C206]-6.75;2)" office:value-type="float" office:value="0.000824695415061109" calcext:value-type="float">
            <text:p>0.0008246954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.98168" calcext:value-type="float">
            <text:p>5.98168</text:p>
          </table:table-cell>
          <table:table-cell office:value-type="float" office:value="6.7154023404" calcext:value-type="float">
            <text:p>6.7154023404</text:p>
          </table:table-cell>
          <table:table-cell table:formula="of:=POWER([.C207]-6.75;2)" office:value-type="float" office:value="0.00119699804979748" calcext:value-type="float">
            <text:p>0.001196998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.868765" calcext:value-type="float">
            <text:p>5.868765</text:p>
          </table:table-cell>
          <table:table-cell office:value-type="float" office:value="6.6450860851" calcext:value-type="float">
            <text:p>6.6450860851</text:p>
          </table:table-cell>
          <table:table-cell table:formula="of:=POWER([.C208]-6.75;2)" office:value-type="float" office:value="0.0110069295396444" calcext:value-type="float">
            <text:p>0.0110069295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.893835" calcext:value-type="float">
            <text:p>5.893835</text:p>
          </table:table-cell>
          <table:table-cell office:value-type="float" office:value="6.5771722766" calcext:value-type="float">
            <text:p>6.5771722766</text:p>
          </table:table-cell>
          <table:table-cell table:formula="of:=POWER([.C209]-6.75;2)" office:value-type="float" office:value="0.029869421975627" calcext:value-type="float">
            <text:p>0.029869422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575468" calcext:value-type="float">
            <text:p>6.575468</text:p>
          </table:table-cell>
          <table:table-cell office:value-type="float" office:value="6.6229132128" calcext:value-type="float">
            <text:p>6.6229132128</text:p>
          </table:table-cell>
          <table:table-cell table:formula="of:=POWER([.C210]-6.75;2)" office:value-type="float" office:value="0.016151051480818" calcext:value-type="float">
            <text:p>0.0161510515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.583407" calcext:value-type="float">
            <text:p>7.583407</text:p>
          </table:table-cell>
          <table:table-cell office:value-type="float" office:value="7.2392371277" calcext:value-type="float">
            <text:p>7.2392371277</text:p>
          </table:table-cell>
          <table:table-cell table:formula="of:=POWER([.C211]-6.75;2)" office:value-type="float" office:value="0.239352967120146" calcext:value-type="float">
            <text:p>0.2393529671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8.337863" calcext:value-type="float">
            <text:p>8.337863</text:p>
          </table:table-cell>
          <table:table-cell office:value-type="float" office:value="7.8341155319" calcext:value-type="float">
            <text:p>7.8341155319</text:p>
          </table:table-cell>
          <table:table-cell table:formula="of:=POWER([.C212]-6.75;2)" office:value-type="float" office:value="1.17530648650682" calcext:value-type="float">
            <text:p>1.1753064865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8.522742" calcext:value-type="float">
            <text:p>8.522742</text:p>
          </table:table-cell>
          <table:table-cell office:value-type="float" office:value="8.4129416809" calcext:value-type="float">
            <text:p>8.4129416809</text:p>
          </table:table-cell>
          <table:table-cell table:formula="of:=POWER([.C213]-6.75;2)" office:value-type="float" office:value="2.76537503407452" calcext:value-type="float">
            <text:p>2.7653750341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.027556" calcext:value-type="float">
            <text:p>8.027556</text:p>
          </table:table-cell>
          <table:table-cell office:value-type="float" office:value="8.987834234" calcext:value-type="float">
            <text:p>8.987834234</text:p>
          </table:table-cell>
          <table:table-cell table:formula="of:=POWER([.C214]-6.75;2)" office:value-type="float" office:value="5.00790205886236" calcext:value-type="float">
            <text:p>5.0079020589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948071" calcext:value-type="float">
            <text:p>6.948071</text:p>
          </table:table-cell>
          <table:table-cell office:value-type="float" office:value="9.5732626596" calcext:value-type="float">
            <text:p>9.5732626596</text:p>
          </table:table-cell>
          <table:table-cell table:formula="of:=POWER([.C215]-6.75;2)" office:value-type="float" office:value="7.97081204509166" calcext:value-type="float">
            <text:p>7.9708120451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.849546" calcext:value-type="float">
            <text:p>5.849546</text:p>
          </table:table-cell>
          <table:table-cell office:value-type="float" office:value="10.1816588511" calcext:value-type="float">
            <text:p>10.1816588511</text:p>
          </table:table-cell>
          <table:table-cell table:formula="of:=POWER([.C216]-6.75;2)" office:value-type="float" office:value="11.776282470333" calcext:value-type="float">
            <text:p>11.7762824703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.489497" calcext:value-type="float">
            <text:p>5.489497</text:p>
          </table:table-cell>
          <table:table-cell office:value-type="float" office:value="10.2422571064" calcext:value-type="float">
            <text:p>10.2422571064</text:p>
          </table:table-cell>
          <table:table-cell table:formula="of:=POWER([.C217]-6.75;2)" office:value-type="float" office:value="12.1958596972013" calcext:value-type="float">
            <text:p>12.1958596972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.069859" calcext:value-type="float">
            <text:p>5.069859</text:p>
          </table:table-cell>
          <table:table-cell office:value-type="float" office:value="10.4400490638" calcext:value-type="float">
            <text:p>10.4400490638</text:p>
          </table:table-cell>
          <table:table-cell table:formula="of:=POWER([.C218]-6.75;2)" office:value-type="float" office:value="13.6164620932513" calcext:value-type="float">
            <text:p>13.6164620933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.069859" calcext:value-type="float">
            <text:p>5.069859</text:p>
          </table:table-cell>
          <table:table-cell office:value-type="float" office:value="10.6645761064" calcext:value-type="float">
            <text:p>10.6645761064</text:p>
          </table:table-cell>
          <table:table-cell table:formula="of:=POWER([.C219]-6.75;2)" office:value-type="float" office:value="15.3239060927978" calcext:value-type="float">
            <text:p>15.3239060928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.069859" calcext:value-type="float">
            <text:p>5.069859</text:p>
          </table:table-cell>
          <table:table-cell office:value-type="float" office:value="10.7995760213" calcext:value-type="float">
            <text:p>10.7995760213</text:p>
          </table:table-cell>
          <table:table-cell table:formula="of:=POWER([.C220]-6.75;2)" office:value-type="float" office:value="16.3990659522879" calcext:value-type="float">
            <text:p>16.3990659523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069859" calcext:value-type="float">
            <text:p>5.069859</text:p>
          </table:table-cell>
          <table:table-cell office:value-type="float" office:value="10.9345759362" calcext:value-type="float">
            <text:p>10.9345759362</text:p>
          </table:table-cell>
          <table:table-cell table:formula="of:=POWER([.C221]-6.75;2)" office:value-type="float" office:value="17.5106757658241" calcext:value-type="float">
            <text:p>17.5106757658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.069859" calcext:value-type="float">
            <text:p>5.069859</text:p>
          </table:table-cell>
          <table:table-cell office:value-type="float" office:value="11.0695758511" calcext:value-type="float">
            <text:p>11.0695758511</text:p>
          </table:table-cell>
          <table:table-cell table:formula="of:=POWER([.C222]-6.75;2)" office:value-type="float" office:value="18.6587355334063" calcext:value-type="float">
            <text:p>18.6587355334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.440471" calcext:value-type="float">
            <text:p>10.440471</text:p>
          </table:table-cell>
          <table:table-cell office:value-type="float" office:value="11.204575766" calcext:value-type="float">
            <text:p>11.204575766</text:p>
          </table:table-cell>
          <table:table-cell table:formula="of:=POWER([.C223]-6.75;2)" office:value-type="float" office:value="19.8432452550345" calcext:value-type="float">
            <text:p>19.843245255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6.441554" calcext:value-type="float">
            <text:p>16.441554</text:p>
          </table:table-cell>
          <table:table-cell office:value-type="float" office:value="11.2253073404" calcext:value-type="float">
            <text:p>11.2253073404</text:p>
          </table:table-cell>
          <table:table-cell table:formula="of:=POWER([.C224]-6.75;2)" office:value-type="float" office:value="20.0283757910381" calcext:value-type="float">
            <text:p>20.028375791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6.992181" calcext:value-type="float">
            <text:p>16.992181</text:p>
          </table:table-cell>
          <table:table-cell office:value-type="float" office:value="11.062254383" calcext:value-type="float">
            <text:p>11.062254383</text:p>
          </table:table-cell>
          <table:table-cell table:formula="of:=POWER([.C225]-6.75;2)" office:value-type="float" office:value="18.5955378637027" calcext:value-type="float">
            <text:p>18.5955378637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.82773" calcext:value-type="float">
            <text:p>12.82773</text:p>
          </table:table-cell>
          <table:table-cell office:value-type="float" office:value="10.9393620426" calcext:value-type="float">
            <text:p>10.9393620426</text:p>
          </table:table-cell>
          <table:table-cell table:formula="of:=POWER([.C226]-6.75;2)" office:value-type="float" office:value="17.5507543239776" calcext:value-type="float">
            <text:p>17.55075432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.238552" calcext:value-type="float">
            <text:p>4.238552</text:p>
          </table:table-cell>
          <table:table-cell office:value-type="float" office:value="10.8903546383" calcext:value-type="float">
            <text:p>10.8903546383</text:p>
          </table:table-cell>
          <table:table-cell table:formula="of:=POWER([.C227]-6.75;2)" office:value-type="float" office:value="17.1425365308923" calcext:value-type="float">
            <text:p>17.1425365309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.238552" calcext:value-type="float">
            <text:p>4.238552</text:p>
          </table:table-cell>
          <table:table-cell office:value-type="float" office:value="10.9638694894" calcext:value-type="float">
            <text:p>10.9638694894</text:p>
          </table:table-cell>
          <table:table-cell table:formula="of:=POWER([.C228]-6.75;2)" office:value-type="float" office:value="17.7566960736962" calcext:value-type="float">
            <text:p>17.7566960737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.238552" calcext:value-type="float">
            <text:p>4.238552</text:p>
          </table:table-cell>
          <table:table-cell office:value-type="float" office:value="10.9532695106" calcext:value-type="float">
            <text:p>10.9532695106</text:p>
          </table:table-cell>
          <table:table-cell table:formula="of:=POWER([.C229]-6.75;2)" office:value-type="float" office:value="17.6674745787396" calcext:value-type="float">
            <text:p>17.6674745787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.238552" calcext:value-type="float">
            <text:p>4.238552</text:p>
          </table:table-cell>
          <table:table-cell office:value-type="float" office:value="10.9426695319" calcext:value-type="float">
            <text:p>10.9426695319</text:p>
          </table:table-cell>
          <table:table-cell table:formula="of:=POWER([.C230]-6.75;2)" office:value-type="float" office:value="17.5784778037226" calcext:value-type="float">
            <text:p>17.5784778037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.360417" calcext:value-type="float">
            <text:p>5.360417</text:p>
          </table:table-cell>
          <table:table-cell office:value-type="float" office:value="10.9206778298" calcext:value-type="float">
            <text:p>10.9206778298</text:p>
          </table:table-cell>
          <table:table-cell table:formula="of:=POWER([.C231]-6.75;2)" office:value-type="float" office:value="17.3945535599852" calcext:value-type="float">
            <text:p>17.3945535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.232563" calcext:value-type="float">
            <text:p>7.232563</text:p>
          </table:table-cell>
          <table:table-cell office:value-type="float" office:value="10.930516766" calcext:value-type="float">
            <text:p>10.930516766</text:p>
          </table:table-cell>
          <table:table-cell table:formula="of:=POWER([.C232]-6.75;2)" office:value-type="float" office:value="17.4767204308071" calcext:value-type="float">
            <text:p>17.4767204308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7.732895" calcext:value-type="float">
            <text:p>7.732895</text:p>
          </table:table-cell>
          <table:table-cell office:value-type="float" office:value="10.9432315106" calcext:value-type="float">
            <text:p>10.9432315106</text:p>
          </table:table-cell>
          <table:table-cell table:formula="of:=POWER([.C233]-6.75;2)" office:value-type="float" office:value="17.5831905014888" calcext:value-type="float">
            <text:p>17.583190501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7.291959" calcext:value-type="float">
            <text:p>7.291959</text:p>
          </table:table-cell>
          <table:table-cell office:value-type="float" office:value="10.9748485106" calcext:value-type="float">
            <text:p>10.9748485106</text:p>
          </table:table-cell>
          <table:table-cell table:formula="of:=POWER([.C234]-6.75;2)" office:value-type="float" office:value="17.849344937519" calcext:value-type="float">
            <text:p>17.8493449375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020859" calcext:value-type="float">
            <text:p>6.020859</text:p>
          </table:table-cell>
          <table:table-cell office:value-type="float" office:value="11.0270741064" calcext:value-type="float">
            <text:p>11.0270741064</text:p>
          </table:table-cell>
          <table:table-cell table:formula="of:=POWER([.C235]-6.75;2)" office:value-type="float" office:value="18.2933629116374" calcext:value-type="float">
            <text:p>18.2933629116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.6042" calcext:value-type="float">
            <text:p>4.6042</text:p>
          </table:table-cell>
          <table:table-cell office:value-type="float" office:value="11.0928145957" calcext:value-type="float">
            <text:p>11.0928145957</text:p>
          </table:table-cell>
          <table:table-cell table:formula="of:=POWER([.C236]-6.75;2)" office:value-type="float" office:value="18.860038612625" calcext:value-type="float">
            <text:p>18.8600386126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.088501" calcext:value-type="float">
            <text:p>5.088501</text:p>
          </table:table-cell>
          <table:table-cell office:value-type="float" office:value="11.144501766" calcext:value-type="float">
            <text:p>11.144501766</text:p>
          </table:table-cell>
          <table:table-cell table:formula="of:=POWER([.C237]-6.75;2)" office:value-type="float" office:value="19.3116457713771" calcext:value-type="float">
            <text:p>19.3116457714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7.130222" calcext:value-type="float">
            <text:p>7.130222</text:p>
          </table:table-cell>
          <table:table-cell office:value-type="float" office:value="11.0975314468" calcext:value-type="float">
            <text:p>11.0975314468</text:p>
          </table:table-cell>
          <table:table-cell table:formula="of:=POWER([.C238]-6.75;2)" office:value-type="float" office:value="18.9010296809149" calcext:value-type="float">
            <text:p>18.9010296809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.137084" calcext:value-type="float">
            <text:p>8.137084</text:p>
          </table:table-cell>
          <table:table-cell office:value-type="float" office:value="11.0071202553" calcext:value-type="float">
            <text:p>11.0071202553</text:p>
          </table:table-cell>
          <table:table-cell table:formula="of:=POWER([.C239]-6.75;2)" office:value-type="float" office:value="18.1230728680855" calcext:value-type="float">
            <text:p>18.123072868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403175" calcext:value-type="float">
            <text:p>6.403175</text:p>
          </table:table-cell>
          <table:table-cell office:value-type="float" office:value="10.8952864681" calcext:value-type="float">
            <text:p>10.8952864681</text:p>
          </table:table-cell>
          <table:table-cell table:formula="of:=POWER([.C240]-6.75;2)" office:value-type="float" office:value="17.183399902613" calcext:value-type="float">
            <text:p>17.1833999026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403175" calcext:value-type="float">
            <text:p>6.403175</text:p>
          </table:table-cell>
          <table:table-cell office:value-type="float" office:value="10.8377050426" calcext:value-type="float">
            <text:p>10.8377050426</text:p>
          </table:table-cell>
          <table:table-cell table:formula="of:=POWER([.C241]-6.75;2)" office:value-type="float" office:value="16.7093325152975" calcext:value-type="float">
            <text:p>16.7093325153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403175" calcext:value-type="float">
            <text:p>6.403175</text:p>
          </table:table-cell>
          <table:table-cell office:value-type="float" office:value="10.8686433191" calcext:value-type="float">
            <text:p>10.8686433191</text:p>
          </table:table-cell>
          <table:table-cell table:formula="of:=POWER([.C242]-6.75;2)" office:value-type="float" office:value="16.9632227899671" calcext:value-type="float">
            <text:p>16.96322279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.597328" calcext:value-type="float">
            <text:p>1.597328</text:p>
          </table:table-cell>
          <table:table-cell office:value-type="float" office:value="10.9454103404" calcext:value-type="float">
            <text:p>10.9454103404</text:p>
          </table:table-cell>
          <table:table-cell table:formula="of:=POWER([.C243]-6.75;2)" office:value-type="float" office:value="17.6014679243353" calcext:value-type="float">
            <text:p>17.6014679243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.217923" calcext:value-type="float">
            <text:p>9.217923</text:p>
          </table:table-cell>
          <table:table-cell office:value-type="float" office:value="11.1293002128" calcext:value-type="float">
            <text:p>11.1293002128</text:p>
          </table:table-cell>
          <table:table-cell table:formula="of:=POWER([.C244]-6.75;2)" office:value-type="float" office:value="19.1782703538301" calcext:value-type="float">
            <text:p>19.1782703538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1.663339" calcext:value-type="float">
            <text:p>11.663339</text:p>
          </table:table-cell>
          <table:table-cell office:value-type="float" office:value="11.1181196383" calcext:value-type="float">
            <text:p>11.1181196383</text:p>
          </table:table-cell>
          <table:table-cell table:formula="of:=POWER([.C245]-6.75;2)" office:value-type="float" office:value="19.0804691745021" calcext:value-type="float">
            <text:p>19.080469174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1.202413" calcext:value-type="float">
            <text:p>11.202413</text:p>
          </table:table-cell>
          <table:table-cell office:value-type="float" office:value="10.9998964894" calcext:value-type="float">
            <text:p>10.9998964894</text:p>
          </table:table-cell>
          <table:table-cell table:formula="of:=POWER([.C246]-6.75;2)" office:value-type="float" office:value="18.0616201706144" calcext:value-type="float">
            <text:p>18.0616201706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.373179" calcext:value-type="float">
            <text:p>9.373179</text:p>
          </table:table-cell>
          <table:table-cell office:value-type="float" office:value="10.8458045745" calcext:value-type="float">
            <text:p>10.8458045745</text:p>
          </table:table-cell>
          <table:table-cell table:formula="of:=POWER([.C247]-6.75;2)" office:value-type="float" office:value="16.7756151124951" calcext:value-type="float">
            <text:p>16.7756151125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7.293554" calcext:value-type="float">
            <text:p>7.293554</text:p>
          </table:table-cell>
          <table:table-cell office:value-type="float" office:value="10.7333724894" calcext:value-type="float">
            <text:p>10.7333724894</text:p>
          </table:table-cell>
          <table:table-cell table:formula="of:=POWER([.C248]-6.75;2)" office:value-type="float" office:value="15.8672563893088" calcext:value-type="float">
            <text:p>15.8672563893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.676816" calcext:value-type="float">
            <text:p>2.676816</text:p>
          </table:table-cell>
          <table:table-cell office:value-type="float" office:value="10.6929344894" calcext:value-type="float">
            <text:p>10.6929344894</text:p>
          </table:table-cell>
          <table:table-cell table:formula="of:=POWER([.C249]-6.75;2)" office:value-type="float" office:value="15.5467323877" calcext:value-type="float">
            <text:p>15.5467323877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.676816" calcext:value-type="float">
            <text:p>2.676816</text:p>
          </table:table-cell>
          <table:table-cell office:value-type="float" office:value="10.7684228511" calcext:value-type="float">
            <text:p>10.7684228511</text:p>
          </table:table-cell>
          <table:table-cell table:formula="of:=POWER([.C250]-6.75;2)" office:value-type="float" office:value="16.1477222102427" calcext:value-type="float">
            <text:p>16.147722210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.676816" calcext:value-type="float">
            <text:p>2.676816</text:p>
          </table:table-cell>
          <table:table-cell office:value-type="float" office:value="10.8460279149" calcext:value-type="float">
            <text:p>10.8460279149</text:p>
          </table:table-cell>
          <table:table-cell table:formula="of:=POWER([.C251]-6.75;2)" office:value-type="float" office:value="16.77744467964" calcext:value-type="float">
            <text:p>16.7774446796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.676816" calcext:value-type="float">
            <text:p>2.676816</text:p>
          </table:table-cell>
          <table:table-cell office:value-type="float" office:value="10.9193279149" calcext:value-type="float">
            <text:p>10.9193279149</text:p>
          </table:table-cell>
          <table:table-cell table:formula="of:=POWER([.C252]-6.75;2)" office:value-type="float" office:value="17.3832952619644" calcext:value-type="float">
            <text:p>17.38329526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.676816" calcext:value-type="float">
            <text:p>2.676816</text:p>
          </table:table-cell>
          <table:table-cell office:value-type="float" office:value="10.9969955957" calcext:value-type="float">
            <text:p>10.9969955957</text:p>
          </table:table-cell>
          <table:table-cell table:formula="of:=POWER([.C253]-6.75;2)" office:value-type="float" office:value="18.0369715898952" calcext:value-type="float">
            <text:p>18.0369715899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.676816" calcext:value-type="float">
            <text:p>2.676816</text:p>
          </table:table-cell>
          <table:table-cell office:value-type="float" office:value="11.0913606383" calcext:value-type="float">
            <text:p>11.0913606383</text:p>
          </table:table-cell>
          <table:table-cell table:formula="of:=POWER([.C254]-6.75;2)" office:value-type="float" office:value="18.8474121917806" calcext:value-type="float">
            <text:p>18.8474121918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.676816" calcext:value-type="float">
            <text:p>2.676816</text:p>
          </table:table-cell>
          <table:table-cell office:value-type="float" office:value="11.201559766" calcext:value-type="float">
            <text:p>11.201559766</text:p>
          </table:table-cell>
          <table:table-cell table:formula="of:=POWER([.C255]-6.75;2)" office:value-type="float" office:value="19.81638435027" calcext:value-type="float">
            <text:p>19.8163843503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.043659" calcext:value-type="float">
            <text:p>8.043659</text:p>
          </table:table-cell>
          <table:table-cell office:value-type="float" office:value="11.3131590638" calcext:value-type="float">
            <text:p>11.3131590638</text:p>
          </table:table-cell>
          <table:table-cell table:formula="of:=POWER([.C256]-6.75;2)" office:value-type="float" office:value="20.8224206415401" calcext:value-type="float">
            <text:p>20.822420641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5.542692" calcext:value-type="float">
            <text:p>35.542692</text:p>
          </table:table-cell>
          <table:table-cell office:value-type="float" office:value="11.2931609149" calcext:value-type="float">
            <text:p>11.2931609149</text:p>
          </table:table-cell>
          <table:table-cell table:formula="of:=POWER([.C257]-6.75;2)" office:value-type="float" office:value="20.640311098675" calcext:value-type="float">
            <text:p>20.6403110987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5.542692" calcext:value-type="float">
            <text:p>35.542692</text:p>
          </table:table-cell>
          <table:table-cell office:value-type="float" office:value="10.6590101702" calcext:value-type="float">
            <text:p>10.6590101702</text:p>
          </table:table-cell>
          <table:table-cell table:formula="of:=POWER([.C258]-6.75;2)" office:value-type="float" office:value="15.280360510727" calcext:value-type="float">
            <text:p>15.280360510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5.542692" calcext:value-type="float">
            <text:p>35.542692</text:p>
          </table:table-cell>
          <table:table-cell office:value-type="float" office:value="10.005585383" calcext:value-type="float">
            <text:p>10.005585383</text:p>
          </table:table-cell>
          <table:table-cell table:formula="of:=POWER([.C259]-6.75;2)" office:value-type="float" office:value="10.5988361860033" calcext:value-type="float">
            <text:p>10.598836186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5.542692" calcext:value-type="float">
            <text:p>35.542692</text:p>
          </table:table-cell>
          <table:table-cell office:value-type="float" office:value="9.3610847872" calcext:value-type="float">
            <text:p>9.3610847872</text:p>
          </table:table-cell>
          <table:table-cell table:formula="of:=POWER([.C260]-6.75;2)" office:value-type="float" office:value="6.81776376594727" calcext:value-type="float">
            <text:p>6.8177637659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5.542692" calcext:value-type="float">
            <text:p>35.542692</text:p>
          </table:table-cell>
          <table:table-cell office:value-type="float" office:value="8.7362321064" calcext:value-type="float">
            <text:p>8.7362321064</text:p>
          </table:table-cell>
          <table:table-cell table:formula="of:=POWER([.C261]-6.75;2)" office:value-type="float" office:value="3.94511798049418" calcext:value-type="float">
            <text:p>3.9451179805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5.542692" calcext:value-type="float">
            <text:p>35.542692</text:p>
          </table:table-cell>
          <table:table-cell office:value-type="float" office:value="8.1214587234" calcext:value-type="float">
            <text:p>8.1214587234</text:p>
          </table:table-cell>
          <table:table-cell table:formula="of:=POWER([.C262]-6.75;2)" office:value-type="float" office:value="1.88089902998996" calcext:value-type="float">
            <text:p>1.88089903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8.697664" calcext:value-type="float">
            <text:p>8.697664</text:p>
          </table:table-cell>
          <table:table-cell office:value-type="float" office:value="7.5052254255" calcext:value-type="float">
            <text:p>7.5052254255</text:p>
          </table:table-cell>
          <table:table-cell table:formula="of:=POWER([.C263]-6.75;2)" office:value-type="float" office:value="0.570365443321656" calcext:value-type="float">
            <text:p>0.5703654433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.785719" calcext:value-type="float">
            <text:p>14.785719</text:p>
          </table:table-cell>
          <table:table-cell office:value-type="float" office:value="7.4528547872" calcext:value-type="float">
            <text:p>7.4528547872</text:p>
          </table:table-cell>
          <table:table-cell table:formula="of:=POWER([.C264]-6.75;2)" office:value-type="float" office:value="0.494004851889957" calcext:value-type="float">
            <text:p>0.4940048519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5.62263" calcext:value-type="float">
            <text:p>15.62263</text:p>
          </table:table-cell>
          <table:table-cell office:value-type="float" office:value="7.264374617" calcext:value-type="float">
            <text:p>7.264374617</text:p>
          </table:table-cell>
          <table:table-cell table:formula="of:=POWER([.C265]-6.75;2)" office:value-type="float" office:value="0.264581246613896" calcext:value-type="float">
            <text:p>0.2645812466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1.414855" calcext:value-type="float">
            <text:p>11.414855</text:p>
          </table:table-cell>
          <table:table-cell office:value-type="float" office:value="7.062155" calcext:value-type="float">
            <text:p>7.062155</text:p>
          </table:table-cell>
          <table:table-cell table:formula="of:=POWER([.C266]-6.75;2)" office:value-type="float" office:value="0.0974407440249998" calcext:value-type="float">
            <text:p>0.097440744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1.414855" calcext:value-type="float">
            <text:p>11.414855</text:p>
          </table:table-cell>
          <table:table-cell office:value-type="float" office:value="6.9663632766" calcext:value-type="float">
            <text:p>6.9663632766</text:p>
          </table:table-cell>
          <table:table-cell table:formula="of:=POWER([.C267]-6.75;2)" office:value-type="float" office:value="0.0468130674610882" calcext:value-type="float">
            <text:p>0.0468130675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1.414855" calcext:value-type="float">
            <text:p>11.414855</text:p>
          </table:table-cell>
          <table:table-cell office:value-type="float" office:value="6.8850621489" calcext:value-type="float">
            <text:p>6.8850621489</text:p>
          </table:table-cell>
          <table:table-cell table:formula="of:=POWER([.C268]-6.75;2)" office:value-type="float" office:value="0.0182417840654859" calcext:value-type="float">
            <text:p>0.0182417841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1.414855" calcext:value-type="float">
            <text:p>11.414855</text:p>
          </table:table-cell>
          <table:table-cell office:value-type="float" office:value="6.8025274468" calcext:value-type="float">
            <text:p>6.8025274468</text:p>
          </table:table-cell>
          <table:table-cell table:formula="of:=POWER([.C269]-6.75;2)" office:value-type="float" office:value="0.00275913266732684" calcext:value-type="float">
            <text:p>0.0027591327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1.414855" calcext:value-type="float">
            <text:p>11.414855</text:p>
          </table:table-cell>
          <table:table-cell office:value-type="float" office:value="6.7065084894" calcext:value-type="float">
            <text:p>6.7065084894</text:p>
          </table:table-cell>
          <table:table-cell table:formula="of:=POWER([.C270]-6.75;2)" office:value-type="float" office:value="0.00189151149426991" calcext:value-type="float">
            <text:p>0.0018915115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.778065" calcext:value-type="float">
            <text:p>8.778065</text:p>
          </table:table-cell>
          <table:table-cell office:value-type="float" office:value="6.5996499362" calcext:value-type="float">
            <text:p>6.5996499362</text:p>
          </table:table-cell>
          <table:table-cell table:formula="of:=POWER([.C271]-6.75;2)" office:value-type="float" office:value="0.0226051416846639" calcext:value-type="float">
            <text:p>0.0226051417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1.216241" calcext:value-type="float">
            <text:p>11.216241</text:p>
          </table:table-cell>
          <table:table-cell office:value-type="float" office:value="6.5489579149" calcext:value-type="float">
            <text:p>6.5489579149</text:p>
          </table:table-cell>
          <table:table-cell table:formula="of:=POWER([.C272]-6.75;2)" office:value-type="float" office:value="0.0404179199813557" calcext:value-type="float">
            <text:p>0.04041792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0.524382" calcext:value-type="float">
            <text:p>10.524382</text:p>
          </table:table-cell>
          <table:table-cell office:value-type="float" office:value="6.4536921064" calcext:value-type="float">
            <text:p>6.4536921064</text:p>
          </table:table-cell>
          <table:table-cell table:formula="of:=POWER([.C273]-6.75;2)" office:value-type="float" office:value="0.0877983678096689" calcext:value-type="float">
            <text:p>0.0877983678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7.69375" calcext:value-type="float">
            <text:p>7.69375</text:p>
          </table:table-cell>
          <table:table-cell office:value-type="float" office:value="6.3824063617" calcext:value-type="float">
            <text:p>6.3824063617</text:p>
          </table:table-cell>
          <table:table-cell table:formula="of:=POWER([.C274]-6.75;2)" office:value-type="float" office:value="0.135125082918631" calcext:value-type="float">
            <text:p>0.1351250829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.740353" calcext:value-type="float">
            <text:p>3.740353</text:p>
          </table:table-cell>
          <table:table-cell office:value-type="float" office:value="6.3756620638" calcext:value-type="float">
            <text:p>6.3756620638</text:p>
          </table:table-cell>
          <table:table-cell table:formula="of:=POWER([.C275]-6.75;2)" office:value-type="float" office:value="0.140128890478475" calcext:value-type="float">
            <text:p>0.1401288905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.740353" calcext:value-type="float">
            <text:p>3.740353</text:p>
          </table:table-cell>
          <table:table-cell office:value-type="float" office:value="6.4448951702" calcext:value-type="float">
            <text:p>6.4448951702</text:p>
          </table:table-cell>
          <table:table-cell table:formula="of:=POWER([.C276]-6.75;2)" office:value-type="float" office:value="0.0930889571672872" calcext:value-type="float">
            <text:p>0.0930889572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.204942" calcext:value-type="float">
            <text:p>3.204942</text:p>
          </table:table-cell>
          <table:table-cell office:value-type="float" office:value="6.495649766" calcext:value-type="float">
            <text:p>6.495649766</text:p>
          </table:table-cell>
          <table:table-cell table:formula="of:=POWER([.C277]-6.75;2)" office:value-type="float" office:value="0.0646940415358549" calcext:value-type="float">
            <text:p>0.0646940415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.822847" calcext:value-type="float">
            <text:p>5.822847</text:p>
          </table:table-cell>
          <table:table-cell office:value-type="float" office:value="6.5454728936" calcext:value-type="float">
            <text:p>6.5454728936</text:p>
          </table:table-cell>
          <table:table-cell table:formula="of:=POWER([.C278]-6.75;2)" office:value-type="float" office:value="0.0418313372523568" calcext:value-type="float">
            <text:p>0.041831337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7.830156" calcext:value-type="float">
            <text:p>7.830156</text:p>
          </table:table-cell>
          <table:table-cell office:value-type="float" office:value="6.5454751064" calcext:value-type="float">
            <text:p>6.5454751064</text:p>
          </table:table-cell>
          <table:table-cell table:formula="of:=POWER([.C279]-6.75;2)" office:value-type="float" office:value="0.0418304321020915" calcext:value-type="float">
            <text:p>0.0418304321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9.218894" calcext:value-type="float">
            <text:p>9.218894</text:p>
          </table:table-cell>
          <table:table-cell office:value-type="float" office:value="6.5135744894" calcext:value-type="float">
            <text:p>6.5135744894</text:p>
          </table:table-cell>
          <table:table-cell table:formula="of:=POWER([.C280]-6.75;2)" office:value-type="float" office:value="0.0558970220624708" calcext:value-type="float">
            <text:p>0.055897022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.746562" calcext:value-type="float">
            <text:p>9.746562</text:p>
          </table:table-cell>
          <table:table-cell office:value-type="float" office:value="6.4531172128" calcext:value-type="float">
            <text:p>6.4531172128</text:p>
          </table:table-cell>
          <table:table-cell table:formula="of:=POWER([.C281]-6.75;2)" office:value-type="float" office:value="0.0881393893356407" calcext:value-type="float">
            <text:p>0.0881393893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.110662" calcext:value-type="float">
            <text:p>9.110662</text:p>
          </table:table-cell>
          <table:table-cell office:value-type="float" office:value="6.3761745745" calcext:value-type="float">
            <text:p>6.3761745745</text:p>
          </table:table-cell>
          <table:table-cell table:formula="of:=POWER([.C282]-6.75;2)" office:value-type="float" office:value="0.139745448750256" calcext:value-type="float">
            <text:p>0.1397454488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7.033497" calcext:value-type="float">
            <text:p>7.033497</text:p>
          </table:table-cell>
          <table:table-cell office:value-type="float" office:value="6.317554617" calcext:value-type="float">
            <text:p>6.317554617</text:p>
          </table:table-cell>
          <table:table-cell table:formula="of:=POWER([.C283]-6.75;2)" office:value-type="float" office:value="0.187009009278017" calcext:value-type="float">
            <text:p>0.1870090093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.880896" calcext:value-type="float">
            <text:p>2.880896</text:p>
          </table:table-cell>
          <table:table-cell office:value-type="float" office:value="6.3224580638" calcext:value-type="float">
            <text:p>6.3224580638</text:p>
          </table:table-cell>
          <table:table-cell table:formula="of:=POWER([.C284]-6.75;2)" office:value-type="float" office:value="0.182792107209645" calcext:value-type="float">
            <text:p>0.1827921072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.880896" calcext:value-type="float">
            <text:p>2.880896</text:p>
          </table:table-cell>
          <table:table-cell office:value-type="float" office:value="6.4342020213" calcext:value-type="float">
            <text:p>6.4342020213</text:p>
          </table:table-cell>
          <table:table-cell table:formula="of:=POWER([.C285]-6.75;2)" office:value-type="float" office:value="0.0997283633510057" calcext:value-type="float">
            <text:p>0.0997283634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.880896" calcext:value-type="float">
            <text:p>2.880896</text:p>
          </table:table-cell>
          <table:table-cell office:value-type="float" office:value="6.549562234" calcext:value-type="float">
            <text:p>6.549562234</text:p>
          </table:table-cell>
          <table:table-cell table:formula="of:=POWER([.C286]-6.75;2)" office:value-type="float" office:value="0.0401752980390709" calcext:value-type="float">
            <text:p>0.040175298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.696848" calcext:value-type="float">
            <text:p>3.696848</text:p>
          </table:table-cell>
          <table:table-cell office:value-type="float" office:value="6.6508268511" calcext:value-type="float">
            <text:p>6.6508268511</text:p>
          </table:table-cell>
          <table:table-cell table:formula="of:=POWER([.C287]-6.75;2)" office:value-type="float" office:value="0.00983531346274163" calcext:value-type="float">
            <text:p>0.0098353135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.857274" calcext:value-type="float">
            <text:p>7.857274</text:p>
          </table:table-cell>
          <table:table-cell office:value-type="float" office:value="6.7091765957" calcext:value-type="float">
            <text:p>6.7091765957</text:p>
          </table:table-cell>
          <table:table-cell table:formula="of:=POWER([.C288]-6.75;2)" office:value-type="float" office:value="0.00166655033864127" calcext:value-type="float">
            <text:p>0.0016665503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.011225" calcext:value-type="float">
            <text:p>10.011225</text:p>
          </table:table-cell>
          <table:table-cell office:value-type="float" office:value="6.6559962128" calcext:value-type="float">
            <text:p>6.6559962128</text:p>
          </table:table-cell>
          <table:table-cell table:formula="of:=POWER([.C289]-6.75;2)" office:value-type="float" office:value="0.00883671200794291" calcext:value-type="float">
            <text:p>0.008836712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0.240152" calcext:value-type="float">
            <text:p>10.240152</text:p>
          </table:table-cell>
          <table:table-cell office:value-type="float" office:value="6.5557405532" calcext:value-type="float">
            <text:p>6.5557405532</text:p>
          </table:table-cell>
          <table:table-cell table:formula="of:=POWER([.C290]-6.75;2)" office:value-type="float" office:value="0.0377367326710421" calcext:value-type="float">
            <text:p>0.0377367327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.692436" calcext:value-type="float">
            <text:p>8.692436</text:p>
          </table:table-cell>
          <table:table-cell office:value-type="float" office:value="6.4726544681" calcext:value-type="float">
            <text:p>6.4726544681</text:p>
          </table:table-cell>
          <table:table-cell table:formula="of:=POWER([.C291]-6.75;2)" office:value-type="float" office:value="0.0769205440648939" calcext:value-type="float">
            <text:p>0.0769205441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106851" calcext:value-type="float">
            <text:p>6.106851</text:p>
          </table:table-cell>
          <table:table-cell office:value-type="float" office:value="6.4477752766" calcext:value-type="float">
            <text:p>6.4477752766</text:p>
          </table:table-cell>
          <table:table-cell table:formula="of:=POWER([.C292]-6.75;2)" office:value-type="float" office:value="0.0913397834342066" calcext:value-type="float">
            <text:p>0.0913397834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.960093" calcext:value-type="float">
            <text:p>3.960093</text:p>
          </table:table-cell>
          <table:table-cell office:value-type="float" office:value="6.4903037872" calcext:value-type="float">
            <text:p>6.4903037872</text:p>
          </table:table-cell>
          <table:table-cell table:formula="of:=POWER([.C293]-6.75;2)" office:value-type="float" office:value="0.0674421229426628" calcext:value-type="float">
            <text:p>0.0674421229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.088871" calcext:value-type="float">
            <text:p>4.088871</text:p>
          </table:table-cell>
          <table:table-cell office:value-type="float" office:value="6.571573383" calcext:value-type="float">
            <text:p>6.571573383</text:p>
          </table:table-cell>
          <table:table-cell table:formula="of:=POWER([.C294]-6.75;2)" office:value-type="float" office:value="0.0318360576540645" calcext:value-type="float">
            <text:p>0.0318360577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.392968" calcext:value-type="float">
            <text:p>5.392968</text:p>
          </table:table-cell>
          <table:table-cell office:value-type="float" office:value="6.6252805319" calcext:value-type="float">
            <text:p>6.6252805319</text:p>
          </table:table-cell>
          <table:table-cell table:formula="of:=POWER([.C295]-6.75;2)" office:value-type="float" office:value="0.015554945723147" calcext:value-type="float">
            <text:p>0.0155549457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224769" calcext:value-type="float">
            <text:p>6.224769</text:p>
          </table:table-cell>
          <table:table-cell office:value-type="float" office:value="6.6187698936" calcext:value-type="float">
            <text:p>6.6187698936</text:p>
          </table:table-cell>
          <table:table-cell table:formula="of:=POWER([.C296]-6.75;2)" office:value-type="float" office:value="0.0172213408257554" calcext:value-type="float">
            <text:p>0.0172213408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324254" calcext:value-type="float">
            <text:p>6.324254</text:p>
          </table:table-cell>
          <table:table-cell office:value-type="float" office:value="6.5786238298" calcext:value-type="float">
            <text:p>6.5786238298</text:p>
          </table:table-cell>
          <table:table-cell table:formula="of:=POWER([.C297]-6.75;2)" office:value-type="float" office:value="0.0293697917124195" calcext:value-type="float">
            <text:p>0.0293697917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121916" calcext:value-type="float">
            <text:p>6.121916</text:p>
          </table:table-cell>
          <table:table-cell office:value-type="float" office:value="6.5552582128" calcext:value-type="float">
            <text:p>6.5552582128</text:p>
          </table:table-cell>
          <table:table-cell table:formula="of:=POWER([.C298]-6.75;2)" office:value-type="float" office:value="0.03792436368185" calcext:value-type="float">
            <text:p>0.0379243637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327197" calcext:value-type="float">
            <text:p>6.327197</text:p>
          </table:table-cell>
          <table:table-cell office:value-type="float" office:value="6.5667129149" calcext:value-type="float">
            <text:p>6.5667129149</text:p>
          </table:table-cell>
          <table:table-cell table:formula="of:=POWER([.C299]-6.75;2)" office:value-type="float" office:value="0.0335941555644546" calcext:value-type="float">
            <text:p>0.0335941556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7.111973" calcext:value-type="float">
            <text:p>7.111973</text:p>
          </table:table-cell>
          <table:table-cell office:value-type="float" office:value="6.5933166809" calcext:value-type="float">
            <text:p>6.5933166809</text:p>
          </table:table-cell>
          <table:table-cell table:formula="of:=POWER([.C300]-6.75;2)" office:value-type="float" office:value="0.0245496624841924" calcext:value-type="float">
            <text:p>0.024549662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.856175" calcext:value-type="float">
            <text:p>7.856175</text:p>
          </table:table-cell>
          <table:table-cell office:value-type="float" office:value="6.6077790851" calcext:value-type="float">
            <text:p>6.6077790851</text:p>
          </table:table-cell>
          <table:table-cell table:formula="of:=POWER([.C301]-6.75;2)" office:value-type="float" office:value="0.0202267886349931" calcext:value-type="float">
            <text:p>0.0202267886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7.921983" calcext:value-type="float">
            <text:p>7.921983</text:p>
          </table:table-cell>
          <table:table-cell office:value-type="float" office:value="6.602006234" calcext:value-type="float">
            <text:p>6.602006234</text:p>
          </table:table-cell>
          <table:table-cell table:formula="of:=POWER([.C302]-6.75;2)" office:value-type="float" office:value="0.0219021547748627" calcext:value-type="float">
            <text:p>0.0219021548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7.103746" calcext:value-type="float">
            <text:p>7.103746</text:p>
          </table:table-cell>
          <table:table-cell office:value-type="float" office:value="6.5863357447" calcext:value-type="float">
            <text:p>6.5863357447</text:p>
          </table:table-cell>
          <table:table-cell table:formula="of:=POWER([.C303]-6.75;2)" office:value-type="float" office:value="0.0267859884629034" calcext:value-type="float">
            <text:p>0.0267859885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.737607" calcext:value-type="float">
            <text:p>5.737607</text:p>
          </table:table-cell>
          <table:table-cell office:value-type="float" office:value="6.5761890638" calcext:value-type="float">
            <text:p>6.5761890638</text:p>
          </table:table-cell>
          <table:table-cell table:formula="of:=POWER([.C304]-6.75;2)" office:value-type="float" office:value="0.0302102415427204" calcext:value-type="float">
            <text:p>0.0302102415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.831727" calcext:value-type="float">
            <text:p>4.831727</text:p>
          </table:table-cell>
          <table:table-cell office:value-type="float" office:value="6.5838840426" calcext:value-type="float">
            <text:p>6.5838840426</text:p>
          </table:table-cell>
          <table:table-cell table:formula="of:=POWER([.C305]-6.75;2)" office:value-type="float" office:value="0.0275945113029185" calcext:value-type="float">
            <text:p>0.0275945113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5.251164" calcext:value-type="float">
            <text:p>5.251164</text:p>
          </table:table-cell>
          <table:table-cell office:value-type="float" office:value="6.6095945532" calcext:value-type="float">
            <text:p>6.6095945532</text:p>
          </table:table-cell>
          <table:table-cell table:formula="of:=POWER([.C306]-6.75;2)" office:value-type="float" office:value="0.0197136894911076" calcext:value-type="float">
            <text:p>0.0197136895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.174616" calcext:value-type="float">
            <text:p>6.174616</text:p>
          </table:table-cell>
          <table:table-cell office:value-type="float" office:value="6.6378504468" calcext:value-type="float">
            <text:p>6.6378504468</text:p>
          </table:table-cell>
          <table:table-cell table:formula="of:=POWER([.C307]-6.75;2)" office:value-type="float" office:value="0.0125775222829597" calcext:value-type="float">
            <text:p>0.0125775223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.648343" calcext:value-type="float">
            <text:p>6.648343</text:p>
          </table:table-cell>
          <table:table-cell office:value-type="float" office:value="6.6615179574" calcext:value-type="float">
            <text:p>6.6615179574</text:p>
          </table:table-cell>
          <table:table-cell table:formula="of:=POWER([.C308]-6.75;2)" office:value-type="float" office:value="0.0078290718626682" calcext:value-type="float">
            <text:p>0.0078290719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.579727" calcext:value-type="float">
            <text:p>6.579727</text:p>
          </table:table-cell>
          <table:table-cell office:value-type="float" office:value="6.6829297021" calcext:value-type="float">
            <text:p>6.6829297021</text:p>
          </table:table-cell>
          <table:table-cell table:formula="of:=POWER([.C309]-6.75;2)" office:value-type="float" office:value="0.00449842486039474" calcext:value-type="float">
            <text:p>0.0044984249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236244" calcext:value-type="float">
            <text:p>6.236244</text:p>
          </table:table-cell>
          <table:table-cell office:value-type="float" office:value="6.7019323404" calcext:value-type="float">
            <text:p>6.7019323404</text:p>
          </table:table-cell>
          <table:table-cell table:formula="of:=POWER([.C310]-6.75;2)" office:value-type="float" office:value="0.00231049989942148" calcext:value-type="float">
            <text:p>0.0023104999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.927151" calcext:value-type="float">
            <text:p>5.927151</text:p>
          </table:table-cell>
          <table:table-cell office:value-type="float" office:value="6.7173598936" calcext:value-type="float">
            <text:p>6.7173598936</text:p>
          </table:table-cell>
          <table:table-cell table:formula="of:=POWER([.C311]-6.75;2)" office:value-type="float" office:value="0.0010653765458033" calcext:value-type="float">
            <text:p>0.0010653765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118308" calcext:value-type="float">
            <text:p>6.118308</text:p>
          </table:table-cell>
          <table:table-cell office:value-type="float" office:value="6.7321803191" calcext:value-type="float">
            <text:p>6.7321803191</text:p>
          </table:table-cell>
          <table:table-cell table:formula="of:=POWER([.C312]-6.75;2)" office:value-type="float" office:value="0.000317541027377816" calcext:value-type="float">
            <text:p>0.000317541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912644" calcext:value-type="float">
            <text:p>6.912644</text:p>
          </table:table-cell>
          <table:table-cell office:value-type="float" office:value="6.7446185957" calcext:value-type="float">
            <text:p>6.7446185957</text:p>
          </table:table-cell>
          <table:table-cell table:formula="of:=POWER([.C313]-6.75;2)" office:value-type="float" office:value="0.0000289595122400537" calcext:value-type="float">
            <text:p>2.89595122400537E-005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7.593702" calcext:value-type="float">
            <text:p>7.593702</text:p>
          </table:table-cell>
          <table:table-cell office:value-type="float" office:value="6.743848617" calcext:value-type="float">
            <text:p>6.743848617</text:p>
          </table:table-cell>
          <table:table-cell table:formula="of:=POWER([.C314]-6.75;2)" office:value-type="float" office:value="0.0000378395128126857" calcext:value-type="float">
            <text:p>3.78395128126857E-005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7.535724" calcext:value-type="float">
            <text:p>7.535724</text:p>
          </table:table-cell>
          <table:table-cell office:value-type="float" office:value="6.7258621702" calcext:value-type="float">
            <text:p>6.7258621702</text:p>
          </table:table-cell>
          <table:table-cell table:formula="of:=POWER([.C315]-6.75;2)" office:value-type="float" office:value="0.000582634827453763" calcext:value-type="float">
            <text:p>0.0005826348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901964" calcext:value-type="float">
            <text:p>6.901964</text:p>
          </table:table-cell>
          <table:table-cell office:value-type="float" office:value="6.7000893404" calcext:value-type="float">
            <text:p>6.7000893404</text:p>
          </table:table-cell>
          <table:table-cell table:formula="of:=POWER([.C316]-6.75;2)" office:value-type="float" office:value="0.00249107394170708" calcext:value-type="float">
            <text:p>0.0024910739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392503" calcext:value-type="float">
            <text:p>6.392503</text:p>
          </table:table-cell>
          <table:table-cell office:value-type="float" office:value="6.6813316383" calcext:value-type="float">
            <text:p>6.6813316383</text:p>
          </table:table-cell>
          <table:table-cell table:formula="of:=POWER([.C317]-6.75;2)" office:value-type="float" office:value="0.00471534389856207" calcext:value-type="float">
            <text:p>0.0047153439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39554" calcext:value-type="float">
            <text:p>6.39554</text:p>
          </table:table-cell>
          <table:table-cell office:value-type="float" office:value="6.6782869149" calcext:value-type="float">
            <text:p>6.6782869149</text:p>
          </table:table-cell>
          <table:table-cell table:formula="of:=POWER([.C318]-6.75;2)" office:value-type="float" office:value="0.00514276657455982" calcext:value-type="float">
            <text:p>0.0051427666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738748" calcext:value-type="float">
            <text:p>6.738748</text:p>
          </table:table-cell>
          <table:table-cell office:value-type="float" office:value="6.6888567021" calcext:value-type="float">
            <text:p>6.6888567021</text:p>
          </table:table-cell>
          <table:table-cell table:formula="of:=POWER([.C319]-6.75;2)" office:value-type="float" office:value="0.00373850287808817" calcext:value-type="float">
            <text:p>0.0037385029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7.173952" calcext:value-type="float">
            <text:p>7.173952</text:p>
          </table:table-cell>
          <table:table-cell office:value-type="float" office:value="6.7033419787" calcext:value-type="float">
            <text:p>6.7033419787</text:p>
          </table:table-cell>
          <table:table-cell table:formula="of:=POWER([.C320]-6.75;2)" office:value-type="float" office:value="0.00217697095163124" calcext:value-type="float">
            <text:p>0.002176971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.376768" calcext:value-type="float">
            <text:p>7.376768</text:p>
          </table:table-cell>
          <table:table-cell office:value-type="float" office:value="6.7089433191" calcext:value-type="float">
            <text:p>6.7089433191</text:p>
          </table:table-cell>
          <table:table-cell table:formula="of:=POWER([.C321]-6.75;2)" office:value-type="float" office:value="0.0016856510465244" calcext:value-type="float">
            <text:p>0.001685651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994309" calcext:value-type="float">
            <text:p>6.994309</text:p>
          </table:table-cell>
          <table:table-cell office:value-type="float" office:value="6.7021125106" calcext:value-type="float">
            <text:p>6.7021125106</text:p>
          </table:table-cell>
          <table:table-cell table:formula="of:=POWER([.C322]-6.75;2)" office:value-type="float" office:value="0.0022932116410351" calcext:value-type="float">
            <text:p>0.0022932116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125819" calcext:value-type="float">
            <text:p>6.125819</text:p>
          </table:table-cell>
          <table:table-cell office:value-type="float" office:value="6.6996338085" calcext:value-type="float">
            <text:p>6.6996338085</text:p>
          </table:table-cell>
          <table:table-cell table:formula="of:=POWER([.C323]-6.75;2)" office:value-type="float" office:value="0.00253675324621469" calcext:value-type="float">
            <text:p>0.0025367532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.546629" calcext:value-type="float">
            <text:p>5.546629</text:p>
          </table:table-cell>
          <table:table-cell office:value-type="float" office:value="6.7243231064" calcext:value-type="float">
            <text:p>6.7243231064</text:p>
          </table:table-cell>
          <table:table-cell table:formula="of:=POWER([.C324]-6.75;2)" office:value-type="float" office:value="0.000659302864945722" calcext:value-type="float">
            <text:p>0.0006593029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.822951" calcext:value-type="float">
            <text:p>5.822951</text:p>
          </table:table-cell>
          <table:table-cell office:value-type="float" office:value="6.7733275106" calcext:value-type="float">
            <text:p>6.7733275106</text:p>
          </table:table-cell>
          <table:table-cell table:formula="of:=POWER([.C325]-6.75;2)" office:value-type="float" office:value="0.000544172750793099" calcext:value-type="float">
            <text:p>0.0005441728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330827" calcext:value-type="float">
            <text:p>6.330827</text:p>
          </table:table-cell>
          <table:table-cell office:value-type="float" office:value="6.8188374468" calcext:value-type="float">
            <text:p>6.8188374468</text:p>
          </table:table-cell>
          <table:table-cell table:formula="of:=POWER([.C326]-6.75;2)" office:value-type="float" office:value="0.00473859408194282" calcext:value-type="float">
            <text:p>0.0047385941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377402" calcext:value-type="float">
            <text:p>6.377402</text:p>
          </table:table-cell>
          <table:table-cell office:value-type="float" office:value="6.8424014468" calcext:value-type="float">
            <text:p>6.8424014468</text:p>
          </table:table-cell>
          <table:table-cell table:formula="of:=POWER([.C327]-6.75;2)" office:value-type="float" office:value="0.00853802737073328" calcext:value-type="float">
            <text:p>0.0085380274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130258" calcext:value-type="float">
            <text:p>6.130258</text:p>
          </table:table-cell>
          <table:table-cell office:value-type="float" office:value="6.8450337872" calcext:value-type="float">
            <text:p>6.8450337872</text:p>
          </table:table-cell>
          <table:table-cell table:formula="of:=POWER([.C328]-6.75;2)" office:value-type="float" office:value="0.00903142070957492" calcext:value-type="float">
            <text:p>0.0090314207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355524" calcext:value-type="float">
            <text:p>6.355524</text:p>
          </table:table-cell>
          <table:table-cell office:value-type="float" office:value="6.8348718298" calcext:value-type="float">
            <text:p>6.8348718298</text:p>
          </table:table-cell>
          <table:table-cell table:formula="of:=POWER([.C329]-6.75;2)" office:value-type="float" office:value="0.00720322749360016" calcext:value-type="float">
            <text:p>0.0072032275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7.263959" calcext:value-type="float">
            <text:p>7.263959</text:p>
          </table:table-cell>
          <table:table-cell office:value-type="float" office:value="6.8178265745" calcext:value-type="float">
            <text:p>6.8178265745</text:p>
          </table:table-cell>
          <table:table-cell table:formula="of:=POWER([.C330]-6.75;2)" office:value-type="float" office:value="0.00460044420840401" calcext:value-type="float">
            <text:p>0.0046004442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.132862" calcext:value-type="float">
            <text:p>8.132862</text:p>
          </table:table-cell>
          <table:table-cell office:value-type="float" office:value="6.7986484468" calcext:value-type="float">
            <text:p>6.7986484468</text:p>
          </table:table-cell>
          <table:table-cell table:formula="of:=POWER([.C331]-6.75;2)" office:value-type="float" office:value="0.0023666713760524" calcext:value-type="float">
            <text:p>0.0023666714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8.302826" calcext:value-type="float">
            <text:p>8.302826</text:p>
          </table:table-cell>
          <table:table-cell office:value-type="float" office:value="6.7823165532" calcext:value-type="float">
            <text:p>6.7823165532</text:p>
          </table:table-cell>
          <table:table-cell table:formula="of:=POWER([.C332]-6.75;2)" office:value-type="float" office:value="0.00104435961072845" calcext:value-type="float">
            <text:p>0.0010443596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7.640333" calcext:value-type="float">
            <text:p>7.640333</text:p>
          </table:table-cell>
          <table:table-cell office:value-type="float" office:value="6.771764766" calcext:value-type="float">
            <text:p>6.771764766</text:p>
          </table:table-cell>
          <table:table-cell table:formula="of:=POWER([.C333]-6.75;2)" office:value-type="float" office:value="0.000473705039034775" calcext:value-type="float">
            <text:p>0.000473705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439286" calcext:value-type="float">
            <text:p>6.439286</text:p>
          </table:table-cell>
          <table:table-cell office:value-type="float" office:value="6.7672354255" calcext:value-type="float">
            <text:p>6.7672354255</text:p>
          </table:table-cell>
          <table:table-cell table:formula="of:=POWER([.C334]-6.75;2)" office:value-type="float" office:value="0.000297059892166051" calcext:value-type="float">
            <text:p>0.0002970599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.357796" calcext:value-type="float">
            <text:p>5.357796</text:p>
          </table:table-cell>
          <table:table-cell office:value-type="float" office:value="6.7698282979" calcext:value-type="float">
            <text:p>6.7698282979</text:p>
          </table:table-cell>
          <table:table-cell table:formula="of:=POWER([.C335]-6.75;2)" office:value-type="float" office:value="0.000393161397611152" calcext:value-type="float">
            <text:p>0.0003931614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.299209" calcext:value-type="float">
            <text:p>5.299209</text:p>
          </table:table-cell>
          <table:table-cell office:value-type="float" office:value="6.7839495957" calcext:value-type="float">
            <text:p>6.7839495957</text:p>
          </table:table-cell>
          <table:table-cell table:formula="of:=POWER([.C336]-6.75;2)" office:value-type="float" office:value="0.00115257504819347" calcext:value-type="float">
            <text:p>0.001152575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335106" calcext:value-type="float">
            <text:p>6.335106</text:p>
          </table:table-cell>
          <table:table-cell office:value-type="float" office:value="6.8057002128" calcext:value-type="float">
            <text:p>6.8057002128</text:p>
          </table:table-cell>
          <table:table-cell table:formula="of:=POWER([.C337]-6.75;2)" office:value-type="float" office:value="0.00310251370596525" calcext:value-type="float">
            <text:p>0.0031025137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7.523114" calcext:value-type="float">
            <text:p>7.523114</text:p>
          </table:table-cell>
          <table:table-cell office:value-type="float" office:value="6.8168393404" calcext:value-type="float">
            <text:p>6.8168393404</text:p>
          </table:table-cell>
          <table:table-cell table:formula="of:=POWER([.C338]-6.75;2)" office:value-type="float" office:value="0.00446749742510702" calcext:value-type="float">
            <text:p>0.0044674974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8.105691" calcext:value-type="float">
            <text:p>8.105691</text:p>
          </table:table-cell>
          <table:table-cell office:value-type="float" office:value="6.8029853404" calcext:value-type="float">
            <text:p>6.8029853404</text:p>
          </table:table-cell>
          <table:table-cell table:formula="of:=POWER([.C339]-6.75;2)" office:value-type="float" office:value="0.0028074462973039" calcext:value-type="float">
            <text:p>0.0028074463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7.779764" calcext:value-type="float">
            <text:p>7.779764</text:p>
          </table:table-cell>
          <table:table-cell office:value-type="float" office:value="6.7684297021" calcext:value-type="float">
            <text:p>6.7684297021</text:p>
          </table:table-cell>
          <table:table-cell table:formula="of:=POWER([.C340]-6.75;2)" office:value-type="float" office:value="0.000339653919494734" calcext:value-type="float">
            <text:p>0.0003396539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613107" calcext:value-type="float">
            <text:p>6.613107</text:p>
          </table:table-cell>
          <table:table-cell office:value-type="float" office:value="6.7427021915" calcext:value-type="float">
            <text:p>6.7427021915</text:p>
          </table:table-cell>
          <table:table-cell table:formula="of:=POWER([.C341]-6.75;2)" office:value-type="float" office:value="0.0000532580089026682" calcext:value-type="float">
            <text:p>0.000053258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.086968" calcext:value-type="float">
            <text:p>5.086968</text:p>
          </table:table-cell>
          <table:table-cell office:value-type="float" office:value="6.7587644468" calcext:value-type="float">
            <text:p>6.7587644468</text:p>
          </table:table-cell>
          <table:table-cell table:formula="of:=POWER([.C342]-6.75;2)" office:value-type="float" office:value="0.0000768155277100282" calcext:value-type="float">
            <text:p>7.68155277100282E-005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.337904" calcext:value-type="float">
            <text:p>4.337904</text:p>
          </table:table-cell>
          <table:table-cell office:value-type="float" office:value="6.8199669787" calcext:value-type="float">
            <text:p>6.8199669787</text:p>
          </table:table-cell>
          <table:table-cell table:formula="of:=POWER([.C343]-6.75;2)" office:value-type="float" office:value="0.00489537810840627" calcext:value-type="float">
            <text:p>0.0048953781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.22607" calcext:value-type="float">
            <text:p>5.22607</text:p>
          </table:table-cell>
          <table:table-cell office:value-type="float" office:value="6.8917322128" calcext:value-type="float">
            <text:p>6.8917322128</text:p>
          </table:table-cell>
          <table:table-cell table:formula="of:=POWER([.C344]-6.75;2)" office:value-type="float" office:value="0.0200880201451845" calcext:value-type="float">
            <text:p>0.0200880201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660287" calcext:value-type="float">
            <text:p>6.660287</text:p>
          </table:table-cell>
          <table:table-cell office:value-type="float" office:value="6.9276741915" calcext:value-type="float">
            <text:p>6.9276741915</text:p>
          </table:table-cell>
          <table:table-cell table:formula="of:=POWER([.C345]-6.75;2)" office:value-type="float" office:value="0.0315681183251788" calcext:value-type="float">
            <text:p>0.0315681183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.577574" calcext:value-type="float">
            <text:p>7.577574</text:p>
          </table:table-cell>
          <table:table-cell office:value-type="float" office:value="6.923863617" calcext:value-type="float">
            <text:p>6.923863617</text:p>
          </table:table-cell>
          <table:table-cell table:formula="of:=POWER([.C346]-6.75;2)" office:value-type="float" office:value="0.0302285573163228" calcext:value-type="float">
            <text:p>0.0302285573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7.791706" calcext:value-type="float">
            <text:p>7.791706</text:p>
          </table:table-cell>
          <table:table-cell office:value-type="float" office:value="6.9042765319" calcext:value-type="float">
            <text:p>6.9042765319</text:p>
          </table:table-cell>
          <table:table-cell table:formula="of:=POWER([.C347]-6.75;2)" office:value-type="float" office:value="0.0238012482950917" calcext:value-type="float">
            <text:p>0.0238012483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7.584851" calcext:value-type="float">
            <text:p>7.584851</text:p>
          </table:table-cell>
          <table:table-cell office:value-type="float" office:value="6.8817836383" calcext:value-type="float">
            <text:p>6.8817836383</text:p>
          </table:table-cell>
          <table:table-cell table:formula="of:=POWER([.C348]-6.75;2)" office:value-type="float" office:value="0.0173669273235852" calcext:value-type="float">
            <text:p>0.0173669273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7.18547" calcext:value-type="float">
            <text:p>7.18547</text:p>
          </table:table-cell>
          <table:table-cell office:value-type="float" office:value="6.8573851915" calcext:value-type="float">
            <text:p>6.8573851915</text:p>
          </table:table-cell>
          <table:table-cell table:formula="of:=POWER([.C349]-6.75;2)" office:value-type="float" office:value="0.0115315793534916" calcext:value-type="float">
            <text:p>0.0115315794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626852" calcext:value-type="float">
            <text:p>6.626852</text:p>
          </table:table-cell>
          <table:table-cell office:value-type="float" office:value="6.8396578511" calcext:value-type="float">
            <text:p>6.8396578511</text:p>
          </table:table-cell>
          <table:table-cell table:formula="of:=POWER([.C350]-6.75;2)" office:value-type="float" office:value="0.0080385302638698" calcext:value-type="float">
            <text:p>0.0080385303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099271" calcext:value-type="float">
            <text:p>6.099271</text:p>
          </table:table-cell>
          <table:table-cell office:value-type="float" office:value="6.8449953404" calcext:value-type="float">
            <text:p>6.8449953404</text:p>
          </table:table-cell>
          <table:table-cell table:formula="of:=POWER([.C351]-6.75;2)" office:value-type="float" office:value="0.00902411469771181" calcext:value-type="float">
            <text:p>0.0090241147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040121" calcext:value-type="float">
            <text:p>6.040121</text:p>
          </table:table-cell>
          <table:table-cell office:value-type="float" office:value="6.8742218085" calcext:value-type="float">
            <text:p>6.8742218085</text:p>
          </table:table-cell>
          <table:table-cell table:formula="of:=POWER([.C352]-6.75;2)" office:value-type="float" office:value="0.0154310577070106" calcext:value-type="float">
            <text:p>0.0154310577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579191" calcext:value-type="float">
            <text:p>6.579191</text:p>
          </table:table-cell>
          <table:table-cell office:value-type="float" office:value="6.9048739787" calcext:value-type="float">
            <text:p>6.9048739787</text:p>
          </table:table-cell>
          <table:table-cell table:formula="of:=POWER([.C353]-6.75;2)" office:value-type="float" office:value="0.0239859492783682" calcext:value-type="float">
            <text:p>0.0239859493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7.286989" calcext:value-type="float">
            <text:p>7.286989</text:p>
          </table:table-cell>
          <table:table-cell office:value-type="float" office:value="6.909514383" calcext:value-type="float">
            <text:p>6.909514383</text:p>
          </table:table-cell>
          <table:table-cell table:formula="of:=POWER([.C354]-6.75;2)" office:value-type="float" office:value="0.0254448383838708" calcext:value-type="float">
            <text:p>0.0254448384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7.654695" calcext:value-type="float">
            <text:p>7.654695</text:p>
          </table:table-cell>
          <table:table-cell office:value-type="float" office:value="6.8813494681" calcext:value-type="float">
            <text:p>6.8813494681</text:p>
          </table:table-cell>
          <table:table-cell table:formula="of:=POWER([.C355]-6.75;2)" office:value-type="float" office:value="0.0172526827701529" calcext:value-type="float">
            <text:p>0.0172526828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.472851" calcext:value-type="float">
            <text:p>7.472851</text:p>
          </table:table-cell>
          <table:table-cell office:value-type="float" office:value="6.8416884468" calcext:value-type="float">
            <text:p>6.8416884468</text:p>
          </table:table-cell>
          <table:table-cell table:formula="of:=POWER([.C356]-6.75;2)" office:value-type="float" office:value="0.00840677127659645" calcext:value-type="float">
            <text:p>0.0084067713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961339" calcext:value-type="float">
            <text:p>6.961339</text:p>
          </table:table-cell>
          <table:table-cell office:value-type="float" office:value="6.8169122979" calcext:value-type="float">
            <text:p>6.8169122979</text:p>
          </table:table-cell>
          <table:table-cell table:formula="of:=POWER([.C357]-6.75;2)" office:value-type="float" office:value="0.00447725561025836" calcext:value-type="float">
            <text:p>0.0044772556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623711" calcext:value-type="float">
            <text:p>6.623711</text:p>
          </table:table-cell>
          <table:table-cell office:value-type="float" office:value="6.8143888723" calcext:value-type="float">
            <text:p>6.8143888723</text:p>
          </table:table-cell>
          <table:table-cell table:formula="of:=POWER([.C358]-6.75;2)" office:value-type="float" office:value="0.00414592687606575" calcext:value-type="float">
            <text:p>0.0041459269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702907" calcext:value-type="float">
            <text:p>6.702907</text:p>
          </table:table-cell>
          <table:table-cell office:value-type="float" office:value="6.8243220426" calcext:value-type="float">
            <text:p>6.8243220426</text:p>
          </table:table-cell>
          <table:table-cell table:formula="of:=POWER([.C359]-6.75;2)" office:value-type="float" office:value="0.00552376601623628" calcext:value-type="float">
            <text:p>0.005523766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876455" calcext:value-type="float">
            <text:p>6.876455</text:p>
          </table:table-cell>
          <table:table-cell office:value-type="float" office:value="6.8339462766" calcext:value-type="float">
            <text:p>6.8339462766</text:p>
          </table:table-cell>
          <table:table-cell table:formula="of:=POWER([.C360]-6.75;2)" office:value-type="float" office:value="0.00704697735500369" calcext:value-type="float">
            <text:p>0.0070469774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748339" calcext:value-type="float">
            <text:p>6.748339</text:p>
          </table:table-cell>
          <table:table-cell office:value-type="float" office:value="6.8383233617" calcext:value-type="float">
            <text:p>6.8383233617</text:p>
          </table:table-cell>
          <table:table-cell table:formula="of:=POWER([.C361]-6.75;2)" office:value-type="float" office:value="0.00780101622198897" calcext:value-type="float">
            <text:p>0.0078010162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324401" calcext:value-type="float">
            <text:p>6.324401</text:p>
          </table:table-cell>
          <table:table-cell office:value-type="float" office:value="6.8394221915" calcext:value-type="float">
            <text:p>6.8394221915</text:p>
          </table:table-cell>
          <table:table-cell table:formula="of:=POWER([.C362]-6.75;2)" office:value-type="float" office:value="0.00799632833266263" calcext:value-type="float">
            <text:p>0.0079963283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020352" calcext:value-type="float">
            <text:p>6.020352</text:p>
          </table:table-cell>
          <table:table-cell office:value-type="float" office:value="6.842681383" calcext:value-type="float">
            <text:p>6.842681383</text:p>
          </table:table-cell>
          <table:table-cell table:formula="of:=POWER([.C363]-6.75;2)" office:value-type="float" office:value="0.00858983875479276" calcext:value-type="float">
            <text:p>0.0085898388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249401" calcext:value-type="float">
            <text:p>6.249401</text:p>
          </table:table-cell>
          <table:table-cell office:value-type="float" office:value="6.8540269362" calcext:value-type="float">
            <text:p>6.8540269362</text:p>
          </table:table-cell>
          <table:table-cell table:formula="of:=POWER([.C364]-6.75;2)" office:value-type="float" office:value="0.0108216034551589" calcext:value-type="float">
            <text:p>0.0108216035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89232" calcext:value-type="float">
            <text:p>6.89232</text:p>
          </table:table-cell>
          <table:table-cell office:value-type="float" office:value="6.8717637234" calcext:value-type="float">
            <text:p>6.8717637234</text:p>
          </table:table-cell>
          <table:table-cell table:formula="of:=POWER([.C365]-6.75;2)" office:value-type="float" office:value="0.0148264043362317" calcext:value-type="float">
            <text:p>0.0148264043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.419556" calcext:value-type="float">
            <text:p>7.419556</text:p>
          </table:table-cell>
          <table:table-cell office:value-type="float" office:value="6.885037766" calcext:value-type="float">
            <text:p>6.885037766</text:p>
          </table:table-cell>
          <table:table-cell table:formula="of:=POWER([.C366]-6.75;2)" office:value-type="float" office:value="0.0182351982462707" calcext:value-type="float">
            <text:p>0.0182351982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7.437215" calcext:value-type="float">
            <text:p>7.437215</text:p>
          </table:table-cell>
          <table:table-cell office:value-type="float" office:value="6.8845291702" calcext:value-type="float">
            <text:p>6.8845291702</text:p>
          </table:table-cell>
          <table:table-cell table:formula="of:=POWER([.C367]-6.75;2)" office:value-type="float" office:value="0.0180980976347007" calcext:value-type="float">
            <text:p>0.0180980976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7.05572" calcext:value-type="float">
            <text:p>7.05572</text:p>
          </table:table-cell>
          <table:table-cell office:value-type="float" office:value="6.8712119149" calcext:value-type="float">
            <text:p>6.8712119149</text:p>
          </table:table-cell>
          <table:table-cell table:formula="of:=POWER([.C368]-6.75;2)" office:value-type="float" office:value="0.0146923283137248" calcext:value-type="float">
            <text:p>0.0146923283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87781" calcext:value-type="float">
            <text:p>6.87781</text:p>
          </table:table-cell>
          <table:table-cell office:value-type="float" office:value="6.8541747234" calcext:value-type="float">
            <text:p>6.8541747234</text:p>
          </table:table-cell>
          <table:table-cell table:formula="of:=POWER([.C369]-6.75;2)" office:value-type="float" office:value="0.0108523729954665" calcext:value-type="float">
            <text:p>0.010852373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7.286216" calcext:value-type="float">
            <text:p>7.286216</text:p>
          </table:table-cell>
          <table:table-cell office:value-type="float" office:value="6.8364755532" calcext:value-type="float">
            <text:p>6.8364755532</text:p>
          </table:table-cell>
          <table:table-cell table:formula="of:=POWER([.C370]-6.75;2)" office:value-type="float" office:value="0.00747802130124597" calcext:value-type="float">
            <text:p>0.0074780213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.849836" calcext:value-type="float">
            <text:p>7.849836</text:p>
          </table:table-cell>
          <table:table-cell office:value-type="float" office:value="6.8099556383" calcext:value-type="float">
            <text:p>6.8099556383</text:p>
          </table:table-cell>
          <table:table-cell table:formula="of:=POWER([.C371]-6.75;2)" office:value-type="float" office:value="0.00359467856396042" calcext:value-type="float">
            <text:p>0.0035946786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7.961918" calcext:value-type="float">
            <text:p>7.961918</text:p>
          </table:table-cell>
          <table:table-cell office:value-type="float" office:value="6.773017766" calcext:value-type="float">
            <text:p>6.773017766</text:p>
          </table:table-cell>
          <table:table-cell table:formula="of:=POWER([.C372]-6.75;2)" office:value-type="float" office:value="0.000529817551630743" calcext:value-type="float">
            <text:p>0.0005298176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7.438335" calcext:value-type="float">
            <text:p>7.438335</text:p>
          </table:table-cell>
          <table:table-cell office:value-type="float" office:value="6.7396986809" calcext:value-type="float">
            <text:p>6.7396986809</text:p>
          </table:table-cell>
          <table:table-cell table:formula="of:=POWER([.C373]-6.75;2)" office:value-type="float" office:value="0.000106117175200022" calcext:value-type="float">
            <text:p>0.0001061172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501122" calcext:value-type="float">
            <text:p>6.501122</text:p>
          </table:table-cell>
          <table:table-cell office:value-type="float" office:value="6.7264504043" calcext:value-type="float">
            <text:p>6.7264504043</text:p>
          </table:table-cell>
          <table:table-cell table:formula="of:=POWER([.C374]-6.75;2)" office:value-type="float" office:value="0.000554583457633439" calcext:value-type="float">
            <text:p>0.0005545835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.652646" calcext:value-type="float">
            <text:p>5.652646</text:p>
          </table:table-cell>
          <table:table-cell office:value-type="float" office:value="6.7367622766" calcext:value-type="float">
            <text:p>6.7367622766</text:p>
          </table:table-cell>
          <table:table-cell table:formula="of:=POWER([.C375]-6.75;2)" office:value-type="float" office:value="0.000175237320814898" calcext:value-type="float">
            <text:p>0.0001752373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.554397" calcext:value-type="float">
            <text:p>5.554397</text:p>
          </table:table-cell>
          <table:table-cell office:value-type="float" office:value="6.7591208085" calcext:value-type="float">
            <text:p>6.7591208085</text:p>
          </table:table-cell>
          <table:table-cell table:formula="of:=POWER([.C376]-6.75;2)" office:value-type="float" office:value="0.0000831891476936817" calcext:value-type="float">
            <text:p>8.31891476936817E-005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362587" calcext:value-type="float">
            <text:p>6.362587</text:p>
          </table:table-cell>
          <table:table-cell office:value-type="float" office:value="6.7743011064" calcext:value-type="float">
            <text:p>6.7743011064</text:p>
          </table:table-cell>
          <table:table-cell table:formula="of:=POWER([.C377]-6.75;2)" office:value-type="float" office:value="0.000590543772264134" calcext:value-type="float">
            <text:p>0.0005905438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7.365263" calcext:value-type="float">
            <text:p>7.365263</text:p>
          </table:table-cell>
          <table:table-cell office:value-type="float" office:value="6.7718125532" calcext:value-type="float">
            <text:p>6.7718125532</text:p>
          </table:table-cell>
          <table:table-cell table:formula="of:=POWER([.C378]-6.75;2)" office:value-type="float" office:value="0.000475787477102839" calcext:value-type="float">
            <text:p>0.0004757875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7.806892" calcext:value-type="float">
            <text:p>7.806892</text:p>
          </table:table-cell>
          <table:table-cell office:value-type="float" office:value="6.7602141064" calcext:value-type="float">
            <text:p>6.7602141064</text:p>
          </table:table-cell>
          <table:table-cell table:formula="of:=POWER([.C379]-6.75;2)" office:value-type="float" office:value="0.000104327969550527" calcext:value-type="float">
            <text:p>0.000104328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7.427454" calcext:value-type="float">
            <text:p>7.427454</text:p>
          </table:table-cell>
          <table:table-cell office:value-type="float" office:value="6.7555842979" calcext:value-type="float">
            <text:p>6.7555842979</text:p>
          </table:table-cell>
          <table:table-cell table:formula="of:=POWER([.C380]-6.75;2)" office:value-type="float" office:value="0.0000311843830359498" calcext:value-type="float">
            <text:p>3.11843830359498E-005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561151" calcext:value-type="float">
            <text:p>6.561151</text:p>
          </table:table-cell>
          <table:table-cell office:value-type="float" office:value="6.7688424681" calcext:value-type="float">
            <text:p>6.7688424681</text:p>
          </table:table-cell>
          <table:table-cell table:formula="of:=POWER([.C381]-6.75;2)" office:value-type="float" office:value="0.000355038604099514" calcext:value-type="float">
            <text:p>0.0003550386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021497" calcext:value-type="float">
            <text:p>6.021497</text:p>
          </table:table-cell>
          <table:table-cell office:value-type="float" office:value="6.7977830851" calcext:value-type="float">
            <text:p>6.7977830851</text:p>
          </table:table-cell>
          <table:table-cell table:formula="of:=POWER([.C382]-6.75;2)" office:value-type="float" office:value="0.00228322322167383" calcext:value-type="float">
            <text:p>0.0022832232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321488" calcext:value-type="float">
            <text:p>6.321488</text:p>
          </table:table-cell>
          <table:table-cell office:value-type="float" office:value="6.8230145745" calcext:value-type="float">
            <text:p>6.8230145745</text:p>
          </table:table-cell>
          <table:table-cell table:formula="of:=POWER([.C383]-6.75;2)" office:value-type="float" office:value="0.00533112808941607" calcext:value-type="float">
            <text:p>0.0053311281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858645" calcext:value-type="float">
            <text:p>6.858645</text:p>
          </table:table-cell>
          <table:table-cell office:value-type="float" office:value="6.8212455957" calcext:value-type="float">
            <text:p>6.8212455957</text:p>
          </table:table-cell>
          <table:table-cell table:formula="of:=POWER([.C384]-6.75;2)" office:value-type="float" office:value="0.00507593490664783" calcext:value-type="float">
            <text:p>0.0050759349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871976" calcext:value-type="float">
            <text:p>6.871976</text:p>
          </table:table-cell>
          <table:table-cell office:value-type="float" office:value="6.7951338085" calcext:value-type="float">
            <text:p>6.7951338085</text:p>
          </table:table-cell>
          <table:table-cell table:formula="of:=POWER([.C385]-6.75;2)" office:value-type="float" office:value="0.00203706066971469" calcext:value-type="float">
            <text:p>0.0020370607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481576" calcext:value-type="float">
            <text:p>6.481576</text:p>
          </table:table-cell>
          <table:table-cell office:value-type="float" office:value="6.771278766" calcext:value-type="float">
            <text:p>6.771278766</text:p>
          </table:table-cell>
          <table:table-cell table:formula="of:=POWER([.C386]-6.75;2)" office:value-type="float" office:value="0.000452785882482756" calcext:value-type="float">
            <text:p>0.0004527859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570571" calcext:value-type="float">
            <text:p>6.570571</text:p>
          </table:table-cell>
          <table:table-cell office:value-type="float" office:value="6.7640634468" calcext:value-type="float">
            <text:p>6.7640634468</text:p>
          </table:table-cell>
          <table:table-cell table:formula="of:=POWER([.C387]-6.75;2)" office:value-type="float" office:value="0.000197780535896425" calcext:value-type="float">
            <text:p>0.0001977805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7.368033" calcext:value-type="float">
            <text:p>7.368033</text:p>
          </table:table-cell>
          <table:table-cell office:value-type="float" office:value="6.7571076383" calcext:value-type="float">
            <text:p>6.7571076383</text:p>
          </table:table-cell>
          <table:table-cell table:formula="of:=POWER([.C388]-6.75;2)" office:value-type="float" office:value="0.0000505185222036261" calcext:value-type="float">
            <text:p>5.05185222036261E-005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7.963487" calcext:value-type="float">
            <text:p>7.963487</text:p>
          </table:table-cell>
          <table:table-cell office:value-type="float" office:value="6.7288531915" calcext:value-type="float">
            <text:p>6.7288531915</text:p>
          </table:table-cell>
          <table:table-cell table:formula="of:=POWER([.C389]-6.75;2)" office:value-type="float" office:value="0.000447187509735679" calcext:value-type="float">
            <text:p>0.0004471875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7.71087" calcext:value-type="float">
            <text:p>7.71087</text:p>
          </table:table-cell>
          <table:table-cell office:value-type="float" office:value="6.6844916383" calcext:value-type="float">
            <text:p>6.6844916383</text:p>
          </table:table-cell>
          <table:table-cell table:formula="of:=POWER([.C390]-6.75;2)" office:value-type="float" office:value="0.00429134545261804" calcext:value-type="float">
            <text:p>0.0042913455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915343" calcext:value-type="float">
            <text:p>6.915343</text:p>
          </table:table-cell>
          <table:table-cell office:value-type="float" office:value="6.6491703617" calcext:value-type="float">
            <text:p>6.6491703617</text:p>
          </table:table-cell>
          <table:table-cell table:formula="of:=POWER([.C391]-6.75;2)" office:value-type="float" office:value="0.0101666159597089" calcext:value-type="float">
            <text:p>0.010166616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48119" calcext:value-type="float">
            <text:p>6.48119</text:p>
          </table:table-cell>
          <table:table-cell office:value-type="float" office:value="6.6432305745" calcext:value-type="float">
            <text:p>6.6432305745</text:p>
          </table:table-cell>
          <table:table-cell table:formula="of:=POWER([.C392]-6.75;2)" office:value-type="float" office:value="0.0113997102216" calcext:value-type="float">
            <text:p>0.0113997102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656981" calcext:value-type="float">
            <text:p>6.656981</text:p>
          </table:table-cell>
          <table:table-cell office:value-type="float" office:value="6.6623489574" calcext:value-type="float">
            <text:p>6.6623489574</text:p>
          </table:table-cell>
          <table:table-cell table:formula="of:=POWER([.C393]-6.75;2)" office:value-type="float" office:value="0.00768270526886704" calcext:value-type="float">
            <text:p>0.0076827053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73454" calcext:value-type="float">
            <text:p>6.73454</text:p>
          </table:table-cell>
          <table:table-cell office:value-type="float" office:value="6.6847287234" calcext:value-type="float">
            <text:p>6.6847287234</text:p>
          </table:table-cell>
          <table:table-cell table:formula="of:=POWER([.C394]-6.75;2)" office:value-type="float" office:value="0.00426033954899369" calcext:value-type="float">
            <text:p>0.0042603395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438124" calcext:value-type="float">
            <text:p>6.438124</text:p>
          </table:table-cell>
          <table:table-cell office:value-type="float" office:value="6.6947688085" calcext:value-type="float">
            <text:p>6.6947688085</text:p>
          </table:table-cell>
          <table:table-cell table:formula="of:=POWER([.C395]-6.75;2)" office:value-type="float" office:value="0.00305048451450966" calcext:value-type="float">
            <text:p>0.0030504845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352285" calcext:value-type="float">
            <text:p>6.352285</text:p>
          </table:table-cell>
          <table:table-cell office:value-type="float" office:value="6.6872069149" calcext:value-type="float">
            <text:p>6.6872069149</text:p>
          </table:table-cell>
          <table:table-cell table:formula="of:=POWER([.C396]-6.75;2)" office:value-type="float" office:value="0.00394297153637585" calcext:value-type="float">
            <text:p>0.0039429715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877714" calcext:value-type="float">
            <text:p>6.877714</text:p>
          </table:table-cell>
          <table:table-cell office:value-type="float" office:value="6.6633831915" calcext:value-type="float">
            <text:p>6.6633831915</text:p>
          </table:table-cell>
          <table:table-cell table:formula="of:=POWER([.C397]-6.75;2)" office:value-type="float" office:value="0.00750247151472561" calcext:value-type="float">
            <text:p>0.0075024715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7.472915" calcext:value-type="float">
            <text:p>7.472915</text:p>
          </table:table-cell>
          <table:table-cell office:value-type="float" office:value="6.6321839574" calcext:value-type="float">
            <text:p>6.6321839574</text:p>
          </table:table-cell>
          <table:table-cell table:formula="of:=POWER([.C398]-6.75;2)" office:value-type="float" office:value="0.0138806198939251" calcext:value-type="float">
            <text:p>0.0138806199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7.480773" calcext:value-type="float">
            <text:p>7.480773</text:p>
          </table:table-cell>
          <table:table-cell office:value-type="float" office:value="6.6049149787" calcext:value-type="float">
            <text:p>6.6049149787</text:p>
          </table:table-cell>
          <table:table-cell table:formula="of:=POWER([.C399]-6.75;2)" office:value-type="float" office:value="0.0210496634056214" calcext:value-type="float">
            <text:p>0.0210496634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79729" calcext:value-type="float">
            <text:p>6.79729</text:p>
          </table:table-cell>
          <table:table-cell office:value-type="float" office:value="6.5922996383" calcext:value-type="float">
            <text:p>6.5922996383</text:p>
          </table:table-cell>
          <table:table-cell table:formula="of:=POWER([.C400]-6.75;2)" office:value-type="float" office:value="0.0248694040803108" calcext:value-type="float">
            <text:p>0.024869404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.963238" calcext:value-type="float">
            <text:p>5.963238</text:p>
          </table:table-cell>
          <table:table-cell office:value-type="float" office:value="6.6009199574" calcext:value-type="float">
            <text:p>6.6009199574</text:p>
          </table:table-cell>
          <table:table-cell table:formula="of:=POWER([.C401]-6.75;2)" office:value-type="float" office:value="0.0222248591016177" calcext:value-type="float">
            <text:p>0.0222248591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5.790627" calcext:value-type="float">
            <text:p>5.790627</text:p>
          </table:table-cell>
          <table:table-cell office:value-type="float" office:value="6.6229892553" calcext:value-type="float">
            <text:p>6.6229892553</text:p>
          </table:table-cell>
          <table:table-cell table:formula="of:=POWER([.C402]-6.75;2)" office:value-type="float" office:value="0.0161317292692485" calcext:value-type="float">
            <text:p>0.0161317293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308372" calcext:value-type="float">
            <text:p>6.308372</text:p>
          </table:table-cell>
          <table:table-cell office:value-type="float" office:value="6.6355857872" calcext:value-type="float">
            <text:p>6.6355857872</text:p>
          </table:table-cell>
          <table:table-cell table:formula="of:=POWER([.C403]-6.75;2)" office:value-type="float" office:value="0.0130906120906437" calcext:value-type="float">
            <text:p>0.0130906121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842738" calcext:value-type="float">
            <text:p>6.842738</text:p>
          </table:table-cell>
          <table:table-cell office:value-type="float" office:value="6.625984" calcext:value-type="float">
            <text:p>6.625984</text:p>
          </table:table-cell>
          <table:table-cell table:formula="of:=POWER([.C404]-6.75;2)" office:value-type="float" office:value="0.015379968256" calcext:value-type="float">
            <text:p>0.0153799683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7.09057" calcext:value-type="float">
            <text:p>7.09057</text:p>
          </table:table-cell>
          <table:table-cell office:value-type="float" office:value="6.6065934468" calcext:value-type="float">
            <text:p>6.6065934468</text:p>
          </table:table-cell>
          <table:table-cell table:formula="of:=POWER([.C405]-6.75;2)" office:value-type="float" office:value="0.0205654395007045" calcext:value-type="float">
            <text:p>0.0205654395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7.155246" calcext:value-type="float">
            <text:p>7.155246</text:p>
          </table:table-cell>
          <table:table-cell office:value-type="float" office:value="6.5929416809" calcext:value-type="float">
            <text:p>6.5929416809</text:p>
          </table:table-cell>
          <table:table-cell table:formula="of:=POWER([.C406]-6.75;2)" office:value-type="float" office:value="0.0246673155985174" calcext:value-type="float">
            <text:p>0.0246673156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7.082178" calcext:value-type="float">
            <text:p>7.082178</text:p>
          </table:table-cell>
          <table:table-cell office:value-type="float" office:value="6.5886954681" calcext:value-type="float">
            <text:p>6.5886954681</text:p>
          </table:table-cell>
          <table:table-cell table:formula="of:=POWER([.C407]-6.75;2)" office:value-type="float" office:value="0.0260191520114781" calcext:value-type="float">
            <text:p>0.026019152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799984" calcext:value-type="float">
            <text:p>6.799984</text:p>
          </table:table-cell>
          <table:table-cell office:value-type="float" office:value="6.5922089787" calcext:value-type="float">
            <text:p>6.5922089787</text:p>
          </table:table-cell>
          <table:table-cell table:formula="of:=POWER([.C408]-6.75;2)" office:value-type="float" office:value="0.0248980064028969" calcext:value-type="float">
            <text:p>0.0248980064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477583" calcext:value-type="float">
            <text:p>6.477583</text:p>
          </table:table-cell>
          <table:table-cell office:value-type="float" office:value="6.6021891064" calcext:value-type="float">
            <text:p>6.6021891064</text:p>
          </table:table-cell>
          <table:table-cell table:formula="of:=POWER([.C409]-6.75;2)" office:value-type="float" office:value="0.0218480602668305" calcext:value-type="float">
            <text:p>0.0218480603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553593" calcext:value-type="float">
            <text:p>6.553593</text:p>
          </table:table-cell>
          <table:table-cell office:value-type="float" office:value="6.6115121277" calcext:value-type="float">
            <text:p>6.6115121277</text:p>
          </table:table-cell>
          <table:table-cell table:formula="of:=POWER([.C410]-6.75;2)" office:value-type="float" office:value="0.0191788907741811" calcext:value-type="float">
            <text:p>0.0191788908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7.08303" calcext:value-type="float">
            <text:p>7.08303</text:p>
          </table:table-cell>
          <table:table-cell office:value-type="float" office:value="6.6046446596" calcext:value-type="float">
            <text:p>6.6046446596</text:p>
          </table:table-cell>
          <table:table-cell table:formula="of:=POWER([.C411]-6.75;2)" office:value-type="float" office:value="0.0211281749827999" calcext:value-type="float">
            <text:p>0.021128175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7.5162" calcext:value-type="float">
            <text:p>7.5162</text:p>
          </table:table-cell>
          <table:table-cell office:value-type="float" office:value="6.5784518936" calcext:value-type="float">
            <text:p>6.5784518936</text:p>
          </table:table-cell>
          <table:table-cell table:formula="of:=POWER([.C412]-6.75;2)" office:value-type="float" office:value="0.0294287528094256" calcext:value-type="float">
            <text:p>0.0294287528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7.395652" calcext:value-type="float">
            <text:p>7.395652</text:p>
          </table:table-cell>
          <table:table-cell office:value-type="float" office:value="6.5555402553" calcext:value-type="float">
            <text:p>6.5555402553</text:p>
          </table:table-cell>
          <table:table-cell table:formula="of:=POWER([.C413]-6.75;2)" office:value-type="float" office:value="0.037814592308789" calcext:value-type="float">
            <text:p>0.0378145923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811304" calcext:value-type="float">
            <text:p>6.811304</text:p>
          </table:table-cell>
          <table:table-cell office:value-type="float" office:value="6.5550978936" calcext:value-type="float">
            <text:p>6.5550978936</text:p>
          </table:table-cell>
          <table:table-cell table:formula="of:=POWER([.C414]-6.75;2)" office:value-type="float" office:value="0.0379868310791569" calcext:value-type="float">
            <text:p>0.0379868311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254972" calcext:value-type="float">
            <text:p>6.254972</text:p>
          </table:table-cell>
          <table:table-cell office:value-type="float" office:value="6.5753575319" calcext:value-type="float">
            <text:p>6.5753575319</text:p>
          </table:table-cell>
          <table:table-cell table:formula="of:=POWER([.C415]-6.75;2)" office:value-type="float" office:value="0.0304999916640595" calcext:value-type="float">
            <text:p>0.0304999917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045949" calcext:value-type="float">
            <text:p>6.045949</text:p>
          </table:table-cell>
          <table:table-cell office:value-type="float" office:value="6.5995472128" calcext:value-type="float">
            <text:p>6.5995472128</text:p>
          </table:table-cell>
          <table:table-cell table:formula="of:=POWER([.C416]-6.75;2)" office:value-type="float" office:value="0.0226360411762484" calcext:value-type="float">
            <text:p>0.0226360412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03978" calcext:value-type="float">
            <text:p>6.03978</text:p>
          </table:table-cell>
          <table:table-cell office:value-type="float" office:value="6.6038202553" calcext:value-type="float">
            <text:p>6.6038202553</text:p>
          </table:table-cell>
          <table:table-cell table:formula="of:=POWER([.C417]-6.75;2)" office:value-type="float" office:value="0.021368517760557" calcext:value-type="float">
            <text:p>0.0213685178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113756" calcext:value-type="float">
            <text:p>6.113756</text:p>
          </table:table-cell>
          <table:table-cell office:value-type="float" office:value="6.5628172128" calcext:value-type="float">
            <text:p>6.5628172128</text:p>
          </table:table-cell>
          <table:table-cell table:formula="of:=POWER([.C418]-6.75;2)" office:value-type="float" office:value="0.0350373958239606" calcext:value-type="float">
            <text:p>0.0350373958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395921" calcext:value-type="float">
            <text:p>6.395921</text:p>
          </table:table-cell>
          <table:table-cell office:value-type="float" office:value="6.461097766" calcext:value-type="float">
            <text:p>6.461097766</text:p>
          </table:table-cell>
          <table:table-cell table:formula="of:=POWER([.C419]-6.75;2)" office:value-type="float" office:value="0.0834645008101908" calcext:value-type="float">
            <text:p>0.0834645008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815666" calcext:value-type="float">
            <text:p>6.815666</text:p>
          </table:table-cell>
          <table:table-cell office:value-type="float" office:value="6.3952970851" calcext:value-type="float">
            <text:p>6.3952970851</text:p>
          </table:table-cell>
          <table:table-cell table:formula="of:=POWER([.C420]-6.75;2)" office:value-type="float" office:value="0.125814157838557" calcext:value-type="float">
            <text:p>0.1258141578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98578" calcext:value-type="float">
            <text:p>6.98578</text:p>
          </table:table-cell>
          <table:table-cell office:value-type="float" office:value="6.3894466809" calcext:value-type="float">
            <text:p>6.3894466809</text:p>
          </table:table-cell>
          <table:table-cell table:formula="of:=POWER([.C421]-6.75;2)" office:value-type="float" office:value="0.129998695914026" calcext:value-type="float">
            <text:p>0.1299986959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703497" calcext:value-type="float">
            <text:p>6.703497</text:p>
          </table:table-cell>
          <table:table-cell office:value-type="float" office:value="6.4251011702" calcext:value-type="float">
            <text:p>6.4251011702</text:p>
          </table:table-cell>
          <table:table-cell table:formula="of:=POWER([.C422]-6.75;2)" office:value-type="float" office:value="0.10555924960541" calcext:value-type="float">
            <text:p>0.1055592496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267871" calcext:value-type="float">
            <text:p>6.267871</text:p>
          </table:table-cell>
          <table:table-cell office:value-type="float" office:value="6.4813997234" calcext:value-type="float">
            <text:p>6.4813997234</text:p>
          </table:table-cell>
          <table:table-cell table:formula="of:=POWER([.C423]-6.75;2)" office:value-type="float" office:value="0.0721461085895965" calcext:value-type="float">
            <text:p>0.0721461086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245625" calcext:value-type="float">
            <text:p>6.245625</text:p>
          </table:table-cell>
          <table:table-cell office:value-type="float" office:value="6.534949" calcext:value-type="float">
            <text:p>6.534949</text:p>
          </table:table-cell>
          <table:table-cell table:formula="of:=POWER([.C424]-6.75;2)" office:value-type="float" office:value="0.0462469326009999" calcext:value-type="float">
            <text:p>0.0462469326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820136" calcext:value-type="float">
            <text:p>6.820136</text:p>
          </table:table-cell>
          <table:table-cell office:value-type="float" office:value="6.5621741064" calcext:value-type="float">
            <text:p>6.5621741064</text:p>
          </table:table-cell>
          <table:table-cell table:formula="of:=POWER([.C425]-6.75;2)" office:value-type="float" office:value="0.0352785663066386" calcext:value-type="float">
            <text:p>0.0352785663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7.589291" calcext:value-type="float">
            <text:p>7.589291</text:p>
          </table:table-cell>
          <table:table-cell office:value-type="float" office:value="6.5559861277" calcext:value-type="float">
            <text:p>6.5559861277</text:p>
          </table:table-cell>
          <table:table-cell table:formula="of:=POWER([.C426]-6.75;2)" office:value-type="float" office:value="0.0376413826448408" calcext:value-type="float">
            <text:p>0.0376413826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8.050588" calcext:value-type="float">
            <text:p>8.050588</text:p>
          </table:table-cell>
          <table:table-cell office:value-type="float" office:value="6.5270156809" calcext:value-type="float">
            <text:p>6.5270156809</text:p>
          </table:table-cell>
          <table:table-cell table:formula="of:=POWER([.C427]-6.75;2)" office:value-type="float" office:value="0.0497220065644907" calcext:value-type="float">
            <text:p>0.0497220066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7.92136" calcext:value-type="float">
            <text:p>7.92136</text:p>
          </table:table-cell>
          <table:table-cell office:value-type="float" office:value="6.4657016596" calcext:value-type="float">
            <text:p>6.4657016596</text:p>
          </table:table-cell>
          <table:table-cell table:formula="of:=POWER([.C428]-6.75;2)" office:value-type="float" office:value="0.0808255463541945" calcext:value-type="float">
            <text:p>0.0808255464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7.207377" calcext:value-type="float">
            <text:p>7.207377</text:p>
          </table:table-cell>
          <table:table-cell office:value-type="float" office:value="6.4071371702" calcext:value-type="float">
            <text:p>6.4071371702</text:p>
          </table:table-cell>
          <table:table-cell table:formula="of:=POWER([.C429]-6.75;2)" office:value-type="float" office:value="0.117554920058463" calcext:value-type="float">
            <text:p>0.1175549201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238346" calcext:value-type="float">
            <text:p>6.238346</text:p>
          </table:table-cell>
          <table:table-cell office:value-type="float" office:value="6.3637638085" calcext:value-type="float">
            <text:p>6.3637638085</text:p>
          </table:table-cell>
          <table:table-cell table:formula="of:=POWER([.C430]-6.75;2)" office:value-type="float" office:value="0.149178395624425" calcext:value-type="float">
            <text:p>0.1491783956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.631391" calcext:value-type="float">
            <text:p>5.631391</text:p>
          </table:table-cell>
          <table:table-cell office:value-type="float" office:value="6.3410081277" calcext:value-type="float">
            <text:p>6.3410081277</text:p>
          </table:table-cell>
          <table:table-cell table:formula="of:=POWER([.C431]-6.75;2)" office:value-type="float" office:value="0.167274351607459" calcext:value-type="float">
            <text:p>0.1672743516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5.750789" calcext:value-type="float">
            <text:p>5.750789</text:p>
          </table:table-cell>
          <table:table-cell office:value-type="float" office:value="6.2990423617" calcext:value-type="float">
            <text:p>6.2990423617</text:p>
          </table:table-cell>
          <table:table-cell table:formula="of:=POWER([.C432]-6.75;2)" office:value-type="float" office:value="0.203362791541114" calcext:value-type="float">
            <text:p>0.2033627915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142456" calcext:value-type="float">
            <text:p>6.142456</text:p>
          </table:table-cell>
          <table:table-cell office:value-type="float" office:value="6.3827816596" calcext:value-type="float">
            <text:p>6.3827816596</text:p>
          </table:table-cell>
          <table:table-cell table:formula="of:=POWER([.C433]-6.75;2)" office:value-type="float" office:value="0.13484930952613" calcext:value-type="float">
            <text:p>0.1348493095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243648" calcext:value-type="float">
            <text:p>6.243648</text:p>
          </table:table-cell>
          <table:table-cell office:value-type="float" office:value="6.4897979574" calcext:value-type="float">
            <text:p>6.4897979574</text:p>
          </table:table-cell>
          <table:table-cell table:formula="of:=POWER([.C434]-6.75;2)" office:value-type="float" office:value="0.067705102973212" calcext:value-type="float">
            <text:p>0.067705103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040074" calcext:value-type="float">
            <text:p>6.040074</text:p>
          </table:table-cell>
          <table:table-cell office:value-type="float" office:value="6.5658058085" calcext:value-type="float">
            <text:p>6.5658058085</text:p>
          </table:table-cell>
          <table:table-cell table:formula="of:=POWER([.C435]-6.75;2)" office:value-type="float" office:value="0.0339275001823385" calcext:value-type="float">
            <text:p>0.0339275002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5.878494" calcext:value-type="float">
            <text:p>5.878494</text:p>
          </table:table-cell>
          <table:table-cell office:value-type="float" office:value="6.6143542128" calcext:value-type="float">
            <text:p>6.6143542128</text:p>
          </table:table-cell>
          <table:table-cell table:formula="of:=POWER([.C436]-6.75;2)" office:value-type="float" office:value="0.0183997795851076" calcext:value-type="float">
            <text:p>0.0183997796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05077" calcext:value-type="float">
            <text:p>6.05077</text:p>
          </table:table-cell>
          <table:table-cell office:value-type="float" office:value="6.6826412553" calcext:value-type="float">
            <text:p>6.6826412553</text:p>
          </table:table-cell>
          <table:table-cell table:formula="of:=POWER([.C437]-6.75;2)" office:value-type="float" office:value="0.00453720048755977" calcext:value-type="float">
            <text:p>0.0045372005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636173" calcext:value-type="float">
            <text:p>6.636173</text:p>
          </table:table-cell>
          <table:table-cell office:value-type="float" office:value="6.7649956383" calcext:value-type="float">
            <text:p>6.7649956383</text:p>
          </table:table-cell>
          <table:table-cell table:formula="of:=POWER([.C438]-6.75;2)" office:value-type="float" office:value="0.000224869168024435" calcext:value-type="float">
            <text:p>0.0002248692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7.379754" calcext:value-type="float">
            <text:p>7.379754</text:p>
          </table:table-cell>
          <table:table-cell office:value-type="float" office:value="6.800129234" calcext:value-type="float">
            <text:p>6.800129234</text:p>
          </table:table-cell>
          <table:table-cell table:formula="of:=POWER([.C439]-6.75;2)" office:value-type="float" office:value="0.00251294010142675" calcext:value-type="float">
            <text:p>0.0025129401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7.70883" calcext:value-type="float">
            <text:p>7.70883</text:p>
          </table:table-cell>
          <table:table-cell office:value-type="float" office:value="6.6522930638" calcext:value-type="float">
            <text:p>6.6522930638</text:p>
          </table:table-cell>
          <table:table-cell table:formula="of:=POWER([.C440]-6.75;2)" office:value-type="float" office:value="0.00954664538159084" calcext:value-type="float">
            <text:p>0.0095466454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7.206424" calcext:value-type="float">
            <text:p>7.206424</text:p>
          </table:table-cell>
          <table:table-cell office:value-type="float" office:value="6.4974552766" calcext:value-type="float">
            <text:p>6.4974552766</text:p>
          </table:table-cell>
          <table:table-cell table:formula="of:=POWER([.C441]-6.75;2)" office:value-type="float" office:value="0.0637788373171824" calcext:value-type="float">
            <text:p>0.0637788373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082715" calcext:value-type="float">
            <text:p>6.082715</text:p>
          </table:table-cell>
          <table:table-cell office:value-type="float" office:value="6.3533069787" calcext:value-type="float">
            <text:p>6.3533069787</text:p>
          </table:table-cell>
          <table:table-cell table:formula="of:=POWER([.C442]-6.75;2)" office:value-type="float" office:value="0.157365353148122" calcext:value-type="float">
            <text:p>0.1573653531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.23257" calcext:value-type="float">
            <text:p>5.23257</text:p>
          </table:table-cell>
          <table:table-cell office:value-type="float" office:value="6.3039850851" calcext:value-type="float">
            <text:p>6.3039850851</text:p>
          </table:table-cell>
          <table:table-cell table:formula="of:=POWER([.C443]-6.75;2)" office:value-type="float" office:value="0.198929304313254" calcext:value-type="float">
            <text:p>0.1989293043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.41135" calcext:value-type="float">
            <text:p>5.41135</text:p>
          </table:table-cell>
          <table:table-cell office:value-type="float" office:value="8.5473873617" calcext:value-type="float">
            <text:p>8.5473873617</text:p>
          </table:table-cell>
          <table:table-cell table:formula="of:=POWER([.C444]-6.75;2)" office:value-type="float" office:value="3.23060132799889" calcext:value-type="float">
            <text:p>3.230601328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191273" calcext:value-type="float">
            <text:p>6.191273</text:p>
          </table:table-cell>
          <table:table-cell office:value-type="float" office:value="10.7869858085" calcext:value-type="float">
            <text:p>10.7869858085</text:p>
          </table:table-cell>
          <table:table-cell table:formula="of:=POWER([.C445]-6.75;2)" office:value-type="float" office:value="16.2972544180304" calcext:value-type="float">
            <text:p>16.297254418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887852" calcext:value-type="float">
            <text:p>6.887852</text:p>
          </table:table-cell>
          <table:table-cell office:value-type="float" office:value="13.0099901489" calcext:value-type="float">
            <text:p>13.0099901489</text:p>
          </table:table-cell>
          <table:table-cell table:formula="of:=POWER([.C446]-6.75;2)" office:value-type="float" office:value="39.187476664325" calcext:value-type="float">
            <text:p>39.1874766643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7.202445" calcext:value-type="float">
            <text:p>7.202445</text:p>
          </table:table-cell>
          <table:table-cell office:value-type="float" office:value="13.1404803404" calcext:value-type="float">
            <text:p>13.1404803404</text:p>
          </table:table-cell>
          <table:table-cell table:formula="of:=POWER([.C447]-6.75;2)" office:value-type="float" office:value="40.8382389810389" calcext:value-type="float">
            <text:p>40.838238981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7.000495" calcext:value-type="float">
            <text:p>7.000495</text:p>
          </table:table-cell>
          <table:table-cell office:value-type="float" office:value="13.3264016383" calcext:value-type="float">
            <text:p>13.3264016383</text:p>
          </table:table-cell>
          <table:table-cell table:formula="of:=POWER([.C448]-6.75;2)" office:value-type="float" office:value="43.2490585082349" calcext:value-type="float">
            <text:p>43.2490585082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382664" calcext:value-type="float">
            <text:p>6.382664</text:p>
          </table:table-cell>
          <table:table-cell office:value-type="float" office:value="13.4752632553" calcext:value-type="float">
            <text:p>13.4752632553</text:p>
          </table:table-cell>
          <table:table-cell table:formula="of:=POWER([.C449]-6.75;2)" office:value-type="float" office:value="45.2291658530884" calcext:value-type="float">
            <text:p>45.2291658531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5.857088" calcext:value-type="float">
            <text:p>5.857088</text:p>
          </table:table-cell>
          <table:table-cell office:value-type="float" office:value="13.5413468936" calcext:value-type="float">
            <text:p>13.5413468936</text:p>
          </table:table-cell>
          <table:table-cell table:formula="of:=POWER([.C450]-6.75;2)" office:value-type="float" office:value="46.1223926292104" calcext:value-type="float">
            <text:p>46.1223926292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.931382" calcext:value-type="float">
            <text:p>5.931382</text:p>
          </table:table-cell>
          <table:table-cell office:value-type="float" office:value="13.5094972979" calcext:value-type="float">
            <text:p>13.5094972979</text:p>
          </table:table-cell>
          <table:table-cell table:formula="of:=POWER([.C451]-6.75;2)" office:value-type="float" office:value="45.6908037203174" calcext:value-type="float">
            <text:p>45.6908037203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448937" calcext:value-type="float">
            <text:p>6.448937</text:p>
          </table:table-cell>
          <table:table-cell office:value-type="float" office:value="13.433741617" calcext:value-type="float">
            <text:p>13.433741617</text:p>
          </table:table-cell>
          <table:table-cell table:formula="of:=POWER([.C452]-6.75;2)" office:value-type="float" office:value="44.6724020028178" calcext:value-type="float">
            <text:p>44.6724020028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955674" calcext:value-type="float">
            <text:p>6.955674</text:p>
          </table:table-cell>
          <table:table-cell office:value-type="float" office:value="13.3934277021" calcext:value-type="float">
            <text:p>13.3934277021</text:p>
          </table:table-cell>
          <table:table-cell table:formula="of:=POWER([.C453]-6.75;2)" office:value-type="float" office:value="44.1351316330297" calcext:value-type="float">
            <text:p>44.135131633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7.247313" calcext:value-type="float">
            <text:p>7.247313</text:p>
          </table:table-cell>
          <table:table-cell office:value-type="float" office:value="13.3591408298" calcext:value-type="float">
            <text:p>13.3591408298</text:p>
          </table:table-cell>
          <table:table-cell table:formula="of:=POWER([.C454]-6.75;2)" office:value-type="float" office:value="43.6807425081294" calcext:value-type="float">
            <text:p>43.6807425081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7.26905" calcext:value-type="float">
            <text:p>7.26905</text:p>
          </table:table-cell>
          <table:table-cell office:value-type="float" office:value="13.2917003404" calcext:value-type="float">
            <text:p>13.2917003404</text:p>
          </table:table-cell>
          <table:table-cell table:formula="of:=POWER([.C455]-6.75;2)" office:value-type="float" office:value="42.7938433435895" calcext:value-type="float">
            <text:p>42.7938433436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915765" calcext:value-type="float">
            <text:p>6.915765</text:p>
          </table:table-cell>
          <table:table-cell office:value-type="float" office:value="13.2237973617" calcext:value-type="float">
            <text:p>13.2237973617</text:p>
          </table:table-cell>
          <table:table-cell table:formula="of:=POWER([.C456]-6.75;2)" office:value-type="float" office:value="41.9100522803539" calcext:value-type="float">
            <text:p>41.9100522804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230822" calcext:value-type="float">
            <text:p>6.230822</text:p>
          </table:table-cell>
          <table:table-cell office:value-type="float" office:value="13.1634110851" calcext:value-type="float">
            <text:p>13.1634110851</text:p>
          </table:table-cell>
          <table:table-cell table:formula="of:=POWER([.C457]-6.75;2)" office:value-type="float" office:value="41.1318417464836" calcext:value-type="float">
            <text:p>41.1318417465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5.85197" calcext:value-type="float">
            <text:p>5.85197</text:p>
          </table:table-cell>
          <table:table-cell office:value-type="float" office:value="13.1175980638" calcext:value-type="float">
            <text:p>13.1175980638</text:p>
          </table:table-cell>
          <table:table-cell table:formula="of:=POWER([.C458]-6.75;2)" office:value-type="float" office:value="40.5463051021095" calcext:value-type="float">
            <text:p>40.5463051021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439353" calcext:value-type="float">
            <text:p>6.439353</text:p>
          </table:table-cell>
          <table:table-cell office:value-type="float" office:value="13.0892279574" calcext:value-type="float">
            <text:p>13.0892279574</text:p>
          </table:table-cell>
          <table:table-cell table:formula="of:=POWER([.C459]-6.75;2)" office:value-type="float" office:value="40.1858110958818" calcext:value-type="float">
            <text:p>40.1858110959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.374861" calcext:value-type="float">
            <text:p>7.374861</text:p>
          </table:table-cell>
          <table:table-cell office:value-type="float" office:value="13.1207718723" calcext:value-type="float">
            <text:p>13.1207718723</text:p>
          </table:table-cell>
          <table:table-cell table:formula="of:=POWER([.C460]-6.75;2)" office:value-type="float" office:value="40.5867342488889" calcext:value-type="float">
            <text:p>40.5867342489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7.763507" calcext:value-type="float">
            <text:p>7.763507</text:p>
          </table:table-cell>
          <table:table-cell office:value-type="float" office:value="13.1767236809" calcext:value-type="float">
            <text:p>13.1767236809</text:p>
          </table:table-cell>
          <table:table-cell table:formula="of:=POWER([.C461]-6.75;2)" office:value-type="float" office:value="41.3027772706409" calcext:value-type="float">
            <text:p>41.3027772706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.391887" calcext:value-type="float">
            <text:p>7.391887</text:p>
          </table:table-cell>
          <table:table-cell office:value-type="float" office:value="13.2430121489" calcext:value-type="float">
            <text:p>13.2430121489</text:p>
          </table:table-cell>
          <table:table-cell table:formula="of:=POWER([.C462]-6.75;2)" office:value-type="float" office:value="42.159206765763" calcext:value-type="float">
            <text:p>42.1592067658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246782" calcext:value-type="float">
            <text:p>6.246782</text:p>
          </table:table-cell>
          <table:table-cell office:value-type="float" office:value="13.3056319362" calcext:value-type="float">
            <text:p>13.3056319362</text:p>
          </table:table-cell>
          <table:table-cell table:formula="of:=POWER([.C463]-6.75;2)" office:value-type="float" office:value="42.9763100829254" calcext:value-type="float">
            <text:p>42.9763100829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.112637" calcext:value-type="float">
            <text:p>4.112637</text:p>
          </table:table-cell>
          <table:table-cell office:value-type="float" office:value="13.3511838936" calcext:value-type="float">
            <text:p>13.3511838936</text:p>
          </table:table-cell>
          <table:table-cell table:formula="of:=POWER([.C464]-6.75;2)" office:value-type="float" office:value="43.5756287971241" calcext:value-type="float">
            <text:p>43.5756287971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.332942" calcext:value-type="float">
            <text:p>1.332942</text:p>
          </table:table-cell>
          <table:table-cell office:value-type="float" office:value="13.3784284894" calcext:value-type="float">
            <text:p>13.3784284894</text:p>
          </table:table-cell>
          <table:table-cell table:formula="of:=POWER([.C465]-6.75;2)" office:value-type="float" office:value="43.9360642390896" calcext:value-type="float">
            <text:p>43.9360642391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.303289" calcext:value-type="float">
            <text:p>3.303289</text:p>
          </table:table-cell>
          <table:table-cell office:value-type="float" office:value="13.3927481277" calcext:value-type="float">
            <text:p>13.3927481277</text:p>
          </table:table-cell>
          <table:table-cell table:formula="of:=POWER([.C466]-6.75;2)" office:value-type="float" office:value="44.1261026880618" calcext:value-type="float">
            <text:p>44.1261026881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540697" calcext:value-type="float">
            <text:p>6.540697</text:p>
          </table:table-cell>
          <table:table-cell office:value-type="float" office:value="13.3633979574" calcext:value-type="float">
            <text:p>13.3633979574</text:p>
          </table:table-cell>
          <table:table-cell table:formula="of:=POWER([.C467]-6.75;2)" office:value-type="float" office:value="43.7370325429425" calcext:value-type="float">
            <text:p>43.7370325429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8.661541" calcext:value-type="float">
            <text:p>8.661541</text:p>
          </table:table-cell>
          <table:table-cell office:value-type="float" office:value="13.3088845106" calcext:value-type="float">
            <text:p>13.3088845106</text:p>
          </table:table-cell>
          <table:table-cell table:formula="of:=POWER([.C468]-6.75;2)" office:value-type="float" office:value="43.0189660233886" calcext:value-type="float">
            <text:p>43.0189660234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9.349529" calcext:value-type="float">
            <text:p>9.349529</text:p>
          </table:table-cell>
          <table:table-cell office:value-type="float" office:value="13.209432766" calcext:value-type="float">
            <text:p>13.209432766</text:p>
          </table:table-cell>
          <table:table-cell table:formula="of:=POWER([.C469]-6.75;2)" office:value-type="float" office:value="41.7242716584744" calcext:value-type="float">
            <text:p>41.7242716585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8.784687" calcext:value-type="float">
            <text:p>8.784687</text:p>
          </table:table-cell>
          <table:table-cell office:value-type="float" office:value="13.0953429787" calcext:value-type="float">
            <text:p>13.0953429787</text:p>
          </table:table-cell>
          <table:table-cell table:formula="of:=POWER([.C470]-6.75;2)" office:value-type="float" office:value="40.2633775173374" calcext:value-type="float">
            <text:p>40.2633775173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7.525205" calcext:value-type="float">
            <text:p>7.525205</text:p>
          </table:table-cell>
          <table:table-cell office:value-type="float" office:value="12.9932711064" calcext:value-type="float">
            <text:p>12.9932711064</text:p>
          </table:table-cell>
          <table:table-cell table:formula="of:=POWER([.C471]-6.75;2)" office:value-type="float" office:value="38.9784341080091" calcext:value-type="float">
            <text:p>38.978434108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529301" calcext:value-type="float">
            <text:p>6.529301</text:p>
          </table:table-cell>
          <table:table-cell office:value-type="float" office:value="12.9179967234" calcext:value-type="float">
            <text:p>12.9179967234</text:p>
          </table:table-cell>
          <table:table-cell table:formula="of:=POWER([.C472]-6.75;2)" office:value-type="float" office:value="38.0441835798731" calcext:value-type="float">
            <text:p>38.0441835799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22768" calcext:value-type="float">
            <text:p>6.22768</text:p>
          </table:table-cell>
          <table:table-cell office:value-type="float" office:value="12.8639117872" calcext:value-type="float">
            <text:p>12.8639117872</text:p>
          </table:table-cell>
          <table:table-cell table:formula="of:=POWER([.C473]-6.75;2)" office:value-type="float" office:value="37.3799173416631" calcext:value-type="float">
            <text:p>37.3799173417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5.168829" calcext:value-type="float">
            <text:p>5.168829</text:p>
          </table:table-cell>
          <table:table-cell office:value-type="float" office:value="12.8570009787" calcext:value-type="float">
            <text:p>12.8570009787</text:p>
          </table:table-cell>
          <table:table-cell table:formula="of:=POWER([.C474]-6.75;2)" office:value-type="float" office:value="37.2954609538428" calcext:value-type="float">
            <text:p>37.2954609538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.168829" calcext:value-type="float">
            <text:p>5.168829</text:p>
          </table:table-cell>
          <table:table-cell office:value-type="float" office:value="12.9602449149" calcext:value-type="float">
            <text:p>12.9602449149</text:p>
          </table:table-cell>
          <table:table-cell table:formula="of:=POWER([.C475]-6.75;2)" office:value-type="float" office:value="38.5671419030413" calcext:value-type="float">
            <text:p>38.567141903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.168829" calcext:value-type="float">
            <text:p>5.168829</text:p>
          </table:table-cell>
          <table:table-cell office:value-type="float" office:value="13.1407667234" calcext:value-type="float">
            <text:p>13.1407667234</text:p>
          </table:table-cell>
          <table:table-cell table:formula="of:=POWER([.C476]-6.75;2)" office:value-type="float" office:value="40.8418993129168" calcext:value-type="float">
            <text:p>40.8418993129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.168829" calcext:value-type="float">
            <text:p>5.168829</text:p>
          </table:table-cell>
          <table:table-cell office:value-type="float" office:value="13.3643935319" calcext:value-type="float">
            <text:p>13.3643935319</text:p>
          </table:table-cell>
          <table:table-cell table:formula="of:=POWER([.C477]-6.75;2)" office:value-type="float" office:value="43.7502017948406" calcext:value-type="float">
            <text:p>43.7502017948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.659" calcext:value-type="float">
            <text:p>3.659</text:p>
          </table:table-cell>
          <table:table-cell office:value-type="float" office:value="13.5609604255" calcext:value-type="float">
            <text:p>13.5609604255</text:p>
          </table:table-cell>
          <table:table-cell table:formula="of:=POWER([.C478]-6.75;2)" office:value-type="float" office:value="46.3891819177271" calcext:value-type="float">
            <text:p>46.3891819177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9.686536" calcext:value-type="float">
            <text:p>9.686536</text:p>
          </table:table-cell>
          <table:table-cell office:value-type="float" office:value="13.6652645319" calcext:value-type="float">
            <text:p>13.6652645319</text:p>
          </table:table-cell>
          <table:table-cell table:formula="of:=POWER([.C479]-6.75;2)" office:value-type="float" office:value="47.8208835461541" calcext:value-type="float">
            <text:p>47.8208835462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1.172222" calcext:value-type="float">
            <text:p>11.172222</text:p>
          </table:table-cell>
          <table:table-cell office:value-type="float" office:value="13.6413231915" calcext:value-type="float">
            <text:p>13.6413231915</text:p>
          </table:table-cell>
          <table:table-cell table:formula="of:=POWER([.C480]-6.75;2)" office:value-type="float" office:value="47.4903353297057" calcext:value-type="float">
            <text:p>47.4903353297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.816017" calcext:value-type="float">
            <text:p>9.816017</text:p>
          </table:table-cell>
          <table:table-cell office:value-type="float" office:value="13.5857715106" calcext:value-type="float">
            <text:p>13.5857715106</text:p>
          </table:table-cell>
          <table:table-cell table:formula="of:=POWER([.C481]-6.75;2)" office:value-type="float" office:value="46.7277721451306" calcext:value-type="float">
            <text:p>46.7277721451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8.321849" calcext:value-type="float">
            <text:p>8.321849</text:p>
          </table:table-cell>
          <table:table-cell office:value-type="float" office:value="13.5590752553" calcext:value-type="float">
            <text:p>13.5590752553</text:p>
          </table:table-cell>
          <table:table-cell table:formula="of:=POWER([.C482]-6.75;2)" office:value-type="float" office:value="46.3635058323388" calcext:value-type="float">
            <text:p>46.3635058323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9.087985" calcext:value-type="float">
            <text:p>9.087985</text:p>
          </table:table-cell>
          <table:table-cell office:value-type="float" office:value="13.4565911489" calcext:value-type="float">
            <text:p>13.4565911489</text:p>
          </table:table-cell>
          <table:table-cell table:formula="of:=POWER([.C483]-6.75;2)" office:value-type="float" office:value="44.9783648385038" calcext:value-type="float">
            <text:p>44.9783648385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9.921426" calcext:value-type="float">
            <text:p>9.921426</text:p>
          </table:table-cell>
          <table:table-cell office:value-type="float" office:value="13.4112768298" calcext:value-type="float">
            <text:p>13.4112768298</text:p>
          </table:table-cell>
          <table:table-cell table:formula="of:=POWER([.C484]-6.75;2)" office:value-type="float" office:value="44.3726090032303" calcext:value-type="float">
            <text:p>44.3726090032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8.287452" calcext:value-type="float">
            <text:p>8.287452</text:p>
          </table:table-cell>
          <table:table-cell office:value-type="float" office:value="13.3576590638" calcext:value-type="float">
            <text:p>13.3576590638</text:p>
          </table:table-cell>
          <table:table-cell table:formula="of:=POWER([.C485]-6.75;2)" office:value-type="float" office:value="43.6611583034183" calcext:value-type="float">
            <text:p>43.6611583034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431454" calcext:value-type="float">
            <text:p>0.431454</text:p>
          </table:table-cell>
          <table:table-cell office:value-type="float" office:value="13.3247548936" calcext:value-type="float">
            <text:p>13.3247548936</text:p>
          </table:table-cell>
          <table:table-cell table:formula="of:=POWER([.C486]-6.75;2)" office:value-type="float" office:value="43.2274019109171" calcext:value-type="float">
            <text:p>43.2274019109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431454" calcext:value-type="float">
            <text:p>0.431454</text:p>
          </table:table-cell>
          <table:table-cell office:value-type="float" office:value="13.4395780213" calcext:value-type="float">
            <text:p>13.4395780213</text:p>
          </table:table-cell>
          <table:table-cell table:formula="of:=POWER([.C487]-6.75;2)" office:value-type="float" office:value="44.75045410306" calcext:value-type="float">
            <text:p>44.7504541031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431454" calcext:value-type="float">
            <text:p>0.431454</text:p>
          </table:table-cell>
          <table:table-cell office:value-type="float" office:value="13.5392910638" calcext:value-type="float">
            <text:p>13.5392910638</text:p>
          </table:table-cell>
          <table:table-cell table:formula="of:=POWER([.C488]-6.75;2)" office:value-type="float" office:value="46.0944731489945" calcext:value-type="float">
            <text:p>46.094473149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.764586" calcext:value-type="float">
            <text:p>3.764586</text:p>
          </table:table-cell>
          <table:table-cell office:value-type="float" office:value="13.632031383" calcext:value-type="float">
            <text:p>13.632031383</text:p>
          </table:table-cell>
          <table:table-cell table:formula="of:=POWER([.C489]-6.75;2)" office:value-type="float" office:value="47.3623559565969" calcext:value-type="float">
            <text:p>47.3623559566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10.672477" calcext:value-type="float">
            <text:p>110.672477</text:p>
          </table:table-cell>
          <table:table-cell office:value-type="float" office:value="13.6639696383" calcext:value-type="float">
            <text:p>13.6639696383</text:p>
          </table:table-cell>
          <table:table-cell table:formula="of:=POWER([.C490]-6.75;2)" office:value-type="float" office:value="47.8029761593342" calcext:value-type="float">
            <text:p>47.8029761593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10.672477" calcext:value-type="float">
            <text:p>110.672477</text:p>
          </table:table-cell>
          <table:table-cell office:value-type="float" office:value="11.4486225745" calcext:value-type="float">
            <text:p>11.4486225745</text:p>
          </table:table-cell>
          <table:table-cell table:formula="of:=POWER([.C491]-6.75;2)" office:value-type="float" office:value="22.077054097601" calcext:value-type="float">
            <text:p>22.0770540976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10.672477" calcext:value-type="float">
            <text:p>110.672477</text:p>
          </table:table-cell>
          <table:table-cell office:value-type="float" office:value="9.2577178723" calcext:value-type="float">
            <text:p>9.2577178723</text:p>
          </table:table-cell>
          <table:table-cell table:formula="of:=POWER([.C492]-6.75;2)" office:value-type="float" office:value="6.28864892705284" calcext:value-type="float">
            <text:p>6.2886489271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3.020891" calcext:value-type="float">
            <text:p>13.020891</text:p>
          </table:table-cell>
          <table:table-cell office:value-type="float" office:value="7.0714415957" calcext:value-type="float">
            <text:p>7.0714415957</text:p>
          </table:table-cell>
          <table:table-cell table:formula="of:=POWER([.C493]-6.75;2)" office:value-type="float" office:value="0.103324699446162" calcext:value-type="float">
            <text:p>0.1033246994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5.940746" calcext:value-type="float">
            <text:p>15.940746</text:p>
          </table:table-cell>
          <table:table-cell office:value-type="float" office:value="6.948945" calcext:value-type="float">
            <text:p>6.948945</text:p>
          </table:table-cell>
          <table:table-cell table:formula="of:=POWER([.C494]-6.75;2)" office:value-type="float" office:value="0.0395791130250001" calcext:value-type="float">
            <text:p>0.039579113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3.996991" calcext:value-type="float">
            <text:p>13.996991</text:p>
          </table:table-cell>
          <table:table-cell office:value-type="float" office:value="6.7508208085" calcext:value-type="float">
            <text:p>6.7508208085</text:p>
          </table:table-cell>
          <table:table-cell table:formula="of:=POWER([.C495]-6.75;2)" office:value-type="float" office:value="0.000000673726593672784" calcext:value-type="float">
            <text:p>6.73726593672784E-007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.488595" calcext:value-type="float">
            <text:p>9.488595</text:p>
          </table:table-cell>
          <table:table-cell office:value-type="float" office:value="6.5974662979" calcext:value-type="float">
            <text:p>6.5974662979</text:p>
          </table:table-cell>
          <table:table-cell table:formula="of:=POWER([.C496]-6.75;2)" office:value-type="float" office:value="0.0232665302763314" calcext:value-type="float">
            <text:p>0.0232665303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.360157" calcext:value-type="float">
            <text:p>4.360157</text:p>
          </table:table-cell>
          <table:table-cell office:value-type="float" office:value="6.5514582766" calcext:value-type="float">
            <text:p>6.5514582766</text:p>
          </table:table-cell>
          <table:table-cell table:formula="of:=POWER([.C497]-6.75;2)" office:value-type="float" office:value="0.0394188159306421" calcext:value-type="float">
            <text:p>0.0394188159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.370865" calcext:value-type="float">
            <text:p>2.370865</text:p>
          </table:table-cell>
          <table:table-cell office:value-type="float" office:value="6.6186572553" calcext:value-type="float">
            <text:p>6.6186572553</text:p>
          </table:table-cell>
          <table:table-cell table:formula="of:=POWER([.C498]-6.75;2)" office:value-type="float" office:value="0.0172509165853293" calcext:value-type="float">
            <text:p>0.0172509166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.554183" calcext:value-type="float">
            <text:p>4.554183</text:p>
          </table:table-cell>
          <table:table-cell office:value-type="float" office:value="6.7220866809" calcext:value-type="float">
            <text:p>6.7220866809</text:p>
          </table:table-cell>
          <table:table-cell table:formula="of:=POWER([.C499]-6.75;2)" office:value-type="float" office:value="0.000779153383178403" calcext:value-type="float">
            <text:p>0.0007791534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.344191" calcext:value-type="float">
            <text:p>5.344191</text:p>
          </table:table-cell>
          <table:table-cell office:value-type="float" office:value="6.7666945745" calcext:value-type="float">
            <text:p>6.7666945745</text:p>
          </table:table-cell>
          <table:table-cell table:formula="of:=POWER([.C500]-6.75;2)" office:value-type="float" office:value="0.000278708817736043" calcext:value-type="float">
            <text:p>0.0002787088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07761" calcext:value-type="float">
            <text:p>4.07761</text:p>
          </table:table-cell>
          <table:table-cell office:value-type="float" office:value="6.7789384255" calcext:value-type="float">
            <text:p>6.7789384255</text:p>
          </table:table-cell>
          <table:table-cell table:formula="of:=POWER([.C501]-6.75;2)" office:value-type="float" office:value="0.000837432470419039" calcext:value-type="float">
            <text:p>0.0008374325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.07761" calcext:value-type="float">
            <text:p>4.07761</text:p>
          </table:table-cell>
          <table:table-cell office:value-type="float" office:value="6.8055330426" calcext:value-type="float">
            <text:p>6.8055330426</text:p>
          </table:table-cell>
          <table:table-cell table:formula="of:=POWER([.C502]-6.75;2)" office:value-type="float" office:value="0.00308391882041347" calcext:value-type="float">
            <text:p>0.0030839188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.07761" calcext:value-type="float">
            <text:p>4.07761</text:p>
          </table:table-cell>
          <table:table-cell office:value-type="float" office:value="6.8353533617" calcext:value-type="float">
            <text:p>6.8353533617</text:p>
          </table:table-cell>
          <table:table-cell table:formula="of:=POWER([.C503]-6.75;2)" office:value-type="float" office:value="0.00728519635349106" calcext:value-type="float">
            <text:p>0.0072851964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.07761" calcext:value-type="float">
            <text:p>4.07761</text:p>
          </table:table-cell>
          <table:table-cell office:value-type="float" office:value="6.8854657234" calcext:value-type="float">
            <text:p>6.8854657234</text:p>
          </table:table-cell>
          <table:table-cell table:formula="of:=POWER([.C504]-6.75;2)" office:value-type="float" office:value="0.0183509622162854" calcext:value-type="float">
            <text:p>0.0183509622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.518575" calcext:value-type="float">
            <text:p>4.518575</text:p>
          </table:table-cell>
          <table:table-cell office:value-type="float" office:value="6.955691617" calcext:value-type="float">
            <text:p>6.955691617</text:p>
          </table:table-cell>
          <table:table-cell table:formula="of:=POWER([.C505]-6.75;2)" office:value-type="float" office:value="0.0423090413040748" calcext:value-type="float">
            <text:p>0.0423090413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7.921917" calcext:value-type="float">
            <text:p>7.921917</text:p>
          </table:table-cell>
          <table:table-cell office:value-type="float" office:value="7.021489766" calcext:value-type="float">
            <text:p>7.021489766</text:p>
          </table:table-cell>
          <table:table-cell table:formula="of:=POWER([.C506]-6.75;2)" office:value-type="float" office:value="0.0737066930427349" calcext:value-type="float">
            <text:p>0.073706693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0.004596" calcext:value-type="float">
            <text:p>10.004596</text:p>
          </table:table-cell>
          <table:table-cell office:value-type="float" office:value="7.0030268936" calcext:value-type="float">
            <text:p>7.0030268936</text:p>
          </table:table-cell>
          <table:table-cell table:formula="of:=POWER([.C507]-6.75;2)" office:value-type="float" office:value="0.0640226088848659" calcext:value-type="float">
            <text:p>0.0640226089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0.879065" calcext:value-type="float">
            <text:p>10.879065</text:p>
          </table:table-cell>
          <table:table-cell office:value-type="float" office:value="6.9258191277" calcext:value-type="float">
            <text:p>6.9258191277</text:p>
          </table:table-cell>
          <table:table-cell table:formula="of:=POWER([.C508]-6.75;2)" office:value-type="float" office:value="0.0309123656651891" calcext:value-type="float">
            <text:p>0.0309123657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0.335017" calcext:value-type="float">
            <text:p>10.335017</text:p>
          </table:table-cell>
          <table:table-cell office:value-type="float" office:value="6.8312629787" calcext:value-type="float">
            <text:p>6.8312629787</text:p>
          </table:table-cell>
          <table:table-cell table:formula="of:=POWER([.C509]-6.75;2)" office:value-type="float" office:value="0.00660367170719663" calcext:value-type="float">
            <text:p>0.0066036717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8.387724" calcext:value-type="float">
            <text:p>8.387724</text:p>
          </table:table-cell>
          <table:table-cell office:value-type="float" office:value="6.7594160426" calcext:value-type="float">
            <text:p>6.7594160426</text:p>
          </table:table-cell>
          <table:table-cell table:formula="of:=POWER([.C510]-6.75;2)" office:value-type="float" office:value="0.0000886618582450117" calcext:value-type="float">
            <text:p>8.86618582450117E-005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.393133" calcext:value-type="float">
            <text:p>5.393133</text:p>
          </table:table-cell>
          <table:table-cell office:value-type="float" office:value="6.730203617" calcext:value-type="float">
            <text:p>6.730203617</text:p>
          </table:table-cell>
          <table:table-cell table:formula="of:=POWER([.C511]-6.75;2)" office:value-type="float" office:value="0.000391896779882692" calcext:value-type="float">
            <text:p>0.0003918968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.005965" calcext:value-type="float">
            <text:p>2.005965</text:p>
          </table:table-cell>
          <table:table-cell office:value-type="float" office:value="6.7516144681" calcext:value-type="float">
            <text:p>6.7516144681</text:p>
          </table:table-cell>
          <table:table-cell table:formula="of:=POWER([.C512]-6.75;2)" office:value-type="float" office:value="0.0000026065072459165" calcext:value-type="float">
            <text:p>2.6065072459165E-006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923831" calcext:value-type="float">
            <text:p>1.923831</text:p>
          </table:table-cell>
          <table:table-cell office:value-type="float" office:value="6.831527383" calcext:value-type="float">
            <text:p>6.831527383</text:p>
          </table:table-cell>
          <table:table-cell table:formula="of:=POWER([.C513]-6.75;2)" office:value-type="float" office:value="0.0066467141788287" calcext:value-type="float">
            <text:p>0.0066467142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.978565" calcext:value-type="float">
            <text:p>3.978565</text:p>
          </table:table-cell>
          <table:table-cell office:value-type="float" office:value="6.9110702553" calcext:value-type="float">
            <text:p>6.9110702553</text:p>
          </table:table-cell>
          <table:table-cell table:formula="of:=POWER([.C514]-6.75;2)" office:value-type="float" office:value="0.0259436271424073" calcext:value-type="float">
            <text:p>0.0259436271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.987309" calcext:value-type="float">
            <text:p>3.987309</text:p>
          </table:table-cell>
          <table:table-cell office:value-type="float" office:value="6.948572234" calcext:value-type="float">
            <text:p>6.948572234</text:p>
          </table:table-cell>
          <table:table-cell table:formula="of:=POWER([.C515]-6.75;2)" office:value-type="float" office:value="0.0394309321157508" calcext:value-type="float">
            <text:p>0.0394309321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.987309" calcext:value-type="float">
            <text:p>3.987309</text:p>
          </table:table-cell>
          <table:table-cell office:value-type="float" office:value="6.9852290851" calcext:value-type="float">
            <text:p>6.9852290851</text:p>
          </table:table-cell>
          <table:table-cell table:formula="of:=POWER([.C516]-6.75;2)" office:value-type="float" office:value="0.0553327224769832" calcext:value-type="float">
            <text:p>0.0553327225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.987309" calcext:value-type="float">
            <text:p>3.987309</text:p>
          </table:table-cell>
          <table:table-cell office:value-type="float" office:value="7.0309862128" calcext:value-type="float">
            <text:p>7.0309862128</text:p>
          </table:table-cell>
          <table:table-cell table:formula="of:=POWER([.C517]-6.75;2)" office:value-type="float" office:value="0.078953251783687" calcext:value-type="float">
            <text:p>0.0789532518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.987309" calcext:value-type="float">
            <text:p>3.987309</text:p>
          </table:table-cell>
          <table:table-cell office:value-type="float" office:value="7.1016502128" calcext:value-type="float">
            <text:p>7.1016502128</text:p>
          </table:table-cell>
          <table:table-cell table:formula="of:=POWER([.C518]-6.75;2)" office:value-type="float" office:value="0.123657872162285" calcext:value-type="float">
            <text:p>0.1236578722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3.987309" calcext:value-type="float">
            <text:p>3.987309</text:p>
          </table:table-cell>
          <table:table-cell office:value-type="float" office:value="7.1955984255" calcext:value-type="float">
            <text:p>7.1955984255</text:p>
          </table:table-cell>
          <table:table-cell table:formula="of:=POWER([.C519]-6.75;2)" office:value-type="float" office:value="0.198557956808079" calcext:value-type="float">
            <text:p>0.1985579568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.902872" calcext:value-type="float">
            <text:p>5.902872</text:p>
          </table:table-cell>
          <table:table-cell office:value-type="float" office:value="7.2934917234" calcext:value-type="float">
            <text:p>7.2934917234</text:p>
          </table:table-cell>
          <table:table-cell table:formula="of:=POWER([.C520]-6.75;2)" office:value-type="float" office:value="0.295383253404302" calcext:value-type="float">
            <text:p>0.2953832534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.021294" calcext:value-type="float">
            <text:p>10.021294</text:p>
          </table:table-cell>
          <table:table-cell office:value-type="float" office:value="7.3325015106" calcext:value-type="float">
            <text:p>7.3325015106</text:p>
          </table:table-cell>
          <table:table-cell table:formula="of:=POWER([.C521]-6.75;2)" office:value-type="float" office:value="0.339308009851282" calcext:value-type="float">
            <text:p>0.3393080099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3.653354" calcext:value-type="float">
            <text:p>13.653354</text:p>
          </table:table-cell>
          <table:table-cell office:value-type="float" office:value="7.2561657872" calcext:value-type="float">
            <text:p>7.2561657872</text:p>
          </table:table-cell>
          <table:table-cell table:formula="of:=POWER([.C522]-6.75;2)" office:value-type="float" office:value="0.256203804131795" calcext:value-type="float">
            <text:p>0.2562038041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5.679289" calcext:value-type="float">
            <text:p>15.679289</text:p>
          </table:table-cell>
          <table:table-cell office:value-type="float" office:value="7.084587234" calcext:value-type="float">
            <text:p>7.084587234</text:p>
          </table:table-cell>
          <table:table-cell table:formula="of:=POWER([.C523]-6.75;2)" office:value-type="float" office:value="0.111948617155771" calcext:value-type="float">
            <text:p>0.1119486172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.407473" calcext:value-type="float">
            <text:p>14.407473</text:p>
          </table:table-cell>
          <table:table-cell office:value-type="float" office:value="6.868911383" calcext:value-type="float">
            <text:p>6.868911383</text:p>
          </table:table-cell>
          <table:table-cell table:formula="of:=POWER([.C524]-6.75;2)" office:value-type="float" office:value="0.0141399170069728" calcext:value-type="float">
            <text:p>0.014139917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8.561293" calcext:value-type="float">
            <text:p>8.561293</text:p>
          </table:table-cell>
          <table:table-cell office:value-type="float" office:value="6.6872216809" calcext:value-type="float">
            <text:p>6.6872216809</text:p>
          </table:table-cell>
          <table:table-cell table:formula="of:=POWER([.C525]-6.75;2)" office:value-type="float" office:value="0.00394111734902137" calcext:value-type="float">
            <text:p>0.0039411173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8.561293" calcext:value-type="float">
            <text:p>8.561293</text:p>
          </table:table-cell>
          <table:table-cell office:value-type="float" office:value="6.6393564255" calcext:value-type="float">
            <text:p>6.6393564255</text:p>
          </table:table-cell>
          <table:table-cell table:formula="of:=POWER([.C526]-6.75;2)" office:value-type="float" office:value="0.0122420005781371" calcext:value-type="float">
            <text:p>0.0122420006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8.561293" calcext:value-type="float">
            <text:p>8.561293</text:p>
          </table:table-cell>
          <table:table-cell office:value-type="float" office:value="6.601479383" calcext:value-type="float">
            <text:p>6.601479383</text:p>
          </table:table-cell>
          <table:table-cell table:formula="of:=POWER([.C527]-6.75;2)" office:value-type="float" office:value="0.0220583736740607" calcext:value-type="float">
            <text:p>0.0220583737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8.561293" calcext:value-type="float">
            <text:p>8.561293</text:p>
          </table:table-cell>
          <table:table-cell office:value-type="float" office:value="6.5675977021" calcext:value-type="float">
            <text:p>6.5675977021</text:p>
          </table:table-cell>
          <table:table-cell table:formula="of:=POWER([.C528]-6.75;2)" office:value-type="float" office:value="0.0332705982792002" calcext:value-type="float">
            <text:p>0.0332705983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3.505096" calcext:value-type="float">
            <text:p>3.505096</text:p>
          </table:table-cell>
          <table:table-cell office:value-type="float" office:value="6.527619234" calcext:value-type="float">
            <text:p>6.527619234</text:p>
          </table:table-cell>
          <table:table-cell table:formula="of:=POWER([.C529]-6.75;2)" office:value-type="float" office:value="0.0494532050867466" calcext:value-type="float">
            <text:p>0.0494532051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958212" calcext:value-type="float">
            <text:p>6.958212</text:p>
          </table:table-cell>
          <table:table-cell office:value-type="float" office:value="6.5867851277" calcext:value-type="float">
            <text:p>6.5867851277</text:p>
          </table:table-cell>
          <table:table-cell table:formula="of:=POWER([.C530]-6.75;2)" office:value-type="float" office:value="0.0266390945399054" calcext:value-type="float">
            <text:p>0.0266390945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7.401391" calcext:value-type="float">
            <text:p>7.401391</text:p>
          </table:table-cell>
          <table:table-cell office:value-type="float" office:value="6.5754395532" calcext:value-type="float">
            <text:p>6.5754395532</text:p>
          </table:table-cell>
          <table:table-cell table:formula="of:=POWER([.C531]-6.75;2)" office:value-type="float" office:value="0.0304713495870157" calcext:value-type="float">
            <text:p>0.0304713496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740956" calcext:value-type="float">
            <text:p>6.740956</text:p>
          </table:table-cell>
          <table:table-cell office:value-type="float" office:value="6.5677184043" calcext:value-type="float">
            <text:p>6.5677184043</text:p>
          </table:table-cell>
          <table:table-cell table:formula="of:=POWER([.C532]-6.75;2)" office:value-type="float" office:value="0.0332265801309383" calcext:value-type="float">
            <text:p>0.0332265801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.828141" calcext:value-type="float">
            <text:p>5.828141</text:p>
          </table:table-cell>
          <table:table-cell office:value-type="float" office:value="6.5823832553" calcext:value-type="float">
            <text:p>6.5823832553</text:p>
          </table:table-cell>
          <table:table-cell table:formula="of:=POWER([.C533]-6.75;2)" office:value-type="float" office:value="0.028095373103825" calcext:value-type="float">
            <text:p>0.0280953731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.117967" calcext:value-type="float">
            <text:p>5.117967</text:p>
          </table:table-cell>
          <table:table-cell office:value-type="float" office:value="6.6122698085" calcext:value-type="float">
            <text:p>6.6122698085</text:p>
          </table:table-cell>
          <table:table-cell table:formula="of:=POWER([.C534]-6.75;2)" office:value-type="float" office:value="0.0189696056506267" calcext:value-type="float">
            <text:p>0.0189696057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.790249" calcext:value-type="float">
            <text:p>4.790249</text:p>
          </table:table-cell>
          <table:table-cell office:value-type="float" office:value="6.6456076383" calcext:value-type="float">
            <text:p>6.6456076383</text:p>
          </table:table-cell>
          <table:table-cell table:formula="of:=POWER([.C535]-6.75;2)" office:value-type="float" office:value="0.0108977651813037" calcext:value-type="float">
            <text:p>0.0108977652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.265684" calcext:value-type="float">
            <text:p>5.265684</text:p>
          </table:table-cell>
          <table:table-cell office:value-type="float" office:value="6.6791263191" calcext:value-type="float">
            <text:p>6.6791263191</text:p>
          </table:table-cell>
          <table:table-cell table:formula="of:=POWER([.C536]-6.75;2)" office:value-type="float" office:value="0.00502307864431504" calcext:value-type="float">
            <text:p>0.0050230786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551165" calcext:value-type="float">
            <text:p>6.551165</text:p>
          </table:table-cell>
          <table:table-cell office:value-type="float" office:value="6.7087856596" calcext:value-type="float">
            <text:p>6.7087856596</text:p>
          </table:table-cell>
          <table:table-cell table:formula="of:=POWER([.C537]-6.75;2)" office:value-type="float" office:value="0.00169862185460706" calcext:value-type="float">
            <text:p>0.0016986219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7.699956" calcext:value-type="float">
            <text:p>7.699956</text:p>
          </table:table-cell>
          <table:table-cell office:value-type="float" office:value="6.7251874681" calcext:value-type="float">
            <text:p>6.7251874681</text:p>
          </table:table-cell>
          <table:table-cell table:formula="of:=POWER([.C538]-6.75;2)" office:value-type="float" office:value="0.000615661739288534" calcext:value-type="float">
            <text:p>0.0006156617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7.917492" calcext:value-type="float">
            <text:p>7.917492</text:p>
          </table:table-cell>
          <table:table-cell office:value-type="float" office:value="6.7271640426" calcext:value-type="float">
            <text:p>6.7271640426</text:p>
          </table:table-cell>
          <table:table-cell table:formula="of:=POWER([.C539]-6.75;2)" office:value-type="float" office:value="0.000521480950374609" calcext:value-type="float">
            <text:p>0.000521481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7.263551" calcext:value-type="float">
            <text:p>7.263551</text:p>
          </table:table-cell>
          <table:table-cell office:value-type="float" office:value="6.7233857447" calcext:value-type="float">
            <text:p>6.7233857447</text:p>
          </table:table-cell>
          <table:table-cell table:formula="of:=POWER([.C540]-6.75;2)" office:value-type="float" office:value="0.000708318585173587" calcext:value-type="float">
            <text:p>0.0007083186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628909" calcext:value-type="float">
            <text:p>6.628909</text:p>
          </table:table-cell>
          <table:table-cell office:value-type="float" office:value="6.7230457872" calcext:value-type="float">
            <text:p>6.7230457872</text:p>
          </table:table-cell>
          <table:table-cell table:formula="of:=POWER([.C541]-6.75;2)" office:value-type="float" office:value="0.000726529587667671" calcext:value-type="float">
            <text:p>0.0007265296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789329" calcext:value-type="float">
            <text:p>6.789329</text:p>
          </table:table-cell>
          <table:table-cell office:value-type="float" office:value="6.7252733617" calcext:value-type="float">
            <text:p>6.7252733617</text:p>
          </table:table-cell>
          <table:table-cell table:formula="of:=POWER([.C542]-6.75;2)" office:value-type="float" office:value="0.000611406641619015" calcext:value-type="float">
            <text:p>0.0006114066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7.326218" calcext:value-type="float">
            <text:p>7.326218</text:p>
          </table:table-cell>
          <table:table-cell office:value-type="float" office:value="6.7212144043" calcext:value-type="float">
            <text:p>6.7212144043</text:p>
          </table:table-cell>
          <table:table-cell table:formula="of:=POWER([.C543]-6.75;2)" office:value-type="float" office:value="0.000828610519803836" calcext:value-type="float">
            <text:p>0.0008286105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.518509" calcext:value-type="float">
            <text:p>7.518509</text:p>
          </table:table-cell>
          <table:table-cell office:value-type="float" office:value="6.7079854043" calcext:value-type="float">
            <text:p>6.7079854043</text:p>
          </table:table-cell>
          <table:table-cell table:formula="of:=POWER([.C544]-6.75;2)" office:value-type="float" office:value="0.00176522625183442" calcext:value-type="float">
            <text:p>0.0017652263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7.232048" calcext:value-type="float">
            <text:p>7.232048</text:p>
          </table:table-cell>
          <table:table-cell office:value-type="float" office:value="6.6861944894" calcext:value-type="float">
            <text:p>6.6861944894</text:p>
          </table:table-cell>
          <table:table-cell table:formula="of:=POWER([.C545]-6.75;2)" office:value-type="float" office:value="0.00407114318292671" calcext:value-type="float">
            <text:p>0.0040711432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650754" calcext:value-type="float">
            <text:p>6.650754</text:p>
          </table:table-cell>
          <table:table-cell office:value-type="float" office:value="6.6552472979" calcext:value-type="float">
            <text:p>6.6552472979</text:p>
          </table:table-cell>
          <table:table-cell table:formula="of:=POWER([.C546]-6.75;2)" office:value-type="float" office:value="0.00897807455525136" calcext:value-type="float">
            <text:p>0.0089780746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.919652" calcext:value-type="float">
            <text:p>5.919652</text:p>
          </table:table-cell>
          <table:table-cell office:value-type="float" office:value="6.6258683404" calcext:value-type="float">
            <text:p>6.6258683404</text:p>
          </table:table-cell>
          <table:table-cell table:formula="of:=POWER([.C547]-6.75;2)" office:value-type="float" office:value="0.0154086689150502" calcext:value-type="float">
            <text:p>0.0154086689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.327557" calcext:value-type="float">
            <text:p>5.327557</text:p>
          </table:table-cell>
          <table:table-cell office:value-type="float" office:value="6.6251971277" calcext:value-type="float">
            <text:p>6.6251971277</text:p>
          </table:table-cell>
          <table:table-cell table:formula="of:=POWER([.C548]-6.75;2)" office:value-type="float" office:value="0.0155757569343301" calcext:value-type="float">
            <text:p>0.0155757569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.479165" calcext:value-type="float">
            <text:p>5.479165</text:p>
          </table:table-cell>
          <table:table-cell office:value-type="float" office:value="6.6627023191" calcext:value-type="float">
            <text:p>6.6627023191</text:p>
          </table:table-cell>
          <table:table-cell table:formula="of:=POWER([.C549]-6.75;2)" office:value-type="float" office:value="0.00762088509051821" calcext:value-type="float">
            <text:p>0.0076208851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432891" calcext:value-type="float">
            <text:p>6.432891</text:p>
          </table:table-cell>
          <table:table-cell office:value-type="float" office:value="6.7132128085" calcext:value-type="float">
            <text:p>6.7132128085</text:p>
          </table:table-cell>
          <table:table-cell table:formula="of:=POWER([.C550]-6.75;2)" office:value-type="float" office:value="0.00135329745845769" calcext:value-type="float">
            <text:p>0.0013532975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7.378227" calcext:value-type="float">
            <text:p>7.378227</text:p>
          </table:table-cell>
          <table:table-cell office:value-type="float" office:value="6.7427322128" calcext:value-type="float">
            <text:p>6.7427322128</text:p>
          </table:table-cell>
          <table:table-cell table:formula="of:=POWER([.C551]-6.75;2)" office:value-type="float" office:value="0.0000528207307844836" calcext:value-type="float">
            <text:p>5.28207307844836E-005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7.611088" calcext:value-type="float">
            <text:p>7.611088</text:p>
          </table:table-cell>
          <table:table-cell office:value-type="float" office:value="6.7385549574" calcext:value-type="float">
            <text:p>6.7385549574</text:p>
          </table:table-cell>
          <table:table-cell table:formula="of:=POWER([.C552]-6.75;2)" office:value-type="float" office:value="0.000130989000115818" calcext:value-type="float">
            <text:p>0.000130989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7.054162" calcext:value-type="float">
            <text:p>7.054162</text:p>
          </table:table-cell>
          <table:table-cell office:value-type="float" office:value="6.7128895319" calcext:value-type="float">
            <text:p>6.7128895319</text:p>
          </table:table-cell>
          <table:table-cell table:formula="of:=POWER([.C553]-6.75;2)" office:value-type="float" office:value="0.00137718684260111" calcext:value-type="float">
            <text:p>0.0013771868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375831" calcext:value-type="float">
            <text:p>6.375831</text:p>
          </table:table-cell>
          <table:table-cell office:value-type="float" office:value="6.6913914894" calcext:value-type="float">
            <text:p>6.6913914894</text:p>
          </table:table-cell>
          <table:table-cell table:formula="of:=POWER([.C554]-6.75;2)" office:value-type="float" office:value="0.00343495751475032" calcext:value-type="float">
            <text:p>0.0034349575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434926" calcext:value-type="float">
            <text:p>6.434926</text:p>
          </table:table-cell>
          <table:table-cell office:value-type="float" office:value="6.6903000426" calcext:value-type="float">
            <text:p>6.6903000426</text:p>
          </table:table-cell>
          <table:table-cell table:formula="of:=POWER([.C555]-6.75;2)" office:value-type="float" office:value="0.00356408491356185" calcext:value-type="float">
            <text:p>0.0035640849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958211" calcext:value-type="float">
            <text:p>6.958211</text:p>
          </table:table-cell>
          <table:table-cell office:value-type="float" office:value="6.6992532766" calcext:value-type="float">
            <text:p>6.6992532766</text:p>
          </table:table-cell>
          <table:table-cell table:formula="of:=POWER([.C556]-6.75;2)" office:value-type="float" office:value="0.00257522993583607" calcext:value-type="float">
            <text:p>0.0025752299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7.01474" calcext:value-type="float">
            <text:p>7.01474</text:p>
          </table:table-cell>
          <table:table-cell office:value-type="float" office:value="6.7037849787" calcext:value-type="float">
            <text:p>6.7037849787</text:p>
          </table:table-cell>
          <table:table-cell table:formula="of:=POWER([.C557]-6.75;2)" office:value-type="float" office:value="0.00213582819375946" calcext:value-type="float">
            <text:p>0.0021358282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399443" calcext:value-type="float">
            <text:p>6.399443</text:p>
          </table:table-cell>
          <table:table-cell office:value-type="float" office:value="6.7071065532" calcext:value-type="float">
            <text:p>6.7071065532</text:p>
          </table:table-cell>
          <table:table-cell table:formula="of:=POWER([.C558]-6.75;2)" office:value-type="float" office:value="0.00183984777838443" calcext:value-type="float">
            <text:p>0.0018398478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.761872" calcext:value-type="float">
            <text:p>5.761872</text:p>
          </table:table-cell>
          <table:table-cell office:value-type="float" office:value="6.719186617" calcext:value-type="float">
            <text:p>6.719186617</text:p>
          </table:table-cell>
          <table:table-cell table:formula="of:=POWER([.C559]-6.75;2)" office:value-type="float" office:value="0.000949464571904684" calcext:value-type="float">
            <text:p>0.0009494646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.662346" calcext:value-type="float">
            <text:p>5.662346</text:p>
          </table:table-cell>
          <table:table-cell office:value-type="float" office:value="6.737669234" calcext:value-type="float">
            <text:p>6.737669234</text:p>
          </table:table-cell>
          <table:table-cell table:formula="of:=POWER([.C560]-6.75;2)" office:value-type="float" office:value="0.000152047790146752" calcext:value-type="float">
            <text:p>0.0001520478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.741158" calcext:value-type="float">
            <text:p>5.741158</text:p>
          </table:table-cell>
          <table:table-cell office:value-type="float" office:value="6.7507179574" calcext:value-type="float">
            <text:p>6.7507179574</text:p>
          </table:table-cell>
          <table:table-cell table:formula="of:=POWER([.C561]-6.75;2)" office:value-type="float" office:value="0.000000515462828214795" calcext:value-type="float">
            <text:p>5.15462828214795E-007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.710181" calcext:value-type="float">
            <text:p>5.710181</text:p>
          </table:table-cell>
          <table:table-cell office:value-type="float" office:value="6.7605936809" calcext:value-type="float">
            <text:p>6.7605936809</text:p>
          </table:table-cell>
          <table:table-cell table:formula="of:=POWER([.C562]-6.75;2)" office:value-type="float" office:value="0.000112226075011016" calcext:value-type="float">
            <text:p>0.0001122261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137894" calcext:value-type="float">
            <text:p>6.137894</text:p>
          </table:table-cell>
          <table:table-cell office:value-type="float" office:value="6.778665234" calcext:value-type="float">
            <text:p>6.778665234</text:p>
          </table:table-cell>
          <table:table-cell table:formula="of:=POWER([.C563]-6.75;2)" office:value-type="float" office:value="0.000821695640274755" calcext:value-type="float">
            <text:p>0.0008216956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7.308517" calcext:value-type="float">
            <text:p>7.308517</text:p>
          </table:table-cell>
          <table:table-cell office:value-type="float" office:value="6.7973136383" calcext:value-type="float">
            <text:p>6.7973136383</text:p>
          </table:table-cell>
          <table:table-cell table:formula="of:=POWER([.C564]-6.75;2)" office:value-type="float" office:value="0.00223858036918326" calcext:value-type="float">
            <text:p>0.0022385804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8.402875" calcext:value-type="float">
            <text:p>8.402875</text:p>
          </table:table-cell>
          <table:table-cell office:value-type="float" office:value="6.7958436809" calcext:value-type="float">
            <text:p>6.7958436809</text:p>
          </table:table-cell>
          <table:table-cell table:formula="of:=POWER([.C565]-6.75;2)" office:value-type="float" office:value="0.00210164307846103" calcext:value-type="float">
            <text:p>0.0021016431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8.588294" calcext:value-type="float">
            <text:p>8.588294</text:p>
          </table:table-cell>
          <table:table-cell office:value-type="float" office:value="6.771713234" calcext:value-type="float">
            <text:p>6.771713234</text:p>
          </table:table-cell>
          <table:table-cell table:formula="of:=POWER([.C566]-6.75;2)" office:value-type="float" office:value="0.000471464530738752" calcext:value-type="float">
            <text:p>0.0004714645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7.736332" calcext:value-type="float">
            <text:p>7.736332</text:p>
          </table:table-cell>
          <table:table-cell office:value-type="float" office:value="6.7432012766" calcext:value-type="float">
            <text:p>6.7432012766</text:p>
          </table:table-cell>
          <table:table-cell table:formula="of:=POWER([.C567]-6.75;2)" office:value-type="float" office:value="0.0000462226398697104" calcext:value-type="float">
            <text:p>4.62226398697104E-005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433515" calcext:value-type="float">
            <text:p>6.433515</text:p>
          </table:table-cell>
          <table:table-cell office:value-type="float" office:value="6.7298763191" calcext:value-type="float">
            <text:p>6.7298763191</text:p>
          </table:table-cell>
          <table:table-cell table:formula="of:=POWER([.C568]-6.75;2)" office:value-type="float" office:value="0.000404962532965036" calcext:value-type="float">
            <text:p>0.0004049625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.589162" calcext:value-type="float">
            <text:p>5.589162</text:p>
          </table:table-cell>
          <table:table-cell office:value-type="float" office:value="6.7376325957" calcext:value-type="float">
            <text:p>6.7376325957</text:p>
          </table:table-cell>
          <table:table-cell table:formula="of:=POWER([.C569]-6.75;2)" office:value-type="float" office:value="0.000152952689119657" calcext:value-type="float">
            <text:p>0.0001529527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.542524" calcext:value-type="float">
            <text:p>5.542524</text:p>
          </table:table-cell>
          <table:table-cell office:value-type="float" office:value="6.7591835319" calcext:value-type="float">
            <text:p>6.7591835319</text:p>
          </table:table-cell>
          <table:table-cell table:formula="of:=POWER([.C570]-6.75;2)" office:value-type="float" office:value="0.0000843372581583133" calcext:value-type="float">
            <text:p>8.43372581583133E-005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.868057" calcext:value-type="float">
            <text:p>5.868057</text:p>
          </table:table-cell>
          <table:table-cell office:value-type="float" office:value="6.7865583617" calcext:value-type="float">
            <text:p>6.7865583617</text:p>
          </table:table-cell>
          <table:table-cell table:formula="of:=POWER([.C571]-6.75;2)" office:value-type="float" office:value="0.00133651381018803" calcext:value-type="float">
            <text:p>0.0013365138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311626" calcext:value-type="float">
            <text:p>6.311626</text:p>
          </table:table-cell>
          <table:table-cell office:value-type="float" office:value="6.8156473617" calcext:value-type="float">
            <text:p>6.8156473617</text:p>
          </table:table-cell>
          <table:table-cell table:formula="of:=POWER([.C572]-6.75;2)" office:value-type="float" office:value="0.00430957609817062" calcext:value-type="float">
            <text:p>0.0043095761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781072" calcext:value-type="float">
            <text:p>6.781072</text:p>
          </table:table-cell>
          <table:table-cell office:value-type="float" office:value="6.8378176596" calcext:value-type="float">
            <text:p>6.8378176596</text:p>
          </table:table-cell>
          <table:table-cell table:formula="of:=POWER([.C573]-6.75;2)" office:value-type="float" office:value="0.00771194133762143" calcext:value-type="float">
            <text:p>0.0077119413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968854" calcext:value-type="float">
            <text:p>6.968854</text:p>
          </table:table-cell>
          <table:table-cell office:value-type="float" office:value="6.844801617" calcext:value-type="float">
            <text:p>6.844801617</text:p>
          </table:table-cell>
          <table:table-cell table:formula="of:=POWER([.C574]-6.75;2)" office:value-type="float" office:value="0.00898734658581467" calcext:value-type="float">
            <text:p>0.0089873466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682305" calcext:value-type="float">
            <text:p>6.682305</text:p>
          </table:table-cell>
          <table:table-cell office:value-type="float" office:value="6.8412386596" calcext:value-type="float">
            <text:p>6.8412386596</text:p>
          </table:table-cell>
          <table:table-cell table:formula="of:=POWER([.C575]-6.75;2)" office:value-type="float" office:value="0.00832449300560469" calcext:value-type="float">
            <text:p>0.008324493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285893" calcext:value-type="float">
            <text:p>6.285893</text:p>
          </table:table-cell>
          <table:table-cell office:value-type="float" office:value="6.8392355106" calcext:value-type="float">
            <text:p>6.8392355106</text:p>
          </table:table-cell>
          <table:table-cell table:formula="of:=POWER([.C576]-6.75;2)" office:value-type="float" office:value="0.00796297635204271" calcext:value-type="float">
            <text:p>0.0079629764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42497" calcext:value-type="float">
            <text:p>6.42497</text:p>
          </table:table-cell>
          <table:table-cell office:value-type="float" office:value="6.8401678936" calcext:value-type="float">
            <text:p>6.8401678936</text:p>
          </table:table-cell>
          <table:table-cell table:formula="of:=POWER([.C577]-6.75;2)" office:value-type="float" office:value="0.00813024903626098" calcext:value-type="float">
            <text:p>0.008130249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7.038497" calcext:value-type="float">
            <text:p>7.038497</text:p>
          </table:table-cell>
          <table:table-cell office:value-type="float" office:value="6.8332821702" calcext:value-type="float">
            <text:p>6.8332821702</text:p>
          </table:table-cell>
          <table:table-cell table:formula="of:=POWER([.C578]-6.75;2)" office:value-type="float" office:value="0.00693591987322183" calcext:value-type="float">
            <text:p>0.0069359199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7.430204" calcext:value-type="float">
            <text:p>7.430204</text:p>
          </table:table-cell>
          <table:table-cell office:value-type="float" office:value="6.8173354255" calcext:value-type="float">
            <text:p>6.8173354255</text:p>
          </table:table-cell>
          <table:table-cell table:formula="of:=POWER([.C579]-6.75;2)" office:value-type="float" office:value="0.004534059527266" calcext:value-type="float">
            <text:p>0.0045340595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7.232809" calcext:value-type="float">
            <text:p>7.232809</text:p>
          </table:table-cell>
          <table:table-cell office:value-type="float" office:value="6.8062246383" calcext:value-type="float">
            <text:p>6.8062246383</text:p>
          </table:table-cell>
          <table:table-cell table:formula="of:=POWER([.C580]-6.75;2)" office:value-type="float" office:value="0.0031612099519658" calcext:value-type="float">
            <text:p>0.00316121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684845" calcext:value-type="float">
            <text:p>6.684845</text:p>
          </table:table-cell>
          <table:table-cell office:value-type="float" office:value="6.8118031489" calcext:value-type="float">
            <text:p>6.8118031489</text:p>
          </table:table-cell>
          <table:table-cell table:formula="of:=POWER([.C581]-6.75;2)" office:value-type="float" office:value="0.00381962921395559" calcext:value-type="float">
            <text:p>0.0038196292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365627" calcext:value-type="float">
            <text:p>6.365627</text:p>
          </table:table-cell>
          <table:table-cell office:value-type="float" office:value="6.8329463404" calcext:value-type="float">
            <text:p>6.8329463404</text:p>
          </table:table-cell>
          <table:table-cell table:formula="of:=POWER([.C582]-6.75;2)" office:value-type="float" office:value="0.00688009538575273" calcext:value-type="float">
            <text:p>0.0068800954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659673" calcext:value-type="float">
            <text:p>6.659673</text:p>
          </table:table-cell>
          <table:table-cell office:value-type="float" office:value="6.853712617" calcext:value-type="float">
            <text:p>6.853712617</text:p>
          </table:table-cell>
          <table:table-cell table:formula="of:=POWER([.C583]-6.75;2)" office:value-type="float" office:value="0.0107563069249887" calcext:value-type="float">
            <text:p>0.0107563069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7.32205" calcext:value-type="float">
            <text:p>7.32205</text:p>
          </table:table-cell>
          <table:table-cell office:value-type="float" office:value="6.8504984681" calcext:value-type="float">
            <text:p>6.8504984681</text:p>
          </table:table-cell>
          <table:table-cell table:formula="of:=POWER([.C584]-6.75;2)" office:value-type="float" office:value="0.0100999420904466" calcext:value-type="float">
            <text:p>0.0100999421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7.792855" calcext:value-type="float">
            <text:p>7.792855</text:p>
          </table:table-cell>
          <table:table-cell office:value-type="float" office:value="6.8097503617" calcext:value-type="float">
            <text:p>6.8097503617</text:p>
          </table:table-cell>
          <table:table-cell table:formula="of:=POWER([.C585]-6.75;2)" office:value-type="float" office:value="0.00357010572328082" calcext:value-type="float">
            <text:p>0.0035701057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7.739912" calcext:value-type="float">
            <text:p>7.739912</text:p>
          </table:table-cell>
          <table:table-cell office:value-type="float" office:value="6.7442071277" calcext:value-type="float">
            <text:p>6.7442071277</text:p>
          </table:table-cell>
          <table:table-cell table:formula="of:=POWER([.C586]-6.75;2)" office:value-type="float" office:value="0.0000335573694841051" calcext:value-type="float">
            <text:p>3.35573694841051E-005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7.247573" calcext:value-type="float">
            <text:p>7.247573</text:p>
          </table:table-cell>
          <table:table-cell office:value-type="float" office:value="6.6897198936" calcext:value-type="float">
            <text:p>6.6897198936</text:p>
          </table:table-cell>
          <table:table-cell table:formula="of:=POWER([.C587]-6.75;2)" office:value-type="float" office:value="0.00363369122759527" calcext:value-type="float">
            <text:p>0.0036336912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733605" calcext:value-type="float">
            <text:p>6.733605</text:p>
          </table:table-cell>
          <table:table-cell office:value-type="float" office:value="6.6729905106" calcext:value-type="float">
            <text:p>6.6729905106</text:p>
          </table:table-cell>
          <table:table-cell table:formula="of:=POWER([.C588]-6.75;2)" office:value-type="float" office:value="0.00593046145764871" calcext:value-type="float">
            <text:p>0.0059304615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598558" calcext:value-type="float">
            <text:p>6.598558</text:p>
          </table:table-cell>
          <table:table-cell office:value-type="float" office:value="6.6941258936" calcext:value-type="float">
            <text:p>6.6941258936</text:p>
          </table:table-cell>
          <table:table-cell table:formula="of:=POWER([.C589]-6.75;2)" office:value-type="float" office:value="0.00312191576599853" calcext:value-type="float">
            <text:p>0.0031219158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704455" calcext:value-type="float">
            <text:p>6.704455</text:p>
          </table:table-cell>
          <table:table-cell office:value-type="float" office:value="6.7341334043" calcext:value-type="float">
            <text:p>6.7341334043</text:p>
          </table:table-cell>
          <table:table-cell table:formula="of:=POWER([.C590]-6.75;2)" office:value-type="float" office:value="0.00025174885910727" calcext:value-type="float">
            <text:p>0.0002517489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494336" calcext:value-type="float">
            <text:p>6.494336</text:p>
          </table:table-cell>
          <table:table-cell office:value-type="float" office:value="6.7726886809" calcext:value-type="float">
            <text:p>6.7726886809</text:p>
          </table:table-cell>
          <table:table-cell table:formula="of:=POWER([.C591]-6.75;2)" office:value-type="float" office:value="0.000514776240982024" calcext:value-type="float">
            <text:p>0.0005147762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.77753" calcext:value-type="float">
            <text:p>5.77753</text:p>
          </table:table-cell>
          <table:table-cell office:value-type="float" office:value="6.8022655319" calcext:value-type="float">
            <text:p>6.8022655319</text:p>
          </table:table-cell>
          <table:table-cell table:formula="of:=POWER([.C592]-6.75;2)" office:value-type="float" office:value="0.0027316858247899" calcext:value-type="float">
            <text:p>0.0027316858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.269943" calcext:value-type="float">
            <text:p>5.269943</text:p>
          </table:table-cell>
          <table:table-cell office:value-type="float" office:value="6.8254991915" calcext:value-type="float">
            <text:p>6.8254991915</text:p>
          </table:table-cell>
          <table:table-cell table:formula="of:=POWER([.C593]-6.75;2)" office:value-type="float" office:value="0.00570012791715375" calcext:value-type="float">
            <text:p>0.0057001279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.888105" calcext:value-type="float">
            <text:p>5.888105</text:p>
          </table:table-cell>
          <table:table-cell office:value-type="float" office:value="6.8398979149" calcext:value-type="float">
            <text:p>6.8398979149</text:p>
          </table:table-cell>
          <table:table-cell table:formula="of:=POWER([.C594]-6.75;2)" office:value-type="float" office:value="0.00808163510336762" calcext:value-type="float">
            <text:p>0.0080816351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7.090301" calcext:value-type="float">
            <text:p>7.090301</text:p>
          </table:table-cell>
          <table:table-cell office:value-type="float" office:value="6.8330985532" calcext:value-type="float">
            <text:p>6.8330985532</text:p>
          </table:table-cell>
          <table:table-cell table:formula="of:=POWER([.C595]-6.75;2)" office:value-type="float" office:value="0.00690536954393326" calcext:value-type="float">
            <text:p>0.0069053695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7.853158" calcext:value-type="float">
            <text:p>7.853158</text:p>
          </table:table-cell>
          <table:table-cell office:value-type="float" office:value="6.8050945319" calcext:value-type="float">
            <text:p>6.8050945319</text:p>
          </table:table-cell>
          <table:table-cell table:formula="of:=POWER([.C596]-6.75;2)" office:value-type="float" office:value="0.00303540744528012" calcext:value-type="float">
            <text:p>0.0030354074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7.820303" calcext:value-type="float">
            <text:p>7.820303</text:p>
          </table:table-cell>
          <table:table-cell office:value-type="float" office:value="6.7697132979" calcext:value-type="float">
            <text:p>6.7697132979</text:p>
          </table:table-cell>
          <table:table-cell table:formula="of:=POWER([.C597]-6.75;2)" office:value-type="float" office:value="0.000388614114094148" calcext:value-type="float">
            <text:p>0.0003886141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7.181896" calcext:value-type="float">
            <text:p>7.181896</text:p>
          </table:table-cell>
          <table:table-cell office:value-type="float" office:value="6.7416795957" calcext:value-type="float">
            <text:p>6.7416795957</text:p>
          </table:table-cell>
          <table:table-cell table:formula="of:=POWER([.C598]-6.75;2)" office:value-type="float" office:value="0.000069229127715459" calcext:value-type="float">
            <text:p>6.9229127715459E-005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404813" calcext:value-type="float">
            <text:p>6.404813</text:p>
          </table:table-cell>
          <table:table-cell office:value-type="float" office:value="6.7303787234" calcext:value-type="float">
            <text:p>6.7303787234</text:p>
          </table:table-cell>
          <table:table-cell table:formula="of:=POWER([.C599]-6.75;2)" office:value-type="float" office:value="0.000384994495413695" calcext:value-type="float">
            <text:p>0.0003849945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043754" calcext:value-type="float">
            <text:p>6.043754</text:p>
          </table:table-cell>
          <table:table-cell office:value-type="float" office:value="6.7368224894" calcext:value-type="float">
            <text:p>6.7368224894</text:p>
          </table:table-cell>
          <table:table-cell table:formula="of:=POWER([.C600]-6.75;2)" office:value-type="float" office:value="0.00017364678561312" calcext:value-type="float">
            <text:p>0.0001736468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324533" calcext:value-type="float">
            <text:p>6.324533</text:p>
          </table:table-cell>
          <table:table-cell office:value-type="float" office:value="6.7515267872" calcext:value-type="float">
            <text:p>6.7515267872</text:p>
          </table:table-cell>
          <table:table-cell table:formula="of:=POWER([.C601]-6.75;2)" office:value-type="float" office:value="0.00000233107915408246" calcext:value-type="float">
            <text:p>2.33107915408246E-006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855728" calcext:value-type="float">
            <text:p>6.855728</text:p>
          </table:table-cell>
          <table:table-cell office:value-type="float" office:value="6.7605602553" calcext:value-type="float">
            <text:p>6.7605602553</text:p>
          </table:table-cell>
          <table:table-cell table:formula="of:=POWER([.C602]-6.75;2)" office:value-type="float" office:value="0.000111518992001172" calcext:value-type="float">
            <text:p>0.000111519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7.171201" calcext:value-type="float">
            <text:p>7.171201</text:p>
          </table:table-cell>
          <table:table-cell office:value-type="float" office:value="6.7585548085" calcext:value-type="float">
            <text:p>6.7585548085</text:p>
          </table:table-cell>
          <table:table-cell table:formula="of:=POWER([.C603]-6.75;2)" office:value-type="float" office:value="0.0000731847484716648" calcext:value-type="float">
            <text:p>7.31847484716648E-005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7.170854" calcext:value-type="float">
            <text:p>7.170854</text:p>
          </table:table-cell>
          <table:table-cell office:value-type="float" office:value="6.7509369574" calcext:value-type="float">
            <text:p>6.7509369574</text:p>
          </table:table-cell>
          <table:table-cell table:formula="of:=POWER([.C604]-6.75;2)" office:value-type="float" office:value="0.00000087788916941558" calcext:value-type="float">
            <text:p>8.7788916941558E-007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967206" calcext:value-type="float">
            <text:p>6.967206</text:p>
          </table:table-cell>
          <table:table-cell office:value-type="float" office:value="6.7459860638" calcext:value-type="float">
            <text:p>6.7459860638</text:p>
          </table:table-cell>
          <table:table-cell table:formula="of:=POWER([.C605]-6.75;2)" office:value-type="float" office:value="0.0000161116838176688" calcext:value-type="float">
            <text:p>1.61116838176688E-005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630555" calcext:value-type="float">
            <text:p>6.630555</text:p>
          </table:table-cell>
          <table:table-cell office:value-type="float" office:value="6.7476964894" calcext:value-type="float">
            <text:p>6.7476964894</text:p>
          </table:table-cell>
          <table:table-cell table:formula="of:=POWER([.C606]-6.75;2)" office:value-type="float" office:value="0.00000530616108431237" calcext:value-type="float">
            <text:p>5.30616108431237E-006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275636" calcext:value-type="float">
            <text:p>6.275636</text:p>
          </table:table-cell>
          <table:table-cell office:value-type="float" office:value="6.7546554468" calcext:value-type="float">
            <text:p>6.7546554468</text:p>
          </table:table-cell>
          <table:table-cell table:formula="of:=POWER([.C607]-6.75;2)" office:value-type="float" office:value="0.000021673184907632" calcext:value-type="float">
            <text:p>2.1673184907632E-005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205317" calcext:value-type="float">
            <text:p>6.205317</text:p>
          </table:table-cell>
          <table:table-cell office:value-type="float" office:value="6.7625580213" calcext:value-type="float">
            <text:p>6.7625580213</text:p>
          </table:table-cell>
          <table:table-cell table:formula="of:=POWER([.C608]-6.75;2)" office:value-type="float" office:value="0.000157703898971261" calcext:value-type="float">
            <text:p>0.0001577039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559544" calcext:value-type="float">
            <text:p>6.559544</text:p>
          </table:table-cell>
          <table:table-cell office:value-type="float" office:value="6.7671245319" calcext:value-type="float">
            <text:p>6.7671245319</text:p>
          </table:table-cell>
          <table:table-cell table:formula="of:=POWER([.C609]-6.75;2)" office:value-type="float" office:value="0.000293249592794131" calcext:value-type="float">
            <text:p>0.0002932496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7.014369" calcext:value-type="float">
            <text:p>7.014369</text:p>
          </table:table-cell>
          <table:table-cell office:value-type="float" office:value="6.7679832979" calcext:value-type="float">
            <text:p>6.7679832979</text:p>
          </table:table-cell>
          <table:table-cell table:formula="of:=POWER([.C610]-6.75;2)" office:value-type="float" office:value="0.000323399003360139" calcext:value-type="float">
            <text:p>0.000323399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7.239429" calcext:value-type="float">
            <text:p>7.239429</text:p>
          </table:table-cell>
          <table:table-cell office:value-type="float" office:value="6.7684922128" calcext:value-type="float">
            <text:p>6.7684922128</text:p>
          </table:table-cell>
          <table:table-cell table:formula="of:=POWER([.C611]-6.75;2)" office:value-type="float" office:value="0.000341961934240484" calcext:value-type="float">
            <text:p>0.0003419619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7.268744" calcext:value-type="float">
            <text:p>7.268744</text:p>
          </table:table-cell>
          <table:table-cell office:value-type="float" office:value="6.7695176383" calcext:value-type="float">
            <text:p>6.7695176383</text:p>
          </table:table-cell>
          <table:table-cell table:formula="of:=POWER([.C612]-6.75;2)" office:value-type="float" office:value="0.000380938204809626" calcext:value-type="float">
            <text:p>0.0003809382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7.248232" calcext:value-type="float">
            <text:p>7.248232</text:p>
          </table:table-cell>
          <table:table-cell office:value-type="float" office:value="6.765460383" calcext:value-type="float">
            <text:p>6.765460383</text:p>
          </table:table-cell>
          <table:table-cell table:formula="of:=POWER([.C613]-6.75;2)" office:value-type="float" office:value="0.000239023442506681" calcext:value-type="float">
            <text:p>0.0002390234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7.110059" calcext:value-type="float">
            <text:p>7.110059</text:p>
          </table:table-cell>
          <table:table-cell office:value-type="float" office:value="6.7485292553" calcext:value-type="float">
            <text:p>6.7485292553</text:p>
          </table:table-cell>
          <table:table-cell table:formula="of:=POWER([.C614]-6.75;2)" office:value-type="float" office:value="0.00000216308997257735" calcext:value-type="float">
            <text:p>2.16308997257735E-006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79806" calcext:value-type="float">
            <text:p>6.79806</text:p>
          </table:table-cell>
          <table:table-cell office:value-type="float" office:value="6.7190262979" calcext:value-type="float">
            <text:p>6.7190262979</text:p>
          </table:table-cell>
          <table:table-cell table:formula="of:=POWER([.C615]-6.75;2)" office:value-type="float" office:value="0.000959370221779534" calcext:value-type="float">
            <text:p>0.0009593702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602056" calcext:value-type="float">
            <text:p>6.602056</text:p>
          </table:table-cell>
          <table:table-cell office:value-type="float" office:value="6.689463617" calcext:value-type="float">
            <text:p>6.689463617</text:p>
          </table:table-cell>
          <table:table-cell table:formula="of:=POWER([.C616]-6.75;2)" office:value-type="float" office:value="0.00366465366672265" calcext:value-type="float">
            <text:p>0.0036646537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829141" calcext:value-type="float">
            <text:p>6.829141</text:p>
          </table:table-cell>
          <table:table-cell office:value-type="float" office:value="6.6730951915" calcext:value-type="float">
            <text:p>6.6730951915</text:p>
          </table:table-cell>
          <table:table-cell table:formula="of:=POWER([.C617]-6.75;2)" office:value-type="float" office:value="0.00591434957042169" calcext:value-type="float">
            <text:p>0.0059143496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7.23524" calcext:value-type="float">
            <text:p>7.23524</text:p>
          </table:table-cell>
          <table:table-cell office:value-type="float" office:value="6.6693637234" calcext:value-type="float">
            <text:p>6.6693637234</text:p>
          </table:table-cell>
          <table:table-cell table:formula="of:=POWER([.C618]-6.75;2)" office:value-type="float" office:value="0.0065022091039117" calcext:value-type="float">
            <text:p>0.0065022091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7.35363" calcext:value-type="float">
            <text:p>7.35363</text:p>
          </table:table-cell>
          <table:table-cell office:value-type="float" office:value="6.6707551277" calcext:value-type="float">
            <text:p>6.6707551277</text:p>
          </table:table-cell>
          <table:table-cell table:formula="of:=POWER([.C619]-6.75;2)" office:value-type="float" office:value="0.00627974978584336" calcext:value-type="float">
            <text:p>0.0062797498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7.109318" calcext:value-type="float">
            <text:p>7.109318</text:p>
          </table:table-cell>
          <table:table-cell office:value-type="float" office:value="6.6726108936" calcext:value-type="float">
            <text:p>6.6726108936</text:p>
          </table:table-cell>
          <table:table-cell table:formula="of:=POWER([.C620]-6.75;2)" office:value-type="float" office:value="0.00598907378939053" calcext:value-type="float">
            <text:p>0.0059890738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801395" calcext:value-type="float">
            <text:p>6.801395</text:p>
          </table:table-cell>
          <table:table-cell office:value-type="float" office:value="6.6689279574" calcext:value-type="float">
            <text:p>6.6689279574</text:p>
          </table:table-cell>
          <table:table-cell table:formula="of:=POWER([.C621]-6.75;2)" office:value-type="float" office:value="0.00657267609133618" calcext:value-type="float">
            <text:p>0.0065726761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588157" calcext:value-type="float">
            <text:p>6.588157</text:p>
          </table:table-cell>
          <table:table-cell office:value-type="float" office:value="6.6485948723" calcext:value-type="float">
            <text:p>6.6485948723</text:p>
          </table:table-cell>
          <table:table-cell table:formula="of:=POWER([.C622]-6.75;2)" office:value-type="float" office:value="0.0102829999238532" calcext:value-type="float">
            <text:p>0.0102829999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329715" calcext:value-type="float">
            <text:p>6.329715</text:p>
          </table:table-cell>
          <table:table-cell office:value-type="float" office:value="6.6120002553" calcext:value-type="float">
            <text:p>6.6120002553</text:p>
          </table:table-cell>
          <table:table-cell table:formula="of:=POWER([.C623]-6.75;2)" office:value-type="float" office:value="0.0190439295372652" calcext:value-type="float">
            <text:p>0.0190439295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101341" calcext:value-type="float">
            <text:p>6.101341</text:p>
          </table:table-cell>
          <table:table-cell office:value-type="float" office:value="6.592472383" calcext:value-type="float">
            <text:p>6.592472383</text:p>
          </table:table-cell>
          <table:table-cell table:formula="of:=POWER([.C624]-6.75;2)" office:value-type="float" office:value="0.0248149501176985" calcext:value-type="float">
            <text:p>0.0248149501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289" calcext:value-type="float">
            <text:p>6.289</text:p>
          </table:table-cell>
          <table:table-cell office:value-type="float" office:value="6.616226766" calcext:value-type="float">
            <text:p>6.616226766</text:p>
          </table:table-cell>
          <table:table-cell table:formula="of:=POWER([.C625]-6.75;2)" office:value-type="float" office:value="0.0178952781348186" calcext:value-type="float">
            <text:p>0.0178952781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907997" calcext:value-type="float">
            <text:p>6.907997</text:p>
          </table:table-cell>
          <table:table-cell office:value-type="float" office:value="6.6679055957" calcext:value-type="float">
            <text:p>6.6679055957</text:p>
          </table:table-cell>
          <table:table-cell table:formula="of:=POWER([.C626]-6.75;2)" office:value-type="float" office:value="0.0067394912173719" calcext:value-type="float">
            <text:p>0.0067394912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7.494999" calcext:value-type="float">
            <text:p>7.494999</text:p>
          </table:table-cell>
          <table:table-cell office:value-type="float" office:value="6.7129984255" calcext:value-type="float">
            <text:p>6.7129984255</text:p>
          </table:table-cell>
          <table:table-cell table:formula="of:=POWER([.C627]-6.75;2)" office:value-type="float" office:value="0.00136911651547902" calcext:value-type="float">
            <text:p>0.0013691165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7.678575" calcext:value-type="float">
            <text:p>7.678575</text:p>
          </table:table-cell>
          <table:table-cell office:value-type="float" office:value="6.7244651277" calcext:value-type="float">
            <text:p>6.7244651277</text:p>
          </table:table-cell>
          <table:table-cell table:formula="of:=POWER([.C628]-6.75;2)" office:value-type="float" office:value="0.000652029703377294" calcext:value-type="float">
            <text:p>0.0006520297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7.341642" calcext:value-type="float">
            <text:p>7.341642</text:p>
          </table:table-cell>
          <table:table-cell office:value-type="float" office:value="6.6919934468" calcext:value-type="float">
            <text:p>6.6919934468</text:p>
          </table:table-cell>
          <table:table-cell table:formula="of:=POWER([.C629]-6.75;2)" office:value-type="float" office:value="0.00336476021414446" calcext:value-type="float">
            <text:p>0.0033647602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508608" calcext:value-type="float">
            <text:p>6.508608</text:p>
          </table:table-cell>
          <table:table-cell office:value-type="float" office:value="6.6233588723" calcext:value-type="float">
            <text:p>6.6233588723</text:p>
          </table:table-cell>
          <table:table-cell table:formula="of:=POWER([.C630]-6.75;2)" office:value-type="float" office:value="0.0160379752251277" calcext:value-type="float">
            <text:p>0.0160379752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5.406889" calcext:value-type="float">
            <text:p>5.406889</text:p>
          </table:table-cell>
          <table:table-cell office:value-type="float" office:value="6.5561748723" calcext:value-type="float">
            <text:p>6.5561748723</text:p>
          </table:table-cell>
          <table:table-cell table:formula="of:=POWER([.C631]-6.75;2)" office:value-type="float" office:value="0.0375681801279214" calcext:value-type="float">
            <text:p>0.0375681801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.712323" calcext:value-type="float">
            <text:p>4.712323</text:p>
          </table:table-cell>
          <table:table-cell office:value-type="float" office:value="6.5434711915" calcext:value-type="float">
            <text:p>6.5434711915</text:p>
          </table:table-cell>
          <table:table-cell table:formula="of:=POWER([.C632]-6.75;2)" office:value-type="float" office:value="0.0426541487404296" calcext:value-type="float">
            <text:p>0.0426541487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5.179012" calcext:value-type="float">
            <text:p>5.179012</text:p>
          </table:table-cell>
          <table:table-cell office:value-type="float" office:value="6.5866948723" calcext:value-type="float">
            <text:p>6.5866948723</text:p>
          </table:table-cell>
          <table:table-cell table:formula="of:=POWER([.C633]-6.75;2)" office:value-type="float" office:value="0.0266685647331134" calcext:value-type="float">
            <text:p>0.0266685647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461292" calcext:value-type="float">
            <text:p>6.461292</text:p>
          </table:table-cell>
          <table:table-cell office:value-type="float" office:value="6.6449934468" calcext:value-type="float">
            <text:p>6.6449934468</text:p>
          </table:table-cell>
          <table:table-cell table:formula="of:=POWER([.C634]-6.75;2)" office:value-type="float" office:value="0.0110263762149444" calcext:value-type="float">
            <text:p>0.0110263762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7.726968" calcext:value-type="float">
            <text:p>7.726968</text:p>
          </table:table-cell>
          <table:table-cell office:value-type="float" office:value="6.6772456596" calcext:value-type="float">
            <text:p>6.6772456596</text:p>
          </table:table-cell>
          <table:table-cell table:formula="of:=POWER([.C635]-6.75;2)" office:value-type="float" office:value="0.005293194047039" calcext:value-type="float">
            <text:p>0.005293194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8.478911" calcext:value-type="float">
            <text:p>8.478911</text:p>
          </table:table-cell>
          <table:table-cell office:value-type="float" office:value="6.6651281064" calcext:value-type="float">
            <text:p>6.6651281064</text:p>
          </table:table-cell>
          <table:table-cell table:formula="of:=POWER([.C636]-6.75;2)" office:value-type="float" office:value="0.00720323832324971" calcext:value-type="float">
            <text:p>0.0072032383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8.516553" calcext:value-type="float">
            <text:p>8.516553</text:p>
          </table:table-cell>
          <table:table-cell office:value-type="float" office:value="6.6087031064" calcext:value-type="float">
            <text:p>6.6087031064</text:p>
          </table:table-cell>
          <table:table-cell table:formula="of:=POWER([.C637]-6.75;2)" office:value-type="float" office:value="0.0199648121410097" calcext:value-type="float">
            <text:p>0.0199648121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7.884448" calcext:value-type="float">
            <text:p>7.884448</text:p>
          </table:table-cell>
          <table:table-cell office:value-type="float" office:value="6.5020594681" calcext:value-type="float">
            <text:p>6.5020594681</text:p>
          </table:table-cell>
          <table:table-cell table:formula="of:=POWER([.C638]-6.75;2)" office:value-type="float" office:value="0.0614745073588551" calcext:value-type="float">
            <text:p>0.0614745074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869512" calcext:value-type="float">
            <text:p>6.869512</text:p>
          </table:table-cell>
          <table:table-cell office:value-type="float" office:value="6.4088648723" calcext:value-type="float">
            <text:p>6.4088648723</text:p>
          </table:table-cell>
          <table:table-cell table:formula="of:=POWER([.C639]-6.75;2)" office:value-type="float" office:value="0.116373175350896" calcext:value-type="float">
            <text:p>0.1163731754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5.946683" calcext:value-type="float">
            <text:p>5.946683</text:p>
          </table:table-cell>
          <table:table-cell office:value-type="float" office:value="6.3372646596" calcext:value-type="float">
            <text:p>6.3372646596</text:p>
          </table:table-cell>
          <table:table-cell table:formula="of:=POWER([.C640]-6.75;2)" office:value-type="float" office:value="0.170350461215104" calcext:value-type="float">
            <text:p>0.1703504612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.568535" calcext:value-type="float">
            <text:p>5.568535</text:p>
          </table:table-cell>
          <table:table-cell office:value-type="float" office:value="6.2852991064" calcext:value-type="float">
            <text:p>6.2852991064</text:p>
          </table:table-cell>
          <table:table-cell table:formula="of:=POWER([.C641]-6.75;2)" office:value-type="float" office:value="0.215946920512638" calcext:value-type="float">
            <text:p>0.2159469205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5.774112" calcext:value-type="float">
            <text:p>5.774112</text:p>
          </table:table-cell>
          <table:table-cell office:value-type="float" office:value="6.3206125957" calcext:value-type="float">
            <text:p>6.3206125957</text:p>
          </table:table-cell>
          <table:table-cell table:formula="of:=POWER([.C642]-6.75;2)" office:value-type="float" office:value="0.184373542971492" calcext:value-type="float">
            <text:p>0.184373543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19024" calcext:value-type="float">
            <text:p>6.19024</text:p>
          </table:table-cell>
          <table:table-cell office:value-type="float" office:value="6.4195999574" calcext:value-type="float">
            <text:p>6.4195999574</text:p>
          </table:table-cell>
          <table:table-cell table:formula="of:=POWER([.C643]-6.75;2)" office:value-type="float" office:value="0.109164188150082" calcext:value-type="float">
            <text:p>0.1091641882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502719" calcext:value-type="float">
            <text:p>6.502719</text:p>
          </table:table-cell>
          <table:table-cell office:value-type="float" office:value="6.5298180426" calcext:value-type="float">
            <text:p>6.5298180426</text:p>
          </table:table-cell>
          <table:table-cell table:formula="of:=POWER([.C644]-6.75;2)" office:value-type="float" office:value="0.0484800943644956" calcext:value-type="float">
            <text:p>0.0484800944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650755" calcext:value-type="float">
            <text:p>6.650755</text:p>
          </table:table-cell>
          <table:table-cell office:value-type="float" office:value="6.6111567234" calcext:value-type="float">
            <text:p>6.6111567234</text:p>
          </table:table-cell>
          <table:table-cell table:formula="of:=POWER([.C645]-6.75;2)" office:value-type="float" office:value="0.0192774554570242" calcext:value-type="float">
            <text:p>0.0192774555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70767" calcext:value-type="float">
            <text:p>6.70767</text:p>
          </table:table-cell>
          <table:table-cell office:value-type="float" office:value="6.6347437447" calcext:value-type="float">
            <text:p>6.6347437447</text:p>
          </table:table-cell>
          <table:table-cell table:formula="of:=POWER([.C646]-6.75;2)" office:value-type="float" office:value="0.0132840043857788" calcext:value-type="float">
            <text:p>0.0132840044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734856" calcext:value-type="float">
            <text:p>6.734856</text:p>
          </table:table-cell>
          <table:table-cell office:value-type="float" office:value="6.5949736596" calcext:value-type="float">
            <text:p>6.5949736596</text:p>
          </table:table-cell>
          <table:table-cell table:formula="of:=POWER([.C647]-6.75;2)" office:value-type="float" office:value="0.0240331662178167" calcext:value-type="float">
            <text:p>0.0240331662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749106" calcext:value-type="float">
            <text:p>6.749106</text:p>
          </table:table-cell>
          <table:table-cell office:value-type="float" office:value="6.5469697447" calcext:value-type="float">
            <text:p>6.5469697447</text:p>
          </table:table-cell>
          <table:table-cell table:formula="of:=POWER([.C648]-6.75;2)" office:value-type="float" office:value="0.0412212845671831" calcext:value-type="float">
            <text:p>0.0412212846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761472" calcext:value-type="float">
            <text:p>6.761472</text:p>
          </table:table-cell>
          <table:table-cell office:value-type="float" office:value="6.5426289149" calcext:value-type="float">
            <text:p>6.5426289149</text:p>
          </table:table-cell>
          <table:table-cell table:formula="of:=POWER([.C649]-6.75;2)" office:value-type="float" office:value="0.0430027669355515" calcext:value-type="float">
            <text:p>0.0430027669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813162" calcext:value-type="float">
            <text:p>6.813162</text:p>
          </table:table-cell>
          <table:table-cell office:value-type="float" office:value="6.5615137447" calcext:value-type="float">
            <text:p>6.5615137447</text:p>
          </table:table-cell>
          <table:table-cell table:formula="of:=POWER([.C650]-6.75;2)" office:value-type="float" office:value="0.0355270684370168" calcext:value-type="float">
            <text:p>0.0355270684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938162" calcext:value-type="float">
            <text:p>6.938162</text:p>
          </table:table-cell>
          <table:table-cell office:value-type="float" office:value="6.5536098085" calcext:value-type="float">
            <text:p>6.5536098085</text:p>
          </table:table-cell>
          <table:table-cell table:formula="of:=POWER([.C651]-6.75;2)" office:value-type="float" office:value="0.0385691073174066" calcext:value-type="float">
            <text:p>0.0385691073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7.047596" calcext:value-type="float">
            <text:p>7.047596</text:p>
          </table:table-cell>
          <table:table-cell office:value-type="float" office:value="6.4407662128" calcext:value-type="float">
            <text:p>6.4407662128</text:p>
          </table:table-cell>
          <table:table-cell table:formula="of:=POWER([.C652]-6.75;2)" office:value-type="float" office:value="0.095625535146055" calcext:value-type="float">
            <text:p>0.0956255351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957626" calcext:value-type="float">
            <text:p>6.957626</text:p>
          </table:table-cell>
          <table:table-cell office:value-type="float" office:value="6.325594234" calcext:value-type="float">
            <text:p>6.325594234</text:p>
          </table:table-cell>
          <table:table-cell table:formula="of:=POWER([.C653]-6.75;2)" office:value-type="float" office:value="0.180120254214046" calcext:value-type="float">
            <text:p>0.1801202542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647057" calcext:value-type="float">
            <text:p>6.647057</text:p>
          </table:table-cell>
          <table:table-cell office:value-type="float" office:value="6.2123365106" calcext:value-type="float">
            <text:p>6.2123365106</text:p>
          </table:table-cell>
          <table:table-cell table:formula="of:=POWER([.C654]-6.75;2)" office:value-type="float" office:value="0.289082027833784" calcext:value-type="float">
            <text:p>0.2890820278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419943" calcext:value-type="float">
            <text:p>6.419943</text:p>
          </table:table-cell>
          <table:table-cell office:value-type="float" office:value="6.1937500213" calcext:value-type="float">
            <text:p>6.1937500213</text:p>
          </table:table-cell>
          <table:table-cell table:formula="of:=POWER([.C655]-6.75;2)" office:value-type="float" office:value="0.309414038803751" calcext:value-type="float">
            <text:p>0.3094140388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599906" calcext:value-type="float">
            <text:p>6.599906</text:p>
          </table:table-cell>
          <table:table-cell office:value-type="float" office:value="6.2531708511" calcext:value-type="float">
            <text:p>6.2531708511</text:p>
          </table:table-cell>
          <table:table-cell table:formula="of:=POWER([.C656]-6.75;2)" office:value-type="float" office:value="0.246839203196698" calcext:value-type="float">
            <text:p>0.2468392032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7.038288" calcext:value-type="float">
            <text:p>7.038288</text:p>
          </table:table-cell>
          <table:table-cell office:value-type="float" office:value="6.334769234" calcext:value-type="float">
            <text:p>6.334769234</text:p>
          </table:table-cell>
          <table:table-cell table:formula="of:=POWER([.C657]-6.75;2)" office:value-type="float" office:value="0.172416589032946" calcext:value-type="float">
            <text:p>0.172416589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7.287624" calcext:value-type="float">
            <text:p>7.287624</text:p>
          </table:table-cell>
          <table:table-cell office:value-type="float" office:value="6.3767357021" calcext:value-type="float">
            <text:p>6.3767357021</text:p>
          </table:table-cell>
          <table:table-cell table:formula="of:=POWER([.C658]-6.75;2)" office:value-type="float" office:value="0.13932623608678" calcext:value-type="float">
            <text:p>0.1393262361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7.078053" calcext:value-type="float">
            <text:p>7.078053</text:p>
          </table:table-cell>
          <table:table-cell office:value-type="float" office:value="6.3249340213" calcext:value-type="float">
            <text:p>6.3249340213</text:p>
          </table:table-cell>
          <table:table-cell table:formula="of:=POWER([.C659]-6.75;2)" office:value-type="float" office:value="0.180681086248189" calcext:value-type="float">
            <text:p>0.1806810862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452469" calcext:value-type="float">
            <text:p>6.452469</text:p>
          </table:table-cell>
          <table:table-cell office:value-type="float" office:value="6.2775912979" calcext:value-type="float">
            <text:p>6.2775912979</text:p>
          </table:table-cell>
          <table:table-cell table:formula="of:=POWER([.C660]-6.75;2)" office:value-type="float" office:value="0.223169981819807" calcext:value-type="float">
            <text:p>0.2231699818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5.72342" calcext:value-type="float">
            <text:p>5.72342</text:p>
          </table:table-cell>
          <table:table-cell office:value-type="float" office:value="6.2522432553" calcext:value-type="float">
            <text:p>6.2522432553</text:p>
          </table:table-cell>
          <table:table-cell table:formula="of:=POWER([.C661]-6.75;2)" office:value-type="float" office:value="0.247761776894341" calcext:value-type="float">
            <text:p>0.2477617769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5.408614" calcext:value-type="float">
            <text:p>5.408614</text:p>
          </table:table-cell>
          <table:table-cell office:value-type="float" office:value="6.3043085319" calcext:value-type="float">
            <text:p>6.3043085319</text:p>
          </table:table-cell>
          <table:table-cell table:formula="of:=POWER([.C662]-6.75;2)" office:value-type="float" office:value="0.198640884737133" calcext:value-type="float">
            <text:p>0.1986408847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5.83274" calcext:value-type="float">
            <text:p>5.83274</text:p>
          </table:table-cell>
          <table:table-cell office:value-type="float" office:value="6.3367817447" calcext:value-type="float">
            <text:p>6.3367817447</text:p>
          </table:table-cell>
          <table:table-cell table:formula="of:=POWER([.C663]-6.75;2)" office:value-type="float" office:value="0.170749326513176" calcext:value-type="float">
            <text:p>0.1707493265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653762" calcext:value-type="float">
            <text:p>6.653762</text:p>
          </table:table-cell>
          <table:table-cell office:value-type="float" office:value="6.360231" calcext:value-type="float">
            <text:p>6.360231</text:p>
          </table:table-cell>
          <table:table-cell table:formula="of:=POWER([.C664]-6.75;2)" office:value-type="float" office:value="0.151919873361" calcext:value-type="float">
            <text:p>0.1519198734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7.300636" calcext:value-type="float">
            <text:p>7.300636</text:p>
          </table:table-cell>
          <table:table-cell office:value-type="float" office:value="6.3662117021" calcext:value-type="float">
            <text:p>6.3662117021</text:p>
          </table:table-cell>
          <table:table-cell table:formula="of:=POWER([.C665]-6.75;2)" office:value-type="float" office:value="0.147293457604979" calcext:value-type="float">
            <text:p>0.1472934576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7.440851" calcext:value-type="float">
            <text:p>7.440851</text:p>
          </table:table-cell>
          <table:table-cell office:value-type="float" office:value="6.4064850213" calcext:value-type="float">
            <text:p>6.4064850213</text:p>
          </table:table-cell>
          <table:table-cell table:formula="of:=POWER([.C666]-6.75;2)" office:value-type="float" office:value="0.118002540591261" calcext:value-type="float">
            <text:p>0.1180025406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93622" calcext:value-type="float">
            <text:p>6.93622</text:p>
          </table:table-cell>
          <table:table-cell office:value-type="float" office:value="6.5514170426" calcext:value-type="float">
            <text:p>6.5514170426</text:p>
          </table:table-cell>
          <table:table-cell table:formula="of:=POWER([.C667]-6.75;2)" office:value-type="float" office:value="0.0394351909697303" calcext:value-type="float">
            <text:p>0.039435191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5.84574" calcext:value-type="float">
            <text:p>5.84574</text:p>
          </table:table-cell>
          <table:table-cell office:value-type="float" office:value="6.7278608085" calcext:value-type="float">
            <text:p>6.7278608085</text:p>
          </table:table-cell>
          <table:table-cell table:formula="of:=POWER([.C668]-6.75;2)" office:value-type="float" office:value="0.000490143800273672" calcext:value-type="float">
            <text:p>0.0004901438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4.86821" calcext:value-type="float">
            <text:p>4.86821</text:p>
          </table:table-cell>
          <table:table-cell office:value-type="float" office:value="6.8390835532" calcext:value-type="float">
            <text:p>6.8390835532</text:p>
          </table:table-cell>
          <table:table-cell table:formula="of:=POWER([.C669]-6.75;2)" office:value-type="float" office:value="0.00793587945073724" calcext:value-type="float">
            <text:p>0.0079358795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5.411905" calcext:value-type="float">
            <text:p>5.411905</text:p>
          </table:table-cell>
          <table:table-cell office:value-type="float" office:value="6.9711048085" calcext:value-type="float">
            <text:p>6.9711048085</text:p>
          </table:table-cell>
          <table:table-cell table:formula="of:=POWER([.C670]-6.75;2)" office:value-type="float" office:value="0.0488873363418216" calcext:value-type="float">
            <text:p>0.0488873363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7.217797" calcext:value-type="float">
            <text:p>7.217797</text:p>
          </table:table-cell>
          <table:table-cell office:value-type="float" office:value="7.0915580851" calcext:value-type="float">
            <text:p>7.0915580851</text:p>
          </table:table-cell>
          <table:table-cell table:formula="of:=POWER([.C671]-6.75;2)" office:value-type="float" office:value="0.116661925497179" calcext:value-type="float">
            <text:p>0.1166619255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8.717905" calcext:value-type="float">
            <text:p>8.717905</text:p>
          </table:table-cell>
          <table:table-cell office:value-type="float" office:value="7.1735881277" calcext:value-type="float">
            <text:p>7.1735881277</text:p>
          </table:table-cell>
          <table:table-cell table:formula="of:=POWER([.C672]-6.75;2)" office:value-type="float" office:value="0.179426901928392" calcext:value-type="float">
            <text:p>0.1794269019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9.02736" calcext:value-type="float">
            <text:p>9.02736</text:p>
          </table:table-cell>
          <table:table-cell office:value-type="float" office:value="7.2237009787" calcext:value-type="float">
            <text:p>7.2237009787</text:p>
          </table:table-cell>
          <table:table-cell table:formula="of:=POWER([.C673]-6.75;2)" office:value-type="float" office:value="0.224392617221338" calcext:value-type="float">
            <text:p>0.2243926172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8.033934" calcext:value-type="float">
            <text:p>8.033934</text:p>
          </table:table-cell>
          <table:table-cell office:value-type="float" office:value="7.2124773404" calcext:value-type="float">
            <text:p>7.2124773404</text:p>
          </table:table-cell>
          <table:table-cell table:formula="of:=POWER([.C674]-6.75;2)" office:value-type="float" office:value="0.213885290383458" calcext:value-type="float">
            <text:p>0.2138852904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152406" calcext:value-type="float">
            <text:p>6.152406</text:p>
          </table:table-cell>
          <table:table-cell office:value-type="float" office:value="7.3764001489" calcext:value-type="float">
            <text:p>7.3764001489</text:p>
          </table:table-cell>
          <table:table-cell table:formula="of:=POWER([.C675]-6.75;2)" office:value-type="float" office:value="0.392377146541942" calcext:value-type="float">
            <text:p>0.3923771465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.115817" calcext:value-type="float">
            <text:p>4.115817</text:p>
          </table:table-cell>
          <table:table-cell office:value-type="float" office:value="7.6641834468" calcext:value-type="float">
            <text:p>7.6641834468</text:p>
          </table:table-cell>
          <table:table-cell table:formula="of:=POWER([.C676]-6.75;2)" office:value-type="float" office:value="0.835731374403129" calcext:value-type="float">
            <text:p>0.8357313744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.35096" calcext:value-type="float">
            <text:p>3.35096</text:p>
          </table:table-cell>
          <table:table-cell office:value-type="float" office:value="8.1191891277" calcext:value-type="float">
            <text:p>8.1191891277</text:p>
          </table:table-cell>
          <table:table-cell table:formula="of:=POWER([.C677]-6.75;2)" office:value-type="float" office:value="1.87467886741189" calcext:value-type="float">
            <text:p>1.8746788674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4.809816" calcext:value-type="float">
            <text:p>4.809816</text:p>
          </table:table-cell>
          <table:table-cell office:value-type="float" office:value="8.208169766" calcext:value-type="float">
            <text:p>8.208169766</text:p>
          </table:table-cell>
          <table:table-cell table:formula="of:=POWER([.C678]-6.75;2)" office:value-type="float" office:value="2.12625906647649" calcext:value-type="float">
            <text:p>2.1262590665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743836" calcext:value-type="float">
            <text:p>6.743836</text:p>
          </table:table-cell>
          <table:table-cell office:value-type="float" office:value="8.4638127872" calcext:value-type="float">
            <text:p>8.4638127872</text:p>
          </table:table-cell>
          <table:table-cell table:formula="of:=POWER([.C679]-6.75;2)" office:value-type="float" office:value="2.93715426957023" calcext:value-type="float">
            <text:p>2.9371542696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7.919045" calcext:value-type="float">
            <text:p>7.919045</text:p>
          </table:table-cell>
          <table:table-cell office:value-type="float" office:value="8.6277399149" calcext:value-type="float">
            <text:p>8.6277399149</text:p>
          </table:table-cell>
          <table:table-cell table:formula="of:=POWER([.C680]-6.75;2)" office:value-type="float" office:value="3.52590718800866" calcext:value-type="float">
            <text:p>3.525907188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7.977146" calcext:value-type="float">
            <text:p>7.977146</text:p>
          </table:table-cell>
          <table:table-cell office:value-type="float" office:value="8.633173234" calcext:value-type="float">
            <text:p>8.633173234</text:p>
          </table:table-cell>
          <table:table-cell table:formula="of:=POWER([.C681]-6.75;2)" office:value-type="float" office:value="3.54634142925402" calcext:value-type="float">
            <text:p>3.5463414293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7.157443" calcext:value-type="float">
            <text:p>7.157443</text:p>
          </table:table-cell>
          <table:table-cell office:value-type="float" office:value="8.6373703617" calcext:value-type="float">
            <text:p>8.6373703617</text:p>
          </table:table-cell>
          <table:table-cell table:formula="of:=POWER([.C682]-6.75;2)" office:value-type="float" office:value="3.56216688222359" calcext:value-type="float">
            <text:p>3.5621668822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5.826936" calcext:value-type="float">
            <text:p>5.826936</text:p>
          </table:table-cell>
          <table:table-cell office:value-type="float" office:value="8.6590079787" calcext:value-type="float">
            <text:p>8.6590079787</text:p>
          </table:table-cell>
          <table:table-cell table:formula="of:=POWER([.C683]-6.75;2)" office:value-type="float" office:value="3.64431146274026" calcext:value-type="float">
            <text:p>3.6443114627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3.504302" calcext:value-type="float">
            <text:p>3.504302</text:p>
          </table:table-cell>
          <table:table-cell office:value-type="float" office:value="8.6015605106" calcext:value-type="float">
            <text:p>8.6015605106</text:p>
          </table:table-cell>
          <table:table-cell table:formula="of:=POWER([.C684]-6.75;2)" office:value-type="float" office:value="3.42827632441333" calcext:value-type="float">
            <text:p>3.4282763244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3.504302" calcext:value-type="float">
            <text:p>3.504302</text:p>
          </table:table-cell>
          <table:table-cell office:value-type="float" office:value="8.5813367021" calcext:value-type="float">
            <text:p>8.5813367021</text:p>
          </table:table-cell>
          <table:table-cell table:formula="of:=POWER([.C685]-6.75;2)" office:value-type="float" office:value="3.3537941164585" calcext:value-type="float">
            <text:p>3.3537941165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.504302" calcext:value-type="float">
            <text:p>3.504302</text:p>
          </table:table-cell>
          <table:table-cell office:value-type="float" office:value="8.544506383" calcext:value-type="float">
            <text:p>8.544506383</text:p>
          </table:table-cell>
          <table:table-cell table:formula="of:=POWER([.C686]-6.75;2)" office:value-type="float" office:value="3.22025315862774" calcext:value-type="float">
            <text:p>3.2202531586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3.504302" calcext:value-type="float">
            <text:p>3.504302</text:p>
          </table:table-cell>
          <table:table-cell office:value-type="float" office:value="8.5909369362" calcext:value-type="float">
            <text:p>8.5909369362</text:p>
          </table:table-cell>
          <table:table-cell table:formula="of:=POWER([.C687]-6.75;2)" office:value-type="float" office:value="3.38904880306544" calcext:value-type="float">
            <text:p>3.3890488031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.228269" calcext:value-type="float">
            <text:p>7.228269</text:p>
          </table:table-cell>
          <table:table-cell office:value-type="float" office:value="8.7046935532" calcext:value-type="float">
            <text:p>8.7046935532</text:p>
          </table:table-cell>
          <table:table-cell table:formula="of:=POWER([.C688]-6.75;2)" office:value-type="float" office:value="3.82082688692164" calcext:value-type="float">
            <text:p>3.8208268869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0.426518" calcext:value-type="float">
            <text:p>10.426518</text:p>
          </table:table-cell>
          <table:table-cell office:value-type="float" office:value="8.7657307447" calcext:value-type="float">
            <text:p>8.7657307447</text:p>
          </table:table-cell>
          <table:table-cell table:formula="of:=POWER([.C689]-6.75;2)" office:value-type="float" office:value="4.06317043512882" calcext:value-type="float">
            <text:p>4.0631704351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1.37049" calcext:value-type="float">
            <text:p>11.37049</text:p>
          </table:table-cell>
          <table:table-cell office:value-type="float" office:value="8.7406929362" calcext:value-type="float">
            <text:p>8.7406929362</text:p>
          </table:table-cell>
          <table:table-cell table:formula="of:=POWER([.C690]-6.75;2)" office:value-type="float" office:value="3.96285836623658" calcext:value-type="float">
            <text:p>3.9628583662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0.325637" calcext:value-type="float">
            <text:p>10.325637</text:p>
          </table:table-cell>
          <table:table-cell office:value-type="float" office:value="8.6429184255" calcext:value-type="float">
            <text:p>8.6429184255</text:p>
          </table:table-cell>
          <table:table-cell table:formula="of:=POWER([.C691]-6.75;2)" office:value-type="float" office:value="3.5831401655974" calcext:value-type="float">
            <text:p>3.5831401656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7.759345" calcext:value-type="float">
            <text:p>7.759345</text:p>
          </table:table-cell>
          <table:table-cell office:value-type="float" office:value="8.5082845106" calcext:value-type="float">
            <text:p>8.5082845106</text:p>
          </table:table-cell>
          <table:table-cell table:formula="of:=POWER([.C692]-6.75;2)" office:value-type="float" office:value="3.09156442021588" calcext:value-type="float">
            <text:p>3.0915644202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4.838476" calcext:value-type="float">
            <text:p>4.838476</text:p>
          </table:table-cell>
          <table:table-cell office:value-type="float" office:value="8.4237965745" calcext:value-type="float">
            <text:p>8.4237965745</text:p>
          </table:table-cell>
          <table:table-cell table:formula="of:=POWER([.C693]-6.75;2)" office:value-type="float" office:value="2.80159497280794" calcext:value-type="float">
            <text:p>2.8015949728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.478672" calcext:value-type="float">
            <text:p>4.478672</text:p>
          </table:table-cell>
          <table:table-cell office:value-type="float" office:value="8.4431715532" calcext:value-type="float">
            <text:p>8.4431715532</text:p>
          </table:table-cell>
          <table:table-cell table:formula="of:=POWER([.C694]-6.75;2)" office:value-type="float" office:value="2.8668299085657" calcext:value-type="float">
            <text:p>2.8668299086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545087" calcext:value-type="float">
            <text:p>6.545087</text:p>
          </table:table-cell>
          <table:table-cell office:value-type="float" office:value="8.5061642979" calcext:value-type="float">
            <text:p>8.5061642979</text:p>
          </table:table-cell>
          <table:table-cell table:formula="of:=POWER([.C695]-6.75;2)" office:value-type="float" office:value="3.0841130412186" calcext:value-type="float">
            <text:p>3.0841130412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7.649059" calcext:value-type="float">
            <text:p>7.649059</text:p>
          </table:table-cell>
          <table:table-cell office:value-type="float" office:value="8.5466023404" calcext:value-type="float">
            <text:p>8.5466023404</text:p>
          </table:table-cell>
          <table:table-cell table:formula="of:=POWER([.C696]-6.75;2)" office:value-type="float" office:value="3.22777996953076" calcext:value-type="float">
            <text:p>3.2277799695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441677" calcext:value-type="float">
            <text:p>6.441677</text:p>
          </table:table-cell>
          <table:table-cell office:value-type="float" office:value="8.5687031064" calcext:value-type="float">
            <text:p>8.5687031064</text:p>
          </table:table-cell>
          <table:table-cell table:formula="of:=POWER([.C697]-6.75;2)" office:value-type="float" office:value="3.30768098922901" calcext:value-type="float">
            <text:p>3.3076809892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.634513" calcext:value-type="float">
            <text:p>1.634513</text:p>
          </table:table-cell>
          <table:table-cell office:value-type="float" office:value="8.6036912766" calcext:value-type="float">
            <text:p>8.6036912766</text:p>
          </table:table-cell>
          <table:table-cell table:formula="of:=POWER([.C698]-6.75;2)" office:value-type="float" office:value="3.43617134894294" calcext:value-type="float">
            <text:p>3.4361713489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.634513" calcext:value-type="float">
            <text:p>1.634513</text:p>
          </table:table-cell>
          <table:table-cell office:value-type="float" office:value="8.712305234" calcext:value-type="float">
            <text:p>8.712305234</text:p>
          </table:table-cell>
          <table:table-cell table:formula="of:=POWER([.C699]-6.75;2)" office:value-type="float" office:value="3.8506418313838" calcext:value-type="float">
            <text:p>3.8506418314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.634513" calcext:value-type="float">
            <text:p>1.634513</text:p>
          </table:table-cell>
          <table:table-cell office:value-type="float" office:value="8.7810263617" calcext:value-type="float">
            <text:p>8.7810263617</text:p>
          </table:table-cell>
          <table:table-cell table:formula="of:=POWER([.C700]-6.75;2)" office:value-type="float" office:value="4.12506808192034" calcext:value-type="float">
            <text:p>4.1250680819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.773492" calcext:value-type="float">
            <text:p>5.773492</text:p>
          </table:table-cell>
          <table:table-cell office:value-type="float" office:value="8.8038179362" calcext:value-type="float">
            <text:p>8.8038179362</text:p>
          </table:table-cell>
          <table:table-cell table:formula="of:=POWER([.C701]-6.75;2)" office:value-type="float" office:value="4.21816811505683" calcext:value-type="float">
            <text:p>4.2181681151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9.212722" calcext:value-type="float">
            <text:p>9.212722</text:p>
          </table:table-cell>
          <table:table-cell office:value-type="float" office:value="8.7114483191" calcext:value-type="float">
            <text:p>8.7114483191</text:p>
          </table:table-cell>
          <table:table-cell table:formula="of:=POWER([.C702]-6.75;2)" office:value-type="float" office:value="3.84727950850022" calcext:value-type="float">
            <text:p>3.8472795085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0.43503" calcext:value-type="float">
            <text:p>10.43503</text:p>
          </table:table-cell>
          <table:table-cell office:value-type="float" office:value="8.5811319362" calcext:value-type="float">
            <text:p>8.5811319362</text:p>
          </table:table-cell>
          <table:table-cell table:formula="of:=POWER([.C703]-6.75;2)" office:value-type="float" office:value="3.35304416777156" calcext:value-type="float">
            <text:p>3.3530441678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9.010712" calcext:value-type="float">
            <text:p>9.010712</text:p>
          </table:table-cell>
          <table:table-cell office:value-type="float" office:value="8.4664907234" calcext:value-type="float">
            <text:p>8.4664907234</text:p>
          </table:table-cell>
          <table:table-cell table:formula="of:=POWER([.C704]-6.75;2)" office:value-type="float" office:value="2.94634040351825" calcext:value-type="float">
            <text:p>2.9463404035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.852945" calcext:value-type="float">
            <text:p>4.852945</text:p>
          </table:table-cell>
          <table:table-cell office:value-type="float" office:value="8.4127012553" calcext:value-type="float">
            <text:p>8.4127012553</text:p>
          </table:table-cell>
          <table:table-cell table:formula="of:=POWER([.C705]-6.75;2)" office:value-type="float" office:value="2.7645754643762" calcext:value-type="float">
            <text:p>2.7645754644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4.852945" calcext:value-type="float">
            <text:p>4.852945</text:p>
          </table:table-cell>
          <table:table-cell office:value-type="float" office:value="8.4616393404" calcext:value-type="float">
            <text:p>8.4616393404</text:p>
          </table:table-cell>
          <table:table-cell table:formula="of:=POWER([.C706]-6.75;2)" office:value-type="float" office:value="2.92970923160495" calcext:value-type="float">
            <text:p>2.9297092316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.261111" calcext:value-type="float">
            <text:p>5.261111</text:p>
          </table:table-cell>
          <table:table-cell office:value-type="float" office:value="8.509404" calcext:value-type="float">
            <text:p>8.509404</text:p>
          </table:table-cell>
          <table:table-cell table:formula="of:=POWER([.C707]-6.75;2)" office:value-type="float" office:value="3.095502435216" calcext:value-type="float">
            <text:p>3.0955024352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8.170488" calcext:value-type="float">
            <text:p>8.170488</text:p>
          </table:table-cell>
          <table:table-cell office:value-type="float" office:value="8.5456891064" calcext:value-type="float">
            <text:p>8.5456891064</text:p>
          </table:table-cell>
          <table:table-cell table:formula="of:=POWER([.C708]-6.75;2)" office:value-type="float" office:value="3.22449936684363" calcext:value-type="float">
            <text:p>3.2244993668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934855" calcext:value-type="float">
            <text:p>6.934855</text:p>
          </table:table-cell>
          <table:table-cell office:value-type="float" office:value="8.5330281064" calcext:value-type="float">
            <text:p>8.5330281064</text:p>
          </table:table-cell>
          <table:table-cell table:formula="of:=POWER([.C709]-6.75;2)" office:value-type="float" office:value="3.17918922821237" calcext:value-type="float">
            <text:p>3.1791892282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934855" calcext:value-type="float">
            <text:p>6.934855</text:p>
          </table:table-cell>
          <table:table-cell office:value-type="float" office:value="8.5672248723" calcext:value-type="float">
            <text:p>8.5672248723</text:p>
          </table:table-cell>
          <table:table-cell table:formula="of:=POWER([.C710]-6.75;2)" office:value-type="float" office:value="3.30230623650575" calcext:value-type="float">
            <text:p>3.3023062365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934855" calcext:value-type="float">
            <text:p>6.934855</text:p>
          </table:table-cell>
          <table:table-cell office:value-type="float" office:value="8.6048713617" calcext:value-type="float">
            <text:p>8.6048713617</text:p>
          </table:table-cell>
          <table:table-cell table:formula="of:=POWER([.C711]-6.75;2)" office:value-type="float" office:value="3.44054776845481" calcext:value-type="float">
            <text:p>3.4405477685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9.193482" calcext:value-type="float">
            <text:p>9.193482</text:p>
          </table:table-cell>
          <table:table-cell office:value-type="float" office:value="8.6155585745" calcext:value-type="float">
            <text:p>8.6155585745</text:p>
          </table:table-cell>
          <table:table-cell table:formula="of:=POWER([.C712]-6.75;2)" office:value-type="float" office:value="3.48030879489047" calcext:value-type="float">
            <text:p>3.4803087949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4.252656" calcext:value-type="float">
            <text:p>14.252656</text:p>
          </table:table-cell>
          <table:table-cell office:value-type="float" office:value="8.5279222128" calcext:value-type="float">
            <text:p>8.5279222128</text:p>
          </table:table-cell>
          <table:table-cell table:formula="of:=POWER([.C713]-6.75;2)" office:value-type="float" office:value="3.16100739476765" calcext:value-type="float">
            <text:p>3.1610073948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5.229077" calcext:value-type="float">
            <text:p>15.229077</text:p>
          </table:table-cell>
          <table:table-cell office:value-type="float" office:value="8.2948352979" calcext:value-type="float">
            <text:p>8.2948352979</text:p>
          </table:table-cell>
          <table:table-cell table:formula="of:=POWER([.C714]-6.75;2)" office:value-type="float" office:value="2.38651609763778" calcext:value-type="float">
            <text:p>2.3865160976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1.073209" calcext:value-type="float">
            <text:p>11.073209</text:p>
          </table:table-cell>
          <table:table-cell office:value-type="float" office:value="8.0656970638" calcext:value-type="float">
            <text:p>8.0656970638</text:p>
          </table:table-cell>
          <table:table-cell table:formula="of:=POWER([.C715]-6.75;2)" office:value-type="float" office:value="1.73105876369194" calcext:value-type="float">
            <text:p>1.7310587637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1.073209" calcext:value-type="float">
            <text:p>11.073209</text:p>
          </table:table-cell>
          <table:table-cell office:value-type="float" office:value="7.9673197234" calcext:value-type="float">
            <text:p>7.9673197234</text:p>
          </table:table-cell>
          <table:table-cell table:formula="of:=POWER([.C716]-6.75;2)" office:value-type="float" office:value="1.48186730897865" calcext:value-type="float">
            <text:p>1.481867309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1.073209" calcext:value-type="float">
            <text:p>11.073209</text:p>
          </table:table-cell>
          <table:table-cell office:value-type="float" office:value="7.8921547447" calcext:value-type="float">
            <text:p>7.8921547447</text:p>
          </table:table-cell>
          <table:table-cell table:formula="of:=POWER([.C717]-6.75;2)" office:value-type="float" office:value="1.30451746084072" calcext:value-type="float">
            <text:p>1.3045174608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1.073209" calcext:value-type="float">
            <text:p>11.073209</text:p>
          </table:table-cell>
          <table:table-cell office:value-type="float" office:value="7.8139813191" calcext:value-type="float">
            <text:p>7.8139813191</text:p>
          </table:table-cell>
          <table:table-cell table:formula="of:=POWER([.C718]-6.75;2)" office:value-type="float" office:value="1.13205624739378" calcext:value-type="float">
            <text:p>1.1320562474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1.073209" calcext:value-type="float">
            <text:p>11.073209</text:p>
          </table:table-cell>
          <table:table-cell office:value-type="float" office:value="7.7139636596" calcext:value-type="float">
            <text:p>7.7139636596</text:p>
          </table:table-cell>
          <table:table-cell table:formula="of:=POWER([.C719]-6.75;2)" office:value-type="float" office:value="0.929225937029425" calcext:value-type="float">
            <text:p>0.929225937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8.499849" calcext:value-type="float">
            <text:p>8.499849</text:p>
          </table:table-cell>
          <table:table-cell office:value-type="float" office:value="7.5942485957" calcext:value-type="float">
            <text:p>7.5942485957</text:p>
          </table:table-cell>
          <table:table-cell table:formula="of:=POWER([.C720]-6.75;2)" office:value-type="float" office:value="0.712755691341422" calcext:value-type="float">
            <text:p>0.7127556913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5.738306" calcext:value-type="float">
            <text:p>15.738306</text:p>
          </table:table-cell>
          <table:table-cell office:value-type="float" office:value="7.5335241915" calcext:value-type="float">
            <text:p>7.5335241915</text:p>
          </table:table-cell>
          <table:table-cell table:formula="of:=POWER([.C721]-6.75;2)" office:value-type="float" office:value="0.613910158665728" calcext:value-type="float">
            <text:p>0.6139101587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9.678221" calcext:value-type="float">
            <text:p>19.678221</text:p>
          </table:table-cell>
          <table:table-cell office:value-type="float" office:value="7.3396754468" calcext:value-type="float">
            <text:p>7.3396754468</text:p>
          </table:table-cell>
          <table:table-cell table:formula="of:=POWER([.C722]-6.75;2)" office:value-type="float" office:value="0.34771713255878" calcext:value-type="float">
            <text:p>0.3477171326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5.501084" calcext:value-type="float">
            <text:p>25.501084</text:p>
          </table:table-cell>
          <table:table-cell office:value-type="float" office:value="7.0787967234" calcext:value-type="float">
            <text:p>7.0787967234</text:p>
          </table:table-cell>
          <table:table-cell table:formula="of:=POWER([.C723]-6.75;2)" office:value-type="float" office:value="0.108107285318576" calcext:value-type="float">
            <text:p>0.1081072853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7.53305" calcext:value-type="float">
            <text:p>7.53305</text:p>
          </table:table-cell>
          <table:table-cell office:value-type="float" office:value="6.6963203191" calcext:value-type="float">
            <text:p>6.6963203191</text:p>
          </table:table-cell>
          <table:table-cell table:formula="of:=POWER([.C724]-6.75;2)" office:value-type="float" office:value="0.00288150814152585" calcext:value-type="float">
            <text:p>0.0028815081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6.825038" calcext:value-type="float">
            <text:p>16.825038</text:p>
          </table:table-cell>
          <table:table-cell office:value-type="float" office:value="6.6822772766" calcext:value-type="float">
            <text:p>6.6822772766</text:p>
          </table:table-cell>
          <table:table-cell table:formula="of:=POWER([.C725]-6.75;2)" office:value-type="float" office:value="0.00458636726471293" calcext:value-type="float">
            <text:p>0.0045863673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4.448411" calcext:value-type="float">
            <text:p>14.448411</text:p>
          </table:table-cell>
          <table:table-cell office:value-type="float" office:value="6.4461055106" calcext:value-type="float">
            <text:p>6.4461055106</text:p>
          </table:table-cell>
          <table:table-cell table:formula="of:=POWER([.C726]-6.75;2)" office:value-type="float" office:value="0.0923518606876868" calcext:value-type="float">
            <text:p>0.0923518607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.174411" calcext:value-type="float">
            <text:p>8.174411</text:p>
          </table:table-cell>
          <table:table-cell office:value-type="float" office:value="6.2410244043" calcext:value-type="float">
            <text:p>6.2410244043</text:p>
          </table:table-cell>
          <table:table-cell table:formula="of:=POWER([.C727]-6.75;2)" office:value-type="float" office:value="0.25905615701817" calcext:value-type="float">
            <text:p>0.259056157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.174411" calcext:value-type="float">
            <text:p>8.174411</text:p>
          </table:table-cell>
          <table:table-cell office:value-type="float" office:value="6.173832766" calcext:value-type="float">
            <text:p>6.173832766</text:p>
          </table:table-cell>
          <table:table-cell table:formula="of:=POWER([.C728]-6.75;2)" office:value-type="float" office:value="0.33196868153521" calcext:value-type="float">
            <text:p>0.3319686815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.174411" calcext:value-type="float">
            <text:p>8.174411</text:p>
          </table:table-cell>
          <table:table-cell office:value-type="float" office:value="6.131395766" calcext:value-type="float">
            <text:p>6.131395766</text:p>
          </table:table-cell>
          <table:table-cell table:formula="of:=POWER([.C729]-6.75;2)" office:value-type="float" office:value="0.382671198322727" calcext:value-type="float">
            <text:p>0.3826711983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.126905" calcext:value-type="float">
            <text:p>3.126905</text:p>
          </table:table-cell>
          <table:table-cell office:value-type="float" office:value="6.1161363191" calcext:value-type="float">
            <text:p>6.1161363191</text:p>
          </table:table-cell>
          <table:table-cell table:formula="of:=POWER([.C730]-6.75;2)" office:value-type="float" office:value="0.401783165964097" calcext:value-type="float">
            <text:p>0.401783166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.553783" calcext:value-type="float">
            <text:p>2.553783</text:p>
          </table:table-cell>
          <table:table-cell office:value-type="float" office:value="6.2259250638" calcext:value-type="float">
            <text:p>6.2259250638</text:p>
          </table:table-cell>
          <table:table-cell table:formula="of:=POWER([.C731]-6.75;2)" office:value-type="float" office:value="0.274654538753034" calcext:value-type="float">
            <text:p>0.2746545388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.773277" calcext:value-type="float">
            <text:p>1.773277</text:p>
          </table:table-cell>
          <table:table-cell office:value-type="float" office:value="6.3496722128" calcext:value-type="float">
            <text:p>6.3496722128</text:p>
          </table:table-cell>
          <table:table-cell table:formula="of:=POWER([.C732]-6.75;2)" office:value-type="float" office:value="0.160262337204449" calcext:value-type="float">
            <text:p>0.1602623372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5.686538" calcext:value-type="float">
            <text:p>5.686538</text:p>
          </table:table-cell>
          <table:table-cell office:value-type="float" office:value="6.4744445106" calcext:value-type="float">
            <text:p>6.4744445106</text:p>
          </table:table-cell>
          <table:table-cell table:formula="of:=POWER([.C733]-6.75;2)" office:value-type="float" office:value="0.0759308277384737" calcext:value-type="float">
            <text:p>0.0759308277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.850863" calcext:value-type="float">
            <text:p>8.850863</text:p>
          </table:table-cell>
          <table:table-cell office:value-type="float" office:value="6.4888991064" calcext:value-type="float">
            <text:p>6.4888991064</text:p>
          </table:table-cell>
          <table:table-cell table:formula="of:=POWER([.C734]-6.75;2)" office:value-type="float" office:value="0.0681736766387186" calcext:value-type="float">
            <text:p>0.0681736766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0.097017" calcext:value-type="float">
            <text:p>10.097017</text:p>
          </table:table-cell>
          <table:table-cell office:value-type="float" office:value="6.4128098511" calcext:value-type="float">
            <text:p>6.4128098511</text:p>
          </table:table-cell>
          <table:table-cell table:formula="of:=POWER([.C735]-6.75;2)" office:value-type="float" office:value="0.113697196515204" calcext:value-type="float">
            <text:p>0.1136971965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9.249741" calcext:value-type="float">
            <text:p>9.249741</text:p>
          </table:table-cell>
          <table:table-cell office:value-type="float" office:value="6.3068431064" calcext:value-type="float">
            <text:p>6.3068431064</text:p>
          </table:table-cell>
          <table:table-cell table:formula="of:=POWER([.C736]-6.75;2)" office:value-type="float" office:value="0.196388032345202" calcext:value-type="float">
            <text:p>0.1963880323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775088" calcext:value-type="float">
            <text:p>6.775088</text:p>
          </table:table-cell>
          <table:table-cell office:value-type="float" office:value="6.2289352553" calcext:value-type="float">
            <text:p>6.2289352553</text:p>
          </table:table-cell>
          <table:table-cell table:formula="of:=POWER([.C737]-6.75;2)" office:value-type="float" office:value="0.271508468169276" calcext:value-type="float">
            <text:p>0.2715084682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3.997843" calcext:value-type="float">
            <text:p>3.997843</text:p>
          </table:table-cell>
          <table:table-cell office:value-type="float" office:value="6.2110112766" calcext:value-type="float">
            <text:p>6.2110112766</text:p>
          </table:table-cell>
          <table:table-cell table:formula="of:=POWER([.C738]-6.75;2)" office:value-type="float" office:value="0.290508843952362" calcext:value-type="float">
            <text:p>0.290508844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3.788412" calcext:value-type="float">
            <text:p>3.788412</text:p>
          </table:table-cell>
          <table:table-cell office:value-type="float" office:value="6.2566965532" calcext:value-type="float">
            <text:p>6.2566965532</text:p>
          </table:table-cell>
          <table:table-cell table:formula="of:=POWER([.C739]-6.75;2)" office:value-type="float" office:value="0.24334829062476" calcext:value-type="float">
            <text:p>0.2433482906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5.7491" calcext:value-type="float">
            <text:p>5.7491</text:p>
          </table:table-cell>
          <table:table-cell office:value-type="float" office:value="6.3173807021" calcext:value-type="float">
            <text:p>6.3173807021</text:p>
          </table:table-cell>
          <table:table-cell table:formula="of:=POWER([.C740]-6.75;2)" office:value-type="float" office:value="0.187159456915489" calcext:value-type="float">
            <text:p>0.1871594569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7.439331" calcext:value-type="float">
            <text:p>7.439331</text:p>
          </table:table-cell>
          <table:table-cell office:value-type="float" office:value="6.3496912553" calcext:value-type="float">
            <text:p>6.3496912553</text:p>
          </table:table-cell>
          <table:table-cell table:formula="of:=POWER([.C741]-6.75;2)" office:value-type="float" office:value="0.16024709108329" calcext:value-type="float">
            <text:p>0.1602470911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8.445675" calcext:value-type="float">
            <text:p>8.445675</text:p>
          </table:table-cell>
          <table:table-cell office:value-type="float" office:value="6.3486431277" calcext:value-type="float">
            <text:p>6.3486431277</text:p>
          </table:table-cell>
          <table:table-cell table:formula="of:=POWER([.C742]-6.75;2)" office:value-type="float" office:value="0.161087338942439" calcext:value-type="float">
            <text:p>0.1610873389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8.687795" calcext:value-type="float">
            <text:p>8.687795</text:p>
          </table:table-cell>
          <table:table-cell office:value-type="float" office:value="6.3128214468" calcext:value-type="float">
            <text:p>6.3128214468</text:p>
          </table:table-cell>
          <table:table-cell table:formula="of:=POWER([.C743]-6.75;2)" office:value-type="float" office:value="0.191125087378045" calcext:value-type="float">
            <text:p>0.1911250874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8.086121" calcext:value-type="float">
            <text:p>8.086121</text:p>
          </table:table-cell>
          <table:table-cell office:value-type="float" office:value="6.2557844681" calcext:value-type="float">
            <text:p>6.2557844681</text:p>
          </table:table-cell>
          <table:table-cell table:formula="of:=POWER([.C744]-6.75;2)" office:value-type="float" office:value="0.2442489919712" calcext:value-type="float">
            <text:p>0.244248992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739369" calcext:value-type="float">
            <text:p>6.739369</text:p>
          </table:table-cell>
          <table:table-cell office:value-type="float" office:value="6.2161992553" calcext:value-type="float">
            <text:p>6.2161992553</text:p>
          </table:table-cell>
          <table:table-cell table:formula="of:=POWER([.C745]-6.75;2)" office:value-type="float" office:value="0.284943235042274" calcext:value-type="float">
            <text:p>0.284943235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.864406" calcext:value-type="float">
            <text:p>4.864406</text:p>
          </table:table-cell>
          <table:table-cell office:value-type="float" office:value="6.2283089787" calcext:value-type="float">
            <text:p>6.2283089787</text:p>
          </table:table-cell>
          <table:table-cell table:formula="of:=POWER([.C746]-6.75;2)" office:value-type="float" office:value="0.272161521705037" calcext:value-type="float">
            <text:p>0.2721615217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.705717" calcext:value-type="float">
            <text:p>2.705717</text:p>
          </table:table-cell>
          <table:table-cell office:value-type="float" office:value="6.2971967872" calcext:value-type="float">
            <text:p>6.2971967872</text:p>
          </table:table-cell>
          <table:table-cell table:formula="of:=POWER([.C747]-6.75;2)" office:value-type="float" office:value="0.205030749522002" calcext:value-type="float">
            <text:p>0.2050307495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.43212" calcext:value-type="float">
            <text:p>1.43212</text:p>
          </table:table-cell>
          <table:table-cell office:value-type="float" office:value="6.4102035319" calcext:value-type="float">
            <text:p>6.4102035319</text:p>
          </table:table-cell>
          <table:table-cell table:formula="of:=POWER([.C748]-6.75;2)" office:value-type="float" office:value="0.115461639733235" calcext:value-type="float">
            <text:p>0.1154616397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3.087852" calcext:value-type="float">
            <text:p>3.087852</text:p>
          </table:table-cell>
          <table:table-cell office:value-type="float" office:value="6.5358098936" calcext:value-type="float">
            <text:p>6.5358098936</text:p>
          </table:table-cell>
          <table:table-cell table:formula="of:=POWER([.C749]-6.75;2)" office:value-type="float" office:value="0.0458774016796434" calcext:value-type="float">
            <text:p>0.0458774017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5.046893" calcext:value-type="float">
            <text:p>5.046893</text:p>
          </table:table-cell>
          <table:table-cell office:value-type="float" office:value="6.6136345532" calcext:value-type="float">
            <text:p>6.6136345532</text:p>
          </table:table-cell>
          <table:table-cell table:formula="of:=POWER([.C750]-6.75;2)" office:value-type="float" office:value="0.0185955350809637" calcext:value-type="float">
            <text:p>0.0185955351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482607" calcext:value-type="float">
            <text:p>6.482607</text:p>
          </table:table-cell>
          <table:table-cell office:value-type="float" office:value="6.6437431915" calcext:value-type="float">
            <text:p>6.6437431915</text:p>
          </table:table-cell>
          <table:table-cell table:formula="of:=POWER([.C751]-6.75;2)" office:value-type="float" office:value="0.0112905093526056" calcext:value-type="float">
            <text:p>0.0112905094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7.153035" calcext:value-type="float">
            <text:p>7.153035</text:p>
          </table:table-cell>
          <table:table-cell office:value-type="float" office:value="6.634585383" calcext:value-type="float">
            <text:p>6.634585383</text:p>
          </table:table-cell>
          <table:table-cell table:formula="of:=POWER([.C752]-6.75;2)" office:value-type="float" office:value="0.0133205338172567" calcext:value-type="float">
            <text:p>0.0133205338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7.097884" calcext:value-type="float">
            <text:p>7.097884</text:p>
          </table:table-cell>
          <table:table-cell office:value-type="float" office:value="6.5964200851" calcext:value-type="float">
            <text:p>6.5964200851</text:p>
          </table:table-cell>
          <table:table-cell table:formula="of:=POWER([.C753]-6.75;2)" office:value-type="float" office:value="0.0235867902606912" calcext:value-type="float">
            <text:p>0.0235867903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966511" calcext:value-type="float">
            <text:p>6.966511</text:p>
          </table:table-cell>
          <table:table-cell office:value-type="float" office:value="6.5529831915" calcext:value-type="float">
            <text:p>6.5529831915</text:p>
          </table:table-cell>
          <table:table-cell table:formula="of:=POWER([.C754]-6.75;2)" office:value-type="float" office:value="0.0388156228315256" calcext:value-type="float">
            <text:p>0.0388156228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7.575421" calcext:value-type="float">
            <text:p>7.575421</text:p>
          </table:table-cell>
          <table:table-cell office:value-type="float" office:value="6.5271101277" calcext:value-type="float">
            <text:p>6.5271101277</text:p>
          </table:table-cell>
          <table:table-cell table:formula="of:=POWER([.C755]-6.75;2)" office:value-type="float" office:value="0.0496798951739102" calcext:value-type="float">
            <text:p>0.0496798952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8.542103" calcext:value-type="float">
            <text:p>8.542103</text:p>
          </table:table-cell>
          <table:table-cell office:value-type="float" office:value="6.5098182128" calcext:value-type="float">
            <text:p>6.5098182128</text:p>
          </table:table-cell>
          <table:table-cell table:formula="of:=POWER([.C756]-6.75;2)" office:value-type="float" office:value="0.0576872909025861" calcext:value-type="float">
            <text:p>0.0576872909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8.70424" calcext:value-type="float">
            <text:p>8.70424</text:p>
          </table:table-cell>
          <table:table-cell office:value-type="float" office:value="6.4824795532" calcext:value-type="float">
            <text:p>6.4824795532</text:p>
          </table:table-cell>
          <table:table-cell table:formula="of:=POWER([.C757]-6.75;2)" office:value-type="float" office:value="0.0715671894560716" calcext:value-type="float">
            <text:p>0.0715671895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7.437154" calcext:value-type="float">
            <text:p>7.437154</text:p>
          </table:table-cell>
          <table:table-cell office:value-type="float" office:value="6.4491421064" calcext:value-type="float">
            <text:p>6.4491421064</text:p>
          </table:table-cell>
          <table:table-cell table:formula="of:=POWER([.C758]-6.75;2)" office:value-type="float" office:value="0.0905154721414289" calcext:value-type="float">
            <text:p>0.0905154721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5.074573" calcext:value-type="float">
            <text:p>5.074573</text:p>
          </table:table-cell>
          <table:table-cell office:value-type="float" office:value="6.4364729149" calcext:value-type="float">
            <text:p>6.4364729149</text:p>
          </table:table-cell>
          <table:table-cell table:formula="of:=POWER([.C759]-6.75;2)" office:value-type="float" office:value="0.0982992330913024" calcext:value-type="float">
            <text:p>0.0982992331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.297571" calcext:value-type="float">
            <text:p>3.297571</text:p>
          </table:table-cell>
          <table:table-cell office:value-type="float" office:value="6.4718431489" calcext:value-type="float">
            <text:p>6.4718431489</text:p>
          </table:table-cell>
          <table:table-cell table:formula="of:=POWER([.C760]-6.75;2)" office:value-type="float" office:value="0.0773712338138678" calcext:value-type="float">
            <text:p>0.0773712338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.45958" calcext:value-type="float">
            <text:p>4.45958</text:p>
          </table:table-cell>
          <table:table-cell office:value-type="float" office:value="6.5464210638" calcext:value-type="float">
            <text:p>6.5464210638</text:p>
          </table:table-cell>
          <table:table-cell table:formula="of:=POWER([.C761]-6.75;2)" office:value-type="float" office:value="0.0414443832643235" calcext:value-type="float">
            <text:p>0.0414443833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449474" calcext:value-type="float">
            <text:p>6.449474</text:p>
          </table:table-cell>
          <table:table-cell office:value-type="float" office:value="6.5994531915" calcext:value-type="float">
            <text:p>6.5994531915</text:p>
          </table:table-cell>
          <table:table-cell table:formula="of:=POWER([.C762]-6.75;2)" office:value-type="float" office:value="0.0226643415495356" calcext:value-type="float">
            <text:p>0.0226643415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7.540455" calcext:value-type="float">
            <text:p>7.540455</text:p>
          </table:table-cell>
          <table:table-cell office:value-type="float" office:value="6.6154609362" calcext:value-type="float">
            <text:p>6.6154609362</text:p>
          </table:table-cell>
          <table:table-cell table:formula="of:=POWER([.C763]-6.75;2)" office:value-type="float" office:value="0.0181007596881805" calcext:value-type="float">
            <text:p>0.0181007597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7.399058" calcext:value-type="float">
            <text:p>7.399058</text:p>
          </table:table-cell>
          <table:table-cell office:value-type="float" office:value="6.6134145957" calcext:value-type="float">
            <text:p>6.6134145957</text:p>
          </table:table-cell>
          <table:table-cell table:formula="of:=POWER([.C764]-6.75;2)" office:value-type="float" office:value="0.0186555726677944" calcext:value-type="float">
            <text:p>0.0186555727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372379" calcext:value-type="float">
            <text:p>6.372379</text:p>
          </table:table-cell>
          <table:table-cell office:value-type="float" office:value="6.6140484681" calcext:value-type="float">
            <text:p>6.6140484681</text:p>
          </table:table-cell>
          <table:table-cell table:formula="of:=POWER([.C765]-6.75;2)" office:value-type="float" office:value="0.0184828190259567" calcext:value-type="float">
            <text:p>0.018482819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5.446601" calcext:value-type="float">
            <text:p>5.446601</text:p>
          </table:table-cell>
          <table:table-cell office:value-type="float" office:value="6.6282408936" calcext:value-type="float">
            <text:p>6.6282408936</text:p>
          </table:table-cell>
          <table:table-cell table:formula="of:=POWER([.C766]-6.75;2)" office:value-type="float" office:value="0.0148252799913265" calcext:value-type="float">
            <text:p>0.01482528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5.645802" calcext:value-type="float">
            <text:p>5.645802</text:p>
          </table:table-cell>
          <table:table-cell office:value-type="float" office:value="6.6498407872" calcext:value-type="float">
            <text:p>6.6498407872</text:p>
          </table:table-cell>
          <table:table-cell table:formula="of:=POWER([.C767]-6.75;2)" office:value-type="float" office:value="0.0100318679087156" calcext:value-type="float">
            <text:p>0.0100318679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627415" calcext:value-type="float">
            <text:p>6.627415</text:p>
          </table:table-cell>
          <table:table-cell office:value-type="float" office:value="6.659242617" calcext:value-type="float">
            <text:p>6.659242617</text:p>
          </table:table-cell>
          <table:table-cell table:formula="of:=POWER([.C768]-6.75;2)" office:value-type="float" office:value="0.00823690256900863" calcext:value-type="float">
            <text:p>0.0082369026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7.416921" calcext:value-type="float">
            <text:p>7.416921</text:p>
          </table:table-cell>
          <table:table-cell office:value-type="float" office:value="6.6501967021" calcext:value-type="float">
            <text:p>6.6501967021</text:p>
          </table:table-cell>
          <table:table-cell table:formula="of:=POWER([.C769]-6.75;2)" office:value-type="float" office:value="0.00996069827171621" calcext:value-type="float">
            <text:p>0.0099606983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7.524693" calcext:value-type="float">
            <text:p>7.524693</text:p>
          </table:table-cell>
          <table:table-cell office:value-type="float" office:value="6.6354948511" calcext:value-type="float">
            <text:p>6.6354948511</text:p>
          </table:table-cell>
          <table:table-cell table:formula="of:=POWER([.C770]-6.75;2)" office:value-type="float" office:value="0.0131114291246112" calcext:value-type="float">
            <text:p>0.0131114291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873027" calcext:value-type="float">
            <text:p>6.873027</text:p>
          </table:table-cell>
          <table:table-cell office:value-type="float" office:value="6.6312251489" calcext:value-type="float">
            <text:p>6.6312251489</text:p>
          </table:table-cell>
          <table:table-cell table:formula="of:=POWER([.C771]-6.75;2)" office:value-type="float" office:value="0.0141074652538271" calcext:value-type="float">
            <text:p>0.0141074653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5.724965" calcext:value-type="float">
            <text:p>5.724965</text:p>
          </table:table-cell>
          <table:table-cell office:value-type="float" office:value="6.6469362766" calcext:value-type="float">
            <text:p>6.6469362766</text:p>
          </table:table-cell>
          <table:table-cell table:formula="of:=POWER([.C772]-6.75;2)" office:value-type="float" office:value="0.0106221310810717" calcext:value-type="float">
            <text:p>0.0106221311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4.809599" calcext:value-type="float">
            <text:p>4.809599</text:p>
          </table:table-cell>
          <table:table-cell office:value-type="float" office:value="6.680615234" calcext:value-type="float">
            <text:p>6.680615234</text:p>
          </table:table-cell>
          <table:table-cell table:formula="of:=POWER([.C773]-6.75;2)" office:value-type="float" office:value="0.00481424575287472" calcext:value-type="float">
            <text:p>0.0048142458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5.016404" calcext:value-type="float">
            <text:p>5.016404</text:p>
          </table:table-cell>
          <table:table-cell office:value-type="float" office:value="6.7162048936" calcext:value-type="float">
            <text:p>6.7162048936</text:p>
          </table:table-cell>
          <table:table-cell table:formula="of:=POWER([.C774]-6.75;2)" office:value-type="float" office:value="0.00114210921658729" calcext:value-type="float">
            <text:p>0.0011421092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179872" calcext:value-type="float">
            <text:p>6.179872</text:p>
          </table:table-cell>
          <table:table-cell office:value-type="float" office:value="6.7314596383" calcext:value-type="float">
            <text:p>6.7314596383</text:p>
          </table:table-cell>
          <table:table-cell table:formula="of:=POWER([.C775]-6.75;2)" office:value-type="float" office:value="0.000343745011966809" calcext:value-type="float">
            <text:p>0.000343745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.457217" calcext:value-type="float">
            <text:p>7.457217</text:p>
          </table:table-cell>
          <table:table-cell office:value-type="float" office:value="6.7224909574" calcext:value-type="float">
            <text:p>6.7224909574</text:p>
          </table:table-cell>
          <table:table-cell table:formula="of:=POWER([.C776]-6.75;2)" office:value-type="float" office:value="0.000756747424768626" calcext:value-type="float">
            <text:p>0.0007567474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8.286976" calcext:value-type="float">
            <text:p>8.286976</text:p>
          </table:table-cell>
          <table:table-cell office:value-type="float" office:value="6.6993146809" calcext:value-type="float">
            <text:p>6.6993146809</text:p>
          </table:table-cell>
          <table:table-cell table:formula="of:=POWER([.C777]-6.75;2)" office:value-type="float" office:value="0.00256900157226885" calcext:value-type="float">
            <text:p>0.0025690016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8.369899" calcext:value-type="float">
            <text:p>8.369899</text:p>
          </table:table-cell>
          <table:table-cell office:value-type="float" office:value="6.6694551277" calcext:value-type="float">
            <text:p>6.6694551277</text:p>
          </table:table-cell>
          <table:table-cell table:formula="of:=POWER([.C778]-6.75;2)" office:value-type="float" office:value="0.0064874764538233" calcext:value-type="float">
            <text:p>0.0064874765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.637575" calcext:value-type="float">
            <text:p>7.637575</text:p>
          </table:table-cell>
          <table:table-cell office:value-type="float" office:value="6.6416609362" calcext:value-type="float">
            <text:p>6.6416609362</text:p>
          </table:table-cell>
          <table:table-cell table:formula="of:=POWER([.C779]-6.75;2)" office:value-type="float" office:value="0.0117373527450605" calcext:value-type="float">
            <text:p>0.0117373527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365904" calcext:value-type="float">
            <text:p>6.365904</text:p>
          </table:table-cell>
          <table:table-cell office:value-type="float" office:value="6.6294535319" calcext:value-type="float">
            <text:p>6.6294535319</text:p>
          </table:table-cell>
          <table:table-cell table:formula="of:=POWER([.C780]-6.75;2)" office:value-type="float" office:value="0.0145314509713842" calcext:value-type="float">
            <text:p>0.014531451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5.274668" calcext:value-type="float">
            <text:p>5.274668</text:p>
          </table:table-cell>
          <table:table-cell office:value-type="float" office:value="6.6439860213" calcext:value-type="float">
            <text:p>6.6439860213</text:p>
          </table:table-cell>
          <table:table-cell table:formula="of:=POWER([.C781]-6.75;2)" office:value-type="float" office:value="0.0112389636798041" calcext:value-type="float">
            <text:p>0.0112389637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5.11658" calcext:value-type="float">
            <text:p>5.11658</text:p>
          </table:table-cell>
          <table:table-cell office:value-type="float" office:value="6.6814985957" calcext:value-type="float">
            <text:p>6.6814985957</text:p>
          </table:table-cell>
          <table:table-cell table:formula="of:=POWER([.C782]-6.75;2)" office:value-type="float" office:value="0.00469244239107207" calcext:value-type="float">
            <text:p>0.0046924424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5.588072" calcext:value-type="float">
            <text:p>5.588072</text:p>
          </table:table-cell>
          <table:table-cell office:value-type="float" office:value="6.7218234468" calcext:value-type="float">
            <text:p>6.7218234468</text:p>
          </table:table-cell>
          <table:table-cell table:formula="of:=POWER([.C783]-6.75;2)" office:value-type="float" office:value="0.000793918150232418" calcext:value-type="float">
            <text:p>0.0007939182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5.932661" calcext:value-type="float">
            <text:p>5.932661</text:p>
          </table:table-cell>
          <table:table-cell office:value-type="float" office:value="6.7511935106" calcext:value-type="float">
            <text:p>6.7511935106</text:p>
          </table:table-cell>
          <table:table-cell table:formula="of:=POWER([.C784]-6.75;2)" office:value-type="float" office:value="0.00000142446755231303" calcext:value-type="float">
            <text:p>1.42446755231303E-006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145051" calcext:value-type="float">
            <text:p>6.145051</text:p>
          </table:table-cell>
          <table:table-cell office:value-type="float" office:value="6.7718837021" calcext:value-type="float">
            <text:p>6.7718837021</text:p>
          </table:table-cell>
          <table:table-cell table:formula="of:=POWER([.C785]-6.75;2)" office:value-type="float" office:value="0.000478896417601555" calcext:value-type="float">
            <text:p>0.0004788964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640567" calcext:value-type="float">
            <text:p>6.640567</text:p>
          </table:table-cell>
          <table:table-cell office:value-type="float" office:value="6.78647" calcext:value-type="float">
            <text:p>6.78647</text:p>
          </table:table-cell>
          <table:table-cell table:formula="of:=POWER([.C786]-6.75;2)" office:value-type="float" office:value="0.00133006090000003" calcext:value-type="float">
            <text:p>0.0013300609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7.267696" calcext:value-type="float">
            <text:p>7.267696</text:p>
          </table:table-cell>
          <table:table-cell office:value-type="float" office:value="6.7889239574" calcext:value-type="float">
            <text:p>6.7889239574</text:p>
          </table:table-cell>
          <table:table-cell table:formula="of:=POWER([.C787]-6.75;2)" office:value-type="float" office:value="0.001515074459677" calcext:value-type="float">
            <text:p>0.0015150745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7.390069" calcext:value-type="float">
            <text:p>7.390069</text:p>
          </table:table-cell>
          <table:table-cell office:value-type="float" office:value="6.777518383" calcext:value-type="float">
            <text:p>6.777518383</text:p>
          </table:table-cell>
          <table:table-cell table:formula="of:=POWER([.C788]-6.75;2)" office:value-type="float" office:value="0.000757261402934706" calcext:value-type="float">
            <text:p>0.0007572614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762056" calcext:value-type="float">
            <text:p>6.762056</text:p>
          </table:table-cell>
          <table:table-cell office:value-type="float" office:value="6.7660472979" calcext:value-type="float">
            <text:p>6.7660472979</text:p>
          </table:table-cell>
          <table:table-cell table:formula="of:=POWER([.C789]-6.75;2)" office:value-type="float" office:value="0.000257515769891349" calcext:value-type="float">
            <text:p>0.0002575158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007057" calcext:value-type="float">
            <text:p>6.007057</text:p>
          </table:table-cell>
          <table:table-cell office:value-type="float" office:value="6.7723263191" calcext:value-type="float">
            <text:p>6.7723263191</text:p>
          </table:table-cell>
          <table:table-cell table:formula="of:=POWER([.C790]-6.75;2)" office:value-type="float" office:value="0.000498464524555037" calcext:value-type="float">
            <text:p>0.0004984645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225616" calcext:value-type="float">
            <text:p>6.225616</text:p>
          </table:table-cell>
          <table:table-cell office:value-type="float" office:value="6.7969038723" calcext:value-type="float">
            <text:p>6.7969038723</text:p>
          </table:table-cell>
          <table:table-cell table:formula="of:=POWER([.C791]-6.75;2)" office:value-type="float" office:value="0.00219997323673468" calcext:value-type="float">
            <text:p>0.0021999732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7.308526" calcext:value-type="float">
            <text:p>7.308526</text:p>
          </table:table-cell>
          <table:table-cell office:value-type="float" office:value="6.8171495745" calcext:value-type="float">
            <text:p>6.8171495745</text:p>
          </table:table-cell>
          <table:table-cell table:formula="of:=POWER([.C792]-6.75;2)" office:value-type="float" office:value="0.00450906535553107" calcext:value-type="float">
            <text:p>0.0045090654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8.102133" calcext:value-type="float">
            <text:p>8.102133</text:p>
          </table:table-cell>
          <table:table-cell office:value-type="float" office:value="6.8164354468" calcext:value-type="float">
            <text:p>6.8164354468</text:p>
          </table:table-cell>
          <table:table-cell table:formula="of:=POWER([.C793]-6.75;2)" office:value-type="float" office:value="0.00441366859151562" calcext:value-type="float">
            <text:p>0.0044136686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8.017034" calcext:value-type="float">
            <text:p>8.017034</text:p>
          </table:table-cell>
          <table:table-cell office:value-type="float" office:value="6.8005641702" calcext:value-type="float">
            <text:p>6.8005641702</text:p>
          </table:table-cell>
          <table:table-cell table:formula="of:=POWER([.C794]-6.75;2)" office:value-type="float" office:value="0.00255673530801461" calcext:value-type="float">
            <text:p>0.0025567353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7.335619" calcext:value-type="float">
            <text:p>7.335619</text:p>
          </table:table-cell>
          <table:table-cell office:value-type="float" office:value="6.7812179362" calcext:value-type="float">
            <text:p>6.7812179362</text:p>
          </table:table-cell>
          <table:table-cell table:formula="of:=POWER([.C795]-6.75;2)" office:value-type="float" office:value="0.000974559540587272" calcext:value-type="float">
            <text:p>0.0009745595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745611" calcext:value-type="float">
            <text:p>6.745611</text:p>
          </table:table-cell>
          <table:table-cell office:value-type="float" office:value="6.7645941915" calcext:value-type="float">
            <text:p>6.7645941915</text:p>
          </table:table-cell>
          <table:table-cell table:formula="of:=POWER([.C796]-6.75;2)" office:value-type="float" office:value="0.000212990425538687" calcext:value-type="float">
            <text:p>0.0002129904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461999" calcext:value-type="float">
            <text:p>6.461999</text:p>
          </table:table-cell>
          <table:table-cell office:value-type="float" office:value="6.7535403404" calcext:value-type="float">
            <text:p>6.7535403404</text:p>
          </table:table-cell>
          <table:table-cell table:formula="of:=POWER([.C797]-6.75;2)" office:value-type="float" office:value="0.000012534010147871" calcext:value-type="float">
            <text:p>0.000012534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05219" calcext:value-type="float">
            <text:p>6.05219</text:p>
          </table:table-cell>
          <table:table-cell office:value-type="float" office:value="6.7540528511" calcext:value-type="float">
            <text:p>6.7540528511</text:p>
          </table:table-cell>
          <table:table-cell table:formula="of:=POWER([.C798]-6.75;2)" office:value-type="float" office:value="0.000016425602038771" calcext:value-type="float">
            <text:p>1.6425602038771E-005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5.359266" calcext:value-type="float">
            <text:p>5.359266</text:p>
          </table:table-cell>
          <table:table-cell office:value-type="float" office:value="6.7721041277" calcext:value-type="float">
            <text:p>6.7721041277</text:p>
          </table:table-cell>
          <table:table-cell table:formula="of:=POWER([.C799]-6.75;2)" office:value-type="float" office:value="0.000488592461377928" calcext:value-type="float">
            <text:p>0.0004885925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5.05635" calcext:value-type="float">
            <text:p>5.05635</text:p>
          </table:table-cell>
          <table:table-cell office:value-type="float" office:value="6.8050001277" calcext:value-type="float">
            <text:p>6.8050001277</text:p>
          </table:table-cell>
          <table:table-cell table:formula="of:=POWER([.C800]-6.75;2)" office:value-type="float" office:value="0.00302501404701627" calcext:value-type="float">
            <text:p>0.003025014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.750477" calcext:value-type="float">
            <text:p>5.750477</text:p>
          </table:table-cell>
          <table:table-cell office:value-type="float" office:value="6.8365923617" calcext:value-type="float">
            <text:p>6.8365923617</text:p>
          </table:table-cell>
          <table:table-cell table:formula="of:=POWER([.C801]-6.75;2)" office:value-type="float" office:value="0.00749823710478366" calcext:value-type="float">
            <text:p>0.0074982371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762701" calcext:value-type="float">
            <text:p>6.762701</text:p>
          </table:table-cell>
          <table:table-cell office:value-type="float" office:value="6.8500627234" calcext:value-type="float">
            <text:p>6.8500627234</text:p>
          </table:table-cell>
          <table:table-cell table:formula="of:=POWER([.C802]-6.75;2)" office:value-type="float" office:value="0.0100125486142249" calcext:value-type="float">
            <text:p>0.0100125486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7.257186" calcext:value-type="float">
            <text:p>7.257186</text:p>
          </table:table-cell>
          <table:table-cell office:value-type="float" office:value="6.8487168511" calcext:value-type="float">
            <text:p>6.8487168511</text:p>
          </table:table-cell>
          <table:table-cell table:formula="of:=POWER([.C803]-6.75;2)" office:value-type="float" office:value="0.00974501669109954" calcext:value-type="float">
            <text:p>0.0097450167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7.13738" calcext:value-type="float">
            <text:p>7.13738</text:p>
          </table:table-cell>
          <table:table-cell office:value-type="float" office:value="6.842841" calcext:value-type="float">
            <text:p>6.842841</text:p>
          </table:table-cell>
          <table:table-cell table:formula="of:=POWER([.C804]-6.75;2)" office:value-type="float" office:value="0.00861945128099999" calcext:value-type="float">
            <text:p>0.0086194513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841702" calcext:value-type="float">
            <text:p>6.841702</text:p>
          </table:table-cell>
          <table:table-cell office:value-type="float" office:value="6.834989" calcext:value-type="float">
            <text:p>6.834989</text:p>
          </table:table-cell>
          <table:table-cell table:formula="of:=POWER([.C805]-6.75;2)" office:value-type="float" office:value="0.00722313012100003" calcext:value-type="float">
            <text:p>0.0072231301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736974" calcext:value-type="float">
            <text:p>6.736974</text:p>
          </table:table-cell>
          <table:table-cell office:value-type="float" office:value="6.8239616809" calcext:value-type="float">
            <text:p>6.8239616809</text:p>
          </table:table-cell>
          <table:table-cell table:formula="of:=POWER([.C806]-6.75;2)" office:value-type="float" office:value="0.00547033024155344" calcext:value-type="float">
            <text:p>0.0054703302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802733" calcext:value-type="float">
            <text:p>6.802733</text:p>
          </table:table-cell>
          <table:table-cell office:value-type="float" office:value="6.816050617" calcext:value-type="float">
            <text:p>6.816050617</text:p>
          </table:table-cell>
          <table:table-cell table:formula="of:=POWER([.C807]-6.75;2)" office:value-type="float" office:value="0.00436268400608071" calcext:value-type="float">
            <text:p>0.004362684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95209" calcext:value-type="float">
            <text:p>6.95209</text:p>
          </table:table-cell>
          <table:table-cell office:value-type="float" office:value="6.8192495106" calcext:value-type="float">
            <text:p>6.8192495106</text:p>
          </table:table-cell>
          <table:table-cell table:formula="of:=POWER([.C808]-6.75;2)" office:value-type="float" office:value="0.00479549471833948" calcext:value-type="float">
            <text:p>0.0047954947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7.201838" calcext:value-type="float">
            <text:p>7.201838</text:p>
          </table:table-cell>
          <table:table-cell office:value-type="float" office:value="6.8281947872" calcext:value-type="float">
            <text:p>6.8281947872</text:p>
          </table:table-cell>
          <table:table-cell table:formula="of:=POWER([.C809]-6.75;2)" office:value-type="float" office:value="0.00611442474525331" calcext:value-type="float">
            <text:p>0.0061144247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7.444277" calcext:value-type="float">
            <text:p>7.444277</text:p>
          </table:table-cell>
          <table:table-cell office:value-type="float" office:value="6.8293587021" calcext:value-type="float">
            <text:p>6.8293587021</text:p>
          </table:table-cell>
          <table:table-cell table:formula="of:=POWER([.C810]-6.75;2)" office:value-type="float" office:value="0.00629780359899661" calcext:value-type="float">
            <text:p>0.0062978036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7.42885" calcext:value-type="float">
            <text:p>7.42885</text:p>
          </table:table-cell>
          <table:table-cell office:value-type="float" office:value="6.8196671064" calcext:value-type="float">
            <text:p>6.8196671064</text:p>
          </table:table-cell>
          <table:table-cell table:formula="of:=POWER([.C811]-6.75;2)" office:value-type="float" office:value="0.0048535057141489" calcext:value-type="float">
            <text:p>0.0048535057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7.039423" calcext:value-type="float">
            <text:p>7.039423</text:p>
          </table:table-cell>
          <table:table-cell office:value-type="float" office:value="6.8126417872" calcext:value-type="float">
            <text:p>6.8126417872</text:p>
          </table:table-cell>
          <table:table-cell table:formula="of:=POWER([.C812]-6.75;2)" office:value-type="float" office:value="0.00392399350361014" calcext:value-type="float">
            <text:p>0.0039239935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461796" calcext:value-type="float">
            <text:p>6.461796</text:p>
          </table:table-cell>
          <table:table-cell office:value-type="float" office:value="6.8193248298" calcext:value-type="float">
            <text:p>6.8193248298</text:p>
          </table:table-cell>
          <table:table-cell table:formula="of:=POWER([.C813]-6.75;2)" office:value-type="float" office:value="0.004805932026799" calcext:value-type="float">
            <text:p>0.004805932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087688" calcext:value-type="float">
            <text:p>6.087688</text:p>
          </table:table-cell>
          <table:table-cell office:value-type="float" office:value="6.8329511489" calcext:value-type="float">
            <text:p>6.8329511489</text:p>
          </table:table-cell>
          <table:table-cell table:formula="of:=POWER([.C814]-6.75;2)" office:value-type="float" office:value="0.00688089310383003" calcext:value-type="float">
            <text:p>0.0068808931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202257" calcext:value-type="float">
            <text:p>6.202257</text:p>
          </table:table-cell>
          <table:table-cell office:value-type="float" office:value="6.8371675532" calcext:value-type="float">
            <text:p>6.8371675532</text:p>
          </table:table-cell>
          <table:table-cell table:formula="of:=POWER([.C815]-6.75;2)" office:value-type="float" office:value="0.00759818233087491" calcext:value-type="float">
            <text:p>0.0075981823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725934" calcext:value-type="float">
            <text:p>6.725934</text:p>
          </table:table-cell>
          <table:table-cell office:value-type="float" office:value="6.8284581489" calcext:value-type="float">
            <text:p>6.8284581489</text:p>
          </table:table-cell>
          <table:table-cell table:formula="of:=POWER([.C816]-6.75;2)" office:value-type="float" office:value="0.00615568112881461" calcext:value-type="float">
            <text:p>0.0061556811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7.324017" calcext:value-type="float">
            <text:p>7.324017</text:p>
          </table:table-cell>
          <table:table-cell office:value-type="float" office:value="6.8215318511" calcext:value-type="float">
            <text:p>6.8215318511</text:p>
          </table:table-cell>
          <table:table-cell table:formula="of:=POWER([.C817]-6.75;2)" office:value-type="float" office:value="0.00511680572179251" calcext:value-type="float">
            <text:p>0.0051168057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7.61145" calcext:value-type="float">
            <text:p>7.61145</text:p>
          </table:table-cell>
          <table:table-cell office:value-type="float" office:value="6.8219551277" calcext:value-type="float">
            <text:p>6.8219551277</text:p>
          </table:table-cell>
          <table:table-cell table:formula="of:=POWER([.C818]-6.75;2)" office:value-type="float" office:value="0.00517754040232329" calcext:value-type="float">
            <text:p>0.0051775404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7.307876" calcext:value-type="float">
            <text:p>7.307876</text:p>
          </table:table-cell>
          <table:table-cell office:value-type="float" office:value="6.8224637021" calcext:value-type="float">
            <text:p>6.8224637021</text:p>
          </table:table-cell>
          <table:table-cell table:formula="of:=POWER([.C819]-6.75;2)" office:value-type="float" office:value="0.00525098812203759" calcext:value-type="float">
            <text:p>0.0052509881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482313" calcext:value-type="float">
            <text:p>6.482313</text:p>
          </table:table-cell>
          <table:table-cell office:value-type="float" office:value="6.8201534894" calcext:value-type="float">
            <text:p>6.8201534894</text:p>
          </table:table-cell>
          <table:table-cell table:formula="of:=POWER([.C820]-6.75;2)" office:value-type="float" office:value="0.00492151207499591" calcext:value-type="float">
            <text:p>0.0049215121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5.733377" calcext:value-type="float">
            <text:p>5.733377</text:p>
          </table:table-cell>
          <table:table-cell office:value-type="float" office:value="6.8264530851" calcext:value-type="float">
            <text:p>6.8264530851</text:p>
          </table:table-cell>
          <table:table-cell table:formula="of:=POWER([.C821]-6.75;2)" office:value-type="float" office:value="0.00584507422130781" calcext:value-type="float">
            <text:p>0.0058450742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5.758344" calcext:value-type="float">
            <text:p>5.758344</text:p>
          </table:table-cell>
          <table:table-cell office:value-type="float" office:value="6.8533014681" calcext:value-type="float">
            <text:p>6.8533014681</text:p>
          </table:table-cell>
          <table:table-cell table:formula="of:=POWER([.C822]-6.75;2)" office:value-type="float" office:value="0.0106711933116153" calcext:value-type="float">
            <text:p>0.0106711933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367932" calcext:value-type="float">
            <text:p>6.367932</text:p>
          </table:table-cell>
          <table:table-cell office:value-type="float" office:value="6.8863262553" calcext:value-type="float">
            <text:p>6.8863262553</text:p>
          </table:table-cell>
          <table:table-cell table:formula="of:=POWER([.C823]-6.75;2)" office:value-type="float" office:value="0.0185848478841208" calcext:value-type="float">
            <text:p>0.0185848479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883577" calcext:value-type="float">
            <text:p>6.883577</text:p>
          </table:table-cell>
          <table:table-cell office:value-type="float" office:value="6.8966506383" calcext:value-type="float">
            <text:p>6.8966506383</text:p>
          </table:table-cell>
          <table:table-cell table:formula="of:=POWER([.C824]-6.75;2)" office:value-type="float" office:value="0.0215064097137973" calcext:value-type="float">
            <text:p>0.0215064097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7.063572" calcext:value-type="float">
            <text:p>7.063572</text:p>
          </table:table-cell>
          <table:table-cell office:value-type="float" office:value="6.8703858936" calcext:value-type="float">
            <text:p>6.8703858936</text:p>
          </table:table-cell>
          <table:table-cell table:formula="of:=POWER([.C825]-6.75;2)" office:value-type="float" office:value="0.0144927633778705" calcext:value-type="float">
            <text:p>0.0144927634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7.063827" calcext:value-type="float">
            <text:p>7.063827</text:p>
          </table:table-cell>
          <table:table-cell office:value-type="float" office:value="6.825874" calcext:value-type="float">
            <text:p>6.825874</text:p>
          </table:table-cell>
          <table:table-cell table:formula="of:=POWER([.C826]-6.75;2)" office:value-type="float" office:value="0.00575686387599997" calcext:value-type="float">
            <text:p>0.0057568639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7.048931" calcext:value-type="float">
            <text:p>7.048931</text:p>
          </table:table-cell>
          <table:table-cell office:value-type="float" office:value="6.7995661277" calcext:value-type="float">
            <text:p>6.7995661277</text:p>
          </table:table-cell>
          <table:table-cell table:formula="of:=POWER([.C827]-6.75;2)" office:value-type="float" office:value="0.00245680101517274" calcext:value-type="float">
            <text:p>0.002456801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7.037759" calcext:value-type="float">
            <text:p>7.037759</text:p>
          </table:table-cell>
          <table:table-cell office:value-type="float" office:value="6.7996996383" calcext:value-type="float">
            <text:p>6.7996996383</text:p>
          </table:table-cell>
          <table:table-cell table:formula="of:=POWER([.C828]-6.75;2)" office:value-type="float" office:value="0.00247005404715082" calcext:value-type="float">
            <text:p>0.002470054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7.011848" calcext:value-type="float">
            <text:p>7.011848</text:p>
          </table:table-cell>
          <table:table-cell office:value-type="float" office:value="6.810859617" calcext:value-type="float">
            <text:p>6.810859617</text:p>
          </table:table-cell>
          <table:table-cell table:formula="of:=POWER([.C829]-6.75;2)" office:value-type="float" office:value="0.00370389298138671" calcext:value-type="float">
            <text:p>0.003703893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968465" calcext:value-type="float">
            <text:p>6.968465</text:p>
          </table:table-cell>
          <table:table-cell office:value-type="float" office:value="6.815433" calcext:value-type="float">
            <text:p>6.815433</text:p>
          </table:table-cell>
          <table:table-cell table:formula="of:=POWER([.C830]-6.75;2)" office:value-type="float" office:value="0.00428147748899995" calcext:value-type="float">
            <text:p>0.0042814775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9051" calcext:value-type="float">
            <text:p>6.9051</text:p>
          </table:table-cell>
          <table:table-cell office:value-type="float" office:value="6.8071446809" calcext:value-type="float">
            <text:p>6.8071446809</text:p>
          </table:table-cell>
          <table:table-cell table:formula="of:=POWER([.C831]-6.75;2)" office:value-type="float" office:value="0.00326551455516288" calcext:value-type="float">
            <text:p>0.0032655146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830607" calcext:value-type="float">
            <text:p>6.830607</text:p>
          </table:table-cell>
          <table:table-cell office:value-type="float" office:value="6.7961942128" calcext:value-type="float">
            <text:p>6.7961942128</text:p>
          </table:table-cell>
          <table:table-cell table:formula="of:=POWER([.C832]-6.75;2)" office:value-type="float" office:value="0.00213390529621166" calcext:value-type="float">
            <text:p>0.0021339053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755903" calcext:value-type="float">
            <text:p>6.755903</text:p>
          </table:table-cell>
          <table:table-cell office:value-type="float" office:value="6.7963835106" calcext:value-type="float">
            <text:p>6.7963835106</text:p>
          </table:table-cell>
          <table:table-cell table:formula="of:=POWER([.C833]-6.75;2)" office:value-type="float" office:value="0.00215143005558032" calcext:value-type="float">
            <text:p>0.0021514301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731634" calcext:value-type="float">
            <text:p>6.731634</text:p>
          </table:table-cell>
          <table:table-cell office:value-type="float" office:value="6.8080797021" calcext:value-type="float">
            <text:p>6.8080797021</text:p>
          </table:table-cell>
          <table:table-cell table:formula="of:=POWER([.C834]-6.75;2)" office:value-type="float" office:value="0.00337325179602471" calcext:value-type="float">
            <text:p>0.0033732518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850928" calcext:value-type="float">
            <text:p>6.850928</text:p>
          </table:table-cell>
          <table:table-cell office:value-type="float" office:value="6.8201084894" calcext:value-type="float">
            <text:p>6.8201084894</text:p>
          </table:table-cell>
          <table:table-cell table:formula="of:=POWER([.C835]-6.75;2)" office:value-type="float" office:value="0.0049152002859499" calcext:value-type="float">
            <text:p>0.0049152003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7.05717" calcext:value-type="float">
            <text:p>7.05717</text:p>
          </table:table-cell>
          <table:table-cell office:value-type="float" office:value="6.8214092128" calcext:value-type="float">
            <text:p>6.8214092128</text:p>
          </table:table-cell>
          <table:table-cell table:formula="of:=POWER([.C836]-6.75;2)" office:value-type="float" office:value="0.00509927567271567" calcext:value-type="float">
            <text:p>0.0050992757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7.162202" calcext:value-type="float">
            <text:p>7.162202</text:p>
          </table:table-cell>
          <table:table-cell office:value-type="float" office:value="6.8114806383" calcext:value-type="float">
            <text:p>6.8114806383</text:p>
          </table:table-cell>
          <table:table-cell table:formula="of:=POWER([.C837]-6.75;2)" office:value-type="float" office:value="0.00377986888577542" calcext:value-type="float">
            <text:p>0.0037798689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7.177164" calcext:value-type="float">
            <text:p>7.177164</text:p>
          </table:table-cell>
          <table:table-cell office:value-type="float" office:value="6.8002748298" calcext:value-type="float">
            <text:p>6.8002748298</text:p>
          </table:table-cell>
          <table:table-cell table:formula="of:=POWER([.C838]-6.75;2)" office:value-type="float" office:value="0.00252755851141899" calcext:value-type="float">
            <text:p>0.0025275585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7.274962" calcext:value-type="float">
            <text:p>7.274962</text:p>
          </table:table-cell>
          <table:table-cell office:value-type="float" office:value="6.7964861489" calcext:value-type="float">
            <text:p>6.7964861489</text:p>
          </table:table-cell>
          <table:table-cell table:formula="of:=POWER([.C839]-6.75;2)" office:value-type="float" office:value="0.00216096203955294" calcext:value-type="float">
            <text:p>0.002160962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7.356183" calcext:value-type="float">
            <text:p>7.356183</text:p>
          </table:table-cell>
          <table:table-cell office:value-type="float" office:value="6.7975897234" calcext:value-type="float">
            <text:p>6.7975897234</text:p>
          </table:table-cell>
          <table:table-cell table:formula="of:=POWER([.C840]-6.75;2)" office:value-type="float" office:value="0.00226478177328849" calcext:value-type="float">
            <text:p>0.0022647818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7.107761" calcext:value-type="float">
            <text:p>7.107761</text:p>
          </table:table-cell>
          <table:table-cell office:value-type="float" office:value="6.7919770851" calcext:value-type="float">
            <text:p>6.7919770851</text:p>
          </table:table-cell>
          <table:table-cell table:formula="of:=POWER([.C841]-6.75;2)" office:value-type="float" office:value="0.00176207567349265" calcext:value-type="float">
            <text:p>0.0017620757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554303" calcext:value-type="float">
            <text:p>6.554303</text:p>
          </table:table-cell>
          <table:table-cell office:value-type="float" office:value="6.7684154681" calcext:value-type="float">
            <text:p>6.7684154681</text:p>
          </table:table-cell>
          <table:table-cell table:formula="of:=POWER([.C842]-6.75;2)" office:value-type="float" office:value="0.000339129465342107" calcext:value-type="float">
            <text:p>0.0003391295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22608" calcext:value-type="float">
            <text:p>6.22608</text:p>
          </table:table-cell>
          <table:table-cell office:value-type="float" office:value="6.7261066383" calcext:value-type="float">
            <text:p>6.7261066383</text:p>
          </table:table-cell>
          <table:table-cell table:formula="of:=POWER([.C843]-6.75;2)" office:value-type="float" office:value="0.000570892733327022" calcext:value-type="float">
            <text:p>0.0005708927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486087" calcext:value-type="float">
            <text:p>6.486087</text:p>
          </table:table-cell>
          <table:table-cell office:value-type="float" office:value="6.6868371064" calcext:value-type="float">
            <text:p>6.6868371064</text:p>
          </table:table-cell>
          <table:table-cell table:formula="of:=POWER([.C844]-6.75;2)" office:value-type="float" office:value="0.00398955112792486" calcext:value-type="float">
            <text:p>0.0039895511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9006" calcext:value-type="float">
            <text:p>6.9006</text:p>
          </table:table-cell>
          <table:table-cell office:value-type="float" office:value="6.6703022979" calcext:value-type="float">
            <text:p>6.6703022979</text:p>
          </table:table-cell>
          <table:table-cell table:formula="of:=POWER([.C845]-6.75;2)" office:value-type="float" office:value="0.00635172372002032" calcext:value-type="float">
            <text:p>0.0063517237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905378" calcext:value-type="float">
            <text:p>6.905378</text:p>
          </table:table-cell>
          <table:table-cell office:value-type="float" office:value="6.6721705106" calcext:value-type="float">
            <text:p>6.6721705106</text:p>
          </table:table-cell>
          <table:table-cell table:formula="of:=POWER([.C846]-6.75;2)" office:value-type="float" office:value="0.00605742942026471" calcext:value-type="float">
            <text:p>0.0060574294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541185" calcext:value-type="float">
            <text:p>6.541185</text:p>
          </table:table-cell>
          <table:table-cell office:value-type="float" office:value="6.6866639574" calcext:value-type="float">
            <text:p>6.6866639574</text:p>
          </table:table-cell>
          <table:table-cell table:formula="of:=POWER([.C847]-6.75;2)" office:value-type="float" office:value="0.00401145429222896" calcext:value-type="float">
            <text:p>0.0040114543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383584" calcext:value-type="float">
            <text:p>6.383584</text:p>
          </table:table-cell>
          <table:table-cell office:value-type="float" office:value="6.7111761277" calcext:value-type="float">
            <text:p>6.7111761277</text:p>
          </table:table-cell>
          <table:table-cell table:formula="of:=POWER([.C848]-6.75;2)" office:value-type="float" office:value="0.00150729306036671" calcext:value-type="float">
            <text:p>0.0015072931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699445" calcext:value-type="float">
            <text:p>6.699445</text:p>
          </table:table-cell>
          <table:table-cell office:value-type="float" office:value="6.7384301277" calcext:value-type="float">
            <text:p>6.7384301277</text:p>
          </table:table-cell>
          <table:table-cell table:formula="of:=POWER([.C849]-6.75;2)" office:value-type="float" office:value="0.000133861945038306" calcext:value-type="float">
            <text:p>0.0001338619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981021" calcext:value-type="float">
            <text:p>6.981021</text:p>
          </table:table-cell>
          <table:table-cell office:value-type="float" office:value="6.7578777234" calcext:value-type="float">
            <text:p>6.7578777234</text:p>
          </table:table-cell>
          <table:table-cell table:formula="of:=POWER([.C850]-6.75;2)" office:value-type="float" office:value="0.0000620585259669081" calcext:value-type="float">
            <text:p>6.20585259669081E-005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768336" calcext:value-type="float">
            <text:p>6.768336</text:p>
          </table:table-cell>
          <table:table-cell office:value-type="float" office:value="6.7664194894" calcext:value-type="float">
            <text:p>6.7664194894</text:p>
          </table:table-cell>
          <table:table-cell table:formula="of:=POWER([.C851]-6.75;2)" office:value-type="float" office:value="0.000269599632156728" calcext:value-type="float">
            <text:p>0.0002695996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323418" calcext:value-type="float">
            <text:p>6.323418</text:p>
          </table:table-cell>
          <table:table-cell office:value-type="float" office:value="6.7662525106" calcext:value-type="float">
            <text:p>6.7662525106</text:p>
          </table:table-cell>
          <table:table-cell table:formula="of:=POWER([.C852]-6.75;2)" office:value-type="float" office:value="0.000264144100803119" calcext:value-type="float">
            <text:p>0.0002641441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365154" calcext:value-type="float">
            <text:p>6.365154</text:p>
          </table:table-cell>
          <table:table-cell office:value-type="float" office:value="6.7557932979" calcext:value-type="float">
            <text:p>6.7557932979</text:p>
          </table:table-cell>
          <table:table-cell table:formula="of:=POWER([.C853]-6.75;2)" office:value-type="float" office:value="0.0000335623005581488" calcext:value-type="float">
            <text:p>3.35623005581488E-005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953081" calcext:value-type="float">
            <text:p>6.953081</text:p>
          </table:table-cell>
          <table:table-cell office:value-type="float" office:value="6.7321183404" calcext:value-type="float">
            <text:p>6.7321183404</text:p>
          </table:table-cell>
          <table:table-cell table:formula="of:=POWER([.C854]-6.75;2)" office:value-type="float" office:value="0.000319753750050288" calcext:value-type="float">
            <text:p>0.0003197538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7.372518" calcext:value-type="float">
            <text:p>7.372518</text:p>
          </table:table-cell>
          <table:table-cell office:value-type="float" office:value="6.7044045745" calcext:value-type="float">
            <text:p>6.7044045745</text:p>
          </table:table-cell>
          <table:table-cell table:formula="of:=POWER([.C855]-6.75;2)" office:value-type="float" office:value="0.00207894282652607" calcext:value-type="float">
            <text:p>0.0020789428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7.256542" calcext:value-type="float">
            <text:p>7.256542</text:p>
          </table:table-cell>
          <table:table-cell office:value-type="float" office:value="6.6877682979" calcext:value-type="float">
            <text:p>6.6877682979</text:p>
          </table:table-cell>
          <table:table-cell table:formula="of:=POWER([.C856]-6.75;2)" office:value-type="float" office:value="0.00387278474626315" calcext:value-type="float">
            <text:p>0.0038727847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988772" calcext:value-type="float">
            <text:p>6.988772</text:p>
          </table:table-cell>
          <table:table-cell office:value-type="float" office:value="6.6903706596" calcext:value-type="float">
            <text:p>6.6903706596</text:p>
          </table:table-cell>
          <table:table-cell table:formula="of:=POWER([.C857]-6.75;2)" office:value-type="float" office:value="0.00355565823653906" calcext:value-type="float">
            <text:p>0.0035556582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7.09866" calcext:value-type="float">
            <text:p>7.09866</text:p>
          </table:table-cell>
          <table:table-cell office:value-type="float" office:value="6.7059541064" calcext:value-type="float">
            <text:p>6.7059541064</text:p>
          </table:table-cell>
          <table:table-cell table:formula="of:=POWER([.C858]-6.75;2)" office:value-type="float" office:value="0.00194004074302251" calcext:value-type="float">
            <text:p>0.0019400407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7.353526" calcext:value-type="float">
            <text:p>7.353526</text:p>
          </table:table-cell>
          <table:table-cell office:value-type="float" office:value="6.7135909149" calcext:value-type="float">
            <text:p>6.7135909149</text:p>
          </table:table-cell>
          <table:table-cell table:formula="of:=POWER([.C859]-6.75;2)" office:value-type="float" office:value="0.00132562147781903" calcext:value-type="float">
            <text:p>0.0013256215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7.102233" calcext:value-type="float">
            <text:p>7.102233</text:p>
          </table:table-cell>
          <table:table-cell office:value-type="float" office:value="6.6957418723" calcext:value-type="float">
            <text:p>6.6957418723</text:p>
          </table:table-cell>
          <table:table-cell table:formula="of:=POWER([.C860]-6.75;2)" office:value-type="float" office:value="0.00294394442150949" calcext:value-type="float">
            <text:p>0.0029439444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285859" calcext:value-type="float">
            <text:p>6.285859</text:p>
          </table:table-cell>
          <table:table-cell office:value-type="float" office:value="6.6567721064" calcext:value-type="float">
            <text:p>6.6567721064</text:p>
          </table:table-cell>
          <table:table-cell table:formula="of:=POWER([.C861]-6.75;2)" office:value-type="float" office:value="0.00869144014509291" calcext:value-type="float">
            <text:p>0.008691440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5.792915" calcext:value-type="float">
            <text:p>5.792915</text:p>
          </table:table-cell>
          <table:table-cell office:value-type="float" office:value="6.6227065106" calcext:value-type="float">
            <text:p>6.6227065106</text:p>
          </table:table-cell>
          <table:table-cell table:formula="of:=POWER([.C862]-6.75;2)" office:value-type="float" office:value="0.0162036324436278" calcext:value-type="float">
            <text:p>0.0162036324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400398" calcext:value-type="float">
            <text:p>6.400398</text:p>
          </table:table-cell>
          <table:table-cell office:value-type="float" office:value="6.6078692979" calcext:value-type="float">
            <text:p>6.6078692979</text:p>
          </table:table-cell>
          <table:table-cell table:formula="of:=POWER([.C863]-6.75;2)" office:value-type="float" office:value="0.020201136479439" calcext:value-type="float">
            <text:p>0.0202011365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7.343911" calcext:value-type="float">
            <text:p>7.343911</text:p>
          </table:table-cell>
          <table:table-cell office:value-type="float" office:value="6.5926632553" calcext:value-type="float">
            <text:p>6.5926632553</text:p>
          </table:table-cell>
          <table:table-cell table:formula="of:=POWER([.C864]-6.75;2)" office:value-type="float" office:value="0.0247548512327931" calcext:value-type="float">
            <text:p>0.0247548512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7.635353" calcext:value-type="float">
            <text:p>7.635353</text:p>
          </table:table-cell>
          <table:table-cell office:value-type="float" office:value="6.5664645106" calcext:value-type="float">
            <text:p>6.5664645106</text:p>
          </table:table-cell>
          <table:table-cell table:formula="of:=POWER([.C865]-6.75;2)" office:value-type="float" office:value="0.0336852758692974" calcext:value-type="float">
            <text:p>0.0336852759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7.199296" calcext:value-type="float">
            <text:p>7.199296</text:p>
          </table:table-cell>
          <table:table-cell office:value-type="float" office:value="6.5445420426" calcext:value-type="float">
            <text:p>6.5445420426</text:p>
          </table:table-cell>
          <table:table-cell table:formula="of:=POWER([.C866]-6.75;2)" office:value-type="float" office:value="0.0422129722589803" calcext:value-type="float">
            <text:p>0.0422129723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778394" calcext:value-type="float">
            <text:p>6.778394</text:p>
          </table:table-cell>
          <table:table-cell office:value-type="float" office:value="6.5437346809" calcext:value-type="float">
            <text:p>6.5437346809</text:p>
          </table:table-cell>
          <table:table-cell table:formula="of:=POWER([.C867]-6.75;2)" office:value-type="float" office:value="0.0425453818634248" calcext:value-type="float">
            <text:p>0.0425453819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995251" calcext:value-type="float">
            <text:p>6.995251</text:p>
          </table:table-cell>
          <table:table-cell office:value-type="float" office:value="6.560426" calcext:value-type="float">
            <text:p>6.560426</text:p>
          </table:table-cell>
          <table:table-cell table:formula="of:=POWER([.C868]-6.75;2)" office:value-type="float" office:value="0.0359383014760001" calcext:value-type="float">
            <text:p>0.0359383015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7.310509" calcext:value-type="float">
            <text:p>7.310509</text:p>
          </table:table-cell>
          <table:table-cell office:value-type="float" office:value="6.5787885745" calcext:value-type="float">
            <text:p>6.5787885745</text:p>
          </table:table-cell>
          <table:table-cell table:formula="of:=POWER([.C869]-6.75;2)" office:value-type="float" office:value="0.0293133522217421" calcext:value-type="float">
            <text:p>0.0293133522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853178" calcext:value-type="float">
            <text:p>6.853178</text:p>
          </table:table-cell>
          <table:table-cell office:value-type="float" office:value="6.5974641915" calcext:value-type="float">
            <text:p>6.5974641915</text:p>
          </table:table-cell>
          <table:table-cell table:formula="of:=POWER([.C870]-6.75;2)" office:value-type="float" office:value="0.0232671728747486" calcext:value-type="float">
            <text:p>0.0232671729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5.649134" calcext:value-type="float">
            <text:p>5.649134</text:p>
          </table:table-cell>
          <table:table-cell office:value-type="float" office:value="6.627482234" calcext:value-type="float">
            <text:p>6.627482234</text:p>
          </table:table-cell>
          <table:table-cell table:formula="of:=POWER([.C871]-6.75;2)" office:value-type="float" office:value="0.0150106029856307" calcext:value-type="float">
            <text:p>0.015010603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4.971513" calcext:value-type="float">
            <text:p>4.971513</text:p>
          </table:table-cell>
          <table:table-cell office:value-type="float" office:value="6.667907766" calcext:value-type="float">
            <text:p>6.667907766</text:p>
          </table:table-cell>
          <table:table-cell table:formula="of:=POWER([.C872]-6.75;2)" office:value-type="float" office:value="0.00673913488311077" calcext:value-type="float">
            <text:p>0.0067391349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5.827357" calcext:value-type="float">
            <text:p>5.827357</text:p>
          </table:table-cell>
          <table:table-cell office:value-type="float" office:value="6.6887940851" calcext:value-type="float">
            <text:p>6.6887940851</text:p>
          </table:table-cell>
          <table:table-cell table:formula="of:=POWER([.C873]-6.75;2)" office:value-type="float" office:value="0.00374616401874609" calcext:value-type="float">
            <text:p>0.003746164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7.055206" calcext:value-type="float">
            <text:p>7.055206</text:p>
          </table:table-cell>
          <table:table-cell office:value-type="float" office:value="6.6572068936" calcext:value-type="float">
            <text:p>6.6572068936</text:p>
          </table:table-cell>
          <table:table-cell table:formula="of:=POWER([.C874]-6.75;2)" office:value-type="float" office:value="0.00861056059536177" calcext:value-type="float">
            <text:p>0.0086105606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7.562278" calcext:value-type="float">
            <text:p>7.562278</text:p>
          </table:table-cell>
          <table:table-cell office:value-type="float" office:value="6.5963890213" calcext:value-type="float">
            <text:p>6.5963890213</text:p>
          </table:table-cell>
          <table:table-cell table:formula="of:=POWER([.C875]-6.75;2)" office:value-type="float" office:value="0.0235963327771718" calcext:value-type="float">
            <text:p>0.0235963328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7.226797" calcext:value-type="float">
            <text:p>7.226797</text:p>
          </table:table-cell>
          <table:table-cell office:value-type="float" office:value="6.5435895106" calcext:value-type="float">
            <text:p>6.5435895106</text:p>
          </table:table-cell>
          <table:table-cell table:formula="of:=POWER([.C876]-6.75;2)" office:value-type="float" office:value="0.0426052901343474" calcext:value-type="float">
            <text:p>0.0426052901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578914" calcext:value-type="float">
            <text:p>6.578914</text:p>
          </table:table-cell>
          <table:table-cell office:value-type="float" office:value="6.5129781915" calcext:value-type="float">
            <text:p>6.5129781915</text:p>
          </table:table-cell>
          <table:table-cell table:formula="of:=POWER([.C877]-6.75;2)" office:value-type="float" office:value="0.0561793377046106" calcext:value-type="float">
            <text:p>0.0561793377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390428" calcext:value-type="float">
            <text:p>6.390428</text:p>
          </table:table-cell>
          <table:table-cell office:value-type="float" office:value="6.5071720638" calcext:value-type="float">
            <text:p>6.5071720638</text:p>
          </table:table-cell>
          <table:table-cell table:formula="of:=POWER([.C878]-6.75;2)" office:value-type="float" office:value="0.0589654065991514" calcext:value-type="float">
            <text:p>0.0589654066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839504" calcext:value-type="float">
            <text:p>6.839504</text:p>
          </table:table-cell>
          <table:table-cell office:value-type="float" office:value="6.5145866596" calcext:value-type="float">
            <text:p>6.5145866596</text:p>
          </table:table-cell>
          <table:table-cell table:formula="of:=POWER([.C879]-6.75;2)" office:value-type="float" office:value="0.0554194408382863" calcext:value-type="float">
            <text:p>0.0554194408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7.305624" calcext:value-type="float">
            <text:p>7.305624</text:p>
          </table:table-cell>
          <table:table-cell office:value-type="float" office:value="6.5113381489" calcext:value-type="float">
            <text:p>6.5113381489</text:p>
          </table:table-cell>
          <table:table-cell table:formula="of:=POWER([.C880]-6.75;2)" office:value-type="float" office:value="0.0569594791704785" calcext:value-type="float">
            <text:p>0.0569594792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7.296987" calcext:value-type="float">
            <text:p>7.296987</text:p>
          </table:table-cell>
          <table:table-cell office:value-type="float" office:value="6.4843025319" calcext:value-type="float">
            <text:p>6.4843025319</text:p>
          </table:table-cell>
          <table:table-cell table:formula="of:=POWER([.C881]-6.75;2)" office:value-type="float" office:value="0.0705951445547505" calcext:value-type="float">
            <text:p>0.0705951446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912062" calcext:value-type="float">
            <text:p>6.912062</text:p>
          </table:table-cell>
          <table:table-cell office:value-type="float" office:value="6.4491010213" calcext:value-type="float">
            <text:p>6.4491010213</text:p>
          </table:table-cell>
          <table:table-cell table:formula="of:=POWER([.C882]-6.75;2)" office:value-type="float" office:value="0.0905401953827032" calcext:value-type="float">
            <text:p>0.0905401954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590527" calcext:value-type="float">
            <text:p>6.590527</text:p>
          </table:table-cell>
          <table:table-cell office:value-type="float" office:value="6.4360215106" calcext:value-type="float">
            <text:p>6.4360215106</text:p>
          </table:table-cell>
          <table:table-cell table:formula="of:=POWER([.C883]-6.75;2)" office:value-type="float" office:value="0.098582491805906" calcext:value-type="float">
            <text:p>0.0985824918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635529" calcext:value-type="float">
            <text:p>6.635529</text:p>
          </table:table-cell>
          <table:table-cell office:value-type="float" office:value="6.449849234" calcext:value-type="float">
            <text:p>6.449849234</text:p>
          </table:table-cell>
          <table:table-cell table:formula="of:=POWER([.C884]-6.75;2)" office:value-type="float" office:value="0.0900904823303866" calcext:value-type="float">
            <text:p>0.0900904823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999096" calcext:value-type="float">
            <text:p>6.999096</text:p>
          </table:table-cell>
          <table:table-cell office:value-type="float" office:value="6.4699302766" calcext:value-type="float">
            <text:p>6.4699302766</text:p>
          </table:table-cell>
          <table:table-cell table:formula="of:=POWER([.C885]-6.75;2)" office:value-type="float" office:value="0.0784390499653523" calcext:value-type="float">
            <text:p>0.07843905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7.32683" calcext:value-type="float">
            <text:p>7.32683</text:p>
          </table:table-cell>
          <table:table-cell office:value-type="float" office:value="6.4755966383" calcext:value-type="float">
            <text:p>6.4755966383</text:p>
          </table:table-cell>
          <table:table-cell table:formula="of:=POWER([.C886]-6.75;2)" office:value-type="float" office:value="0.0752972049122611" calcext:value-type="float">
            <text:p>0.0752972049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7.092389" calcext:value-type="float">
            <text:p>7.092389</text:p>
          </table:table-cell>
          <table:table-cell office:value-type="float" office:value="6.4637284468" calcext:value-type="float">
            <text:p>6.4637284468</text:p>
          </table:table-cell>
          <table:table-cell table:formula="of:=POWER([.C887]-6.75;2)" office:value-type="float" office:value="0.0819514021715403" calcext:value-type="float">
            <text:p>0.0819514022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000365" calcext:value-type="float">
            <text:p>6.000365</text:p>
          </table:table-cell>
          <table:table-cell office:value-type="float" office:value="6.4480533617" calcext:value-type="float">
            <text:p>6.4480533617</text:p>
          </table:table-cell>
          <table:table-cell table:formula="of:=POWER([.C888]-6.75;2)" office:value-type="float" office:value="0.0911717723806708" calcext:value-type="float">
            <text:p>0.0911717724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4.565788" calcext:value-type="float">
            <text:p>4.565788</text:p>
          </table:table-cell>
          <table:table-cell office:value-type="float" office:value="6.4422897447" calcext:value-type="float">
            <text:p>6.4422897447</text:p>
          </table:table-cell>
          <table:table-cell table:formula="of:=POWER([.C889]-6.75;2)" office:value-type="float" office:value="0.0946856012167912" calcext:value-type="float">
            <text:p>0.0946856012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4.380412" calcext:value-type="float">
            <text:p>4.380412</text:p>
          </table:table-cell>
          <table:table-cell office:value-type="float" office:value="6.4542759574" calcext:value-type="float">
            <text:p>6.4542759574</text:p>
          </table:table-cell>
          <table:table-cell table:formula="of:=POWER([.C890]-6.75;2)" office:value-type="float" office:value="0.0874527093716865" calcext:value-type="float">
            <text:p>0.0874527094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5.708951" calcext:value-type="float">
            <text:p>5.708951</text:p>
          </table:table-cell>
          <table:table-cell office:value-type="float" office:value="6.492405617" calcext:value-type="float">
            <text:p>6.492405617</text:p>
          </table:table-cell>
          <table:table-cell table:formula="of:=POWER([.C891]-6.75;2)" office:value-type="float" office:value="0.0663548661531506" calcext:value-type="float">
            <text:p>0.0663548662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988406" calcext:value-type="float">
            <text:p>6.988406</text:p>
          </table:table-cell>
          <table:table-cell office:value-type="float" office:value="6.5501991277" calcext:value-type="float">
            <text:p>6.5501991277</text:p>
          </table:table-cell>
          <table:table-cell table:formula="of:=POWER([.C892]-6.75;2)" office:value-type="float" office:value="0.0399203885718409" calcext:value-type="float">
            <text:p>0.0399203886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7.58657" calcext:value-type="float">
            <text:p>7.58657</text:p>
          </table:table-cell>
          <table:table-cell office:value-type="float" office:value="6.6032179362" calcext:value-type="float">
            <text:p>6.6032179362</text:p>
          </table:table-cell>
          <table:table-cell table:formula="of:=POWER([.C893]-6.75;2)" office:value-type="float" office:value="0.0215449742533872" calcext:value-type="float">
            <text:p>0.0215449743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7.693257" calcext:value-type="float">
            <text:p>7.693257</text:p>
          </table:table-cell>
          <table:table-cell office:value-type="float" office:value="6.607915617" calcext:value-type="float">
            <text:p>6.607915617</text:p>
          </table:table-cell>
          <table:table-cell table:formula="of:=POWER([.C894]-6.75;2)" office:value-type="float" office:value="0.0201879718924908" calcext:value-type="float">
            <text:p>0.0201879719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7.664522" calcext:value-type="float">
            <text:p>7.664522</text:p>
          </table:table-cell>
          <table:table-cell office:value-type="float" office:value="6.490482234" calcext:value-type="float">
            <text:p>6.490482234</text:p>
          </table:table-cell>
          <table:table-cell table:formula="of:=POWER([.C895]-6.75;2)" office:value-type="float" office:value="0.0673494708696308" calcext:value-type="float">
            <text:p>0.0673494709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7.613482" calcext:value-type="float">
            <text:p>7.613482</text:p>
          </table:table-cell>
          <table:table-cell office:value-type="float" office:value="6.373660234" calcext:value-type="float">
            <text:p>6.373660234</text:p>
          </table:table-cell>
          <table:table-cell table:formula="of:=POWER([.C896]-6.75;2)" office:value-type="float" office:value="0.141631619472935" calcext:value-type="float">
            <text:p>0.1416316195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7.382484" calcext:value-type="float">
            <text:p>7.382484</text:p>
          </table:table-cell>
          <table:table-cell office:value-type="float" office:value="6.2579241915" calcext:value-type="float">
            <text:p>6.2579241915</text:p>
          </table:table-cell>
          <table:table-cell table:formula="of:=POWER([.C897]-6.75;2)" office:value-type="float" office:value="0.242138601310929" calcext:value-type="float">
            <text:p>0.2421386013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760488" calcext:value-type="float">
            <text:p>6.760488</text:p>
          </table:table-cell>
          <table:table-cell office:value-type="float" office:value="6.2174181489" calcext:value-type="float">
            <text:p>6.2174181489</text:p>
          </table:table-cell>
          <table:table-cell table:formula="of:=POWER([.C898]-6.75;2)" office:value-type="float" office:value="0.283643428121102" calcext:value-type="float">
            <text:p>0.2836434281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5.831835" calcext:value-type="float">
            <text:p>5.831835</text:p>
          </table:table-cell>
          <table:table-cell office:value-type="float" office:value="6.2336507872" calcext:value-type="float">
            <text:p>6.2336507872</text:p>
          </table:table-cell>
          <table:table-cell table:formula="of:=POWER([.C899]-6.75;2)" office:value-type="float" office:value="0.266616509559179" calcext:value-type="float">
            <text:p>0.2666165096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5.252431" calcext:value-type="float">
            <text:p>5.252431</text:p>
          </table:table-cell>
          <table:table-cell office:value-type="float" office:value="6.2670155106" calcext:value-type="float">
            <text:p>6.2670155106</text:p>
          </table:table-cell>
          <table:table-cell table:formula="of:=POWER([.C900]-6.75;2)" office:value-type="float" office:value="0.233274017000978" calcext:value-type="float">
            <text:p>0.233274017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.650534" calcext:value-type="float">
            <text:p>5.650534</text:p>
          </table:table-cell>
          <table:table-cell office:value-type="float" office:value="6.2806618723" calcext:value-type="float">
            <text:p>6.2806618723</text:p>
          </table:table-cell>
          <table:table-cell table:formula="of:=POWER([.C901]-6.75;2)" office:value-type="float" office:value="0.220278278112942" calcext:value-type="float">
            <text:p>0.2202782781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590613" calcext:value-type="float">
            <text:p>6.590613</text:p>
          </table:table-cell>
          <table:table-cell office:value-type="float" office:value="6.2750339787" calcext:value-type="float">
            <text:p>6.2750339787</text:p>
          </table:table-cell>
          <table:table-cell table:formula="of:=POWER([.C902]-6.75;2)" office:value-type="float" office:value="0.225592721389552" calcext:value-type="float">
            <text:p>0.2255927214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7.378853" calcext:value-type="float">
            <text:p>7.378853</text:p>
          </table:table-cell>
          <table:table-cell office:value-type="float" office:value="6.2991122979" calcext:value-type="float">
            <text:p>6.2991122979</text:p>
          </table:table-cell>
          <table:table-cell table:formula="of:=POWER([.C903]-6.75;2)" office:value-type="float" office:value="0.203299719905018" calcext:value-type="float">
            <text:p>0.2032997199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7.721194" calcext:value-type="float">
            <text:p>7.721194</text:p>
          </table:table-cell>
          <table:table-cell office:value-type="float" office:value="6.3561466596" calcext:value-type="float">
            <text:p>6.3561466596</text:p>
          </table:table-cell>
          <table:table-cell table:formula="of:=POWER([.C904]-6.75;2)" office:value-type="float" office:value="0.155120453744238" calcext:value-type="float">
            <text:p>0.1551204537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7.45759" calcext:value-type="float">
            <text:p>7.45759</text:p>
          </table:table-cell>
          <table:table-cell office:value-type="float" office:value="6.4077708511" calcext:value-type="float">
            <text:p>6.4077708511</text:p>
          </table:table-cell>
          <table:table-cell table:formula="of:=POWER([.C905]-6.75;2)" office:value-type="float" office:value="0.117120790356818" calcext:value-type="float">
            <text:p>0.1171207904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514621" calcext:value-type="float">
            <text:p>6.514621</text:p>
          </table:table-cell>
          <table:table-cell office:value-type="float" office:value="6.4231455532" calcext:value-type="float">
            <text:p>6.4231455532</text:p>
          </table:table-cell>
          <table:table-cell table:formula="of:=POWER([.C906]-6.75;2)" office:value-type="float" office:value="0.106833829392934" calcext:value-type="float">
            <text:p>0.1068338294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5.270654" calcext:value-type="float">
            <text:p>5.270654</text:p>
          </table:table-cell>
          <table:table-cell office:value-type="float" office:value="6.4653269787" calcext:value-type="float">
            <text:p>6.4653269787</text:p>
          </table:table-cell>
          <table:table-cell table:formula="of:=POWER([.C907]-6.75;2)" office:value-type="float" office:value="0.0810387290560701" calcext:value-type="float">
            <text:p>0.0810387291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4.684776" calcext:value-type="float">
            <text:p>4.684776</text:p>
          </table:table-cell>
          <table:table-cell office:value-type="float" office:value="6.6253174681" calcext:value-type="float">
            <text:p>6.6253174681</text:p>
          </table:table-cell>
          <table:table-cell table:formula="of:=POWER([.C908]-6.75;2)" office:value-type="float" office:value="0.0155457337609944" calcext:value-type="float">
            <text:p>0.0155457338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5.095566" calcext:value-type="float">
            <text:p>5.095566</text:p>
          </table:table-cell>
          <table:table-cell office:value-type="float" office:value="6.812681383" calcext:value-type="float">
            <text:p>6.812681383</text:p>
          </table:table-cell>
          <table:table-cell table:formula="of:=POWER([.C909]-6.75;2)" office:value-type="float" office:value="0.00392895577479271" calcext:value-type="float">
            <text:p>0.0039289558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5.685714" calcext:value-type="float">
            <text:p>5.685714</text:p>
          </table:table-cell>
          <table:table-cell office:value-type="float" office:value="6.9913050851" calcext:value-type="float">
            <text:p>6.9913050851</text:p>
          </table:table-cell>
          <table:table-cell table:formula="of:=POWER([.C910]-6.75;2)" office:value-type="float" office:value="0.0582281440951185" calcext:value-type="float">
            <text:p>0.0582281441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11257" calcext:value-type="float">
            <text:p>6.11257</text:p>
          </table:table-cell>
          <table:table-cell office:value-type="float" office:value="7.5716390638" calcext:value-type="float">
            <text:p>7.5716390638</text:p>
          </table:table-cell>
          <table:table-cell table:formula="of:=POWER([.C911]-6.75;2)" office:value-type="float" office:value="0.675090751162141" calcext:value-type="float">
            <text:p>0.6750907512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604997" calcext:value-type="float">
            <text:p>6.604997</text:p>
          </table:table-cell>
          <table:table-cell office:value-type="float" office:value="7.8579916383" calcext:value-type="float">
            <text:p>7.8579916383</text:p>
          </table:table-cell>
          <table:table-cell table:formula="of:=POWER([.C912]-6.75;2)" office:value-type="float" office:value="1.22764547054272" calcext:value-type="float">
            <text:p>1.2276454705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7.16135" calcext:value-type="float">
            <text:p>7.16135</text:p>
          </table:table-cell>
          <table:table-cell office:value-type="float" office:value="7.7448005319" calcext:value-type="float">
            <text:p>7.7448005319</text:p>
          </table:table-cell>
          <table:table-cell table:formula="of:=POWER([.C913]-6.75;2)" office:value-type="float" office:value="0.989628098268523" calcext:value-type="float">
            <text:p>0.9896280983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7.562886" calcext:value-type="float">
            <text:p>7.562886</text:p>
          </table:table-cell>
          <table:table-cell office:value-type="float" office:value="7.6197721277" calcext:value-type="float">
            <text:p>7.6197721277</text:p>
          </table:table-cell>
          <table:table-cell table:formula="of:=POWER([.C914]-6.75;2)" office:value-type="float" office:value="0.756503554123785" calcext:value-type="float">
            <text:p>0.7565035541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7.858292" calcext:value-type="float">
            <text:p>7.858292</text:p>
          </table:table-cell>
          <table:table-cell office:value-type="float" office:value="7.4862004043" calcext:value-type="float">
            <text:p>7.4862004043</text:p>
          </table:table-cell>
          <table:table-cell table:formula="of:=POWER([.C915]-6.75;2)" office:value-type="float" office:value="0.541991035291483" calcext:value-type="float">
            <text:p>0.5419910353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8.188263" calcext:value-type="float">
            <text:p>8.188263</text:p>
          </table:table-cell>
          <table:table-cell office:value-type="float" office:value="7.4007648298" calcext:value-type="float">
            <text:p>7.4007648298</text:p>
          </table:table-cell>
          <table:table-cell table:formula="of:=POWER([.C916]-6.75;2)" office:value-type="float" office:value="0.423494863704623" calcext:value-type="float">
            <text:p>0.4234948637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8.264026" calcext:value-type="float">
            <text:p>8.264026</text:p>
          </table:table-cell>
          <table:table-cell office:value-type="float" office:value="7.5041541915" calcext:value-type="float">
            <text:p>7.5041541915</text:p>
          </table:table-cell>
          <table:table-cell table:formula="of:=POWER([.C917]-6.75;2)" office:value-type="float" office:value="0.568748544557018" calcext:value-type="float">
            <text:p>0.5687485446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7.549134" calcext:value-type="float">
            <text:p>7.549134</text:p>
          </table:table-cell>
          <table:table-cell office:value-type="float" office:value="7.6452808511" calcext:value-type="float">
            <text:p>7.6452808511</text:p>
          </table:table-cell>
          <table:table-cell table:formula="of:=POWER([.C918]-6.75;2)" office:value-type="float" office:value="0.80152780234634" calcext:value-type="float">
            <text:p>0.8015278023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5.95317" calcext:value-type="float">
            <text:p>5.95317</text:p>
          </table:table-cell>
          <table:table-cell office:value-type="float" office:value="7.7365959362" calcext:value-type="float">
            <text:p>7.7365959362</text:p>
          </table:table-cell>
          <table:table-cell table:formula="of:=POWER([.C919]-6.75;2)" office:value-type="float" office:value="0.973371541326356" calcext:value-type="float">
            <text:p>0.9733715413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.342759" calcext:value-type="float">
            <text:p>4.342759</text:p>
          </table:table-cell>
          <table:table-cell office:value-type="float" office:value="7.6711588936" calcext:value-type="float">
            <text:p>7.6711588936</text:p>
          </table:table-cell>
          <table:table-cell table:formula="of:=POWER([.C920]-6.75;2)" office:value-type="float" office:value="0.848533707258377" calcext:value-type="float">
            <text:p>0.8485337073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.196766" calcext:value-type="float">
            <text:p>4.196766</text:p>
          </table:table-cell>
          <table:table-cell office:value-type="float" office:value="7.6399859149" calcext:value-type="float">
            <text:p>7.6399859149</text:p>
          </table:table-cell>
          <table:table-cell table:formula="of:=POWER([.C921]-6.75;2)" office:value-type="float" office:value="0.792074928720391" calcext:value-type="float">
            <text:p>0.7920749287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5.080701" calcext:value-type="float">
            <text:p>5.080701</text:p>
          </table:table-cell>
          <table:table-cell office:value-type="float" office:value="7.6119191702" calcext:value-type="float">
            <text:p>7.6119191702</text:p>
          </table:table-cell>
          <table:table-cell table:formula="of:=POWER([.C922]-6.75;2)" office:value-type="float" office:value="0.742904655958257" calcext:value-type="float">
            <text:p>0.742904656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5.788065" calcext:value-type="float">
            <text:p>5.788065</text:p>
          </table:table-cell>
          <table:table-cell office:value-type="float" office:value="7.5452401702" calcext:value-type="float">
            <text:p>7.5452401702</text:p>
          </table:table-cell>
          <table:table-cell table:formula="of:=POWER([.C923]-6.75;2)" office:value-type="float" office:value="0.632406928299724" calcext:value-type="float">
            <text:p>0.6324069283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306026" calcext:value-type="float">
            <text:p>6.306026</text:p>
          </table:table-cell>
          <table:table-cell office:value-type="float" office:value="7.5645637021" calcext:value-type="float">
            <text:p>7.5645637021</text:p>
          </table:table-cell>
          <table:table-cell table:formula="of:=POWER([.C924]-6.75;2)" office:value-type="float" office:value="0.663514024778858" calcext:value-type="float">
            <text:p>0.6635140248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738914" calcext:value-type="float">
            <text:p>6.738914</text:p>
          </table:table-cell>
          <table:table-cell office:value-type="float" office:value="7.5732425745" calcext:value-type="float">
            <text:p>7.5732425745</text:p>
          </table:table-cell>
          <table:table-cell table:formula="of:=POWER([.C925]-6.75;2)" office:value-type="float" office:value="0.677728336469388" calcext:value-type="float">
            <text:p>0.6777283365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686824" calcext:value-type="float">
            <text:p>6.686824</text:p>
          </table:table-cell>
          <table:table-cell office:value-type="float" office:value="7.5346768085" calcext:value-type="float">
            <text:p>7.5346768085</text:p>
          </table:table-cell>
          <table:table-cell table:formula="of:=POWER([.C926]-6.75;2)" office:value-type="float" office:value="0.615717693797746" calcext:value-type="float">
            <text:p>0.6157176938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03495" calcext:value-type="float">
            <text:p>6.03495</text:p>
          </table:table-cell>
          <table:table-cell office:value-type="float" office:value="7.4977315957" calcext:value-type="float">
            <text:p>7.4977315957</text:p>
          </table:table-cell>
          <table:table-cell table:formula="of:=POWER([.C927]-6.75;2)" office:value-type="float" office:value="0.559102539208069" calcext:value-type="float">
            <text:p>0.5591025392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5.642516" calcext:value-type="float">
            <text:p>5.642516</text:p>
          </table:table-cell>
          <table:table-cell office:value-type="float" office:value="7.5271683404" calcext:value-type="float">
            <text:p>7.5271683404</text:p>
          </table:table-cell>
          <table:table-cell table:formula="of:=POWER([.C928]-6.75;2)" office:value-type="float" office:value="0.603990629320091" calcext:value-type="float">
            <text:p>0.6039906293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297325" calcext:value-type="float">
            <text:p>6.297325</text:p>
          </table:table-cell>
          <table:table-cell office:value-type="float" office:value="7.5985242553" calcext:value-type="float">
            <text:p>7.5985242553</text:p>
          </table:table-cell>
          <table:table-cell table:formula="of:=POWER([.C929]-6.75;2)" office:value-type="float" office:value="0.71999341183242" calcext:value-type="float">
            <text:p>0.7199934118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7.24043" calcext:value-type="float">
            <text:p>7.24043</text:p>
          </table:table-cell>
          <table:table-cell office:value-type="float" office:value="7.6501151702" calcext:value-type="float">
            <text:p>7.6501151702</text:p>
          </table:table-cell>
          <table:table-cell table:formula="of:=POWER([.C930]-6.75;2)" office:value-type="float" office:value="0.810207319624176" calcext:value-type="float">
            <text:p>0.8102073196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7.579338" calcext:value-type="float">
            <text:p>7.579338</text:p>
          </table:table-cell>
          <table:table-cell office:value-type="float" office:value="7.6525018085" calcext:value-type="float">
            <text:p>7.6525018085</text:p>
          </table:table-cell>
          <table:table-cell table:formula="of:=POWER([.C931]-6.75;2)" office:value-type="float" office:value="0.814509514345771" calcext:value-type="float">
            <text:p>0.8145095143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7.265415" calcext:value-type="float">
            <text:p>7.265415</text:p>
          </table:table-cell>
          <table:table-cell office:value-type="float" office:value="7.6230604468" calcext:value-type="float">
            <text:p>7.6230604468</text:p>
          </table:table-cell>
          <table:table-cell table:formula="of:=POWER([.C932]-6.75;2)" office:value-type="float" office:value="0.762234543766616" calcext:value-type="float">
            <text:p>0.7622345438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769025" calcext:value-type="float">
            <text:p>6.769025</text:p>
          </table:table-cell>
          <table:table-cell office:value-type="float" office:value="7.5888691702" calcext:value-type="float">
            <text:p>7.5888691702</text:p>
          </table:table-cell>
          <table:table-cell table:formula="of:=POWER([.C933]-6.75;2)" office:value-type="float" office:value="0.703701484712036" calcext:value-type="float">
            <text:p>0.7037014847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35566" calcext:value-type="float">
            <text:p>6.35566</text:p>
          </table:table-cell>
          <table:table-cell office:value-type="float" office:value="7.5533971277" calcext:value-type="float">
            <text:p>7.5533971277</text:p>
          </table:table-cell>
          <table:table-cell table:formula="of:=POWER([.C934]-6.75;2)" office:value-type="float" office:value="0.645446944796611" calcext:value-type="float">
            <text:p>0.6454469448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5.729475" calcext:value-type="float">
            <text:p>5.729475</text:p>
          </table:table-cell>
          <table:table-cell office:value-type="float" office:value="7.5145695319" calcext:value-type="float">
            <text:p>7.5145695319</text:p>
          </table:table-cell>
          <table:table-cell table:formula="of:=POWER([.C935]-6.75;2)" office:value-type="float" office:value="0.584566569109786" calcext:value-type="float">
            <text:p>0.5845665691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5.12914" calcext:value-type="float">
            <text:p>5.12914</text:p>
          </table:table-cell>
          <table:table-cell office:value-type="float" office:value="7.4987180638" calcext:value-type="float">
            <text:p>7.4987180638</text:p>
          </table:table-cell>
          <table:table-cell table:formula="of:=POWER([.C936]-6.75;2)" office:value-type="float" office:value="0.560578739060421" calcext:value-type="float">
            <text:p>0.5605787391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172506" calcext:value-type="float">
            <text:p>6.172506</text:p>
          </table:table-cell>
          <table:table-cell office:value-type="float" office:value="7.5267799149" calcext:value-type="float">
            <text:p>7.5267799149</text:p>
          </table:table-cell>
          <table:table-cell table:formula="of:=POWER([.C937]-6.75;2)" office:value-type="float" office:value="0.603387036192051" calcext:value-type="float">
            <text:p>0.6033870362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8.425246" calcext:value-type="float">
            <text:p>8.425246</text:p>
          </table:table-cell>
          <table:table-cell office:value-type="float" office:value="7.5642751064" calcext:value-type="float">
            <text:p>7.5642751064</text:p>
          </table:table-cell>
          <table:table-cell table:formula="of:=POWER([.C938]-6.75;2)" office:value-type="float" office:value="0.663043948902732" calcext:value-type="float">
            <text:p>0.6630439489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9.48029" calcext:value-type="float">
            <text:p>9.48029</text:p>
          </table:table-cell>
          <table:table-cell office:value-type="float" office:value="7.5816316383" calcext:value-type="float">
            <text:p>7.5816316383</text:p>
          </table:table-cell>
          <table:table-cell table:formula="of:=POWER([.C939]-6.75;2)" office:value-type="float" office:value="0.691611181821542" calcext:value-type="float">
            <text:p>0.6916111818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7.807361" calcext:value-type="float">
            <text:p>7.807361</text:p>
          </table:table-cell>
          <table:table-cell office:value-type="float" office:value="7.608058766" calcext:value-type="float">
            <text:p>7.608058766</text:p>
          </table:table-cell>
          <table:table-cell table:formula="of:=POWER([.C940]-6.75;2)" office:value-type="float" office:value="0.736264845909443" calcext:value-type="float">
            <text:p>0.7362648459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.173888" calcext:value-type="float">
            <text:p>2.173888</text:p>
          </table:table-cell>
          <table:table-cell office:value-type="float" office:value="7.6979141489" calcext:value-type="float">
            <text:p>7.6979141489</text:p>
          </table:table-cell>
          <table:table-cell table:formula="of:=POWER([.C941]-6.75;2)" office:value-type="float" office:value="0.898541233684811" calcext:value-type="float">
            <text:p>0.8985412337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.173888" calcext:value-type="float">
            <text:p>2.173888</text:p>
          </table:table-cell>
          <table:table-cell office:value-type="float" office:value="7.8955347447" calcext:value-type="float">
            <text:p>7.8955347447</text:p>
          </table:table-cell>
          <table:table-cell table:formula="of:=POWER([.C942]-6.75;2)" office:value-type="float" office:value="1.31224985131489" calcext:value-type="float">
            <text:p>1.3122498513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.173888" calcext:value-type="float">
            <text:p>2.173888</text:p>
          </table:table-cell>
          <table:table-cell office:value-type="float" office:value="7.970365766" calcext:value-type="float">
            <text:p>7.970365766</text:p>
          </table:table-cell>
          <table:table-cell table:formula="of:=POWER([.C943]-6.75;2)" office:value-type="float" office:value="1.48929260282477" calcext:value-type="float">
            <text:p>1.4892926028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5.4787" calcext:value-type="float">
            <text:p>5.4787</text:p>
          </table:table-cell>
          <table:table-cell office:value-type="float" office:value="8.0451967872" calcext:value-type="float">
            <text:p>8.0451967872</text:p>
          </table:table-cell>
          <table:table-cell table:formula="of:=POWER([.C944]-6.75;2)" office:value-type="float" office:value="1.6775347175732" calcext:value-type="float">
            <text:p>1.6775347176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7.523422" calcext:value-type="float">
            <text:p>7.523422</text:p>
          </table:table-cell>
          <table:table-cell office:value-type="float" office:value="8.0497126596" calcext:value-type="float">
            <text:p>8.0497126596</text:p>
          </table:table-cell>
          <table:table-cell table:formula="of:=POWER([.C945]-6.75;2)" office:value-type="float" office:value="1.68925299752451" calcext:value-type="float">
            <text:p>1.6892529975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7.399977" calcext:value-type="float">
            <text:p>7.399977</text:p>
          </table:table-cell>
          <table:table-cell office:value-type="float" office:value="8.0107238085" calcext:value-type="float">
            <text:p>8.0107238085</text:p>
          </table:table-cell>
          <table:table-cell table:formula="of:=POWER([.C946]-6.75;2)" office:value-type="float" office:value="1.58942452131874" calcext:value-type="float">
            <text:p>1.5894245213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5.89381" calcext:value-type="float">
            <text:p>5.89381</text:p>
          </table:table-cell>
          <table:table-cell office:value-type="float" office:value="7.9860519362" calcext:value-type="float">
            <text:p>7.9860519362</text:p>
          </table:table-cell>
          <table:table-cell table:formula="of:=POWER([.C947]-6.75;2)" office:value-type="float" office:value="1.52782438898377" calcext:value-type="float">
            <text:p>1.527824389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5.386023" calcext:value-type="float">
            <text:p>5.386023</text:p>
          </table:table-cell>
          <table:table-cell office:value-type="float" office:value="8.0933683617" calcext:value-type="float">
            <text:p>8.0933683617</text:p>
          </table:table-cell>
          <table:table-cell table:formula="of:=POWER([.C948]-6.75;2)" office:value-type="float" office:value="1.80463855521654" calcext:value-type="float">
            <text:p>1.8046385552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7.722294" calcext:value-type="float">
            <text:p>7.722294</text:p>
          </table:table-cell>
          <table:table-cell office:value-type="float" office:value="8.2164674468" calcext:value-type="float">
            <text:p>8.2164674468</text:p>
          </table:table-cell>
          <table:table-cell table:formula="of:=POWER([.C949]-6.75;2)" office:value-type="float" office:value="2.15052677252411" calcext:value-type="float">
            <text:p>2.1505267725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0.059468" calcext:value-type="float">
            <text:p>10.059468</text:p>
          </table:table-cell>
          <table:table-cell office:value-type="float" office:value="8.2592615957" calcext:value-type="float">
            <text:p>8.2592615957</text:p>
          </table:table-cell>
          <table:table-cell table:formula="of:=POWER([.C950]-6.75;2)" office:value-type="float" office:value="2.27787056425491" calcext:value-type="float">
            <text:p>2.2778705643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0.147531" calcext:value-type="float">
            <text:p>10.147531</text:p>
          </table:table-cell>
          <table:table-cell office:value-type="float" office:value="8.2131361702" calcext:value-type="float">
            <text:p>8.2131361702</text:p>
          </table:table-cell>
          <table:table-cell table:formula="of:=POWER([.C951]-6.75;2)" office:value-type="float" office:value="2.14076745254752" calcext:value-type="float">
            <text:p>2.1407674525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8.180201" calcext:value-type="float">
            <text:p>8.180201</text:p>
          </table:table-cell>
          <table:table-cell office:value-type="float" office:value="8.1299868723" calcext:value-type="float">
            <text:p>8.1299868723</text:p>
          </table:table-cell>
          <table:table-cell table:formula="of:=POWER([.C952]-6.75;2)" office:value-type="float" office:value="1.90436376772034" calcext:value-type="float">
            <text:p>1.9043637677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8.497148" calcext:value-type="float">
            <text:p>8.497148</text:p>
          </table:table-cell>
          <table:table-cell office:value-type="float" office:value="8.0694286383" calcext:value-type="float">
            <text:p>8.0694286383</text:p>
          </table:table-cell>
          <table:table-cell table:formula="of:=POWER([.C953]-6.75;2)" office:value-type="float" office:value="1.74089193156619" calcext:value-type="float">
            <text:p>1.7408919316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2.790207" calcext:value-type="float">
            <text:p>12.790207</text:p>
          </table:table-cell>
          <table:table-cell office:value-type="float" office:value="8.0068425745" calcext:value-type="float">
            <text:p>8.0068425745</text:p>
          </table:table-cell>
          <table:table-cell table:formula="of:=POWER([.C954]-6.75;2)" office:value-type="float" office:value="1.57965325707579" calcext:value-type="float">
            <text:p>1.5796532571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3.49088" calcext:value-type="float">
            <text:p>13.49088</text:p>
          </table:table-cell>
          <table:table-cell office:value-type="float" office:value="7.9028563913" calcext:value-type="float">
            <text:p>7.9028563913</text:p>
          </table:table-cell>
          <table:table-cell table:formula="of:=POWER([.C955]-6.75;2)" office:value-type="float" office:value="1.32907785896126" calcext:value-type="float">
            <text:p>1.329077859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3.49088" calcext:value-type="float">
            <text:p>13.49088</text:p>
          </table:table-cell>
          <table:table-cell office:value-type="float" office:value="7.7786780889" calcext:value-type="float">
            <text:p>7.7786780889</text:p>
          </table:table-cell>
          <table:table-cell table:formula="of:=POWER([.C956]-6.75;2)" office:value-type="float" office:value="1.05817861058296" calcext:value-type="float">
            <text:p>1.0581786106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32.961411" calcext:value-type="float">
            <text:p>32.961411</text:p>
          </table:table-cell>
          <table:table-cell office:value-type="float" office:value="7.6488553182" calcext:value-type="float">
            <text:p>7.6488553182</text:p>
          </table:table-cell>
          <table:table-cell table:formula="of:=POWER([.C957]-6.75;2)" office:value-type="float" office:value="0.807940883056423" calcext:value-type="float">
            <text:p>0.8079408831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9.571141" calcext:value-type="float">
            <text:p>19.571141</text:p>
          </table:table-cell>
          <table:table-cell office:value-type="float" office:value="7.0601912326" calcext:value-type="float">
            <text:p>7.0601912326</text:p>
          </table:table-cell>
          <table:table-cell table:formula="of:=POWER([.C958]-6.75;2)" office:value-type="float" office:value="0.0962186007819075" calcext:value-type="float">
            <text:p>0.0962186008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.285015" calcext:value-type="float">
            <text:p>1.285015</text:p>
          </table:table-cell>
          <table:table-cell office:value-type="float" office:value="6.7623114762" calcext:value-type="float">
            <text:p>6.7623114762</text:p>
          </table:table-cell>
          <table:table-cell table:formula="of:=POWER([.C959]-6.75;2)" office:value-type="float" office:value="0.000151572446223162" calcext:value-type="float">
            <text:p>0.0001515724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.285015" calcext:value-type="float">
            <text:p>1.285015</text:p>
          </table:table-cell>
          <table:table-cell office:value-type="float" office:value="6.8959040732" calcext:value-type="float">
            <text:p>6.8959040732</text:p>
          </table:table-cell>
          <table:table-cell table:formula="of:=POWER([.C960]-6.75;2)" office:value-type="float" office:value="0.0212879985763509" calcext:value-type="float">
            <text:p>0.0212879986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.285015" calcext:value-type="float">
            <text:p>1.285015</text:p>
          </table:table-cell>
          <table:table-cell office:value-type="float" office:value="7.0361763" calcext:value-type="float">
            <text:p>7.0361763</text:p>
          </table:table-cell>
          <table:table-cell table:formula="of:=POWER([.C961]-6.75;2)" office:value-type="float" office:value="0.0818968746816901" calcext:value-type="float">
            <text:p>0.0818968747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.84282" calcext:value-type="float">
            <text:p>3.84282</text:p>
          </table:table-cell>
          <table:table-cell office:value-type="float" office:value="7.1836419744" calcext:value-type="float">
            <text:p>7.1836419744</text:p>
          </table:table-cell>
          <table:table-cell table:formula="of:=POWER([.C962]-6.75;2)" office:value-type="float" office:value="0.188045361961531" calcext:value-type="float">
            <text:p>0.188045362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3.047563" calcext:value-type="float">
            <text:p>13.047563</text:p>
          </table:table-cell>
          <table:table-cell office:value-type="float" office:value="7.2715583421" calcext:value-type="float">
            <text:p>7.2715583421</text:p>
          </table:table-cell>
          <table:table-cell table:formula="of:=POWER([.C963]-6.75;2)" office:value-type="float" office:value="0.2720231042141" calcext:value-type="float">
            <text:p>0.2720231042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4.896979" calcext:value-type="float">
            <text:p>14.896979</text:p>
          </table:table-cell>
          <table:table-cell office:value-type="float" office:value="7.1154501081" calcext:value-type="float">
            <text:p>7.1154501081</text:p>
          </table:table-cell>
          <table:table-cell table:formula="of:=POWER([.C964]-6.75;2)" office:value-type="float" office:value="0.133553781510302" calcext:value-type="float">
            <text:p>0.1335537815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1.840943" calcext:value-type="float">
            <text:p>11.840943</text:p>
          </table:table-cell>
          <table:table-cell office:value-type="float" office:value="6.8992965278" calcext:value-type="float">
            <text:p>6.8992965278</text:p>
          </table:table-cell>
          <table:table-cell table:formula="of:=POWER([.C965]-6.75;2)" office:value-type="float" office:value="0.0222894532131361" calcext:value-type="float">
            <text:p>0.0222894532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.877629" calcext:value-type="float">
            <text:p>2.877629</text:p>
          </table:table-cell>
          <table:table-cell office:value-type="float" office:value="6.7581066286" calcext:value-type="float">
            <text:p>6.7581066286</text:p>
          </table:table-cell>
          <table:table-cell table:formula="of:=POWER([.C966]-6.75;2)" office:value-type="float" office:value="0.0000657174272583415" calcext:value-type="float">
            <text:p>6.57174272583415E-005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.877629" calcext:value-type="float">
            <text:p>2.877629</text:p>
          </table:table-cell>
          <table:table-cell office:value-type="float" office:value="6.8722383235" calcext:value-type="float">
            <text:p>6.8722383235</text:p>
          </table:table-cell>
          <table:table-cell table:formula="of:=POWER([.C967]-6.75;2)" office:value-type="float" office:value="0.0149422077320908" calcext:value-type="float">
            <text:p>0.0149422077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.877629" calcext:value-type="float">
            <text:p>2.877629</text:p>
          </table:table-cell>
          <table:table-cell office:value-type="float" office:value="6.9932870909" calcext:value-type="float">
            <text:p>6.9932870909</text:p>
          </table:table-cell>
          <table:table-cell table:formula="of:=POWER([.C968]-6.75;2)" office:value-type="float" office:value="0.0591886085985849" calcext:value-type="float">
            <text:p>0.0591886086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.946788" calcext:value-type="float">
            <text:p>1.946788</text:p>
          </table:table-cell>
          <table:table-cell office:value-type="float" office:value="7.1219014063" calcext:value-type="float">
            <text:p>7.1219014063</text:p>
          </table:table-cell>
          <table:table-cell table:formula="of:=POWER([.C969]-6.75;2)" office:value-type="float" office:value="0.138310656007918" calcext:value-type="float">
            <text:p>0.138310656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696271" calcext:value-type="float">
            <text:p>6.696271</text:p>
          </table:table-cell>
          <table:table-cell office:value-type="float" office:value="7.2888405484" calcext:value-type="float">
            <text:p>7.2888405484</text:p>
          </table:table-cell>
          <table:table-cell table:formula="of:=POWER([.C970]-6.75;2)" office:value-type="float" office:value="0.290349136600012" calcext:value-type="float">
            <text:p>0.2903491366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713933" calcext:value-type="float">
            <text:p>6.713933</text:p>
          </table:table-cell>
          <table:table-cell office:value-type="float" office:value="7.3085928667" calcext:value-type="float">
            <text:p>7.3085928667</text:p>
          </table:table-cell>
          <table:table-cell table:formula="of:=POWER([.C971]-6.75;2)" office:value-type="float" office:value="0.312025990728124" calcext:value-type="float">
            <text:p>0.3120259907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4.926323" calcext:value-type="float">
            <text:p>4.926323</text:p>
          </table:table-cell>
          <table:table-cell office:value-type="float" office:value="7.3290983793" calcext:value-type="float">
            <text:p>7.3290983793</text:p>
          </table:table-cell>
          <table:table-cell table:formula="of:=POWER([.C972]-6.75;2)" office:value-type="float" office:value="0.335354932907887" calcext:value-type="float">
            <text:p>0.3353549329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4.950399" calcext:value-type="float">
            <text:p>4.950399</text:p>
          </table:table-cell>
          <table:table-cell office:value-type="float" office:value="7.4149117857" calcext:value-type="float">
            <text:p>7.4149117857</text:p>
          </table:table-cell>
          <table:table-cell table:formula="of:=POWER([.C973]-6.75;2)" office:value-type="float" office:value="0.442107682762763" calcext:value-type="float">
            <text:p>0.4421076828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7.418477" calcext:value-type="float">
            <text:p>7.418477</text:p>
          </table:table-cell>
          <table:table-cell office:value-type="float" office:value="7.506190037" calcext:value-type="float">
            <text:p>7.506190037</text:p>
          </table:table-cell>
          <table:table-cell table:formula="of:=POWER([.C974]-6.75;2)" office:value-type="float" office:value="0.571823372058061" calcext:value-type="float">
            <text:p>0.5718233721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8.996244" calcext:value-type="float">
            <text:p>8.996244</text:p>
          </table:table-cell>
          <table:table-cell office:value-type="float" office:value="7.5095636154" calcext:value-type="float">
            <text:p>7.5095636154</text:p>
          </table:table-cell>
          <table:table-cell table:formula="of:=POWER([.C975]-6.75;2)" office:value-type="float" office:value="0.57693688583952" calcext:value-type="float">
            <text:p>0.5769368858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8.722098" calcext:value-type="float">
            <text:p>8.722098</text:p>
          </table:table-cell>
          <table:table-cell office:value-type="float" office:value="7.4500964" calcext:value-type="float">
            <text:p>7.4500964</text:p>
          </table:table-cell>
          <table:table-cell table:formula="of:=POWER([.C976]-6.75;2)" office:value-type="float" office:value="0.490134969292959" calcext:value-type="float">
            <text:p>0.4901349693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7.352602" calcext:value-type="float">
            <text:p>7.352602</text:p>
          </table:table-cell>
          <table:table-cell office:value-type="float" office:value="7.3970963333" calcext:value-type="float">
            <text:p>7.3970963333</text:p>
          </table:table-cell>
          <table:table-cell table:formula="of:=POWER([.C977]-6.75;2)" office:value-type="float" office:value="0.418733664570305" calcext:value-type="float">
            <text:p>0.4187336646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195594" calcext:value-type="float">
            <text:p>6.195594</text:p>
          </table:table-cell>
          <table:table-cell office:value-type="float" office:value="7.3990308696" calcext:value-type="float">
            <text:p>7.3990308696</text:p>
          </table:table-cell>
          <table:table-cell table:formula="of:=POWER([.C978]-6.75;2)" office:value-type="float" office:value="0.421241069693732" calcext:value-type="float">
            <text:p>0.4212410697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5.658425" calcext:value-type="float">
            <text:p>5.658425</text:p>
          </table:table-cell>
          <table:table-cell office:value-type="float" office:value="7.4537325455" calcext:value-type="float">
            <text:p>7.4537325455</text:p>
          </table:table-cell>
          <table:table-cell table:formula="of:=POWER([.C979]-6.75;2)" office:value-type="float" office:value="0.49523949559591" calcext:value-type="float">
            <text:p>0.4952394956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5.101839" calcext:value-type="float">
            <text:p>5.101839</text:p>
          </table:table-cell>
          <table:table-cell office:value-type="float" office:value="7.539223381" calcext:value-type="float">
            <text:p>7.539223381</text:p>
          </table:table-cell>
          <table:table-cell table:formula="of:=POWER([.C980]-6.75;2)" office:value-type="float" office:value="0.622873545117071" calcext:value-type="float">
            <text:p>0.6228735451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4.530763" calcext:value-type="float">
            <text:p>4.530763</text:p>
          </table:table-cell>
          <table:table-cell office:value-type="float" office:value="7.6610926" calcext:value-type="float">
            <text:p>7.6610926</text:p>
          </table:table-cell>
          <table:table-cell table:formula="of:=POWER([.C981]-6.75;2)" office:value-type="float" office:value="0.83008972577476" calcext:value-type="float">
            <text:p>0.8300897258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4.984456" calcext:value-type="float">
            <text:p>4.984456</text:p>
          </table:table-cell>
          <table:table-cell office:value-type="float" office:value="7.8258467895" calcext:value-type="float">
            <text:p>7.8258467895</text:p>
          </table:table-cell>
          <table:table-cell table:formula="of:=POWER([.C982]-6.75;2)" office:value-type="float" office:value="1.15744631447746" calcext:value-type="float">
            <text:p>1.1574463145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448047" calcext:value-type="float">
            <text:p>6.448047</text:p>
          </table:table-cell>
          <table:table-cell office:value-type="float" office:value="7.9837018333" calcext:value-type="float">
            <text:p>7.9837018333</text:p>
          </table:table-cell>
          <table:table-cell table:formula="of:=POWER([.C983]-6.75;2)" office:value-type="float" office:value="1.52202021348778" calcext:value-type="float">
            <text:p>1.5220202135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7.93478" calcext:value-type="float">
            <text:p>7.93478</text:p>
          </table:table-cell>
          <table:table-cell office:value-type="float" office:value="8.0740344706" calcext:value-type="float">
            <text:p>8.0740344706</text:p>
          </table:table-cell>
          <table:table-cell table:formula="of:=POWER([.C984]-6.75;2)" office:value-type="float" office:value="1.75306727933702" calcext:value-type="float">
            <text:p>1.7530672793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9.241003" calcext:value-type="float">
            <text:p>9.241003</text:p>
          </table:table-cell>
          <table:table-cell office:value-type="float" office:value="8.082737875" calcext:value-type="float">
            <text:p>8.082737875</text:p>
          </table:table-cell>
          <table:table-cell table:formula="of:=POWER([.C985]-6.75;2)" office:value-type="float" office:value="1.77619024345951" calcext:value-type="float">
            <text:p>1.7761902435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0.722365" calcext:value-type="float">
            <text:p>10.722365</text:p>
          </table:table-cell>
          <table:table-cell office:value-type="float" office:value="8.0055202" calcext:value-type="float">
            <text:p>8.0055202</text:p>
          </table:table-cell>
          <table:table-cell table:formula="of:=POWER([.C986]-6.75;2)" office:value-type="float" office:value="1.57633097260804" calcext:value-type="float">
            <text:p>1.5763309726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2.030564" calcext:value-type="float">
            <text:p>12.030564</text:p>
          </table:table-cell>
          <table:table-cell office:value-type="float" office:value="7.8114598571" calcext:value-type="float">
            <text:p>7.8114598571</text:p>
          </table:table-cell>
          <table:table-cell table:formula="of:=POWER([.C987]-6.75;2)" office:value-type="float" office:value="1.12669702823475" calcext:value-type="float">
            <text:p>1.1266970282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1.462056" calcext:value-type="float">
            <text:p>11.462056</text:p>
          </table:table-cell>
          <table:table-cell office:value-type="float" office:value="7.4869133846" calcext:value-type="float">
            <text:p>7.4869133846</text:p>
          </table:table-cell>
          <table:table-cell table:formula="of:=POWER([.C988]-6.75;2)" office:value-type="float" office:value="0.543041336402628" calcext:value-type="float">
            <text:p>0.5430413364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5.690946" calcext:value-type="float">
            <text:p>5.690946</text:p>
          </table:table-cell>
          <table:table-cell office:value-type="float" office:value="7.1556515" calcext:value-type="float">
            <text:p>7.1556515</text:p>
          </table:table-cell>
          <table:table-cell table:formula="of:=POWER([.C989]-6.75;2)" office:value-type="float" office:value="0.16455313945225" calcext:value-type="float">
            <text:p>0.1645531395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5.690946" calcext:value-type="float">
            <text:p>5.690946</text:p>
          </table:table-cell>
          <table:table-cell office:value-type="float" office:value="7.2888065455" calcext:value-type="float">
            <text:p>7.2888065455</text:p>
          </table:table-cell>
          <table:table-cell table:formula="of:=POWER([.C990]-6.75;2)" office:value-type="float" office:value="0.290312493473643" calcext:value-type="float">
            <text:p>0.2903124935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5.690946" calcext:value-type="float">
            <text:p>5.690946</text:p>
          </table:table-cell>
          <table:table-cell office:value-type="float" office:value="7.4485926" calcext:value-type="float">
            <text:p>7.4485926</text:p>
          </table:table-cell>
          <table:table-cell table:formula="of:=POWER([.C991]-6.75;2)" office:value-type="float" office:value="0.488031620774759" calcext:value-type="float">
            <text:p>0.4880316208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5.690946" calcext:value-type="float">
            <text:p>5.690946</text:p>
          </table:table-cell>
          <table:table-cell office:value-type="float" office:value="7.6438866667" calcext:value-type="float">
            <text:p>7.6438866667</text:p>
          </table:table-cell>
          <table:table-cell table:formula="of:=POWER([.C992]-6.75;2)" office:value-type="float" office:value="0.799033372904037" calcext:value-type="float">
            <text:p>0.7990333729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240399" calcext:value-type="float">
            <text:p>6.240399</text:p>
          </table:table-cell>
          <table:table-cell office:value-type="float" office:value="7.88800425" calcext:value-type="float">
            <text:p>7.88800425</text:p>
          </table:table-cell>
          <table:table-cell table:formula="of:=POWER([.C993]-6.75;2)" office:value-type="float" office:value="1.29505367301806" calcext:value-type="float">
            <text:p>1.295053673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0.937682" calcext:value-type="float">
            <text:p>10.937682</text:p>
          </table:table-cell>
          <table:table-cell office:value-type="float" office:value="8.1233764286" calcext:value-type="float">
            <text:p>8.1233764286</text:p>
          </table:table-cell>
          <table:table-cell table:formula="of:=POWER([.C994]-6.75;2)" office:value-type="float" office:value="1.88616281463409" calcext:value-type="float">
            <text:p>1.8861628146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1.17168" calcext:value-type="float">
            <text:p>11.17168</text:p>
          </table:table-cell>
          <table:table-cell office:value-type="float" office:value="7.6543255" calcext:value-type="float">
            <text:p>7.6543255</text:p>
          </table:table-cell>
          <table:table-cell table:formula="of:=POWER([.C995]-6.75;2)" office:value-type="float" office:value="0.817804609950249" calcext:value-type="float">
            <text:p>0.81780461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9.733619" calcext:value-type="float">
            <text:p>9.733619</text:p>
          </table:table-cell>
          <table:table-cell office:value-type="float" office:value="6.9508546" calcext:value-type="float">
            <text:p>6.9508546</text:p>
          </table:table-cell>
          <table:table-cell table:formula="of:=POWER([.C996]-6.75;2)" office:value-type="float" office:value="0.0403425703411598" calcext:value-type="float">
            <text:p>0.0403425703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7.891573" calcext:value-type="float">
            <text:p>7.891573</text:p>
          </table:table-cell>
          <table:table-cell office:value-type="float" office:value="6.2551635" calcext:value-type="float">
            <text:p>6.2551635</text:p>
          </table:table-cell>
          <table:table-cell table:formula="of:=POWER([.C997]-6.75;2)" office:value-type="float" office:value="0.24486316173225" calcext:value-type="float">
            <text:p>0.2448631617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239514" calcext:value-type="float">
            <text:p>6.239514</text:p>
          </table:table-cell>
          <table:table-cell office:value-type="float" office:value="5.7096936667" calcext:value-type="float">
            <text:p>5.7096936667</text:p>
          </table:table-cell>
          <table:table-cell table:formula="of:=POWER([.C998]-6.75;2)" office:value-type="float" office:value="1.08223726710409" calcext:value-type="float">
            <text:p>1.0822372671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5.333964" calcext:value-type="float">
            <text:p>5.333964</text:p>
          </table:table-cell>
          <table:table-cell office:value-type="float" office:value="5.4447835" calcext:value-type="float">
            <text:p>5.4447835</text:p>
          </table:table-cell>
          <table:table-cell table:formula="of:=POWER([.C999]-6.75;2)" office:value-type="float" office:value="1.70359011187225" calcext:value-type="float">
            <text:p>1.7035901119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float" office:value="5.555603" calcext:value-type="float">
            <text:p>5.555603</text:p>
          </table:table-cell>
          <table:table-cell table:formula="of:=POWER([.C1000]-6.75;2)" office:value-type="float" office:value="1.426584193609" calcext:value-type="float">
            <text:p>1.426584193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5T01:49:28.829050095</dc:date>
    <meta:document-statistic meta:table-count="1" meta:cell-count="3954" meta:object-count="0"/>
    <meta:generator>LibreOffice/4.2.7.2$Linux_X86_64 LibreOffice_project/420m0$Build-2</meta:generator>
  </office:meta>
</office:document-meta>
</file>